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25pt"/>
    </style:style>
    <style:style style:name="co3" style:family="table-column">
      <style:table-column-properties fo:break-before="auto" style:column-width="52.24pt"/>
    </style:style>
    <style:style style:name="co4" style:family="table-column">
      <style:table-column-properties fo:break-before="auto" style:column-width="53.86pt"/>
    </style:style>
    <style:style style:name="co5" style:family="table-column">
      <style:table-column-properties fo:break-before="auto" style:column-width="50.7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net_20_fluxes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37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37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art1" table:style-name="ta1">
        <office:forms form:automatic-focus="false" form:apply-design-mode="false"/>
        <table:shapes>
          <draw:frame draw:z-index="0" draw:name=" 0" draw:style-name="gr1" draw:text-style-name="P1" svg:width="599.3pt" svg:height="427.86pt" svg:x="28.37pt" svg:y="14.14pt">
            <draw:object draw:notify-on-update-of-ranges="'net fluxes'.A1:'net fluxes'.A156 'net fluxes'.C1:'net fluxes'.C156 'net fluxes'.D1:'net fluxes'.D156 'net fluxes'.E1:'net fluxes'.E156 'net fluxes'.F1:'net fluxes'.F156 'net fluxes'.G1:'net fluxes'.G156 'net fluxes'.H1:'net fluxes'.H156 'net fluxes'.I1:'net fluxes'.I156 'net fluxes'.J1:'net fluxes'.J156 'net fluxes'.K1:'net fluxes'.K156 'net fluxes'.L1:'net fluxes'.L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et fluxe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number-columns-repeated="245" table:default-cell-style-name="ce3"/>
        <table:table-column table:style-name="co5" table:number-columns-repeated="767" table:default-cell-style-name="Default"/>
        <table:table-row table:style-name="ro2"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00.6" calcext:value-type="float">
            <text:p>500.6</text:p>
          </table:table-cell>
          <table:table-cell table:style-name="ce4" office:value-type="float" office:value="164.0922" calcext:value-type="float">
            <text:p>164.1</text:p>
          </table:table-cell>
          <table:table-cell table:style-name="ce4" office:value-type="float" office:value="5.5476" calcext:value-type="float">
            <text:p>5.5</text:p>
          </table:table-cell>
          <table:table-cell table:style-name="ce4" office:value-type="float" office:value="23.4757" calcext:value-type="float">
            <text:p>23.5</text:p>
          </table:table-cell>
          <table:table-cell table:style-name="ce4" office:value-type="float" office:value="55.0441" calcext:value-type="float">
            <text:p>55.0</text:p>
          </table:table-cell>
          <table:table-cell table:style-name="ce4" office:value-type="float" office:value="3.984" calcext:value-type="float">
            <text:p>4.0</text:p>
          </table:table-cell>
          <table:table-cell table:style-name="ce4" office:value-type="float" office:value="-1.3484" calcext:value-type="float">
            <text:p>-1.3</text:p>
          </table:table-cell>
          <table:table-cell table:style-name="ce4" office:value-type="float" office:value="58.5571" calcext:value-type="float">
            <text:p>58.6</text:p>
          </table:table-cell>
          <table:table-cell table:style-name="ce4" office:value-type="float" office:value="101.8392" calcext:value-type="float">
            <text:p>101.8</text:p>
          </table:table-cell>
          <table:table-cell table:style-name="ce4" office:value-type="float" office:value="87.3469" calcext:value-type="float">
            <text:p>87.3</text:p>
          </table:table-cell>
          <table:table-cell table:style-name="ce4" office:value-type="float" office:value="2.0458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1" calcext:value-type="float">
            <text:p>1851</text:p>
          </table:table-cell>
          <table:table-cell table:style-name="ce2" office:value-type="float" office:value="492.7" calcext:value-type="float">
            <text:p>492.7</text:p>
          </table:table-cell>
          <table:table-cell table:style-name="ce4" office:value-type="float" office:value="165.7256" calcext:value-type="float">
            <text:p>165.7</text:p>
          </table:table-cell>
          <table:table-cell table:style-name="ce4" office:value-type="float" office:value="5.3626" calcext:value-type="float">
            <text:p>5.4</text:p>
          </table:table-cell>
          <table:table-cell table:style-name="ce4" office:value-type="float" office:value="23.152" calcext:value-type="float">
            <text:p>23.2</text:p>
          </table:table-cell>
          <table:table-cell table:style-name="ce4" office:value-type="float" office:value="55.0156" calcext:value-type="float">
            <text:p>55.0</text:p>
          </table:table-cell>
          <table:table-cell table:style-name="ce4" office:value-type="float" office:value="3.9839" calcext:value-type="float">
            <text:p>4.0</text:p>
          </table:table-cell>
          <table:table-cell table:style-name="ce4" office:value-type="float" office:value="-1.1192" calcext:value-type="float">
            <text:p>-1.1</text:p>
          </table:table-cell>
          <table:table-cell table:style-name="ce4" office:value-type="float" office:value="58.5525" calcext:value-type="float">
            <text:p>58.6</text:p>
          </table:table-cell>
          <table:table-cell table:style-name="ce4" office:value-type="float" office:value="93.0766" calcext:value-type="float">
            <text:p>93.1</text:p>
          </table:table-cell>
          <table:table-cell table:style-name="ce4" office:value-type="float" office:value="86.91" calcext:value-type="float">
            <text:p>86.9</text:p>
          </table:table-cell>
          <table:table-cell table:style-name="ce4" office:value-type="float" office:value="2.0419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548.5" calcext:value-type="float">
            <text:p>548.5</text:p>
          </table:table-cell>
          <table:table-cell table:style-name="ce4" office:value-type="float" office:value="230.6725" calcext:value-type="float">
            <text:p>230.7</text:p>
          </table:table-cell>
          <table:table-cell table:style-name="ce4" office:value-type="float" office:value="5.338" calcext:value-type="float">
            <text:p>5.3</text:p>
          </table:table-cell>
          <table:table-cell table:style-name="ce4" office:value-type="float" office:value="22.8618" calcext:value-type="float">
            <text:p>22.9</text:p>
          </table:table-cell>
          <table:table-cell table:style-name="ce4" office:value-type="float" office:value="54.9874" calcext:value-type="float">
            <text:p>55.0</text:p>
          </table:table-cell>
          <table:table-cell table:style-name="ce4" office:value-type="float" office:value="3.9837" calcext:value-type="float">
            <text:p>4.0</text:p>
          </table:table-cell>
          <table:table-cell table:style-name="ce4" office:value-type="float" office:value="-1.0033" calcext:value-type="float">
            <text:p>-1.0</text:p>
          </table:table-cell>
          <table:table-cell table:style-name="ce4" office:value-type="float" office:value="58.8781" calcext:value-type="float">
            <text:p>58.9</text:p>
          </table:table-cell>
          <table:table-cell table:style-name="ce4" office:value-type="float" office:value="83.8307" calcext:value-type="float">
            <text:p>83.8</text:p>
          </table:table-cell>
          <table:table-cell table:style-name="ce4" office:value-type="float" office:value="86.9385" calcext:value-type="float">
            <text:p>86.9</text:p>
          </table:table-cell>
          <table:table-cell table:style-name="ce4" office:value-type="float" office:value="2.0379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546.8" calcext:value-type="float">
            <text:p>546.8</text:p>
          </table:table-cell>
          <table:table-cell table:style-name="ce4" office:value-type="float" office:value="238.5149" calcext:value-type="float">
            <text:p>238.5</text:p>
          </table:table-cell>
          <table:table-cell table:style-name="ce4" office:value-type="float" office:value="5.3138" calcext:value-type="float">
            <text:p>5.3</text:p>
          </table:table-cell>
          <table:table-cell table:style-name="ce4" office:value-type="float" office:value="22.6017" calcext:value-type="float">
            <text:p>22.6</text:p>
          </table:table-cell>
          <table:table-cell table:style-name="ce4" office:value-type="float" office:value="54.959" calcext:value-type="float">
            <text:p>55.0</text:p>
          </table:table-cell>
          <table:table-cell table:style-name="ce4" office:value-type="float" office:value="3.9835" calcext:value-type="float">
            <text:p>4.0</text:p>
          </table:table-cell>
          <table:table-cell table:style-name="ce4" office:value-type="float" office:value="-1.0513" calcext:value-type="float">
            <text:p>-1.1</text:p>
          </table:table-cell>
          <table:table-cell table:style-name="ce4" office:value-type="float" office:value="59.2207" calcext:value-type="float">
            <text:p>59.2</text:p>
          </table:table-cell>
          <table:table-cell table:style-name="ce4" office:value-type="float" office:value="74.214" calcext:value-type="float">
            <text:p>74.2</text:p>
          </table:table-cell>
          <table:table-cell table:style-name="ce4" office:value-type="float" office:value="86.9935" calcext:value-type="float">
            <text:p>87.0</text:p>
          </table:table-cell>
          <table:table-cell table:style-name="ce4" office:value-type="float" office:value="2.0338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4" calcext:value-type="float">
            <text:p>1854</text:p>
          </table:table-cell>
          <table:table-cell table:style-name="ce2" office:value-type="float" office:value="544.8" calcext:value-type="float">
            <text:p>544.8</text:p>
          </table:table-cell>
          <table:table-cell table:style-name="ce4" office:value-type="float" office:value="246.1846" calcext:value-type="float">
            <text:p>246.2</text:p>
          </table:table-cell>
          <table:table-cell table:style-name="ce4" office:value-type="float" office:value="5.2899" calcext:value-type="float">
            <text:p>5.3</text:p>
          </table:table-cell>
          <table:table-cell table:style-name="ce4" office:value-type="float" office:value="22.3687" calcext:value-type="float">
            <text:p>22.4</text:p>
          </table:table-cell>
          <table:table-cell table:style-name="ce4" office:value-type="float" office:value="54.9304" calcext:value-type="float">
            <text:p>54.9</text:p>
          </table:table-cell>
          <table:table-cell table:style-name="ce4" office:value-type="float" office:value="3.9833" calcext:value-type="float">
            <text:p>4.0</text:p>
          </table:table-cell>
          <table:table-cell table:style-name="ce4" office:value-type="float" office:value="-0.9855" calcext:value-type="float">
            <text:p>-1.0</text:p>
          </table:table-cell>
          <table:table-cell table:style-name="ce4" office:value-type="float" office:value="59.5802" calcext:value-type="float">
            <text:p>59.6</text:p>
          </table:table-cell>
          <table:table-cell table:style-name="ce4" office:value-type="float" office:value="64.3129" calcext:value-type="float">
            <text:p>64.3</text:p>
          </table:table-cell>
          <table:table-cell table:style-name="ce4" office:value-type="float" office:value="87.063" calcext:value-type="float">
            <text:p>87.1</text:p>
          </table:table-cell>
          <table:table-cell table:style-name="ce4" office:value-type="float" office:value="2.0297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542.1" calcext:value-type="float">
            <text:p>542.1</text:p>
          </table:table-cell>
          <table:table-cell table:style-name="ce4" office:value-type="float" office:value="253.5646" calcext:value-type="float">
            <text:p>253.6</text:p>
          </table:table-cell>
          <table:table-cell table:style-name="ce4" office:value-type="float" office:value="5.2663" calcext:value-type="float">
            <text:p>5.3</text:p>
          </table:table-cell>
          <table:table-cell table:style-name="ce4" office:value-type="float" office:value="22.16" calcext:value-type="float">
            <text:p>22.2</text:p>
          </table:table-cell>
          <table:table-cell table:style-name="ce4" office:value-type="float" office:value="54.9016" calcext:value-type="float">
            <text:p>54.9</text:p>
          </table:table-cell>
          <table:table-cell table:style-name="ce4" office:value-type="float" office:value="3.983" calcext:value-type="float">
            <text:p>4.0</text:p>
          </table:table-cell>
          <table:table-cell table:style-name="ce4" office:value-type="float" office:value="-1.1397" calcext:value-type="float">
            <text:p>-1.1</text:p>
          </table:table-cell>
          <table:table-cell table:style-name="ce4" office:value-type="float" office:value="59.9564" calcext:value-type="float">
            <text:p>60.0</text:p>
          </table:table-cell>
          <table:table-cell table:style-name="ce4" office:value-type="float" office:value="54.194" calcext:value-type="float">
            <text:p>54.2</text:p>
          </table:table-cell>
          <table:table-cell table:style-name="ce4" office:value-type="float" office:value="87.1452" calcext:value-type="float">
            <text:p>87.1</text:p>
          </table:table-cell>
          <table:table-cell table:style-name="ce4" office:value-type="float" office:value="2.0255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547.7" calcext:value-type="float">
            <text:p>547.7</text:p>
          </table:table-cell>
          <table:table-cell table:style-name="ce4" office:value-type="float" office:value="260.5263" calcext:value-type="float">
            <text:p>260.5</text:p>
          </table:table-cell>
          <table:table-cell table:style-name="ce4" office:value-type="float" office:value="5.243" calcext:value-type="float">
            <text:p>5.2</text:p>
          </table:table-cell>
          <table:table-cell table:style-name="ce4" office:value-type="float" office:value="21.9733" calcext:value-type="float">
            <text:p>22.0</text:p>
          </table:table-cell>
          <table:table-cell table:style-name="ce4" office:value-type="float" office:value="54.8726" calcext:value-type="float">
            <text:p>54.9</text:p>
          </table:table-cell>
          <table:table-cell table:style-name="ce4" office:value-type="float" office:value="3.983" calcext:value-type="float">
            <text:p>4.0</text:p>
          </table:table-cell>
          <table:table-cell table:style-name="ce4" office:value-type="float" office:value="-1.1049" calcext:value-type="float">
            <text:p>-1.1</text:p>
          </table:table-cell>
          <table:table-cell table:style-name="ce4" office:value-type="float" office:value="60.3411" calcext:value-type="float">
            <text:p>60.3</text:p>
          </table:table-cell>
          <table:table-cell table:style-name="ce4" office:value-type="float" office:value="52.5623" calcext:value-type="float">
            <text:p>52.6</text:p>
          </table:table-cell>
          <table:table-cell table:style-name="ce4" office:value-type="float" office:value="87.2403" calcext:value-type="float">
            <text:p>87.2</text:p>
          </table:table-cell>
          <table:table-cell table:style-name="ce4" office:value-type="float" office:value="2.0218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553.3" calcext:value-type="float">
            <text:p>553.3</text:p>
          </table:table-cell>
          <table:table-cell table:style-name="ce4" office:value-type="float" office:value="267.2467" calcext:value-type="float">
            <text:p>267.2</text:p>
          </table:table-cell>
          <table:table-cell table:style-name="ce4" office:value-type="float" office:value="5.2198" calcext:value-type="float">
            <text:p>5.2</text:p>
          </table:table-cell>
          <table:table-cell table:style-name="ce4" office:value-type="float" office:value="21.8063" calcext:value-type="float">
            <text:p>21.8</text:p>
          </table:table-cell>
          <table:table-cell table:style-name="ce4" office:value-type="float" office:value="54.8434" calcext:value-type="float">
            <text:p>54.8</text:p>
          </table:table-cell>
          <table:table-cell table:style-name="ce4" office:value-type="float" office:value="3.983" calcext:value-type="float">
            <text:p>4.0</text:p>
          </table:table-cell>
          <table:table-cell table:style-name="ce4" office:value-type="float" office:value="-1.1372" calcext:value-type="float">
            <text:p>-1.1</text:p>
          </table:table-cell>
          <table:table-cell table:style-name="ce4" office:value-type="float" office:value="60.7234" calcext:value-type="float">
            <text:p>60.7</text:p>
          </table:table-cell>
          <table:table-cell table:style-name="ce4" office:value-type="float" office:value="51.272" calcext:value-type="float">
            <text:p>51.3</text:p>
          </table:table-cell>
          <table:table-cell table:style-name="ce4" office:value-type="float" office:value="87.3385" calcext:value-type="float">
            <text:p>87.3</text:p>
          </table:table-cell>
          <table:table-cell table:style-name="ce4" office:value-type="float" office:value="2.0181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558.6" calcext:value-type="float">
            <text:p>558.6</text:p>
          </table:table-cell>
          <table:table-cell table:style-name="ce4" office:value-type="float" office:value="273.5912" calcext:value-type="float">
            <text:p>273.6</text:p>
          </table:table-cell>
          <table:table-cell table:style-name="ce4" office:value-type="float" office:value="5.1968" calcext:value-type="float">
            <text:p>5.2</text:p>
          </table:table-cell>
          <table:table-cell table:style-name="ce4" office:value-type="float" office:value="21.657" calcext:value-type="float">
            <text:p>21.7</text:p>
          </table:table-cell>
          <table:table-cell table:style-name="ce4" office:value-type="float" office:value="54.8139" calcext:value-type="float">
            <text:p>54.8</text:p>
          </table:table-cell>
          <table:table-cell table:style-name="ce4" office:value-type="float" office:value="3.983" calcext:value-type="float">
            <text:p>4.0</text:p>
          </table:table-cell>
          <table:table-cell table:style-name="ce4" office:value-type="float" office:value="-1.3895" calcext:value-type="float">
            <text:p>-1.4</text:p>
          </table:table-cell>
          <table:table-cell table:style-name="ce4" office:value-type="float" office:value="61.103" calcext:value-type="float">
            <text:p>61.1</text:p>
          </table:table-cell>
          <table:table-cell table:style-name="ce4" office:value-type="float" office:value="50.2343" calcext:value-type="float">
            <text:p>50.2</text:p>
          </table:table-cell>
          <table:table-cell table:style-name="ce4" office:value-type="float" office:value="87.4348" calcext:value-type="float">
            <text:p>87.4</text:p>
          </table:table-cell>
          <table:table-cell table:style-name="ce4" office:value-type="float" office:value="2.0143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59" calcext:value-type="float">
            <text:p>1859</text:p>
          </table:table-cell>
          <table:table-cell table:style-name="ce2" office:value-type="float" office:value="564" calcext:value-type="float">
            <text:p>564</text:p>
          </table:table-cell>
          <table:table-cell table:style-name="ce4" office:value-type="float" office:value="279.7326" calcext:value-type="float">
            <text:p>279.7</text:p>
          </table:table-cell>
          <table:table-cell table:style-name="ce4" office:value-type="float" office:value="5.1739" calcext:value-type="float">
            <text:p>5.2</text:p>
          </table:table-cell>
          <table:table-cell table:style-name="ce4" office:value-type="float" office:value="21.5238" calcext:value-type="float">
            <text:p>21.5</text:p>
          </table:table-cell>
          <table:table-cell table:style-name="ce4" office:value-type="float" office:value="54.7842" calcext:value-type="float">
            <text:p>54.8</text:p>
          </table:table-cell>
          <table:table-cell table:style-name="ce4" office:value-type="float" office:value="3.983" calcext:value-type="float">
            <text:p>4.0</text:p>
          </table:table-cell>
          <table:table-cell table:style-name="ce4" office:value-type="float" office:value="-1.6117" calcext:value-type="float">
            <text:p>-1.6</text:p>
          </table:table-cell>
          <table:table-cell table:style-name="ce4" office:value-type="float" office:value="61.4799" calcext:value-type="float">
            <text:p>61.5</text:p>
          </table:table-cell>
          <table:table-cell table:style-name="ce4" office:value-type="float" office:value="49.3921" calcext:value-type="float">
            <text:p>49.4</text:p>
          </table:table-cell>
          <table:table-cell table:style-name="ce4" office:value-type="float" office:value="87.5291" calcext:value-type="float">
            <text:p>87.5</text:p>
          </table:table-cell>
          <table:table-cell table:style-name="ce4" office:value-type="float" office:value="2.0104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569" calcext:value-type="float">
            <text:p>569</text:p>
          </table:table-cell>
          <table:table-cell table:style-name="ce4" office:value-type="float" office:value="285.6716" calcext:value-type="float">
            <text:p>285.7</text:p>
          </table:table-cell>
          <table:table-cell table:style-name="ce4" office:value-type="float" office:value="5.1511" calcext:value-type="float">
            <text:p>5.2</text:p>
          </table:table-cell>
          <table:table-cell table:style-name="ce4" office:value-type="float" office:value="21.0521" calcext:value-type="float">
            <text:p>21.1</text:p>
          </table:table-cell>
          <table:table-cell table:style-name="ce4" office:value-type="float" office:value="54.7543" calcext:value-type="float">
            <text:p>54.8</text:p>
          </table:table-cell>
          <table:table-cell table:style-name="ce4" office:value-type="float" office:value="3.9829" calcext:value-type="float">
            <text:p>4.0</text:p>
          </table:table-cell>
          <table:table-cell table:style-name="ce4" office:value-type="float" office:value="-1.8338" calcext:value-type="float">
            <text:p>-1.8</text:p>
          </table:table-cell>
          <table:table-cell table:style-name="ce4" office:value-type="float" office:value="61.8537" calcext:value-type="float">
            <text:p>61.9</text:p>
          </table:table-cell>
          <table:table-cell table:style-name="ce4" office:value-type="float" office:value="48.7025" calcext:value-type="float">
            <text:p>48.7</text:p>
          </table:table-cell>
          <table:table-cell table:style-name="ce4" office:value-type="float" office:value="87.6218" calcext:value-type="float">
            <text:p>87.6</text:p>
          </table:table-cell>
          <table:table-cell table:style-name="ce4" office:value-type="float" office:value="2.0066" calcext:value-type="float">
            <text:p>2.0</text:p>
          </table:table-cell>
          <table:table-cell table:number-columns-repeated="1012"/>
        </table:table-row>
        <table:table-row table:style-name="ro2">
          <table:table-cell table:style-name="ce2" office:value-type="float" office:value="1861" calcext:value-type="float">
            <text:p>1861</text:p>
          </table:table-cell>
          <table:table-cell table:style-name="ce2" office:value-type="float" office:value="579.6" calcext:value-type="float">
            <text:p>579.6</text:p>
          </table:table-cell>
          <table:table-cell table:style-name="ce4" office:value-type="float" office:value="290.6665" calcext:value-type="float">
            <text:p>290.7</text:p>
          </table:table-cell>
          <table:table-cell table:style-name="ce4" office:value-type="float" office:value="5.1284" calcext:value-type="float">
            <text:p>5.1</text:p>
          </table:table-cell>
          <table:table-cell table:style-name="ce4" office:value-type="float" office:value="21.8892" calcext:value-type="float">
            <text:p>21.9</text:p>
          </table:table-cell>
          <table:table-cell table:style-name="ce4" office:value-type="float" office:value="54.7862" calcext:value-type="float">
            <text:p>54.8</text:p>
          </table:table-cell>
          <table:table-cell table:style-name="ce4" office:value-type="float" office:value="9.011" calcext:value-type="float">
            <text:p>9.0</text:p>
          </table:table-cell>
          <table:table-cell table:style-name="ce4" office:value-type="float" office:value="-2.0559" calcext:value-type="float">
            <text:p>-2.1</text:p>
          </table:table-cell>
          <table:table-cell table:style-name="ce4" office:value-type="float" office:value="62.2242" calcext:value-type="float">
            <text:p>62.2</text:p>
          </table:table-cell>
          <table:table-cell table:style-name="ce4" office:value-type="float" office:value="48.1326" calcext:value-type="float">
            <text:p>48.1</text:p>
          </table:table-cell>
          <table:table-cell table:style-name="ce4" office:value-type="float" office:value="87.7196" calcext:value-type="float">
            <text:p>87.7</text:p>
          </table:table-cell>
          <table:table-cell table:style-name="ce4" office:value-type="float" office:value="2.0821" calcext:value-type="float">
            <text:p>2.1</text:p>
          </table:table-cell>
          <table:table-cell table:number-columns-repeated="1012"/>
        </table:table-row>
        <table:table-row table:style-name="ro2">
          <table:table-cell table:style-name="ce2" office:value-type="float" office:value="1862" calcext:value-type="float">
            <text:p>1862</text:p>
          </table:table-cell>
          <table:table-cell table:style-name="ce2" office:value-type="float" office:value="520.9" calcext:value-type="float">
            <text:p>520.9</text:p>
          </table:table-cell>
          <table:table-cell table:style-name="ce4" office:value-type="float" office:value="237.6862" calcext:value-type="float">
            <text:p>237.7</text:p>
          </table:table-cell>
          <table:table-cell table:style-name="ce4" office:value-type="float" office:value="6.7722" calcext:value-type="float">
            <text:p>6.8</text:p>
          </table:table-cell>
          <table:table-cell table:style-name="ce4" office:value-type="float" office:value="22.1333" calcext:value-type="float">
            <text:p>22.1</text:p>
          </table:table-cell>
          <table:table-cell table:style-name="ce4" office:value-type="float" office:value="54.8635" calcext:value-type="float">
            <text:p>54.9</text:p>
          </table:table-cell>
          <table:table-cell table:style-name="ce4" office:value-type="float" office:value="9.9571" calcext:value-type="float">
            <text:p>10.0</text:p>
          </table:table-cell>
          <table:table-cell table:style-name="ce4" office:value-type="float" office:value="-1.942" calcext:value-type="float">
            <text:p>-1.9</text:p>
          </table:table-cell>
          <table:table-cell table:style-name="ce4" office:value-type="float" office:value="53.6909" calcext:value-type="float">
            <text:p>53.7</text:p>
          </table:table-cell>
          <table:table-cell table:style-name="ce4" office:value-type="float" office:value="47.7736" calcext:value-type="float">
            <text:p>47.8</text:p>
          </table:table-cell>
          <table:table-cell table:style-name="ce4" office:value-type="float" office:value="87.8153" calcext:value-type="float">
            <text:p>87.8</text:p>
          </table:table-cell>
          <table:table-cell table:style-name="ce4" office:value-type="float" office:value="2.1826" calcext:value-type="float">
            <text:p>2.2</text:p>
          </table:table-cell>
          <table:table-cell table:number-columns-repeated="1012"/>
        </table:table-row>
        <table:table-row table:style-name="ro2"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521.1" calcext:value-type="float">
            <text:p>521.1</text:p>
          </table:table-cell>
          <table:table-cell table:style-name="ce4" office:value-type="float" office:value="236.8319" calcext:value-type="float">
            <text:p>236.8</text:p>
          </table:table-cell>
          <table:table-cell table:style-name="ce4" office:value-type="float" office:value="7.3119" calcext:value-type="float">
            <text:p>7.3</text:p>
          </table:table-cell>
          <table:table-cell table:style-name="ce4" office:value-type="float" office:value="22.2482" calcext:value-type="float">
            <text:p>22.2</text:p>
          </table:table-cell>
          <table:table-cell table:style-name="ce4" office:value-type="float" office:value="54.9554" calcext:value-type="float">
            <text:p>55.0</text:p>
          </table:table-cell>
          <table:table-cell table:style-name="ce4" office:value-type="float" office:value="10.8221" calcext:value-type="float">
            <text:p>10.8</text:p>
          </table:table-cell>
          <table:table-cell table:style-name="ce4" office:value-type="float" office:value="-1.6705" calcext:value-type="float">
            <text:p>-1.7</text:p>
          </table:table-cell>
          <table:table-cell table:style-name="ce4" office:value-type="float" office:value="53.7482" calcext:value-type="float">
            <text:p>53.7</text:p>
          </table:table-cell>
          <table:table-cell table:style-name="ce4" office:value-type="float" office:value="46.6115" calcext:value-type="float">
            <text:p>46.6</text:p>
          </table:table-cell>
          <table:table-cell table:style-name="ce4" office:value-type="float" office:value="87.9075" calcext:value-type="float">
            <text:p>87.9</text:p>
          </table:table-cell>
          <table:table-cell table:style-name="ce4" office:value-type="float" office:value="2.2994" calcext:value-type="float">
            <text:p>2.3</text:p>
          </table:table-cell>
          <table:table-cell table:number-columns-repeated="1012"/>
        </table:table-row>
        <table:table-row table:style-name="ro2"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521.6" calcext:value-type="float">
            <text:p>521.6</text:p>
          </table:table-cell>
          <table:table-cell table:style-name="ce4" office:value-type="float" office:value="235.9699" calcext:value-type="float">
            <text:p>236.0</text:p>
          </table:table-cell>
          <table:table-cell table:style-name="ce4" office:value-type="float" office:value="7.8399" calcext:value-type="float">
            <text:p>7.8</text:p>
          </table:table-cell>
          <table:table-cell table:style-name="ce4" office:value-type="float" office:value="22.3048" calcext:value-type="float">
            <text:p>22.3</text:p>
          </table:table-cell>
          <table:table-cell table:style-name="ce4" office:value-type="float" office:value="55.0611" calcext:value-type="float">
            <text:p>55.1</text:p>
          </table:table-cell>
          <table:table-cell table:style-name="ce4" office:value-type="float" office:value="11.2539" calcext:value-type="float">
            <text:p>11.3</text:p>
          </table:table-cell>
          <table:table-cell table:style-name="ce4" office:value-type="float" office:value="-1.2478" calcext:value-type="float">
            <text:p>-1.2</text:p>
          </table:table-cell>
          <table:table-cell table:style-name="ce4" office:value-type="float" office:value="53.8026" calcext:value-type="float">
            <text:p>53.8</text:p>
          </table:table-cell>
          <table:table-cell table:style-name="ce4" office:value-type="float" office:value="46.1613" calcext:value-type="float">
            <text:p>46.2</text:p>
          </table:table-cell>
          <table:table-cell table:style-name="ce4" office:value-type="float" office:value="87.997" calcext:value-type="float">
            <text:p>88.0</text:p>
          </table:table-cell>
          <table:table-cell table:style-name="ce4" office:value-type="float" office:value="2.4273" calcext:value-type="float">
            <text:p>2.4</text:p>
          </table:table-cell>
          <table:table-cell table:number-columns-repeated="1012"/>
        </table:table-row>
        <table:table-row table:style-name="ro2"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522.4" calcext:value-type="float">
            <text:p>522.4</text:p>
          </table:table-cell>
          <table:table-cell table:style-name="ce4" office:value-type="float" office:value="235.2334" calcext:value-type="float">
            <text:p>235.2</text:p>
          </table:table-cell>
          <table:table-cell table:style-name="ce4" office:value-type="float" office:value="8.3582" calcext:value-type="float">
            <text:p>8.4</text:p>
          </table:table-cell>
          <table:table-cell table:style-name="ce4" office:value-type="float" office:value="22.3425" calcext:value-type="float">
            <text:p>22.3</text:p>
          </table:table-cell>
          <table:table-cell table:style-name="ce4" office:value-type="float" office:value="55.1798" calcext:value-type="float">
            <text:p>55.2</text:p>
          </table:table-cell>
          <table:table-cell table:style-name="ce4" office:value-type="float" office:value="11.6393" calcext:value-type="float">
            <text:p>11.6</text:p>
          </table:table-cell>
          <table:table-cell table:style-name="ce4" office:value-type="float" office:value="-0.6633" calcext:value-type="float">
            <text:p>-0.7</text:p>
          </table:table-cell>
          <table:table-cell table:style-name="ce4" office:value-type="float" office:value="53.8618" calcext:value-type="float">
            <text:p>53.9</text:p>
          </table:table-cell>
          <table:table-cell table:style-name="ce4" office:value-type="float" office:value="45.7781" calcext:value-type="float">
            <text:p>45.8</text:p>
          </table:table-cell>
          <table:table-cell table:style-name="ce4" office:value-type="float" office:value="88.0811" calcext:value-type="float">
            <text:p>88.1</text:p>
          </table:table-cell>
          <table:table-cell table:style-name="ce4" office:value-type="float" office:value="2.5633" calcext:value-type="float">
            <text:p>2.6</text:p>
          </table:table-cell>
          <table:table-cell table:number-columns-repeated="1012"/>
        </table:table-row>
        <table:table-row table:style-name="ro2">
          <table:table-cell table:style-name="ce2" office:value-type="float" office:value="1866" calcext:value-type="float">
            <text:p>1866</text:p>
          </table:table-cell>
          <table:table-cell table:style-name="ce2" office:value-type="float" office:value="522.5" calcext:value-type="float">
            <text:p>522.5</text:p>
          </table:table-cell>
          <table:table-cell table:style-name="ce4" office:value-type="float" office:value="234.7966" calcext:value-type="float">
            <text:p>234.8</text:p>
          </table:table-cell>
          <table:table-cell table:style-name="ce4" office:value-type="float" office:value="8.8682" calcext:value-type="float">
            <text:p>8.9</text:p>
          </table:table-cell>
          <table:table-cell table:style-name="ce4" office:value-type="float" office:value="21.9117" calcext:value-type="float">
            <text:p>21.9</text:p>
          </table:table-cell>
          <table:table-cell table:style-name="ce4" office:value-type="float" office:value="55.3125" calcext:value-type="float">
            <text:p>55.3</text:p>
          </table:table-cell>
          <table:table-cell table:style-name="ce4" office:value-type="float" office:value="11.9889" calcext:value-type="float">
            <text:p>12.0</text:p>
          </table:table-cell>
          <table:table-cell table:style-name="ce4" office:value-type="float" office:value="-0.4503" calcext:value-type="float">
            <text:p>-0.5</text:p>
          </table:table-cell>
          <table:table-cell table:style-name="ce4" office:value-type="float" office:value="53.7361" calcext:value-type="float">
            <text:p>53.7</text:p>
          </table:table-cell>
          <table:table-cell table:style-name="ce4" office:value-type="float" office:value="45.4492" calcext:value-type="float">
            <text:p>45.4</text:p>
          </table:table-cell>
          <table:table-cell table:style-name="ce4" office:value-type="float" office:value="88.1615" calcext:value-type="float">
            <text:p>88.2</text:p>
          </table:table-cell>
          <table:table-cell table:style-name="ce4" office:value-type="float" office:value="2.6984" calcext:value-type="float">
            <text:p>2.7</text:p>
          </table:table-cell>
          <table:table-cell table:number-columns-repeated="1012"/>
        </table:table-row>
        <table:table-row table:style-name="ro2"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520.8" calcext:value-type="float">
            <text:p>520.8</text:p>
          </table:table-cell>
          <table:table-cell table:style-name="ce4" office:value-type="float" office:value="232.539" calcext:value-type="float">
            <text:p>232.5</text:p>
          </table:table-cell>
          <table:table-cell table:style-name="ce4" office:value-type="float" office:value="9.3709" calcext:value-type="float">
            <text:p>9.4</text:p>
          </table:table-cell>
          <table:table-cell table:style-name="ce4" office:value-type="float" office:value="21.4929" calcext:value-type="float">
            <text:p>21.5</text:p>
          </table:table-cell>
          <table:table-cell table:style-name="ce4" office:value-type="float" office:value="55.4566" calcext:value-type="float">
            <text:p>55.5</text:p>
          </table:table-cell>
          <table:table-cell table:style-name="ce4" office:value-type="float" office:value="12.3102" calcext:value-type="float">
            <text:p>12.3</text:p>
          </table:table-cell>
          <table:table-cell table:style-name="ce4" office:value-type="float" office:value="-0.237" calcext:value-type="float">
            <text:p>-0.2</text:p>
          </table:table-cell>
          <table:table-cell table:style-name="ce4" office:value-type="float" office:value="53.6184" calcext:value-type="float">
            <text:p>53.6</text:p>
          </table:table-cell>
          <table:table-cell table:style-name="ce4" office:value-type="float" office:value="45.1671" calcext:value-type="float">
            <text:p>45.2</text:p>
          </table:table-cell>
          <table:table-cell table:style-name="ce4" office:value-type="float" office:value="88.2396" calcext:value-type="float">
            <text:p>88.2</text:p>
          </table:table-cell>
          <table:table-cell table:style-name="ce4" office:value-type="float" office:value="2.8314" calcext:value-type="float">
            <text:p>2.8</text:p>
          </table:table-cell>
          <table:table-cell table:number-columns-repeated="1012"/>
        </table:table-row>
        <table:table-row table:style-name="ro2"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519.2" calcext:value-type="float">
            <text:p>519.2</text:p>
          </table:table-cell>
          <table:table-cell table:style-name="ce4" office:value-type="float" office:value="230.5537" calcext:value-type="float">
            <text:p>230.6</text:p>
          </table:table-cell>
          <table:table-cell table:style-name="ce4" office:value-type="float" office:value="9.8671" calcext:value-type="float">
            <text:p>9.9</text:p>
          </table:table-cell>
          <table:table-cell table:style-name="ce4" office:value-type="float" office:value="21.0899" calcext:value-type="float">
            <text:p>21.1</text:p>
          </table:table-cell>
          <table:table-cell table:style-name="ce4" office:value-type="float" office:value="55.6114" calcext:value-type="float">
            <text:p>55.6</text:p>
          </table:table-cell>
          <table:table-cell table:style-name="ce4" office:value-type="float" office:value="12.6085" calcext:value-type="float">
            <text:p>12.6</text:p>
          </table:table-cell>
          <table:table-cell table:style-name="ce4" office:value-type="float" office:value="-0.2089" calcext:value-type="float">
            <text:p>-0.2</text:p>
          </table:table-cell>
          <table:table-cell table:style-name="ce4" office:value-type="float" office:value="53.5102" calcext:value-type="float">
            <text:p>53.5</text:p>
          </table:table-cell>
          <table:table-cell table:style-name="ce4" office:value-type="float" office:value="44.9215" calcext:value-type="float">
            <text:p>44.9</text:p>
          </table:table-cell>
          <table:table-cell table:style-name="ce4" office:value-type="float" office:value="88.3126" calcext:value-type="float">
            <text:p>88.3</text:p>
          </table:table-cell>
          <table:table-cell table:style-name="ce4" office:value-type="float" office:value="2.9618" calcext:value-type="float">
            <text:p>3.0</text:p>
          </table:table-cell>
          <table:table-cell table:number-columns-repeated="1012"/>
        </table:table-row>
        <table:table-row table:style-name="ro2"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517.5" calcext:value-type="float">
            <text:p>517.5</text:p>
          </table:table-cell>
          <table:table-cell table:style-name="ce4" office:value-type="float" office:value="228.6445" calcext:value-type="float">
            <text:p>228.6</text:p>
          </table:table-cell>
          <table:table-cell table:style-name="ce4" office:value-type="float" office:value="10.3574" calcext:value-type="float">
            <text:p>10.4</text:p>
          </table:table-cell>
          <table:table-cell table:style-name="ce4" office:value-type="float" office:value="20.7033" calcext:value-type="float">
            <text:p>20.7</text:p>
          </table:table-cell>
          <table:table-cell table:style-name="ce4" office:value-type="float" office:value="55.7765" calcext:value-type="float">
            <text:p>55.8</text:p>
          </table:table-cell>
          <table:table-cell table:style-name="ce4" office:value-type="float" office:value="12.8879" calcext:value-type="float">
            <text:p>12.9</text:p>
          </table:table-cell>
          <table:table-cell table:style-name="ce4" office:value-type="float" office:value="-0.4199" calcext:value-type="float">
            <text:p>-0.4</text:p>
          </table:table-cell>
          <table:table-cell table:style-name="ce4" office:value-type="float" office:value="53.4121" calcext:value-type="float">
            <text:p>53.4</text:p>
          </table:table-cell>
          <table:table-cell table:style-name="ce4" office:value-type="float" office:value="44.7063" calcext:value-type="float">
            <text:p>44.7</text:p>
          </table:table-cell>
          <table:table-cell table:style-name="ce4" office:value-type="float" office:value="88.3836" calcext:value-type="float">
            <text:p>88.4</text:p>
          </table:table-cell>
          <table:table-cell table:style-name="ce4" office:value-type="float" office:value="3.0891" calcext:value-type="float">
            <text:p>3.1</text:p>
          </table:table-cell>
          <table:table-cell table:number-columns-repeated="1012"/>
        </table:table-row>
        <table:table-row table:style-name="ro2"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516.3" calcext:value-type="float">
            <text:p>516.3</text:p>
          </table:table-cell>
          <table:table-cell table:style-name="ce4" office:value-type="float" office:value="226.7993" calcext:value-type="float">
            <text:p>226.8</text:p>
          </table:table-cell>
          <table:table-cell table:style-name="ce4" office:value-type="float" office:value="10.8421" calcext:value-type="float">
            <text:p>10.8</text:p>
          </table:table-cell>
          <table:table-cell table:style-name="ce4" office:value-type="float" office:value="20.6845" calcext:value-type="float">
            <text:p>20.7</text:p>
          </table:table-cell>
          <table:table-cell table:style-name="ce4" office:value-type="float" office:value="55.951" calcext:value-type="float">
            <text:p>56.0</text:p>
          </table:table-cell>
          <table:table-cell table:style-name="ce4" office:value-type="float" office:value="13.1514" calcext:value-type="float">
            <text:p>13.2</text:p>
          </table:table-cell>
          <table:table-cell table:style-name="ce4" office:value-type="float" office:value="-0.6307" calcext:value-type="float">
            <text:p>-0.6</text:p>
          </table:table-cell>
          <table:table-cell table:style-name="ce4" office:value-type="float" office:value="53.3205" calcext:value-type="float">
            <text:p>53.3</text:p>
          </table:table-cell>
          <table:table-cell table:style-name="ce4" office:value-type="float" office:value="44.5167" calcext:value-type="float">
            <text:p>44.5</text:p>
          </table:table-cell>
          <table:table-cell table:style-name="ce4" office:value-type="float" office:value="88.4499" calcext:value-type="float">
            <text:p>88.4</text:p>
          </table:table-cell>
          <table:table-cell table:style-name="ce4" office:value-type="float" office:value="3.213" calcext:value-type="float">
            <text:p>3.2</text:p>
          </table:table-cell>
          <table:table-cell table:number-columns-repeated="1012"/>
        </table:table-row>
        <table:table-row table:style-name="ro2">
          <table:table-cell table:style-name="ce2" office:value-type="float" office:value="1871" calcext:value-type="float">
            <text:p>1871</text:p>
          </table:table-cell>
          <table:table-cell table:style-name="ce2" office:value-type="float" office:value="536.7" calcext:value-type="float">
            <text:p>536.7</text:p>
          </table:table-cell>
          <table:table-cell table:style-name="ce4" office:value-type="float" office:value="224.1995" calcext:value-type="float">
            <text:p>224.2</text:p>
          </table:table-cell>
          <table:table-cell table:style-name="ce4" office:value-type="float" office:value="11.3216" calcext:value-type="float">
            <text:p>11.3</text:p>
          </table:table-cell>
          <table:table-cell table:style-name="ce4" office:value-type="float" office:value="20.618" calcext:value-type="float">
            <text:p>20.6</text:p>
          </table:table-cell>
          <table:table-cell table:style-name="ce4" office:value-type="float" office:value="50.4782" calcext:value-type="float">
            <text:p>50.5</text:p>
          </table:table-cell>
          <table:table-cell table:style-name="ce4" office:value-type="float" office:value="13.4019" calcext:value-type="float">
            <text:p>13.4</text:p>
          </table:table-cell>
          <table:table-cell table:style-name="ce4" office:value-type="float" office:value="-0.8373" calcext:value-type="float">
            <text:p>-0.8</text:p>
          </table:table-cell>
          <table:table-cell table:style-name="ce4" office:value-type="float" office:value="53.2349" calcext:value-type="float">
            <text:p>53.2</text:p>
          </table:table-cell>
          <table:table-cell table:style-name="ce4" office:value-type="float" office:value="44.3485" calcext:value-type="float">
            <text:p>44.3</text:p>
          </table:table-cell>
          <table:table-cell table:style-name="ce4" office:value-type="float" office:value="110.0401" calcext:value-type="float">
            <text:p>110.0</text:p>
          </table:table-cell>
          <table:table-cell table:style-name="ce4" office:value-type="float" office:value="9.87" calcext:value-type="float">
            <text:p>9.9</text:p>
          </table:table-cell>
          <table:table-cell table:number-columns-repeated="1012"/>
        </table:table-row>
        <table:table-row table:style-name="ro2"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623.2" calcext:value-type="float">
            <text:p>623.2</text:p>
          </table:table-cell>
          <table:table-cell table:style-name="ce4" office:value-type="float" office:value="303.8927" calcext:value-type="float">
            <text:p>303.9</text:p>
          </table:table-cell>
          <table:table-cell table:style-name="ce4" office:value-type="float" office:value="11.7961" calcext:value-type="float">
            <text:p>11.8</text:p>
          </table:table-cell>
          <table:table-cell table:style-name="ce4" office:value-type="float" office:value="20.4667" calcext:value-type="float">
            <text:p>20.5</text:p>
          </table:table-cell>
          <table:table-cell table:style-name="ce4" office:value-type="float" office:value="49.5951" calcext:value-type="float">
            <text:p>49.6</text:p>
          </table:table-cell>
          <table:table-cell table:style-name="ce4" office:value-type="float" office:value="13.6407" calcext:value-type="float">
            <text:p>13.6</text:p>
          </table:table-cell>
          <table:table-cell table:style-name="ce4" office:value-type="float" office:value="-1.044" calcext:value-type="float">
            <text:p>-1.0</text:p>
          </table:table-cell>
          <table:table-cell table:style-name="ce4" office:value-type="float" office:value="53.4881" calcext:value-type="float">
            <text:p>53.5</text:p>
          </table:table-cell>
          <table:table-cell table:style-name="ce4" office:value-type="float" office:value="44.1989" calcext:value-type="float">
            <text:p>44.2</text:p>
          </table:table-cell>
          <table:table-cell table:style-name="ce4" office:value-type="float" office:value="115.2003" calcext:value-type="float">
            <text:p>115.2</text:p>
          </table:table-cell>
          <table:table-cell table:style-name="ce4" office:value-type="float" office:value="11.9261" calcext:value-type="float">
            <text:p>11.9</text:p>
          </table:table-cell>
          <table:table-cell table:number-columns-repeated="1012"/>
        </table:table-row>
        <table:table-row table:style-name="ro2"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634.1" calcext:value-type="float">
            <text:p>634.1</text:p>
          </table:table-cell>
          <table:table-cell table:style-name="ce4" office:value-type="float" office:value="309.2584" calcext:value-type="float">
            <text:p>309.3</text:p>
          </table:table-cell>
          <table:table-cell table:style-name="ce4" office:value-type="float" office:value="12.2658" calcext:value-type="float">
            <text:p>12.3</text:p>
          </table:table-cell>
          <table:table-cell table:style-name="ce4" office:value-type="float" office:value="20.3876" calcext:value-type="float">
            <text:p>20.4</text:p>
          </table:table-cell>
          <table:table-cell table:style-name="ce4" office:value-type="float" office:value="48.753" calcext:value-type="float">
            <text:p>48.8</text:p>
          </table:table-cell>
          <table:table-cell table:style-name="ce4" office:value-type="float" office:value="13.8692" calcext:value-type="float">
            <text:p>13.9</text:p>
          </table:table-cell>
          <table:table-cell table:style-name="ce4" office:value-type="float" office:value="-0.8107" calcext:value-type="float">
            <text:p>-0.8</text:p>
          </table:table-cell>
          <table:table-cell table:style-name="ce4" office:value-type="float" office:value="53.7454" calcext:value-type="float">
            <text:p>53.7</text:p>
          </table:table-cell>
          <table:table-cell table:style-name="ce4" office:value-type="float" office:value="44.0649" calcext:value-type="float">
            <text:p>44.1</text:p>
          </table:table-cell>
          <table:table-cell table:style-name="ce4" office:value-type="float" office:value="118.9247" calcext:value-type="float">
            <text:p>118.9</text:p>
          </table:table-cell>
          <table:table-cell table:style-name="ce4" office:value-type="float" office:value="13.659" calcext:value-type="float">
            <text:p>13.7</text:p>
          </table:table-cell>
          <table:table-cell table:number-columns-repeated="1012"/>
        </table:table-row>
        <table:table-row table:style-name="ro2">
          <table:table-cell table:style-name="ce2" office:value-type="float" office:value="1874" calcext:value-type="float">
            <text:p>1874</text:p>
          </table:table-cell>
          <table:table-cell table:style-name="ce2" office:value-type="float" office:value="641.1" calcext:value-type="float">
            <text:p>641.1</text:p>
          </table:table-cell>
          <table:table-cell table:style-name="ce4" office:value-type="float" office:value="314.4476" calcext:value-type="float">
            <text:p>314.4</text:p>
          </table:table-cell>
          <table:table-cell table:style-name="ce4" office:value-type="float" office:value="12.7306" calcext:value-type="float">
            <text:p>12.7</text:p>
          </table:table-cell>
          <table:table-cell table:style-name="ce4" office:value-type="float" office:value="20.3382" calcext:value-type="float">
            <text:p>20.3</text:p>
          </table:table-cell>
          <table:table-cell table:style-name="ce4" office:value-type="float" office:value="47.945" calcext:value-type="float">
            <text:p>47.9</text:p>
          </table:table-cell>
          <table:table-cell table:style-name="ce4" office:value-type="float" office:value="14.0887" calcext:value-type="float">
            <text:p>14.1</text:p>
          </table:table-cell>
          <table:table-cell table:style-name="ce4" office:value-type="float" office:value="-0.4387" calcext:value-type="float">
            <text:p>-0.4</text:p>
          </table:table-cell>
          <table:table-cell table:style-name="ce4" office:value-type="float" office:value="54.0056" calcext:value-type="float">
            <text:p>54.0</text:p>
          </table:table-cell>
          <table:table-cell table:style-name="ce4" office:value-type="float" office:value="41.9545" calcext:value-type="float">
            <text:p>42.0</text:p>
          </table:table-cell>
          <table:table-cell table:style-name="ce4" office:value-type="float" office:value="121.7101" calcext:value-type="float">
            <text:p>121.7</text:p>
          </table:table-cell>
          <table:table-cell table:style-name="ce4" office:value-type="float" office:value="14.333" calcext:value-type="float">
            <text:p>14.3</text:p>
          </table:table-cell>
          <table:table-cell table:number-columns-repeated="1012"/>
        </table:table-row>
        <table:table-row table:style-name="ro2"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648.4" calcext:value-type="float">
            <text:p>648.4</text:p>
          </table:table-cell>
          <table:table-cell table:style-name="ce4" office:value-type="float" office:value="319.3339" calcext:value-type="float">
            <text:p>319.3</text:p>
          </table:table-cell>
          <table:table-cell table:style-name="ce4" office:value-type="float" office:value="13.1908" calcext:value-type="float">
            <text:p>13.2</text:p>
          </table:table-cell>
          <table:table-cell table:style-name="ce4" office:value-type="float" office:value="20.295" calcext:value-type="float">
            <text:p>20.3</text:p>
          </table:table-cell>
          <table:table-cell table:style-name="ce4" office:value-type="float" office:value="47.165" calcext:value-type="float">
            <text:p>47.2</text:p>
          </table:table-cell>
          <table:table-cell table:style-name="ce4" office:value-type="float" office:value="14.3001" calcext:value-type="float">
            <text:p>14.3</text:p>
          </table:table-cell>
          <table:table-cell table:style-name="ce4" office:value-type="float" office:value="-0.2518" calcext:value-type="float">
            <text:p>-0.3</text:p>
          </table:table-cell>
          <table:table-cell table:style-name="ce4" office:value-type="float" office:value="54.2676" calcext:value-type="float">
            <text:p>54.3</text:p>
          </table:table-cell>
          <table:table-cell table:style-name="ce4" office:value-type="float" office:value="41.4062" calcext:value-type="float">
            <text:p>41.4</text:p>
          </table:table-cell>
          <table:table-cell table:style-name="ce4" office:value-type="float" office:value="123.8744" calcext:value-type="float">
            <text:p>123.9</text:p>
          </table:table-cell>
          <table:table-cell table:style-name="ce4" office:value-type="float" office:value="14.8672" calcext:value-type="float">
            <text:p>14.9</text:p>
          </table:table-cell>
          <table:table-cell table:number-columns-repeated="1012"/>
        </table:table-row>
        <table:table-row table:style-name="ro2"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655.5" calcext:value-type="float">
            <text:p>655.5</text:p>
          </table:table-cell>
          <table:table-cell table:style-name="ce4" office:value-type="float" office:value="324.0799" calcext:value-type="float">
            <text:p>324.1</text:p>
          </table:table-cell>
          <table:table-cell table:style-name="ce4" office:value-type="float" office:value="13.6463" calcext:value-type="float">
            <text:p>13.6</text:p>
          </table:table-cell>
          <table:table-cell table:style-name="ce4" office:value-type="float" office:value="20.4093" calcext:value-type="float">
            <text:p>20.4</text:p>
          </table:table-cell>
          <table:table-cell table:style-name="ce4" office:value-type="float" office:value="46.5281" calcext:value-type="float">
            <text:p>46.5</text:p>
          </table:table-cell>
          <table:table-cell table:style-name="ce4" office:value-type="float" office:value="14.4652" calcext:value-type="float">
            <text:p>14.5</text:p>
          </table:table-cell>
          <table:table-cell table:style-name="ce4" office:value-type="float" office:value="-0.0649" calcext:value-type="float">
            <text:p>-0.1</text:p>
          </table:table-cell>
          <table:table-cell table:style-name="ce4" office:value-type="float" office:value="54.9449" calcext:value-type="float">
            <text:p>54.9</text:p>
          </table:table-cell>
          <table:table-cell table:style-name="ce4" office:value-type="float" office:value="40.8748" calcext:value-type="float">
            <text:p>40.9</text:p>
          </table:table-cell>
          <table:table-cell table:style-name="ce4" office:value-type="float" office:value="125.2495" calcext:value-type="float">
            <text:p>125.2</text:p>
          </table:table-cell>
          <table:table-cell table:style-name="ce4" office:value-type="float" office:value="15.35" calcext:value-type="float">
            <text:p>15.4</text:p>
          </table:table-cell>
          <table:table-cell table:number-columns-repeated="1012"/>
        </table:table-row>
        <table:table-row table:style-name="ro2"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662.4" calcext:value-type="float">
            <text:p>662.4</text:p>
          </table:table-cell>
          <table:table-cell table:style-name="ce4" office:value-type="float" office:value="330.0679" calcext:value-type="float">
            <text:p>330.1</text:p>
          </table:table-cell>
          <table:table-cell table:style-name="ce4" office:value-type="float" office:value="13.2989" calcext:value-type="float">
            <text:p>13.3</text:p>
          </table:table-cell>
          <table:table-cell table:style-name="ce4" office:value-type="float" office:value="20.8655" calcext:value-type="float">
            <text:p>20.9</text:p>
          </table:table-cell>
          <table:table-cell table:style-name="ce4" office:value-type="float" office:value="45.9364" calcext:value-type="float">
            <text:p>45.9</text:p>
          </table:table-cell>
          <table:table-cell table:style-name="ce4" office:value-type="float" office:value="14.6283" calcext:value-type="float">
            <text:p>14.6</text:p>
          </table:table-cell>
          <table:table-cell table:style-name="ce4" office:value-type="float" office:value="-0.0332" calcext:value-type="float">
            <text:p>0.0</text:p>
          </table:table-cell>
          <table:table-cell table:style-name="ce4" office:value-type="float" office:value="55.036" calcext:value-type="float">
            <text:p>55.0</text:p>
          </table:table-cell>
          <table:table-cell table:style-name="ce4" office:value-type="float" office:value="40.4067" calcext:value-type="float">
            <text:p>40.4</text:p>
          </table:table-cell>
          <table:table-cell table:style-name="ce4" office:value-type="float" office:value="126.4083" calcext:value-type="float">
            <text:p>126.4</text:p>
          </table:table-cell>
          <table:table-cell table:style-name="ce4" office:value-type="float" office:value="15.7573" calcext:value-type="float">
            <text:p>15.8</text:p>
          </table:table-cell>
          <table:table-cell table:number-columns-repeated="1012"/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669.5" calcext:value-type="float">
            <text:p>669.5</text:p>
          </table:table-cell>
          <table:table-cell table:style-name="ce4" office:value-type="float" office:value="335.7983" calcext:value-type="float">
            <text:p>335.8</text:p>
          </table:table-cell>
          <table:table-cell table:style-name="ce4" office:value-type="float" office:value="13.224" calcext:value-type="float">
            <text:p>13.2</text:p>
          </table:table-cell>
          <table:table-cell table:style-name="ce4" office:value-type="float" office:value="21.3048" calcext:value-type="float">
            <text:p>21.3</text:p>
          </table:table-cell>
          <table:table-cell table:style-name="ce4" office:value-type="float" office:value="45.3859" calcext:value-type="float">
            <text:p>45.4</text:p>
          </table:table-cell>
          <table:table-cell table:style-name="ce4" office:value-type="float" office:value="14.7896" calcext:value-type="float">
            <text:p>14.8</text:p>
          </table:table-cell>
          <table:table-cell table:style-name="ce4" office:value-type="float" office:value="-0.00140000000000004" calcext:value-type="float">
            <text:p>0.0</text:p>
          </table:table-cell>
          <table:table-cell table:style-name="ce4" office:value-type="float" office:value="55.1253" calcext:value-type="float">
            <text:p>55.1</text:p>
          </table:table-cell>
          <table:table-cell table:style-name="ce4" office:value-type="float" office:value="40.3165" calcext:value-type="float">
            <text:p>40.3</text:p>
          </table:table-cell>
          <table:table-cell table:style-name="ce4" office:value-type="float" office:value="127.4174" calcext:value-type="float">
            <text:p>127.4</text:p>
          </table:table-cell>
          <table:table-cell table:style-name="ce4" office:value-type="float" office:value="16.1158" calcext:value-type="float">
            <text:p>16.1</text:p>
          </table:table-cell>
          <table:table-cell table:number-columns-repeated="1012"/>
        </table:table-row>
        <table:table-row table:style-name="ro2"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676.4" calcext:value-type="float">
            <text:p>676.4</text:p>
          </table:table-cell>
          <table:table-cell table:style-name="ce4" office:value-type="float" office:value="341.3216" calcext:value-type="float">
            <text:p>341.3</text:p>
          </table:table-cell>
          <table:table-cell table:style-name="ce4" office:value-type="float" office:value="13.1455" calcext:value-type="float">
            <text:p>13.1</text:p>
          </table:table-cell>
          <table:table-cell table:style-name="ce4" office:value-type="float" office:value="21.7243" calcext:value-type="float">
            <text:p>21.7</text:p>
          </table:table-cell>
          <table:table-cell table:style-name="ce4" office:value-type="float" office:value="44.8729" calcext:value-type="float">
            <text:p>44.9</text:p>
          </table:table-cell>
          <table:table-cell table:style-name="ce4" office:value-type="float" office:value="14.9313" calcext:value-type="float">
            <text:p>14.9</text:p>
          </table:table-cell>
          <table:table-cell table:style-name="ce4" office:value-type="float" office:value="0.0302" calcext:value-type="float">
            <text:p>0.0</text:p>
          </table:table-cell>
          <table:table-cell table:style-name="ce4" office:value-type="float" office:value="55.2119" calcext:value-type="float">
            <text:p>55.2</text:p>
          </table:table-cell>
          <table:table-cell table:style-name="ce4" office:value-type="float" office:value="40.4353" calcext:value-type="float">
            <text:p>40.4</text:p>
          </table:table-cell>
          <table:table-cell table:style-name="ce4" office:value-type="float" office:value="128.3197" calcext:value-type="float">
            <text:p>128.3</text:p>
          </table:table-cell>
          <table:table-cell table:style-name="ce4" office:value-type="float" office:value="16.4426" calcext:value-type="float">
            <text:p>16.4</text:p>
          </table:table-cell>
          <table:table-cell table:number-columns-repeated="1012"/>
        </table:table-row>
        <table:table-row table:style-name="ro2"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682.9" calcext:value-type="float">
            <text:p>682.9</text:p>
          </table:table-cell>
          <table:table-cell table:style-name="ce4" office:value-type="float" office:value="346.6568" calcext:value-type="float">
            <text:p>346.7</text:p>
          </table:table-cell>
          <table:table-cell table:style-name="ce4" office:value-type="float" office:value="13.0634" calcext:value-type="float">
            <text:p>13.1</text:p>
          </table:table-cell>
          <table:table-cell table:style-name="ce4" office:value-type="float" office:value="22.1232" calcext:value-type="float">
            <text:p>22.1</text:p>
          </table:table-cell>
          <table:table-cell table:style-name="ce4" office:value-type="float" office:value="44.3942" calcext:value-type="float">
            <text:p>44.4</text:p>
          </table:table-cell>
          <table:table-cell table:style-name="ce4" office:value-type="float" office:value="15.0719" calcext:value-type="float">
            <text:p>15.1</text:p>
          </table:table-cell>
          <table:table-cell table:style-name="ce4" office:value-type="float" office:value="-0.1584" calcext:value-type="float">
            <text:p>-0.2</text:p>
          </table:table-cell>
          <table:table-cell table:style-name="ce4" office:value-type="float" office:value="55.3017" calcext:value-type="float">
            <text:p>55.3</text:p>
          </table:table-cell>
          <table:table-cell table:style-name="ce4" office:value-type="float" office:value="40.5859" calcext:value-type="float">
            <text:p>40.6</text:p>
          </table:table-cell>
          <table:table-cell table:style-name="ce4" office:value-type="float" office:value="129.1453" calcext:value-type="float">
            <text:p>129.1</text:p>
          </table:table-cell>
          <table:table-cell table:style-name="ce4" office:value-type="float" office:value="16.7486" calcext:value-type="float">
            <text:p>16.7</text:p>
          </table:table-cell>
          <table:table-cell table:number-columns-repeated="1012"/>
        </table:table-row>
        <table:table-row table:style-name="ro2"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718.9" calcext:value-type="float">
            <text:p>718.9</text:p>
          </table:table-cell>
          <table:table-cell table:style-name="ce4" office:value-type="float" office:value="350.7138" calcext:value-type="float">
            <text:p>350.7</text:p>
          </table:table-cell>
          <table:table-cell table:style-name="ce4" office:value-type="float" office:value="12.9779" calcext:value-type="float">
            <text:p>13.0</text:p>
          </table:table-cell>
          <table:table-cell table:style-name="ce4" office:value-type="float" office:value="54.0996" calcext:value-type="float">
            <text:p>54.1</text:p>
          </table:table-cell>
          <table:table-cell table:style-name="ce4" office:value-type="float" office:value="43.9404" calcext:value-type="float">
            <text:p>43.9</text:p>
          </table:table-cell>
          <table:table-cell table:style-name="ce4" office:value-type="float" office:value="15.2116" calcext:value-type="float">
            <text:p>15.2</text:p>
          </table:table-cell>
          <table:table-cell table:style-name="ce4" office:value-type="float" office:value="-0.3282" calcext:value-type="float">
            <text:p>-0.3</text:p>
          </table:table-cell>
          <table:table-cell table:style-name="ce4" office:value-type="float" office:value="55.4023" calcext:value-type="float">
            <text:p>55.4</text:p>
          </table:table-cell>
          <table:table-cell table:style-name="ce4" office:value-type="float" office:value="40.3481" calcext:value-type="float">
            <text:p>40.3</text:p>
          </table:table-cell>
          <table:table-cell table:style-name="ce4" office:value-type="float" office:value="129.5359" calcext:value-type="float">
            <text:p>129.5</text:p>
          </table:table-cell>
          <table:table-cell table:style-name="ce4" office:value-type="float" office:value="17.0474" calcext:value-type="float">
            <text:p>17.0</text:p>
          </table:table-cell>
          <table:table-cell table:number-columns-repeated="1012"/>
        </table:table-row>
        <table:table-row table:style-name="ro2"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672.7" calcext:value-type="float">
            <text:p>672.7</text:p>
          </table:table-cell>
          <table:table-cell table:style-name="ce4" office:value-type="float" office:value="295.6249" calcext:value-type="float">
            <text:p>295.6</text:p>
          </table:table-cell>
          <table:table-cell table:style-name="ce4" office:value-type="float" office:value="12.8891" calcext:value-type="float">
            <text:p>12.9</text:p>
          </table:table-cell>
          <table:table-cell table:style-name="ce4" office:value-type="float" office:value="62.9856" calcext:value-type="float">
            <text:p>63.0</text:p>
          </table:table-cell>
          <table:table-cell table:style-name="ce4" office:value-type="float" office:value="43.5157" calcext:value-type="float">
            <text:p>43.5</text:p>
          </table:table-cell>
          <table:table-cell table:style-name="ce4" office:value-type="float" office:value="15.3507" calcext:value-type="float">
            <text:p>15.4</text:p>
          </table:table-cell>
          <table:table-cell table:style-name="ce4" office:value-type="float" office:value="-0.498" calcext:value-type="float">
            <text:p>-0.5</text:p>
          </table:table-cell>
          <table:table-cell table:style-name="ce4" office:value-type="float" office:value="55.5127" calcext:value-type="float">
            <text:p>55.5</text:p>
          </table:table-cell>
          <table:table-cell table:style-name="ce4" office:value-type="float" office:value="40.1313" calcext:value-type="float">
            <text:p>40.1</text:p>
          </table:table-cell>
          <table:table-cell table:style-name="ce4" office:value-type="float" office:value="129.8825" calcext:value-type="float">
            <text:p>129.9</text:p>
          </table:table-cell>
          <table:table-cell table:style-name="ce4" office:value-type="float" office:value="17.3438" calcext:value-type="float">
            <text:p>17.3</text:p>
          </table:table-cell>
          <table:table-cell table:number-columns-repeated="1012"/>
        </table:table-row>
        <table:table-row table:style-name="ro2"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678.3" calcext:value-type="float">
            <text:p>678.3</text:p>
          </table:table-cell>
          <table:table-cell table:style-name="ce4" office:value-type="float" office:value="294.0081" calcext:value-type="float">
            <text:p>294.0</text:p>
          </table:table-cell>
          <table:table-cell table:style-name="ce4" office:value-type="float" office:value="12.7972" calcext:value-type="float">
            <text:p>12.8</text:p>
          </table:table-cell>
          <table:table-cell table:style-name="ce4" office:value-type="float" office:value="70.1564" calcext:value-type="float">
            <text:p>70.2</text:p>
          </table:table-cell>
          <table:table-cell table:style-name="ce4" office:value-type="float" office:value="43.1178" calcext:value-type="float">
            <text:p>43.1</text:p>
          </table:table-cell>
          <table:table-cell table:style-name="ce4" office:value-type="float" office:value="15.4893" calcext:value-type="float">
            <text:p>15.5</text:p>
          </table:table-cell>
          <table:table-cell table:style-name="ce4" office:value-type="float" office:value="-0.6911" calcext:value-type="float">
            <text:p>-0.7</text:p>
          </table:table-cell>
          <table:table-cell table:style-name="ce4" office:value-type="float" office:value="55.6322" calcext:value-type="float">
            <text:p>55.6</text:p>
          </table:table-cell>
          <table:table-cell table:style-name="ce4" office:value-type="float" office:value="39.9314" calcext:value-type="float">
            <text:p>39.9</text:p>
          </table:table-cell>
          <table:table-cell table:style-name="ce4" office:value-type="float" office:value="130.1972" calcext:value-type="float">
            <text:p>130.2</text:p>
          </table:table-cell>
          <table:table-cell table:style-name="ce4" office:value-type="float" office:value="17.6405" calcext:value-type="float">
            <text:p>17.6</text:p>
          </table:table-cell>
          <table:table-cell table:number-columns-repeated="1012"/>
        </table:table-row>
        <table:table-row table:style-name="ro2"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683.4" calcext:value-type="float">
            <text:p>683.4</text:p>
          </table:table-cell>
          <table:table-cell table:style-name="ce4" office:value-type="float" office:value="292.7059" calcext:value-type="float">
            <text:p>292.7</text:p>
          </table:table-cell>
          <table:table-cell table:style-name="ce4" office:value-type="float" office:value="12.7024" calcext:value-type="float">
            <text:p>12.7</text:p>
          </table:table-cell>
          <table:table-cell table:style-name="ce4" office:value-type="float" office:value="76.0985" calcext:value-type="float">
            <text:p>76.1</text:p>
          </table:table-cell>
          <table:table-cell table:style-name="ce4" office:value-type="float" office:value="42.7448" calcext:value-type="float">
            <text:p>42.7</text:p>
          </table:table-cell>
          <table:table-cell table:style-name="ce4" office:value-type="float" office:value="15.6275" calcext:value-type="float">
            <text:p>15.6</text:p>
          </table:table-cell>
          <table:table-cell table:style-name="ce4" office:value-type="float" office:value="-0.4439" calcext:value-type="float">
            <text:p>-0.4</text:p>
          </table:table-cell>
          <table:table-cell table:style-name="ce4" office:value-type="float" office:value="55.76" calcext:value-type="float">
            <text:p>55.8</text:p>
          </table:table-cell>
          <table:table-cell table:style-name="ce4" office:value-type="float" office:value="39.7453" calcext:value-type="float">
            <text:p>39.7</text:p>
          </table:table-cell>
          <table:table-cell table:style-name="ce4" office:value-type="float" office:value="130.4838" calcext:value-type="float">
            <text:p>130.5</text:p>
          </table:table-cell>
          <table:table-cell table:style-name="ce4" office:value-type="float" office:value="17.9395" calcext:value-type="float">
            <text:p>17.9</text:p>
          </table:table-cell>
          <table:table-cell table:number-columns-repeated="1012"/>
        </table:table-row>
        <table:table-row table:style-name="ro2"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687.7" calcext:value-type="float">
            <text:p>687.7</text:p>
          </table:table-cell>
          <table:table-cell table:style-name="ce4" office:value-type="float" office:value="291.5623" calcext:value-type="float">
            <text:p>291.6</text:p>
          </table:table-cell>
          <table:table-cell table:style-name="ce4" office:value-type="float" office:value="12.6048" calcext:value-type="float">
            <text:p>12.6</text:p>
          </table:table-cell>
          <table:table-cell table:style-name="ce4" office:value-type="float" office:value="81.15" calcext:value-type="float">
            <text:p>81.2</text:p>
          </table:table-cell>
          <table:table-cell table:style-name="ce4" office:value-type="float" office:value="42.3948" calcext:value-type="float">
            <text:p>42.4</text:p>
          </table:table-cell>
          <table:table-cell table:style-name="ce4" office:value-type="float" office:value="15.7655" calcext:value-type="float">
            <text:p>15.8</text:p>
          </table:table-cell>
          <table:table-cell table:style-name="ce4" office:value-type="float" office:value="-0.1969" calcext:value-type="float">
            <text:p>-0.2</text:p>
          </table:table-cell>
          <table:table-cell table:style-name="ce4" office:value-type="float" office:value="55.8955" calcext:value-type="float">
            <text:p>55.9</text:p>
          </table:table-cell>
          <table:table-cell table:style-name="ce4" office:value-type="float" office:value="39.5674" calcext:value-type="float">
            <text:p>39.6</text:p>
          </table:table-cell>
          <table:table-cell table:style-name="ce4" office:value-type="float" office:value="130.7499" calcext:value-type="float">
            <text:p>130.7</text:p>
          </table:table-cell>
          <table:table-cell table:style-name="ce4" office:value-type="float" office:value="18.242" calcext:value-type="float">
            <text:p>18.2</text:p>
          </table:table-cell>
          <table:table-cell table:number-columns-repeated="1012"/>
        </table:table-row>
        <table:table-row table:style-name="ro2"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690.4" calcext:value-type="float">
            <text:p>690.4</text:p>
          </table:table-cell>
          <table:table-cell table:style-name="ce4" office:value-type="float" office:value="290.3335" calcext:value-type="float">
            <text:p>290.3</text:p>
          </table:table-cell>
          <table:table-cell table:style-name="ce4" office:value-type="float" office:value="12.5047" calcext:value-type="float">
            <text:p>12.5</text:p>
          </table:table-cell>
          <table:table-cell table:style-name="ce4" office:value-type="float" office:value="84.0937" calcext:value-type="float">
            <text:p>84.1</text:p>
          </table:table-cell>
          <table:table-cell table:style-name="ce4" office:value-type="float" office:value="42.5571" calcext:value-type="float">
            <text:p>42.6</text:p>
          </table:table-cell>
          <table:table-cell table:style-name="ce4" office:value-type="float" office:value="15.9008" calcext:value-type="float">
            <text:p>15.9</text:p>
          </table:table-cell>
          <table:table-cell table:style-name="ce4" office:value-type="float" office:value="0.0499" calcext:value-type="float">
            <text:p>0.0</text:p>
          </table:table-cell>
          <table:table-cell table:style-name="ce4" office:value-type="float" office:value="56.0314" calcext:value-type="float">
            <text:p>56.0</text:p>
          </table:table-cell>
          <table:table-cell table:style-name="ce4" office:value-type="float" office:value="39.3987" calcext:value-type="float">
            <text:p>39.4</text:p>
          </table:table-cell>
          <table:table-cell table:style-name="ce4" office:value-type="float" office:value="130.9958" calcext:value-type="float">
            <text:p>131.0</text:p>
          </table:table-cell>
          <table:table-cell table:style-name="ce4" office:value-type="float" office:value="18.5397" calcext:value-type="float">
            <text:p>18.5</text:p>
          </table:table-cell>
          <table:table-cell table:number-columns-repeated="1012"/>
        </table:table-row>
        <table:table-row table:style-name="ro2"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689.8" calcext:value-type="float">
            <text:p>689.8</text:p>
          </table:table-cell>
          <table:table-cell table:style-name="ce4" office:value-type="float" office:value="286.8137" calcext:value-type="float">
            <text:p>286.8</text:p>
          </table:table-cell>
          <table:table-cell table:style-name="ce4" office:value-type="float" office:value="12.4021" calcext:value-type="float">
            <text:p>12.4</text:p>
          </table:table-cell>
          <table:table-cell table:style-name="ce4" office:value-type="float" office:value="86.1971" calcext:value-type="float">
            <text:p>86.2</text:p>
          </table:table-cell>
          <table:table-cell table:style-name="ce4" office:value-type="float" office:value="42.7312" calcext:value-type="float">
            <text:p>42.7</text:p>
          </table:table-cell>
          <table:table-cell table:style-name="ce4" office:value-type="float" office:value="16.0336" calcext:value-type="float">
            <text:p>16.0</text:p>
          </table:table-cell>
          <table:table-cell table:style-name="ce4" office:value-type="float" office:value="0.1267" calcext:value-type="float">
            <text:p>0.1</text:p>
          </table:table-cell>
          <table:table-cell table:style-name="ce4" office:value-type="float" office:value="56.1671" calcext:value-type="float">
            <text:p>56.2</text:p>
          </table:table-cell>
          <table:table-cell table:style-name="ce4" office:value-type="float" office:value="39.2377" calcext:value-type="float">
            <text:p>39.2</text:p>
          </table:table-cell>
          <table:table-cell table:style-name="ce4" office:value-type="float" office:value="131.2262" calcext:value-type="float">
            <text:p>131.2</text:p>
          </table:table-cell>
          <table:table-cell table:style-name="ce4" office:value-type="float" office:value="18.8332" calcext:value-type="float">
            <text:p>18.8</text:p>
          </table:table-cell>
          <table:table-cell table:number-columns-repeated="1012"/>
        </table:table-row>
        <table:table-row table:style-name="ro2"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688.6" calcext:value-type="float">
            <text:p>688.6</text:p>
          </table:table-cell>
          <table:table-cell table:style-name="ce4" office:value-type="float" office:value="283.3092" calcext:value-type="float">
            <text:p>283.3</text:p>
          </table:table-cell>
          <table:table-cell table:style-name="ce4" office:value-type="float" office:value="12.2974" calcext:value-type="float">
            <text:p>12.3</text:p>
          </table:table-cell>
          <table:table-cell table:style-name="ce4" office:value-type="float" office:value="87.9335" calcext:value-type="float">
            <text:p>87.9</text:p>
          </table:table-cell>
          <table:table-cell table:style-name="ce4" office:value-type="float" office:value="42.9158" calcext:value-type="float">
            <text:p>42.9</text:p>
          </table:table-cell>
          <table:table-cell table:style-name="ce4" office:value-type="float" office:value="16.1639" calcext:value-type="float">
            <text:p>16.2</text:p>
          </table:table-cell>
          <table:table-cell table:style-name="ce4" office:value-type="float" office:value="-0.0167" calcext:value-type="float">
            <text:p>0.0</text:p>
          </table:table-cell>
          <table:table-cell table:style-name="ce4" office:value-type="float" office:value="56.3023" calcext:value-type="float">
            <text:p>56.3</text:p>
          </table:table-cell>
          <table:table-cell table:style-name="ce4" office:value-type="float" office:value="39.0831" calcext:value-type="float">
            <text:p>39.1</text:p>
          </table:table-cell>
          <table:table-cell table:style-name="ce4" office:value-type="float" office:value="131.4435" calcext:value-type="float">
            <text:p>131.4</text:p>
          </table:table-cell>
          <table:table-cell table:style-name="ce4" office:value-type="float" office:value="19.1227" calcext:value-type="float">
            <text:p>19.1</text:p>
          </table:table-cell>
          <table:table-cell table:number-columns-repeated="1012"/>
        </table:table-row>
        <table:table-row table:style-name="ro2"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687.2" calcext:value-type="float">
            <text:p>687.2</text:p>
          </table:table-cell>
          <table:table-cell table:style-name="ce4" office:value-type="float" office:value="279.9184" calcext:value-type="float">
            <text:p>279.9</text:p>
          </table:table-cell>
          <table:table-cell table:style-name="ce4" office:value-type="float" office:value="12.1907" calcext:value-type="float">
            <text:p>12.2</text:p>
          </table:table-cell>
          <table:table-cell table:style-name="ce4" office:value-type="float" office:value="89.3882" calcext:value-type="float">
            <text:p>89.4</text:p>
          </table:table-cell>
          <table:table-cell table:style-name="ce4" office:value-type="float" office:value="43.1097" calcext:value-type="float">
            <text:p>43.1</text:p>
          </table:table-cell>
          <table:table-cell table:style-name="ce4" office:value-type="float" office:value="16.2919" calcext:value-type="float">
            <text:p>16.3</text:p>
          </table:table-cell>
          <table:table-cell table:style-name="ce4" office:value-type="float" office:value="-0.2021" calcext:value-type="float">
            <text:p>-0.2</text:p>
          </table:table-cell>
          <table:table-cell table:style-name="ce4" office:value-type="float" office:value="56.4362" calcext:value-type="float">
            <text:p>56.4</text:p>
          </table:table-cell>
          <table:table-cell table:style-name="ce4" office:value-type="float" office:value="39.0309" calcext:value-type="float">
            <text:p>39.0</text:p>
          </table:table-cell>
          <table:table-cell table:style-name="ce4" office:value-type="float" office:value="131.6463" calcext:value-type="float">
            <text:p>131.6</text:p>
          </table:table-cell>
          <table:table-cell table:style-name="ce4" office:value-type="float" office:value="19.3617" calcext:value-type="float">
            <text:p>19.4</text:p>
          </table:table-cell>
          <table:table-cell table:number-columns-repeated="1012"/>
        </table:table-row>
        <table:table-row table:style-name="ro2"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685.9" calcext:value-type="float">
            <text:p>685.9</text:p>
          </table:table-cell>
          <table:table-cell table:style-name="ce4" office:value-type="float" office:value="276.6088" calcext:value-type="float">
            <text:p>276.6</text:p>
          </table:table-cell>
          <table:table-cell table:style-name="ce4" office:value-type="float" office:value="12.0821" calcext:value-type="float">
            <text:p>12.1</text:p>
          </table:table-cell>
          <table:table-cell table:style-name="ce4" office:value-type="float" office:value="90.6234" calcext:value-type="float">
            <text:p>90.6</text:p>
          </table:table-cell>
          <table:table-cell table:style-name="ce4" office:value-type="float" office:value="43.3116" calcext:value-type="float">
            <text:p>43.3</text:p>
          </table:table-cell>
          <table:table-cell table:style-name="ce4" office:value-type="float" office:value="16.4175" calcext:value-type="float">
            <text:p>16.4</text:p>
          </table:table-cell>
          <table:table-cell table:style-name="ce4" office:value-type="float" office:value="-0.169" calcext:value-type="float">
            <text:p>-0.2</text:p>
          </table:table-cell>
          <table:table-cell table:style-name="ce4" office:value-type="float" office:value="56.5684" calcext:value-type="float">
            <text:p>56.6</text:p>
          </table:table-cell>
          <table:table-cell table:style-name="ce4" office:value-type="float" office:value="38.9838" calcext:value-type="float">
            <text:p>39.0</text:p>
          </table:table-cell>
          <table:table-cell table:style-name="ce4" office:value-type="float" office:value="131.8386" calcext:value-type="float">
            <text:p>131.8</text:p>
          </table:table-cell>
          <table:table-cell table:style-name="ce4" office:value-type="float" office:value="19.5971" calcext:value-type="float">
            <text:p>19.6</text:p>
          </table:table-cell>
          <table:table-cell table:number-columns-repeated="1012"/>
        </table:table-row>
        <table:table-row table:style-name="ro2"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681.5" calcext:value-type="float">
            <text:p>681.5</text:p>
          </table:table-cell>
          <table:table-cell table:style-name="ce4" office:value-type="float" office:value="272.6224" calcext:value-type="float">
            <text:p>272.6</text:p>
          </table:table-cell>
          <table:table-cell table:style-name="ce4" office:value-type="float" office:value="11.9717" calcext:value-type="float">
            <text:p>12.0</text:p>
          </table:table-cell>
          <table:table-cell table:style-name="ce4" office:value-type="float" office:value="73.4217" calcext:value-type="float">
            <text:p>73.4</text:p>
          </table:table-cell>
          <table:table-cell table:style-name="ce4" office:value-type="float" office:value="43.5137" calcext:value-type="float">
            <text:p>43.5</text:p>
          </table:table-cell>
          <table:table-cell table:style-name="ce4" office:value-type="float" office:value="16.5408" calcext:value-type="float">
            <text:p>16.5</text:p>
          </table:table-cell>
          <table:table-cell table:style-name="ce4" office:value-type="float" office:value="-0.4233" calcext:value-type="float">
            <text:p>-0.4</text:p>
          </table:table-cell>
          <table:table-cell table:style-name="ce4" office:value-type="float" office:value="56.6985" calcext:value-type="float">
            <text:p>56.7</text:p>
          </table:table-cell>
          <table:table-cell table:style-name="ce4" office:value-type="float" office:value="39.0009" calcext:value-type="float">
            <text:p>39.0</text:p>
          </table:table-cell>
          <table:table-cell table:style-name="ce4" office:value-type="float" office:value="148.303" calcext:value-type="float">
            <text:p>148.3</text:p>
          </table:table-cell>
          <table:table-cell table:style-name="ce4" office:value-type="float" office:value="19.8289" calcext:value-type="float">
            <text:p>19.8</text:p>
          </table:table-cell>
          <table:table-cell table:number-columns-repeated="1012"/>
        </table:table-row>
        <table:table-row table:style-name="ro2"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695" calcext:value-type="float">
            <text:p>695</text:p>
          </table:table-cell>
          <table:table-cell table:style-name="ce4" office:value-type="float" office:value="285.1653" calcext:value-type="float">
            <text:p>285.2</text:p>
          </table:table-cell>
          <table:table-cell table:style-name="ce4" office:value-type="float" office:value="11.8975" calcext:value-type="float">
            <text:p>11.9</text:p>
          </table:table-cell>
          <table:table-cell table:style-name="ce4" office:value-type="float" office:value="69.9525" calcext:value-type="float">
            <text:p>70.0</text:p>
          </table:table-cell>
          <table:table-cell table:style-name="ce4" office:value-type="float" office:value="43.7151" calcext:value-type="float">
            <text:p>43.7</text:p>
          </table:table-cell>
          <table:table-cell table:style-name="ce4" office:value-type="float" office:value="16.6618" calcext:value-type="float">
            <text:p>16.7</text:p>
          </table:table-cell>
          <table:table-cell table:style-name="ce4" office:value-type="float" office:value="-0.6777" calcext:value-type="float">
            <text:p>-0.7</text:p>
          </table:table-cell>
          <table:table-cell table:style-name="ce4" office:value-type="float" office:value="56.8279" calcext:value-type="float">
            <text:p>56.8</text:p>
          </table:table-cell>
          <table:table-cell table:style-name="ce4" office:value-type="float" office:value="39.0256" calcext:value-type="float">
            <text:p>39.0</text:p>
          </table:table-cell>
          <table:table-cell table:style-name="ce4" office:value-type="float" office:value="152.338" calcext:value-type="float">
            <text:p>152.3</text:p>
          </table:table-cell>
          <table:table-cell table:style-name="ce4" office:value-type="float" office:value="20.0572" calcext:value-type="float">
            <text:p>20.1</text:p>
          </table:table-cell>
          <table:table-cell table:number-columns-repeated="1012"/>
        </table:table-row>
        <table:table-row table:style-name="ro2"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695.8" calcext:value-type="float">
            <text:p>695.8</text:p>
          </table:table-cell>
          <table:table-cell table:style-name="ce4" office:value-type="float" office:value="285.5659" calcext:value-type="float">
            <text:p>285.6</text:p>
          </table:table-cell>
          <table:table-cell table:style-name="ce4" office:value-type="float" office:value="11.8218" calcext:value-type="float">
            <text:p>11.8</text:p>
          </table:table-cell>
          <table:table-cell table:style-name="ce4" office:value-type="float" office:value="67.2976" calcext:value-type="float">
            <text:p>67.3</text:p>
          </table:table-cell>
          <table:table-cell table:style-name="ce4" office:value-type="float" office:value="43.9148" calcext:value-type="float">
            <text:p>43.9</text:p>
          </table:table-cell>
          <table:table-cell table:style-name="ce4" office:value-type="float" office:value="16.7807" calcext:value-type="float">
            <text:p>16.8</text:p>
          </table:table-cell>
          <table:table-cell table:style-name="ce4" office:value-type="float" office:value="-1.0833" calcext:value-type="float">
            <text:p>-1.1</text:p>
          </table:table-cell>
          <table:table-cell table:style-name="ce4" office:value-type="float" office:value="56.956" calcext:value-type="float">
            <text:p>57.0</text:p>
          </table:table-cell>
          <table:table-cell table:style-name="ce4" office:value-type="float" office:value="39.0573" calcext:value-type="float">
            <text:p>39.1</text:p>
          </table:table-cell>
          <table:table-cell table:style-name="ce4" office:value-type="float" office:value="155.249" calcext:value-type="float">
            <text:p>155.2</text:p>
          </table:table-cell>
          <table:table-cell table:style-name="ce4" office:value-type="float" office:value="20.2819" calcext:value-type="float">
            <text:p>20.3</text:p>
          </table:table-cell>
          <table:table-cell table:number-columns-repeated="1012"/>
        </table:table-row>
        <table:table-row table:style-name="ro2"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713.3" calcext:value-type="float">
            <text:p>713.3</text:p>
          </table:table-cell>
          <table:table-cell table:style-name="ce4" office:value-type="float" office:value="287.1071" calcext:value-type="float">
            <text:p>287.1</text:p>
          </table:table-cell>
          <table:table-cell table:style-name="ce4" office:value-type="float" office:value="11.7448" calcext:value-type="float">
            <text:p>11.7</text:p>
          </table:table-cell>
          <table:table-cell table:style-name="ce4" office:value-type="float" office:value="65.2477" calcext:value-type="float">
            <text:p>65.2</text:p>
          </table:table-cell>
          <table:table-cell table:style-name="ce4" office:value-type="float" office:value="44.1119" calcext:value-type="float">
            <text:p>44.1</text:p>
          </table:table-cell>
          <table:table-cell table:style-name="ce4" office:value-type="float" office:value="16.8973" calcext:value-type="float">
            <text:p>16.9</text:p>
          </table:table-cell>
          <table:table-cell table:style-name="ce4" office:value-type="float" office:value="-1.422" calcext:value-type="float">
            <text:p>-1.4</text:p>
          </table:table-cell>
          <table:table-cell table:style-name="ce4" office:value-type="float" office:value="57.0827" calcext:value-type="float">
            <text:p>57.1</text:p>
          </table:table-cell>
          <table:table-cell table:style-name="ce4" office:value-type="float" office:value="54.5849" calcext:value-type="float">
            <text:p>54.6</text:p>
          </table:table-cell>
          <table:table-cell table:style-name="ce4" office:value-type="float" office:value="157.4357" calcext:value-type="float">
            <text:p>157.4</text:p>
          </table:table-cell>
          <table:table-cell table:style-name="ce4" office:value-type="float" office:value="20.503" calcext:value-type="float">
            <text:p>20.5</text:p>
          </table:table-cell>
          <table:table-cell table:number-columns-repeated="1012"/>
        </table:table-row>
        <table:table-row table:style-name="ro2"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717.5" calcext:value-type="float">
            <text:p>717.5</text:p>
          </table:table-cell>
          <table:table-cell table:style-name="ce4" office:value-type="float" office:value="288.6845" calcext:value-type="float">
            <text:p>288.7</text:p>
          </table:table-cell>
          <table:table-cell table:style-name="ce4" office:value-type="float" office:value="11.6666" calcext:value-type="float">
            <text:p>11.7</text:p>
          </table:table-cell>
          <table:table-cell table:style-name="ce4" office:value-type="float" office:value="63.6494" calcext:value-type="float">
            <text:p>63.6</text:p>
          </table:table-cell>
          <table:table-cell table:style-name="ce4" office:value-type="float" office:value="44.3056" calcext:value-type="float">
            <text:p>44.3</text:p>
          </table:table-cell>
          <table:table-cell table:style-name="ce4" office:value-type="float" office:value="17.0118" calcext:value-type="float">
            <text:p>17.0</text:p>
          </table:table-cell>
          <table:table-cell table:style-name="ce4" office:value-type="float" office:value="-1.2556" calcext:value-type="float">
            <text:p>-1.3</text:p>
          </table:table-cell>
          <table:table-cell table:style-name="ce4" office:value-type="float" office:value="57.2074" calcext:value-type="float">
            <text:p>57.2</text:p>
          </table:table-cell>
          <table:table-cell table:style-name="ce4" office:value-type="float" office:value="56.3774" calcext:value-type="float">
            <text:p>56.4</text:p>
          </table:table-cell>
          <table:table-cell table:style-name="ce4" office:value-type="float" office:value="159.1528" calcext:value-type="float">
            <text:p>159.2</text:p>
          </table:table-cell>
          <table:table-cell table:style-name="ce4" office:value-type="float" office:value="20.7204" calcext:value-type="float">
            <text:p>20.7</text:p>
          </table:table-cell>
          <table:table-cell table:number-columns-repeated="1012"/>
        </table:table-row>
        <table:table-row table:style-name="ro2"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719.4" calcext:value-type="float">
            <text:p>719.4</text:p>
          </table:table-cell>
          <table:table-cell table:style-name="ce4" office:value-type="float" office:value="288.3386" calcext:value-type="float">
            <text:p>288.3</text:p>
          </table:table-cell>
          <table:table-cell table:style-name="ce4" office:value-type="float" office:value="11.5874" calcext:value-type="float">
            <text:p>11.6</text:p>
          </table:table-cell>
          <table:table-cell table:style-name="ce4" office:value-type="float" office:value="62.5711" calcext:value-type="float">
            <text:p>62.6</text:p>
          </table:table-cell>
          <table:table-cell table:style-name="ce4" office:value-type="float" office:value="44.4951" calcext:value-type="float">
            <text:p>44.5</text:p>
          </table:table-cell>
          <table:table-cell table:style-name="ce4" office:value-type="float" office:value="17.1242" calcext:value-type="float">
            <text:p>17.1</text:p>
          </table:table-cell>
          <table:table-cell table:style-name="ce4" office:value-type="float" office:value="-1.2784" calcext:value-type="float">
            <text:p>-1.3</text:p>
          </table:table-cell>
          <table:table-cell table:style-name="ce4" office:value-type="float" office:value="57.3301" calcext:value-type="float">
            <text:p>57.3</text:p>
          </table:table-cell>
          <table:table-cell table:style-name="ce4" office:value-type="float" office:value="58.0801" calcext:value-type="float">
            <text:p>58.1</text:p>
          </table:table-cell>
          <table:table-cell table:style-name="ce4" office:value-type="float" office:value="160.2487" calcext:value-type="float">
            <text:p>160.2</text:p>
          </table:table-cell>
          <table:table-cell table:style-name="ce4" office:value-type="float" office:value="20.934" calcext:value-type="float">
            <text:p>20.9</text:p>
          </table:table-cell>
          <table:table-cell table:number-columns-repeated="1012"/>
        </table:table-row>
        <table:table-row table:style-name="ro2">
          <table:table-cell table:style-name="ce2" office:value-type="float" office:value="1897" calcext:value-type="float">
            <text:p>1897</text:p>
          </table:table-cell>
          <table:table-cell table:style-name="ce2" office:value-type="float" office:value="723" calcext:value-type="float">
            <text:p>723</text:p>
          </table:table-cell>
          <table:table-cell table:style-name="ce4" office:value-type="float" office:value="289.2498" calcext:value-type="float">
            <text:p>289.2</text:p>
          </table:table-cell>
          <table:table-cell table:style-name="ce4" office:value-type="float" office:value="11.5071" calcext:value-type="float">
            <text:p>11.5</text:p>
          </table:table-cell>
          <table:table-cell table:style-name="ce4" office:value-type="float" office:value="61.7471" calcext:value-type="float">
            <text:p>61.7</text:p>
          </table:table-cell>
          <table:table-cell table:style-name="ce4" office:value-type="float" office:value="44.6798" calcext:value-type="float">
            <text:p>44.7</text:p>
          </table:table-cell>
          <table:table-cell table:style-name="ce4" office:value-type="float" office:value="17.2345" calcext:value-type="float">
            <text:p>17.2</text:p>
          </table:table-cell>
          <table:table-cell table:style-name="ce4" office:value-type="float" office:value="-0.9609" calcext:value-type="float">
            <text:p>-1.0</text:p>
          </table:table-cell>
          <table:table-cell table:style-name="ce4" office:value-type="float" office:value="57.4502" calcext:value-type="float">
            <text:p>57.5</text:p>
          </table:table-cell>
          <table:table-cell table:style-name="ce4" office:value-type="float" office:value="59.7669" calcext:value-type="float">
            <text:p>59.8</text:p>
          </table:table-cell>
          <table:table-cell table:style-name="ce4" office:value-type="float" office:value="161.1416" calcext:value-type="float">
            <text:p>161.1</text:p>
          </table:table-cell>
          <table:table-cell table:style-name="ce4" office:value-type="float" office:value="21.1438" calcext:value-type="float">
            <text:p>21.1</text:p>
          </table:table-cell>
          <table:table-cell table:number-columns-repeated="1012"/>
        </table:table-row>
        <table:table-row table:style-name="ro2"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724.5" calcext:value-type="float">
            <text:p>724.5</text:p>
          </table:table-cell>
          <table:table-cell table:style-name="ce4" office:value-type="float" office:value="288.2364" calcext:value-type="float">
            <text:p>288.2</text:p>
          </table:table-cell>
          <table:table-cell table:style-name="ce4" office:value-type="float" office:value="11.426" calcext:value-type="float">
            <text:p>11.4</text:p>
          </table:table-cell>
          <table:table-cell table:style-name="ce4" office:value-type="float" office:value="61.1155" calcext:value-type="float">
            <text:p>61.1</text:p>
          </table:table-cell>
          <table:table-cell table:style-name="ce4" office:value-type="float" office:value="44.8589" calcext:value-type="float">
            <text:p>44.9</text:p>
          </table:table-cell>
          <table:table-cell table:style-name="ce4" office:value-type="float" office:value="17.3427" calcext:value-type="float">
            <text:p>17.3</text:p>
          </table:table-cell>
          <table:table-cell table:style-name="ce4" office:value-type="float" office:value="-0.6434" calcext:value-type="float">
            <text:p>-0.6</text:p>
          </table:table-cell>
          <table:table-cell table:style-name="ce4" office:value-type="float" office:value="57.5677" calcext:value-type="float">
            <text:p>57.6</text:p>
          </table:table-cell>
          <table:table-cell table:style-name="ce4" office:value-type="float" office:value="61.3659" calcext:value-type="float">
            <text:p>61.4</text:p>
          </table:table-cell>
          <table:table-cell table:style-name="ce4" office:value-type="float" office:value="161.8953" calcext:value-type="float">
            <text:p>161.9</text:p>
          </table:table-cell>
          <table:table-cell table:style-name="ce4" office:value-type="float" office:value="21.3496" calcext:value-type="float">
            <text:p>21.3</text:p>
          </table:table-cell>
          <table:table-cell table:number-columns-repeated="1012"/>
        </table:table-row>
        <table:table-row table:style-name="ro2"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725.8" calcext:value-type="float">
            <text:p>725.8</text:p>
          </table:table-cell>
          <table:table-cell table:style-name="ce4" office:value-type="float" office:value="287.2323" calcext:value-type="float">
            <text:p>287.2</text:p>
          </table:table-cell>
          <table:table-cell table:style-name="ce4" office:value-type="float" office:value="11.3441" calcext:value-type="float">
            <text:p>11.3</text:p>
          </table:table-cell>
          <table:table-cell table:style-name="ce4" office:value-type="float" office:value="60.63" calcext:value-type="float">
            <text:p>60.6</text:p>
          </table:table-cell>
          <table:table-cell table:style-name="ce4" office:value-type="float" office:value="45.0318" calcext:value-type="float">
            <text:p>45.0</text:p>
          </table:table-cell>
          <table:table-cell table:style-name="ce4" office:value-type="float" office:value="17.4488" calcext:value-type="float">
            <text:p>17.4</text:p>
          </table:table-cell>
          <table:table-cell table:style-name="ce4" office:value-type="float" office:value="-0.5555" calcext:value-type="float">
            <text:p>-0.6</text:p>
          </table:table-cell>
          <table:table-cell table:style-name="ce4" office:value-type="float" office:value="57.6822" calcext:value-type="float">
            <text:p>57.7</text:p>
          </table:table-cell>
          <table:table-cell table:style-name="ce4" office:value-type="float" office:value="62.8962" calcext:value-type="float">
            <text:p>62.9</text:p>
          </table:table-cell>
          <table:table-cell table:style-name="ce4" office:value-type="float" office:value="162.5557" calcext:value-type="float">
            <text:p>162.6</text:p>
          </table:table-cell>
          <table:table-cell table:style-name="ce4" office:value-type="float" office:value="21.5514" calcext:value-type="float">
            <text:p>21.6</text:p>
          </table:table-cell>
          <table:table-cell table:number-columns-repeated="1012"/>
        </table:table-row>
        <table:table-row table:style-name="ro2"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726.9" calcext:value-type="float">
            <text:p>726.9</text:p>
          </table:table-cell>
          <table:table-cell table:style-name="ce4" office:value-type="float" office:value="286.2529" calcext:value-type="float">
            <text:p>286.3</text:p>
          </table:table-cell>
          <table:table-cell table:style-name="ce4" office:value-type="float" office:value="11.2615" calcext:value-type="float">
            <text:p>11.3</text:p>
          </table:table-cell>
          <table:table-cell table:style-name="ce4" office:value-type="float" office:value="60.2563" calcext:value-type="float">
            <text:p>60.3</text:p>
          </table:table-cell>
          <table:table-cell table:style-name="ce4" office:value-type="float" office:value="45.1932" calcext:value-type="float">
            <text:p>45.2</text:p>
          </table:table-cell>
          <table:table-cell table:style-name="ce4" office:value-type="float" office:value="17.5528" calcext:value-type="float">
            <text:p>17.6</text:p>
          </table:table-cell>
          <table:table-cell table:style-name="ce4" office:value-type="float" office:value="-0.6736" calcext:value-type="float">
            <text:p>-0.7</text:p>
          </table:table-cell>
          <table:table-cell table:style-name="ce4" office:value-type="float" office:value="57.7935" calcext:value-type="float">
            <text:p>57.8</text:p>
          </table:table-cell>
          <table:table-cell table:style-name="ce4" office:value-type="float" office:value="64.3642" calcext:value-type="float">
            <text:p>64.4</text:p>
          </table:table-cell>
          <table:table-cell table:style-name="ce4" office:value-type="float" office:value="163.1483" calcext:value-type="float">
            <text:p>163.1</text:p>
          </table:table-cell>
          <table:table-cell table:style-name="ce4" office:value-type="float" office:value="21.7491" calcext:value-type="float">
            <text:p>21.7</text:p>
          </table:table-cell>
          <table:table-cell table:number-columns-repeated="1012"/>
        </table:table-row>
        <table:table-row table:style-name="ro2"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792.8" calcext:value-type="float">
            <text:p>792.8</text:p>
          </table:table-cell>
          <table:table-cell table:style-name="ce4" office:value-type="float" office:value="285.8526" calcext:value-type="float">
            <text:p>285.9</text:p>
          </table:table-cell>
          <table:table-cell table:style-name="ce4" office:value-type="float" office:value="11.1945" calcext:value-type="float">
            <text:p>11.2</text:p>
          </table:table-cell>
          <table:table-cell table:style-name="ce4" office:value-type="float" office:value="121.8006" calcext:value-type="float">
            <text:p>121.8</text:p>
          </table:table-cell>
          <table:table-cell table:style-name="ce4" office:value-type="float" office:value="45.4366" calcext:value-type="float">
            <text:p>45.4</text:p>
          </table:table-cell>
          <table:table-cell table:style-name="ce4" office:value-type="float" office:value="20.0678" calcext:value-type="float">
            <text:p>20.1</text:p>
          </table:table-cell>
          <table:table-cell table:style-name="ce4" office:value-type="float" office:value="-0.798" calcext:value-type="float">
            <text:p>-0.8</text:p>
          </table:table-cell>
          <table:table-cell table:style-name="ce4" office:value-type="float" office:value="57.9014" calcext:value-type="float">
            <text:p>57.9</text:p>
          </table:table-cell>
          <table:table-cell table:style-name="ce4" office:value-type="float" office:value="65.7618" calcext:value-type="float">
            <text:p>65.8</text:p>
          </table:table-cell>
          <table:table-cell table:style-name="ce4" office:value-type="float" office:value="163.5097" calcext:value-type="float">
            <text:p>163.5</text:p>
          </table:table-cell>
          <table:table-cell table:style-name="ce4" office:value-type="float" office:value="22.0339" calcext:value-type="float">
            <text:p>22.0</text:p>
          </table:table-cell>
          <table:table-cell table:number-columns-repeated="1012"/>
        </table:table-row>
        <table:table-row table:style-name="ro2"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796.8" calcext:value-type="float">
            <text:p>796.8</text:p>
          </table:table-cell>
          <table:table-cell table:style-name="ce4" office:value-type="float" office:value="240.4008" calcext:value-type="float">
            <text:p>240.4</text:p>
          </table:table-cell>
          <table:table-cell table:style-name="ce4" office:value-type="float" office:value="24.0068" calcext:value-type="float">
            <text:p>24.0</text:p>
          </table:table-cell>
          <table:table-cell table:style-name="ce4" office:value-type="float" office:value="139.4178" calcext:value-type="float">
            <text:p>139.4</text:p>
          </table:table-cell>
          <table:table-cell table:style-name="ce4" office:value-type="float" office:value="45.7004" calcext:value-type="float">
            <text:p>45.7</text:p>
          </table:table-cell>
          <table:table-cell table:style-name="ce4" office:value-type="float" office:value="20.5752" calcext:value-type="float">
            <text:p>20.6</text:p>
          </table:table-cell>
          <table:table-cell table:style-name="ce4" office:value-type="float" office:value="-0.2576" calcext:value-type="float">
            <text:p>-0.3</text:p>
          </table:table-cell>
          <table:table-cell table:style-name="ce4" office:value-type="float" office:value="58.0485" calcext:value-type="float">
            <text:p>58.0</text:p>
          </table:table-cell>
          <table:table-cell table:style-name="ce4" office:value-type="float" office:value="82.7269" calcext:value-type="float">
            <text:p>82.7</text:p>
          </table:table-cell>
          <table:table-cell table:style-name="ce4" office:value-type="float" office:value="163.8322" calcext:value-type="float">
            <text:p>163.8</text:p>
          </table:table-cell>
          <table:table-cell table:style-name="ce4" office:value-type="float" office:value="22.3377" calcext:value-type="float">
            <text:p>22.3</text:p>
          </table:table-cell>
          <table:table-cell table:number-columns-repeated="1012"/>
        </table:table-row>
        <table:table-row table:style-name="ro2"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825.9" calcext:value-type="float">
            <text:p>825.9</text:p>
          </table:table-cell>
          <table:table-cell table:style-name="ce4" office:value-type="float" office:value="231.8157" calcext:value-type="float">
            <text:p>231.8</text:p>
          </table:table-cell>
          <table:table-cell table:style-name="ce4" office:value-type="float" office:value="26.8045" calcext:value-type="float">
            <text:p>26.8</text:p>
          </table:table-cell>
          <table:table-cell table:style-name="ce4" office:value-type="float" office:value="153.7616" calcext:value-type="float">
            <text:p>153.8</text:p>
          </table:table-cell>
          <table:table-cell table:style-name="ce4" office:value-type="float" office:value="45.983" calcext:value-type="float">
            <text:p>46.0</text:p>
          </table:table-cell>
          <table:table-cell table:style-name="ce4" office:value-type="float" office:value="21.0383" calcext:value-type="float">
            <text:p>21.0</text:p>
          </table:table-cell>
          <table:table-cell table:style-name="ce4" office:value-type="float" office:value="0.9851" calcext:value-type="float">
            <text:p>1.0</text:p>
          </table:table-cell>
          <table:table-cell table:style-name="ce4" office:value-type="float" office:value="58.1916" calcext:value-type="float">
            <text:p>58.2</text:p>
          </table:table-cell>
          <table:table-cell table:style-name="ce4" office:value-type="float" office:value="100.5749" calcext:value-type="float">
            <text:p>100.6</text:p>
          </table:table-cell>
          <table:table-cell table:style-name="ce4" office:value-type="float" office:value="164.1244" calcext:value-type="float">
            <text:p>164.1</text:p>
          </table:table-cell>
          <table:table-cell table:style-name="ce4" office:value-type="float" office:value="22.651" calcext:value-type="float">
            <text:p>22.7</text:p>
          </table:table-cell>
          <table:table-cell table:number-columns-repeated="1012"/>
        </table:table-row>
        <table:table-row table:style-name="ro2"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852.4" calcext:value-type="float">
            <text:p>852.4</text:p>
          </table:table-cell>
          <table:table-cell table:style-name="ce4" office:value-type="float" office:value="222.2119" calcext:value-type="float">
            <text:p>222.2</text:p>
          </table:table-cell>
          <table:table-cell table:style-name="ce4" office:value-type="float" office:value="29.4944" calcext:value-type="float">
            <text:p>29.5</text:p>
          </table:table-cell>
          <table:table-cell table:style-name="ce4" office:value-type="float" office:value="165.779" calcext:value-type="float">
            <text:p>165.8</text:p>
          </table:table-cell>
          <table:table-cell table:style-name="ce4" office:value-type="float" office:value="46.2824" calcext:value-type="float">
            <text:p>46.3</text:p>
          </table:table-cell>
          <table:table-cell table:style-name="ce4" office:value-type="float" office:value="21.294" calcext:value-type="float">
            <text:p>21.3</text:p>
          </table:table-cell>
          <table:table-cell table:style-name="ce4" office:value-type="float" office:value="2.6563" calcext:value-type="float">
            <text:p>2.7</text:p>
          </table:table-cell>
          <table:table-cell table:style-name="ce4" office:value-type="float" office:value="58.3304" calcext:value-type="float">
            <text:p>58.3</text:p>
          </table:table-cell>
          <table:table-cell table:style-name="ce4" office:value-type="float" office:value="119.009" calcext:value-type="float">
            <text:p>119.0</text:p>
          </table:table-cell>
          <table:table-cell table:style-name="ce4" office:value-type="float" office:value="164.3921" calcext:value-type="float">
            <text:p>164.4</text:p>
          </table:table-cell>
          <table:table-cell table:style-name="ce4" office:value-type="float" office:value="22.9711" calcext:value-type="float">
            <text:p>23.0</text:p>
          </table:table-cell>
          <table:table-cell table:number-columns-repeated="1012"/>
        </table:table-row>
        <table:table-row table:style-name="ro2"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878.5" calcext:value-type="float">
            <text:p>878.5</text:p>
          </table:table-cell>
          <table:table-cell table:style-name="ce4" office:value-type="float" office:value="213.0842" calcext:value-type="float">
            <text:p>213.1</text:p>
          </table:table-cell>
          <table:table-cell table:style-name="ce4" office:value-type="float" office:value="32.0952" calcext:value-type="float">
            <text:p>32.1</text:p>
          </table:table-cell>
          <table:table-cell table:style-name="ce4" office:value-type="float" office:value="176.1182" calcext:value-type="float">
            <text:p>176.1</text:p>
          </table:table-cell>
          <table:table-cell table:style-name="ce4" office:value-type="float" office:value="46.5971" calcext:value-type="float">
            <text:p>46.6</text:p>
          </table:table-cell>
          <table:table-cell table:style-name="ce4" office:value-type="float" office:value="21.5219" calcext:value-type="float">
            <text:p>21.5</text:p>
          </table:table-cell>
          <table:table-cell table:style-name="ce4" office:value-type="float" office:value="4.8255" calcext:value-type="float">
            <text:p>4.8</text:p>
          </table:table-cell>
          <table:table-cell table:style-name="ce4" office:value-type="float" office:value="58.4652" calcext:value-type="float">
            <text:p>58.5</text:p>
          </table:table-cell>
          <table:table-cell table:style-name="ce4" office:value-type="float" office:value="137.901" calcext:value-type="float">
            <text:p>137.9</text:p>
          </table:table-cell>
          <table:table-cell table:style-name="ce4" office:value-type="float" office:value="164.6389" calcext:value-type="float">
            <text:p>164.6</text:p>
          </table:table-cell>
          <table:table-cell table:style-name="ce4" office:value-type="float" office:value="23.2954" calcext:value-type="float">
            <text:p>23.3</text:p>
          </table:table-cell>
          <table:table-cell table:number-columns-repeated="1012"/>
        </table:table-row>
        <table:table-row table:style-name="ro2"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909.5" calcext:value-type="float">
            <text:p>909.5</text:p>
          </table:table-cell>
          <table:table-cell table:style-name="ce4" office:value-type="float" office:value="205.8566" calcext:value-type="float">
            <text:p>205.9</text:p>
          </table:table-cell>
          <table:table-cell table:style-name="ce4" office:value-type="float" office:value="34.6214" calcext:value-type="float">
            <text:p>34.6</text:p>
          </table:table-cell>
          <table:table-cell table:style-name="ce4" office:value-type="float" office:value="180.8407" calcext:value-type="float">
            <text:p>180.8</text:p>
          </table:table-cell>
          <table:table-cell table:style-name="ce4" office:value-type="float" office:value="46.9254" calcext:value-type="float">
            <text:p>46.9</text:p>
          </table:table-cell>
          <table:table-cell table:style-name="ce4" office:value-type="float" office:value="21.7165" calcext:value-type="float">
            <text:p>21.7</text:p>
          </table:table-cell>
          <table:table-cell table:style-name="ce4" office:value-type="float" office:value="7.4461" calcext:value-type="float">
            <text:p>7.4</text:p>
          </table:table-cell>
          <table:table-cell table:style-name="ce4" office:value-type="float" office:value="58.5916" calcext:value-type="float">
            <text:p>58.6</text:p>
          </table:table-cell>
          <table:table-cell table:style-name="ce4" office:value-type="float" office:value="157.1312" calcext:value-type="float">
            <text:p>157.1</text:p>
          </table:table-cell>
          <table:table-cell table:style-name="ce4" office:value-type="float" office:value="172.783" calcext:value-type="float">
            <text:p>172.8</text:p>
          </table:table-cell>
          <table:table-cell table:style-name="ce4" office:value-type="float" office:value="23.6175" calcext:value-type="float">
            <text:p>23.6</text:p>
          </table:table-cell>
          <table:table-cell table:number-columns-repeated="1012"/>
        </table:table-row>
        <table:table-row table:style-name="ro2"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918.6" calcext:value-type="float">
            <text:p>918.6</text:p>
          </table:table-cell>
          <table:table-cell table:style-name="ce4" office:value-type="float" office:value="198.4962" calcext:value-type="float">
            <text:p>198.5</text:p>
          </table:table-cell>
          <table:table-cell table:style-name="ce4" office:value-type="float" office:value="37.0581" calcext:value-type="float">
            <text:p>37.1</text:p>
          </table:table-cell>
          <table:table-cell table:style-name="ce4" office:value-type="float" office:value="184.6834" calcext:value-type="float">
            <text:p>184.7</text:p>
          </table:table-cell>
          <table:table-cell table:style-name="ce4" office:value-type="float" office:value="47.2659" calcext:value-type="float">
            <text:p>47.3</text:p>
          </table:table-cell>
          <table:table-cell table:style-name="ce4" office:value-type="float" office:value="21.892" calcext:value-type="float">
            <text:p>21.9</text:p>
          </table:table-cell>
          <table:table-cell table:style-name="ce4" office:value-type="float" office:value="10.1825" calcext:value-type="float">
            <text:p>10.2</text:p>
          </table:table-cell>
          <table:table-cell table:style-name="ce4" office:value-type="float" office:value="58.5861" calcext:value-type="float">
            <text:p>58.6</text:p>
          </table:table-cell>
          <table:table-cell table:style-name="ce4" office:value-type="float" office:value="161.6101" calcext:value-type="float">
            <text:p>161.6</text:p>
          </table:table-cell>
          <table:table-cell table:style-name="ce4" office:value-type="float" office:value="174.8759" calcext:value-type="float">
            <text:p>174.9</text:p>
          </table:table-cell>
          <table:table-cell table:style-name="ce4" office:value-type="float" office:value="23.9367" calcext:value-type="float">
            <text:p>23.9</text:p>
          </table:table-cell>
          <table:table-cell table:number-columns-repeated="1012"/>
        </table:table-row>
        <table:table-row table:style-name="ro2"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927.9" calcext:value-type="float">
            <text:p>927.9</text:p>
          </table:table-cell>
          <table:table-cell table:style-name="ce4" office:value-type="float" office:value="193.3296" calcext:value-type="float">
            <text:p>193.3</text:p>
          </table:table-cell>
          <table:table-cell table:style-name="ce4" office:value-type="float" office:value="39.4403" calcext:value-type="float">
            <text:p>39.4</text:p>
          </table:table-cell>
          <table:table-cell table:style-name="ce4" office:value-type="float" office:value="187.8652" calcext:value-type="float">
            <text:p>187.9</text:p>
          </table:table-cell>
          <table:table-cell table:style-name="ce4" office:value-type="float" office:value="47.6173" calcext:value-type="float">
            <text:p>47.6</text:p>
          </table:table-cell>
          <table:table-cell table:style-name="ce4" office:value-type="float" office:value="22.0509" calcext:value-type="float">
            <text:p>22.1</text:p>
          </table:table-cell>
          <table:table-cell table:style-name="ce4" office:value-type="float" office:value="12.928" calcext:value-type="float">
            <text:p>12.9</text:p>
          </table:table-cell>
          <table:table-cell table:style-name="ce4" office:value-type="float" office:value="58.5758" calcext:value-type="float">
            <text:p>58.6</text:p>
          </table:table-cell>
          <table:table-cell table:style-name="ce4" office:value-type="float" office:value="165.4892" calcext:value-type="float">
            <text:p>165.5</text:p>
          </table:table-cell>
          <table:table-cell table:style-name="ce4" office:value-type="float" office:value="176.3878" calcext:value-type="float">
            <text:p>176.4</text:p>
          </table:table-cell>
          <table:table-cell table:style-name="ce4" office:value-type="float" office:value="24.2526" calcext:value-type="float">
            <text:p>24.3</text:p>
          </table:table-cell>
          <table:table-cell table:number-columns-repeated="1012"/>
        </table:table-row>
        <table:table-row table:style-name="ro2"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935.3" calcext:value-type="float">
            <text:p>935.3</text:p>
          </table:table-cell>
          <table:table-cell table:style-name="ce4" office:value-type="float" office:value="188.2258" calcext:value-type="float">
            <text:p>188.2</text:p>
          </table:table-cell>
          <table:table-cell table:style-name="ce4" office:value-type="float" office:value="41.7751" calcext:value-type="float">
            <text:p>41.8</text:p>
          </table:table-cell>
          <table:table-cell table:style-name="ce4" office:value-type="float" office:value="190.5416" calcext:value-type="float">
            <text:p>190.5</text:p>
          </table:table-cell>
          <table:table-cell table:style-name="ce4" office:value-type="float" office:value="47.9782" calcext:value-type="float">
            <text:p>48.0</text:p>
          </table:table-cell>
          <table:table-cell table:style-name="ce4" office:value-type="float" office:value="22.1954" calcext:value-type="float">
            <text:p>22.2</text:p>
          </table:table-cell>
          <table:table-cell table:style-name="ce4" office:value-type="float" office:value="15.5432" calcext:value-type="float">
            <text:p>15.5</text:p>
          </table:table-cell>
          <table:table-cell table:style-name="ce4" office:value-type="float" office:value="58.5605" calcext:value-type="float">
            <text:p>58.6</text:p>
          </table:table-cell>
          <table:table-cell table:style-name="ce4" office:value-type="float" office:value="168.3916" calcext:value-type="float">
            <text:p>168.4</text:p>
          </table:table-cell>
          <table:table-cell table:style-name="ce4" office:value-type="float" office:value="177.5327" calcext:value-type="float">
            <text:p>177.5</text:p>
          </table:table-cell>
          <table:table-cell table:style-name="ce4" office:value-type="float" office:value="24.5647" calcext:value-type="float">
            <text:p>24.6</text:p>
          </table:table-cell>
          <table:table-cell table:number-columns-repeated="1012"/>
        </table:table-row>
        <table:table-row table:style-name="ro2"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941" calcext:value-type="float">
            <text:p>941</text:p>
          </table:table-cell>
          <table:table-cell table:style-name="ce4" office:value-type="float" office:value="183.0325" calcext:value-type="float">
            <text:p>183.0</text:p>
          </table:table-cell>
          <table:table-cell table:style-name="ce4" office:value-type="float" office:value="44.0683" calcext:value-type="float">
            <text:p>44.1</text:p>
          </table:table-cell>
          <table:table-cell table:style-name="ce4" office:value-type="float" office:value="192.5875" calcext:value-type="float">
            <text:p>192.6</text:p>
          </table:table-cell>
          <table:table-cell table:style-name="ce4" office:value-type="float" office:value="48.3474" calcext:value-type="float">
            <text:p>48.3</text:p>
          </table:table-cell>
          <table:table-cell table:style-name="ce4" office:value-type="float" office:value="22.327" calcext:value-type="float">
            <text:p>22.3</text:p>
          </table:table-cell>
          <table:table-cell table:style-name="ce4" office:value-type="float" office:value="17.8936" calcext:value-type="float">
            <text:p>17.9</text:p>
          </table:table-cell>
          <table:table-cell table:style-name="ce4" office:value-type="float" office:value="58.5441" calcext:value-type="float">
            <text:p>58.5</text:p>
          </table:table-cell>
          <table:table-cell table:style-name="ce4" office:value-type="float" office:value="170.9247" calcext:value-type="float">
            <text:p>170.9</text:p>
          </table:table-cell>
          <table:table-cell table:style-name="ce4" office:value-type="float" office:value="178.4426" calcext:value-type="float">
            <text:p>178.4</text:p>
          </table:table-cell>
          <table:table-cell table:style-name="ce4" office:value-type="float" office:value="24.8725" calcext:value-type="float">
            <text:p>24.9</text:p>
          </table:table-cell>
          <table:table-cell table:number-columns-repeated="1012"/>
        </table:table-row>
        <table:table-row table:style-name="ro2"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882.9" calcext:value-type="float">
            <text:p>882.9</text:p>
          </table:table-cell>
          <table:table-cell table:style-name="ce4" office:value-type="float" office:value="178.7927" calcext:value-type="float">
            <text:p>178.8</text:p>
          </table:table-cell>
          <table:table-cell table:style-name="ce4" office:value-type="float" office:value="46.3245" calcext:value-type="float">
            <text:p>46.3</text:p>
          </table:table-cell>
          <table:table-cell table:style-name="ce4" office:value-type="float" office:value="130.4638" calcext:value-type="float">
            <text:p>130.5</text:p>
          </table:table-cell>
          <table:table-cell table:style-name="ce4" office:value-type="float" office:value="48.72" calcext:value-type="float">
            <text:p>48.7</text:p>
          </table:table-cell>
          <table:table-cell table:style-name="ce4" office:value-type="float" office:value="22.4772" calcext:value-type="float">
            <text:p>22.5</text:p>
          </table:table-cell>
          <table:table-cell table:style-name="ce4" office:value-type="float" office:value="20.2295" calcext:value-type="float">
            <text:p>20.2</text:p>
          </table:table-cell>
          <table:table-cell table:style-name="ce4" office:value-type="float" office:value="58.5263" calcext:value-type="float">
            <text:p>58.5</text:p>
          </table:table-cell>
          <table:table-cell table:style-name="ce4" office:value-type="float" office:value="173.1642" calcext:value-type="float">
            <text:p>173.2</text:p>
          </table:table-cell>
          <table:table-cell table:style-name="ce4" office:value-type="float" office:value="179.0479" calcext:value-type="float">
            <text:p>179.0</text:p>
          </table:table-cell>
          <table:table-cell table:style-name="ce4" office:value-type="float" office:value="25.1498" calcext:value-type="float">
            <text:p>25.1</text:p>
          </table:table-cell>
          <table:table-cell table:number-columns-repeated="1012"/>
        </table:table-row>
        <table:table-row table:style-name="ro2"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846.2" calcext:value-type="float">
            <text:p>846.2</text:p>
          </table:table-cell>
          <table:table-cell table:style-name="ce4" office:value-type="float" office:value="153.4623" calcext:value-type="float">
            <text:p>153.5</text:p>
          </table:table-cell>
          <table:table-cell table:style-name="ce4" office:value-type="float" office:value="48.5895" calcext:value-type="float">
            <text:p>48.6</text:p>
          </table:table-cell>
          <table:table-cell table:style-name="ce4" office:value-type="float" office:value="112.63" calcext:value-type="float">
            <text:p>112.6</text:p>
          </table:table-cell>
          <table:table-cell table:style-name="ce4" office:value-type="float" office:value="49.0951" calcext:value-type="float">
            <text:p>49.1</text:p>
          </table:table-cell>
          <table:table-cell table:style-name="ce4" office:value-type="float" office:value="22.5897" calcext:value-type="float">
            <text:p>22.6</text:p>
          </table:table-cell>
          <table:table-cell table:style-name="ce4" office:value-type="float" office:value="22.6874" calcext:value-type="float">
            <text:p>22.7</text:p>
          </table:table-cell>
          <table:table-cell table:style-name="ce4" office:value-type="float" office:value="58.508" calcext:value-type="float">
            <text:p>58.5</text:p>
          </table:table-cell>
          <table:table-cell table:style-name="ce4" office:value-type="float" office:value="173.6252" calcext:value-type="float">
            <text:p>173.6</text:p>
          </table:table-cell>
          <table:table-cell table:style-name="ce4" office:value-type="float" office:value="179.5523" calcext:value-type="float">
            <text:p>179.6</text:p>
          </table:table-cell>
          <table:table-cell table:style-name="ce4" office:value-type="float" office:value="25.4146" calcext:value-type="float">
            <text:p>25.4</text:p>
          </table:table-cell>
          <table:table-cell table:number-columns-repeated="1012"/>
        </table:table-row>
        <table:table-row table:style-name="ro2"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815.9" calcext:value-type="float">
            <text:p>815.9</text:p>
          </table:table-cell>
          <table:table-cell table:style-name="ce4" office:value-type="float" office:value="147.611" calcext:value-type="float">
            <text:p>147.6</text:p>
          </table:table-cell>
          <table:table-cell table:style-name="ce4" office:value-type="float" office:value="50.7684" calcext:value-type="float">
            <text:p>50.8</text:p>
          </table:table-cell>
          <table:table-cell table:style-name="ce4" office:value-type="float" office:value="97.964" calcext:value-type="float">
            <text:p>98.0</text:p>
          </table:table-cell>
          <table:table-cell table:style-name="ce4" office:value-type="float" office:value="49.4719" calcext:value-type="float">
            <text:p>49.5</text:p>
          </table:table-cell>
          <table:table-cell table:style-name="ce4" office:value-type="float" office:value="22.6947" calcext:value-type="float">
            <text:p>22.7</text:p>
          </table:table-cell>
          <table:table-cell table:style-name="ce4" office:value-type="float" office:value="24.9674" calcext:value-type="float">
            <text:p>25.0</text:p>
          </table:table-cell>
          <table:table-cell table:style-name="ce4" office:value-type="float" office:value="63.6836" calcext:value-type="float">
            <text:p>63.7</text:p>
          </table:table-cell>
          <table:table-cell table:style-name="ce4" office:value-type="float" office:value="173.8119" calcext:value-type="float">
            <text:p>173.8</text:p>
          </table:table-cell>
          <table:table-cell table:style-name="ce4" office:value-type="float" office:value="159.2155" calcext:value-type="float">
            <text:p>159.2</text:p>
          </table:table-cell>
          <table:table-cell table:style-name="ce4" office:value-type="float" office:value="25.6682" calcext:value-type="float">
            <text:p>25.7</text:p>
          </table:table-cell>
          <table:table-cell table:number-columns-repeated="1012"/>
        </table:table-row>
        <table:table-row table:style-name="ro2"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804.8" calcext:value-type="float">
            <text:p>804.8</text:p>
          </table:table-cell>
          <table:table-cell table:style-name="ce4" office:value-type="float" office:value="142.9251" calcext:value-type="float">
            <text:p>142.9</text:p>
          </table:table-cell>
          <table:table-cell table:style-name="ce4" office:value-type="float" office:value="52.9231" calcext:value-type="float">
            <text:p>52.9</text:p>
          </table:table-cell>
          <table:table-cell table:style-name="ce4" office:value-type="float" office:value="85.5031" calcext:value-type="float">
            <text:p>85.5</text:p>
          </table:table-cell>
          <table:table-cell table:style-name="ce4" office:value-type="float" office:value="49.8493" calcext:value-type="float">
            <text:p>49.8</text:p>
          </table:table-cell>
          <table:table-cell table:style-name="ce4" office:value-type="float" office:value="22.7928" calcext:value-type="float">
            <text:p>22.8</text:p>
          </table:table-cell>
          <table:table-cell table:style-name="ce4" office:value-type="float" office:value="27.1705" calcext:value-type="float">
            <text:p>27.2</text:p>
          </table:table-cell>
          <table:table-cell table:style-name="ce4" office:value-type="float" office:value="65.2347" calcext:value-type="float">
            <text:p>65.2</text:p>
          </table:table-cell>
          <table:table-cell table:style-name="ce4" office:value-type="float" office:value="177.7884" calcext:value-type="float">
            <text:p>177.8</text:p>
          </table:table-cell>
          <table:table-cell table:style-name="ce4" office:value-type="float" office:value="154.6764" calcext:value-type="float">
            <text:p>154.7</text:p>
          </table:table-cell>
          <table:table-cell table:style-name="ce4" office:value-type="float" office:value="25.9149" calcext:value-type="float">
            <text:p>25.9</text:p>
          </table:table-cell>
          <table:table-cell table:number-columns-repeated="1012"/>
        </table:table-row>
        <table:table-row table:style-name="ro2"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793" calcext:value-type="float">
            <text:p>793</text:p>
          </table:table-cell>
          <table:table-cell table:style-name="ce4" office:value-type="float" office:value="138.3415" calcext:value-type="float">
            <text:p>138.3</text:p>
          </table:table-cell>
          <table:table-cell table:style-name="ce4" office:value-type="float" office:value="55.0561" calcext:value-type="float">
            <text:p>55.1</text:p>
          </table:table-cell>
          <table:table-cell table:style-name="ce4" office:value-type="float" office:value="74.5948" calcext:value-type="float">
            <text:p>74.6</text:p>
          </table:table-cell>
          <table:table-cell table:style-name="ce4" office:value-type="float" office:value="50.2265" calcext:value-type="float">
            <text:p>50.2</text:p>
          </table:table-cell>
          <table:table-cell table:style-name="ce4" office:value-type="float" office:value="22.8846" calcext:value-type="float">
            <text:p>22.9</text:p>
          </table:table-cell>
          <table:table-cell table:style-name="ce4" office:value-type="float" office:value="29.3502" calcext:value-type="float">
            <text:p>29.4</text:p>
          </table:table-cell>
          <table:table-cell table:style-name="ce4" office:value-type="float" office:value="66.5887" calcext:value-type="float">
            <text:p>66.6</text:p>
          </table:table-cell>
          <table:table-cell table:style-name="ce4" office:value-type="float" office:value="178.4079" calcext:value-type="float">
            <text:p>178.4</text:p>
          </table:table-cell>
          <table:table-cell table:style-name="ce4" office:value-type="float" office:value="151.4013" calcext:value-type="float">
            <text:p>151.4</text:p>
          </table:table-cell>
          <table:table-cell table:style-name="ce4" office:value-type="float" office:value="26.1551" calcext:value-type="float">
            <text:p>26.2</text:p>
          </table:table-cell>
          <table:table-cell table:number-columns-repeated="1012"/>
        </table:table-row>
        <table:table-row table:style-name="ro2"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795.1" calcext:value-type="float">
            <text:p>795.1</text:p>
          </table:table-cell>
          <table:table-cell table:style-name="ce4" office:value-type="float" office:value="133.4718" calcext:value-type="float">
            <text:p>133.5</text:p>
          </table:table-cell>
          <table:table-cell table:style-name="ce4" office:value-type="float" office:value="57.1692" calcext:value-type="float">
            <text:p>57.2</text:p>
          </table:table-cell>
          <table:table-cell table:style-name="ce4" office:value-type="float" office:value="70.4942" calcext:value-type="float">
            <text:p>70.5</text:p>
          </table:table-cell>
          <table:table-cell table:style-name="ce4" office:value-type="float" office:value="50.6646" calcext:value-type="float">
            <text:p>50.7</text:p>
          </table:table-cell>
          <table:table-cell table:style-name="ce4" office:value-type="float" office:value="22.9306" calcext:value-type="float">
            <text:p>22.9</text:p>
          </table:table-cell>
          <table:table-cell table:style-name="ce4" office:value-type="float" office:value="31.5171" calcext:value-type="float">
            <text:p>31.5</text:p>
          </table:table-cell>
          <table:table-cell table:style-name="ce4" office:value-type="float" office:value="67.8932" calcext:value-type="float">
            <text:p>67.9</text:p>
          </table:table-cell>
          <table:table-cell table:style-name="ce4" office:value-type="float" office:value="178.7551" calcext:value-type="float">
            <text:p>178.8</text:p>
          </table:table-cell>
          <table:table-cell table:style-name="ce4" office:value-type="float" office:value="155.8358" calcext:value-type="float">
            <text:p>155.8</text:p>
          </table:table-cell>
          <table:table-cell table:style-name="ce4" office:value-type="float" office:value="26.3889" calcext:value-type="float">
            <text:p>26.4</text:p>
          </table:table-cell>
          <table:table-cell table:number-columns-repeated="1012"/>
        </table:table-row>
        <table:table-row table:style-name="ro2"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798.2" calcext:value-type="float">
            <text:p>798.2</text:p>
          </table:table-cell>
          <table:table-cell table:style-name="ce4" office:value-type="float" office:value="129.9933" calcext:value-type="float">
            <text:p>130.0</text:p>
          </table:table-cell>
          <table:table-cell table:style-name="ce4" office:value-type="float" office:value="57.771" calcext:value-type="float">
            <text:p>57.8</text:p>
          </table:table-cell>
          <table:table-cell table:style-name="ce4" office:value-type="float" office:value="67.1942" calcext:value-type="float">
            <text:p>67.2</text:p>
          </table:table-cell>
          <table:table-cell table:style-name="ce4" office:value-type="float" office:value="51.0941" calcext:value-type="float">
            <text:p>51.1</text:p>
          </table:table-cell>
          <table:table-cell table:style-name="ce4" office:value-type="float" office:value="22.9713" calcext:value-type="float">
            <text:p>23.0</text:p>
          </table:table-cell>
          <table:table-cell table:style-name="ce4" office:value-type="float" office:value="34.1071" calcext:value-type="float">
            <text:p>34.1</text:p>
          </table:table-cell>
          <table:table-cell table:style-name="ce4" office:value-type="float" office:value="69.2063" calcext:value-type="float">
            <text:p>69.2</text:p>
          </table:table-cell>
          <table:table-cell table:style-name="ce4" office:value-type="float" office:value="183.736" calcext:value-type="float">
            <text:p>183.7</text:p>
          </table:table-cell>
          <table:table-cell table:style-name="ce4" office:value-type="float" office:value="155.504" calcext:value-type="float">
            <text:p>155.5</text:p>
          </table:table-cell>
          <table:table-cell table:style-name="ce4" office:value-type="float" office:value="26.6165" calcext:value-type="float">
            <text:p>26.6</text:p>
          </table:table-cell>
          <table:table-cell table:number-columns-repeated="1012"/>
        </table:table-row>
        <table:table-row table:style-name="ro2"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801.4" calcext:value-type="float">
            <text:p>801.4</text:p>
          </table:table-cell>
          <table:table-cell table:style-name="ce4" office:value-type="float" office:value="126.1382" calcext:value-type="float">
            <text:p>126.1</text:p>
          </table:table-cell>
          <table:table-cell table:style-name="ce4" office:value-type="float" office:value="58.3564" calcext:value-type="float">
            <text:p>58.4</text:p>
          </table:table-cell>
          <table:table-cell table:style-name="ce4" office:value-type="float" office:value="64.4819" calcext:value-type="float">
            <text:p>64.5</text:p>
          </table:table-cell>
          <table:table-cell table:style-name="ce4" office:value-type="float" office:value="51.5143" calcext:value-type="float">
            <text:p>51.5</text:p>
          </table:table-cell>
          <table:table-cell table:style-name="ce4" office:value-type="float" office:value="23.0071" calcext:value-type="float">
            <text:p>23.0</text:p>
          </table:table-cell>
          <table:table-cell table:style-name="ce4" office:value-type="float" office:value="36.4256" calcext:value-type="float">
            <text:p>36.4</text:p>
          </table:table-cell>
          <table:table-cell table:style-name="ce4" office:value-type="float" office:value="70.4852" calcext:value-type="float">
            <text:p>70.5</text:p>
          </table:table-cell>
          <table:table-cell table:style-name="ce4" office:value-type="float" office:value="188.7712" calcext:value-type="float">
            <text:p>188.8</text:p>
          </table:table-cell>
          <table:table-cell table:style-name="ce4" office:value-type="float" office:value="155.3742" calcext:value-type="float">
            <text:p>155.4</text:p>
          </table:table-cell>
          <table:table-cell table:style-name="ce4" office:value-type="float" office:value="26.8378" calcext:value-type="float">
            <text:p>26.8</text:p>
          </table:table-cell>
          <table:table-cell table:number-columns-repeated="1012"/>
        </table:table-row>
        <table:table-row table:style-name="ro2"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807.1" calcext:value-type="float">
            <text:p>807.1</text:p>
          </table:table-cell>
          <table:table-cell table:style-name="ce4" office:value-type="float" office:value="124.4466" calcext:value-type="float">
            <text:p>124.4</text:p>
          </table:table-cell>
          <table:table-cell table:style-name="ce4" office:value-type="float" office:value="58.9267" calcext:value-type="float">
            <text:p>58.9</text:p>
          </table:table-cell>
          <table:table-cell table:style-name="ce4" office:value-type="float" office:value="62.2083" calcext:value-type="float">
            <text:p>62.2</text:p>
          </table:table-cell>
          <table:table-cell table:style-name="ce4" office:value-type="float" office:value="51.9245" calcext:value-type="float">
            <text:p>51.9</text:p>
          </table:table-cell>
          <table:table-cell table:style-name="ce4" office:value-type="float" office:value="23.0298" calcext:value-type="float">
            <text:p>23.0</text:p>
          </table:table-cell>
          <table:table-cell table:style-name="ce4" office:value-type="float" office:value="38.731" calcext:value-type="float">
            <text:p>38.7</text:p>
          </table:table-cell>
          <table:table-cell table:style-name="ce4" office:value-type="float" office:value="71.7574" calcext:value-type="float">
            <text:p>71.8</text:p>
          </table:table-cell>
          <table:table-cell table:style-name="ce4" office:value-type="float" office:value="193.8543" calcext:value-type="float">
            <text:p>193.9</text:p>
          </table:table-cell>
          <table:table-cell table:style-name="ce4" office:value-type="float" office:value="155.1679" calcext:value-type="float">
            <text:p>155.2</text:p>
          </table:table-cell>
          <table:table-cell table:style-name="ce4" office:value-type="float" office:value="27.0529" calcext:value-type="float">
            <text:p>27.1</text:p>
          </table:table-cell>
          <table:table-cell table:number-columns-repeated="1012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808.8" calcext:value-type="float">
            <text:p>808.8</text:p>
          </table:table-cell>
          <table:table-cell table:style-name="ce4" office:value-type="float" office:value="118.607" calcext:value-type="float">
            <text:p>118.6</text:p>
          </table:table-cell>
          <table:table-cell table:style-name="ce4" office:value-type="float" office:value="59.4833" calcext:value-type="float">
            <text:p>59.5</text:p>
          </table:table-cell>
          <table:table-cell table:style-name="ce4" office:value-type="float" office:value="60.0345" calcext:value-type="float">
            <text:p>60.0</text:p>
          </table:table-cell>
          <table:table-cell table:style-name="ce4" office:value-type="float" office:value="52.324" calcext:value-type="float">
            <text:p>52.3</text:p>
          </table:table-cell>
          <table:table-cell table:style-name="ce4" office:value-type="float" office:value="23.0483" calcext:value-type="float">
            <text:p>23.0</text:p>
          </table:table-cell>
          <table:table-cell table:style-name="ce4" office:value-type="float" office:value="41.0865" calcext:value-type="float">
            <text:p>41.1</text:p>
          </table:table-cell>
          <table:table-cell table:style-name="ce4" office:value-type="float" office:value="73.0559" calcext:value-type="float">
            <text:p>73.1</text:p>
          </table:table-cell>
          <table:table-cell table:style-name="ce4" office:value-type="float" office:value="198.9584" calcext:value-type="float">
            <text:p>199.0</text:p>
          </table:table-cell>
          <table:table-cell table:style-name="ce4" office:value-type="float" office:value="154.9375" calcext:value-type="float">
            <text:p>154.9</text:p>
          </table:table-cell>
          <table:table-cell table:style-name="ce4" office:value-type="float" office:value="27.2616" calcext:value-type="float">
            <text:p>27.3</text:p>
          </table:table-cell>
          <table:table-cell table:number-columns-repeated="1012"/>
        </table:table-row>
        <table:table-row table:style-name="ro2"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856.7" calcext:value-type="float">
            <text:p>856.7</text:p>
          </table:table-cell>
          <table:table-cell table:style-name="ce4" office:value-type="float" office:value="112.4582" calcext:value-type="float">
            <text:p>112.5</text:p>
          </table:table-cell>
          <table:table-cell table:style-name="ce4" office:value-type="float" office:value="60.0272" calcext:value-type="float">
            <text:p>60.0</text:p>
          </table:table-cell>
          <table:table-cell table:style-name="ce4" office:value-type="float" office:value="104.7568" calcext:value-type="float">
            <text:p>104.8</text:p>
          </table:table-cell>
          <table:table-cell table:style-name="ce4" office:value-type="float" office:value="52.7692" calcext:value-type="float">
            <text:p>52.8</text:p>
          </table:table-cell>
          <table:table-cell table:style-name="ce4" office:value-type="float" office:value="23.0627" calcext:value-type="float">
            <text:p>23.1</text:p>
          </table:table-cell>
          <table:table-cell table:style-name="ce4" office:value-type="float" office:value="43.0389" calcext:value-type="float">
            <text:p>43.0</text:p>
          </table:table-cell>
          <table:table-cell table:style-name="ce4" office:value-type="float" office:value="74.3848" calcext:value-type="float">
            <text:p>74.4</text:p>
          </table:table-cell>
          <table:table-cell table:style-name="ce4" office:value-type="float" office:value="204.0601" calcext:value-type="float">
            <text:p>204.1</text:p>
          </table:table-cell>
          <table:table-cell table:style-name="ce4" office:value-type="float" office:value="154.613" calcext:value-type="float">
            <text:p>154.6</text:p>
          </table:table-cell>
          <table:table-cell table:style-name="ce4" office:value-type="float" office:value="27.5729" calcext:value-type="float">
            <text:p>27.6</text:p>
          </table:table-cell>
          <table:table-cell table:number-columns-repeated="1012"/>
        </table:table-row>
        <table:table-row table:style-name="ro2"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849.1" calcext:value-type="float">
            <text:p>849.1</text:p>
          </table:table-cell>
          <table:table-cell table:style-name="ce4" office:value-type="float" office:value="85.4772" calcext:value-type="float">
            <text:p>85.5</text:p>
          </table:table-cell>
          <table:table-cell table:style-name="ce4" office:value-type="float" office:value="60.5644" calcext:value-type="float">
            <text:p>60.6</text:p>
          </table:table-cell>
          <table:table-cell table:style-name="ce4" office:value-type="float" office:value="117.2792" calcext:value-type="float">
            <text:p>117.3</text:p>
          </table:table-cell>
          <table:table-cell table:style-name="ce4" office:value-type="float" office:value="53.2021" calcext:value-type="float">
            <text:p>53.2</text:p>
          </table:table-cell>
          <table:table-cell table:style-name="ce4" office:value-type="float" office:value="23.0735" calcext:value-type="float">
            <text:p>23.1</text:p>
          </table:table-cell>
          <table:table-cell table:style-name="ce4" office:value-type="float" office:value="44.8857" calcext:value-type="float">
            <text:p>44.9</text:p>
          </table:table-cell>
          <table:table-cell table:style-name="ce4" office:value-type="float" office:value="75.7471" calcext:value-type="float">
            <text:p>75.7</text:p>
          </table:table-cell>
          <table:table-cell table:style-name="ce4" office:value-type="float" office:value="206.7472" calcext:value-type="float">
            <text:p>206.7</text:p>
          </table:table-cell>
          <table:table-cell table:style-name="ce4" office:value-type="float" office:value="154.2994" calcext:value-type="float">
            <text:p>154.3</text:p>
          </table:table-cell>
          <table:table-cell table:style-name="ce4" office:value-type="float" office:value="27.7921" calcext:value-type="float">
            <text:p>27.8</text:p>
          </table:table-cell>
          <table:table-cell table:number-columns-repeated="1012"/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857" calcext:value-type="float">
            <text:p>857</text:p>
          </table:table-cell>
          <table:table-cell table:style-name="ce4" office:value-type="float" office:value="76.4280000000001" calcext:value-type="float">
            <text:p>76.4</text:p>
          </table:table-cell>
          <table:table-cell table:style-name="ce4" office:value-type="float" office:value="61.0907" calcext:value-type="float">
            <text:p>61.1</text:p>
          </table:table-cell>
          <table:table-cell table:style-name="ce4" office:value-type="float" office:value="127.4191" calcext:value-type="float">
            <text:p>127.4</text:p>
          </table:table-cell>
          <table:table-cell table:style-name="ce4" office:value-type="float" office:value="53.6224" calcext:value-type="float">
            <text:p>53.6</text:p>
          </table:table-cell>
          <table:table-cell table:style-name="ce4" office:value-type="float" office:value="23.0809" calcext:value-type="float">
            <text:p>23.1</text:p>
          </table:table-cell>
          <table:table-cell table:style-name="ce4" office:value-type="float" office:value="46.6949" calcext:value-type="float">
            <text:p>46.7</text:p>
          </table:table-cell>
          <table:table-cell table:style-name="ce4" office:value-type="float" office:value="77.0566" calcext:value-type="float">
            <text:p>77.1</text:p>
          </table:table-cell>
          <table:table-cell table:style-name="ce4" office:value-type="float" office:value="209.2309" calcext:value-type="float">
            <text:p>209.2</text:p>
          </table:table-cell>
          <table:table-cell table:style-name="ce4" office:value-type="float" office:value="154.3832" calcext:value-type="float">
            <text:p>154.4</text:p>
          </table:table-cell>
          <table:table-cell table:style-name="ce4" office:value-type="float" office:value="27.9986" calcext:value-type="float">
            <text:p>28.0</text:p>
          </table:table-cell>
          <table:table-cell table:number-columns-repeated="1012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862.7" calcext:value-type="float">
            <text:p>862.7</text:p>
          </table:table-cell>
          <table:table-cell table:style-name="ce4" office:value-type="float" office:value="67.1982" calcext:value-type="float">
            <text:p>67.2</text:p>
          </table:table-cell>
          <table:table-cell table:style-name="ce4" office:value-type="float" office:value="61.607" calcext:value-type="float">
            <text:p>61.6</text:p>
          </table:table-cell>
          <table:table-cell table:style-name="ce4" office:value-type="float" office:value="135.9285" calcext:value-type="float">
            <text:p>135.9</text:p>
          </table:table-cell>
          <table:table-cell table:style-name="ce4" office:value-type="float" office:value="54.0294" calcext:value-type="float">
            <text:p>54.0</text:p>
          </table:table-cell>
          <table:table-cell table:style-name="ce4" office:value-type="float" office:value="23.085" calcext:value-type="float">
            <text:p>23.1</text:p>
          </table:table-cell>
          <table:table-cell table:style-name="ce4" office:value-type="float" office:value="48.1746" calcext:value-type="float">
            <text:p>48.2</text:p>
          </table:table-cell>
          <table:table-cell table:style-name="ce4" office:value-type="float" office:value="78.4035" calcext:value-type="float">
            <text:p>78.4</text:p>
          </table:table-cell>
          <table:table-cell table:style-name="ce4" office:value-type="float" office:value="211.5901" calcext:value-type="float">
            <text:p>211.6</text:p>
          </table:table-cell>
          <table:table-cell table:style-name="ce4" office:value-type="float" office:value="154.4794" calcext:value-type="float">
            <text:p>154.5</text:p>
          </table:table-cell>
          <table:table-cell table:style-name="ce4" office:value-type="float" office:value="28.1771" calcext:value-type="float">
            <text:p>28.2</text:p>
          </table:table-cell>
          <table:table-cell table:number-columns-repeated="1012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865.6" calcext:value-type="float">
            <text:p>865.6</text:p>
          </table:table-cell>
          <table:table-cell table:style-name="ce4" office:value-type="float" office:value="56.4716000000001" calcext:value-type="float">
            <text:p>56.5</text:p>
          </table:table-cell>
          <table:table-cell table:style-name="ce4" office:value-type="float" office:value="62.114" calcext:value-type="float">
            <text:p>62.1</text:p>
          </table:table-cell>
          <table:table-cell table:style-name="ce4" office:value-type="float" office:value="143.3089" calcext:value-type="float">
            <text:p>143.3</text:p>
          </table:table-cell>
          <table:table-cell table:style-name="ce4" office:value-type="float" office:value="54.4226" calcext:value-type="float">
            <text:p>54.4</text:p>
          </table:table-cell>
          <table:table-cell table:style-name="ce4" office:value-type="float" office:value="23.0861" calcext:value-type="float">
            <text:p>23.1</text:p>
          </table:table-cell>
          <table:table-cell table:style-name="ce4" office:value-type="float" office:value="49.6087" calcext:value-type="float">
            <text:p>49.6</text:p>
          </table:table-cell>
          <table:table-cell table:style-name="ce4" office:value-type="float" office:value="79.7828" calcext:value-type="float">
            <text:p>79.8</text:p>
          </table:table-cell>
          <table:table-cell table:style-name="ce4" office:value-type="float" office:value="213.8495" calcext:value-type="float">
            <text:p>213.8</text:p>
          </table:table-cell>
          <table:table-cell table:style-name="ce4" office:value-type="float" office:value="154.5862" calcext:value-type="float">
            <text:p>154.6</text:p>
          </table:table-cell>
          <table:table-cell table:style-name="ce4" office:value-type="float" office:value="28.3465" calcext:value-type="float">
            <text:p>28.3</text:p>
          </table:table-cell>
          <table:table-cell table:number-columns-repeated="1012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870.5" calcext:value-type="float">
            <text:p>870.5</text:p>
          </table:table-cell>
          <table:table-cell table:style-name="ce4" office:value-type="float" office:value="49.8153" calcext:value-type="float">
            <text:p>49.8</text:p>
          </table:table-cell>
          <table:table-cell table:style-name="ce4" office:value-type="float" office:value="62.6123" calcext:value-type="float">
            <text:p>62.6</text:p>
          </table:table-cell>
          <table:table-cell table:style-name="ce4" office:value-type="float" office:value="145.3815" calcext:value-type="float">
            <text:p>145.4</text:p>
          </table:table-cell>
          <table:table-cell table:style-name="ce4" office:value-type="float" office:value="54.0845" calcext:value-type="float">
            <text:p>54.1</text:p>
          </table:table-cell>
          <table:table-cell table:style-name="ce4" office:value-type="float" office:value="31.7032" calcext:value-type="float">
            <text:p>31.7</text:p>
          </table:table-cell>
          <table:table-cell table:style-name="ce4" office:value-type="float" office:value="50.9836" calcext:value-type="float">
            <text:p>51.0</text:p>
          </table:table-cell>
          <table:table-cell table:style-name="ce4" office:value-type="float" office:value="81.1955" calcext:value-type="float">
            <text:p>81.2</text:p>
          </table:table-cell>
          <table:table-cell table:style-name="ce4" office:value-type="float" office:value="216.0317" calcext:value-type="float">
            <text:p>216.0</text:p>
          </table:table-cell>
          <table:table-cell table:style-name="ce4" office:value-type="float" office:value="150.1051" calcext:value-type="float">
            <text:p>150.1</text:p>
          </table:table-cell>
          <table:table-cell table:style-name="ce4" office:value-type="float" office:value="28.574" calcext:value-type="float">
            <text:p>28.6</text:p>
          </table:table-cell>
          <table:table-cell table:number-columns-repeated="1012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909.7" calcext:value-type="float">
            <text:p>909.7</text:p>
          </table:table-cell>
          <table:table-cell table:style-name="ce4" office:value-type="float" office:value="93.1593" calcext:value-type="float">
            <text:p>93.2</text:p>
          </table:table-cell>
          <table:table-cell table:style-name="ce4" office:value-type="float" office:value="52.6394" calcext:value-type="float">
            <text:p>52.6</text:p>
          </table:table-cell>
          <table:table-cell table:style-name="ce4" office:value-type="float" office:value="146.9751" calcext:value-type="float">
            <text:p>147.0</text:p>
          </table:table-cell>
          <table:table-cell table:style-name="ce4" office:value-type="float" office:value="53.6247" calcext:value-type="float">
            <text:p>53.6</text:p>
          </table:table-cell>
          <table:table-cell table:style-name="ce4" office:value-type="float" office:value="33.6301" calcext:value-type="float">
            <text:p>33.6</text:p>
          </table:table-cell>
          <table:table-cell table:style-name="ce4" office:value-type="float" office:value="52.3024" calcext:value-type="float">
            <text:p>52.3</text:p>
          </table:table-cell>
          <table:table-cell table:style-name="ce4" office:value-type="float" office:value="82.5309" calcext:value-type="float">
            <text:p>82.5</text:p>
          </table:table-cell>
          <table:table-cell table:style-name="ce4" office:value-type="float" office:value="216.9146" calcext:value-type="float">
            <text:p>216.9</text:p>
          </table:table-cell>
          <table:table-cell table:style-name="ce4" office:value-type="float" office:value="149.1579" calcext:value-type="float">
            <text:p>149.2</text:p>
          </table:table-cell>
          <table:table-cell table:style-name="ce4" office:value-type="float" office:value="28.8094" calcext:value-type="float">
            <text:p>28.8</text:p>
          </table:table-cell>
          <table:table-cell table:number-columns-repeated="1012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913" calcext:value-type="float">
            <text:p>913</text:p>
          </table:table-cell>
          <table:table-cell table:style-name="ce4" office:value-type="float" office:value="92.9422" calcext:value-type="float">
            <text:p>92.9</text:p>
          </table:table-cell>
          <table:table-cell table:style-name="ce4" office:value-type="float" office:value="50.9567" calcext:value-type="float">
            <text:p>51.0</text:p>
          </table:table-cell>
          <table:table-cell table:style-name="ce4" office:value-type="float" office:value="148.146" calcext:value-type="float">
            <text:p>148.1</text:p>
          </table:table-cell>
          <table:table-cell table:style-name="ce4" office:value-type="float" office:value="53.0481" calcext:value-type="float">
            <text:p>53.0</text:p>
          </table:table-cell>
          <table:table-cell table:style-name="ce4" office:value-type="float" office:value="35.3567" calcext:value-type="float">
            <text:p>35.4</text:p>
          </table:table-cell>
          <table:table-cell table:style-name="ce4" office:value-type="float" office:value="54.0675" calcext:value-type="float">
            <text:p>54.1</text:p>
          </table:table-cell>
          <table:table-cell table:style-name="ce4" office:value-type="float" office:value="83.099" calcext:value-type="float">
            <text:p>83.1</text:p>
          </table:table-cell>
          <table:table-cell table:style-name="ce4" office:value-type="float" office:value="217.7548" calcext:value-type="float">
            <text:p>217.8</text:p>
          </table:table-cell>
          <table:table-cell table:style-name="ce4" office:value-type="float" office:value="148.569" calcext:value-type="float">
            <text:p>148.6</text:p>
          </table:table-cell>
          <table:table-cell table:style-name="ce4" office:value-type="float" office:value="29.0516" calcext:value-type="float">
            <text:p>29.1</text:p>
          </table:table-cell>
          <table:table-cell table:number-columns-repeated="1012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940" calcext:value-type="float">
            <text:p>940</text:p>
          </table:table-cell>
          <table:table-cell table:style-name="ce4" office:value-type="float" office:value="116.9714" calcext:value-type="float">
            <text:p>117.0</text:p>
          </table:table-cell>
          <table:table-cell table:style-name="ce4" office:value-type="float" office:value="49.3562" calcext:value-type="float">
            <text:p>49.4</text:p>
          </table:table-cell>
          <table:table-cell table:style-name="ce4" office:value-type="float" office:value="148.9917" calcext:value-type="float">
            <text:p>149.0</text:p>
          </table:table-cell>
          <table:table-cell table:style-name="ce4" office:value-type="float" office:value="52.359" calcext:value-type="float">
            <text:p>52.4</text:p>
          </table:table-cell>
          <table:table-cell table:style-name="ce4" office:value-type="float" office:value="35.792" calcext:value-type="float">
            <text:p>35.8</text:p>
          </table:table-cell>
          <table:table-cell table:style-name="ce4" office:value-type="float" office:value="55.8185" calcext:value-type="float">
            <text:p>55.8</text:p>
          </table:table-cell>
          <table:table-cell table:style-name="ce4" office:value-type="float" office:value="83.6993" calcext:value-type="float">
            <text:p>83.7</text:p>
          </table:table-cell>
          <table:table-cell table:style-name="ce4" office:value-type="float" office:value="219.5039" calcext:value-type="float">
            <text:p>219.5</text:p>
          </table:table-cell>
          <table:table-cell table:style-name="ce4" office:value-type="float" office:value="148.2114" calcext:value-type="float">
            <text:p>148.2</text:p>
          </table:table-cell>
          <table:table-cell table:style-name="ce4" office:value-type="float" office:value="29.2959" calcext:value-type="float">
            <text:p>29.3</text:p>
          </table:table-cell>
          <table:table-cell table:number-columns-repeated="1012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018.1" calcext:value-type="float">
            <text:p>1018.1</text:p>
          </table:table-cell>
          <table:table-cell table:style-name="ce4" office:value-type="float" office:value="191.6778" calcext:value-type="float">
            <text:p>191.7</text:p>
          </table:table-cell>
          <table:table-cell table:style-name="ce4" office:value-type="float" office:value="47.8221" calcext:value-type="float">
            <text:p>47.8</text:p>
          </table:table-cell>
          <table:table-cell table:style-name="ce4" office:value-type="float" office:value="150.0502" calcext:value-type="float">
            <text:p>150.1</text:p>
          </table:table-cell>
          <table:table-cell table:style-name="ce4" office:value-type="float" office:value="51.5618" calcext:value-type="float">
            <text:p>51.6</text:p>
          </table:table-cell>
          <table:table-cell table:style-name="ce4" office:value-type="float" office:value="36.1232" calcext:value-type="float">
            <text:p>36.1</text:p>
          </table:table-cell>
          <table:table-cell table:style-name="ce4" office:value-type="float" office:value="57.3835" calcext:value-type="float">
            <text:p>57.4</text:p>
          </table:table-cell>
          <table:table-cell table:style-name="ce4" office:value-type="float" office:value="84.3022" calcext:value-type="float">
            <text:p>84.3</text:p>
          </table:table-cell>
          <table:table-cell table:style-name="ce4" office:value-type="float" office:value="221.6063" calcext:value-type="float">
            <text:p>221.6</text:p>
          </table:table-cell>
          <table:table-cell table:style-name="ce4" office:value-type="float" office:value="148.0027" calcext:value-type="float">
            <text:p>148.0</text:p>
          </table:table-cell>
          <table:table-cell table:style-name="ce4" office:value-type="float" office:value="29.5418" calcext:value-type="float">
            <text:p>29.5</text:p>
          </table:table-cell>
          <table:table-cell table:number-columns-repeated="1012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028.7" calcext:value-type="float">
            <text:p>1028.7</text:p>
          </table:table-cell>
          <table:table-cell table:style-name="ce4" office:value-type="float" office:value="187.6267" calcext:value-type="float">
            <text:p>187.6</text:p>
          </table:table-cell>
          <table:table-cell table:style-name="ce4" office:value-type="float" office:value="46.3422" calcext:value-type="float">
            <text:p>46.3</text:p>
          </table:table-cell>
          <table:table-cell table:style-name="ce4" office:value-type="float" office:value="161.8485" calcext:value-type="float">
            <text:p>161.8</text:p>
          </table:table-cell>
          <table:table-cell table:style-name="ce4" office:value-type="float" office:value="50.6588" calcext:value-type="float">
            <text:p>50.7</text:p>
          </table:table-cell>
          <table:table-cell table:style-name="ce4" office:value-type="float" office:value="36.7444" calcext:value-type="float">
            <text:p>36.7</text:p>
          </table:table-cell>
          <table:table-cell table:style-name="ce4" office:value-type="float" office:value="59.1174" calcext:value-type="float">
            <text:p>59.1</text:p>
          </table:table-cell>
          <table:table-cell table:style-name="ce4" office:value-type="float" office:value="84.9077" calcext:value-type="float">
            <text:p>84.9</text:p>
          </table:table-cell>
          <table:table-cell table:style-name="ce4" office:value-type="float" office:value="223.6667" calcext:value-type="float">
            <text:p>223.7</text:p>
          </table:table-cell>
          <table:table-cell table:style-name="ce4" office:value-type="float" office:value="147.9707" calcext:value-type="float">
            <text:p>148.0</text:p>
          </table:table-cell>
          <table:table-cell table:style-name="ce4" office:value-type="float" office:value="29.7887" calcext:value-type="float">
            <text:p>29.8</text:p>
          </table:table-cell>
          <table:table-cell table:number-columns-repeated="1012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930.8" calcext:value-type="float">
            <text:p>930.8</text:p>
          </table:table-cell>
          <table:table-cell table:style-name="ce4" office:value-type="float" office:value="84.9591" calcext:value-type="float">
            <text:p>85.0</text:p>
          </table:table-cell>
          <table:table-cell table:style-name="ce4" office:value-type="float" office:value="44.9068" calcext:value-type="float">
            <text:p>44.9</text:p>
          </table:table-cell>
          <table:table-cell table:style-name="ce4" office:value-type="float" office:value="165.0499" calcext:value-type="float">
            <text:p>165.0</text:p>
          </table:table-cell>
          <table:table-cell table:style-name="ce4" office:value-type="float" office:value="49.6554" calcext:value-type="float">
            <text:p>49.7</text:p>
          </table:table-cell>
          <table:table-cell table:style-name="ce4" office:value-type="float" office:value="37.3055" calcext:value-type="float">
            <text:p>37.3</text:p>
          </table:table-cell>
          <table:table-cell table:style-name="ce4" office:value-type="float" office:value="60.7769" calcext:value-type="float">
            <text:p>60.8</text:p>
          </table:table-cell>
          <table:table-cell table:style-name="ce4" office:value-type="float" office:value="85.5199" calcext:value-type="float">
            <text:p>85.5</text:p>
          </table:table-cell>
          <table:table-cell table:style-name="ce4" office:value-type="float" office:value="224.5684" calcext:value-type="float">
            <text:p>224.6</text:p>
          </table:table-cell>
          <table:table-cell table:style-name="ce4" office:value-type="float" office:value="147.9992" calcext:value-type="float">
            <text:p>148.0</text:p>
          </table:table-cell>
          <table:table-cell table:style-name="ce4" office:value-type="float" office:value="30.0363" calcext:value-type="float">
            <text:p>30.0</text:p>
          </table:table-cell>
          <table:table-cell table:number-columns-repeated="1012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927.6" calcext:value-type="float">
            <text:p>927.6</text:p>
          </table:table-cell>
          <table:table-cell table:style-name="ce4" office:value-type="float" office:value="77.4386" calcext:value-type="float">
            <text:p>77.4</text:p>
          </table:table-cell>
          <table:table-cell table:style-name="ce4" office:value-type="float" office:value="43.5084" calcext:value-type="float">
            <text:p>43.5</text:p>
          </table:table-cell>
          <table:table-cell table:style-name="ce4" office:value-type="float" office:value="167.5446" calcext:value-type="float">
            <text:p>167.5</text:p>
          </table:table-cell>
          <table:table-cell table:style-name="ce4" office:value-type="float" office:value="48.5551" calcext:value-type="float">
            <text:p>48.6</text:p>
          </table:table-cell>
          <table:table-cell table:style-name="ce4" office:value-type="float" office:value="37.8209" calcext:value-type="float">
            <text:p>37.8</text:p>
          </table:table-cell>
          <table:table-cell table:style-name="ce4" office:value-type="float" office:value="62.7908" calcext:value-type="float">
            <text:p>62.8</text:p>
          </table:table-cell>
          <table:table-cell table:style-name="ce4" office:value-type="float" office:value="86.1474" calcext:value-type="float">
            <text:p>86.1</text:p>
          </table:table-cell>
          <table:table-cell table:style-name="ce4" office:value-type="float" office:value="225.4108" calcext:value-type="float">
            <text:p>225.4</text:p>
          </table:table-cell>
          <table:table-cell table:style-name="ce4" office:value-type="float" office:value="148.0654" calcext:value-type="float">
            <text:p>148.1</text:p>
          </table:table-cell>
          <table:table-cell table:style-name="ce4" office:value-type="float" office:value="30.2841" calcext:value-type="float">
            <text:p>30.3</text:p>
          </table:table-cell>
          <table:table-cell table:number-columns-repeated="1012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915.3" calcext:value-type="float">
            <text:p>915.3</text:p>
          </table:table-cell>
          <table:table-cell table:style-name="ce4" office:value-type="float" office:value="70.1734000000001" calcext:value-type="float">
            <text:p>70.2</text:p>
          </table:table-cell>
          <table:table-cell table:style-name="ce4" office:value-type="float" office:value="42.1409" calcext:value-type="float">
            <text:p>42.1</text:p>
          </table:table-cell>
          <table:table-cell table:style-name="ce4" office:value-type="float" office:value="169.5075" calcext:value-type="float">
            <text:p>169.5</text:p>
          </table:table-cell>
          <table:table-cell table:style-name="ce4" office:value-type="float" office:value="47.3612" calcext:value-type="float">
            <text:p>47.4</text:p>
          </table:table-cell>
          <table:table-cell table:style-name="ce4" office:value-type="float" office:value="38.3008" calcext:value-type="float">
            <text:p>38.3</text:p>
          </table:table-cell>
          <table:table-cell table:style-name="ce4" office:value-type="float" office:value="64.6566" calcext:value-type="float">
            <text:p>64.7</text:p>
          </table:table-cell>
          <table:table-cell table:style-name="ce4" office:value-type="float" office:value="84.5532" calcext:value-type="float">
            <text:p>84.6</text:p>
          </table:table-cell>
          <table:table-cell table:style-name="ce4" office:value-type="float" office:value="219.9642" calcext:value-type="float">
            <text:p>220.0</text:p>
          </table:table-cell>
          <table:table-cell table:style-name="ce4" office:value-type="float" office:value="148.1542" calcext:value-type="float">
            <text:p>148.2</text:p>
          </table:table-cell>
          <table:table-cell table:style-name="ce4" office:value-type="float" office:value="30.532" calcext:value-type="float">
            <text:p>30.5</text:p>
          </table:table-cell>
          <table:table-cell table:number-columns-repeated="1012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913.7" calcext:value-type="float">
            <text:p>913.7</text:p>
          </table:table-cell>
          <table:table-cell table:style-name="ce4" office:value-type="float" office:value="67.8054" calcext:value-type="float">
            <text:p>67.8</text:p>
          </table:table-cell>
          <table:table-cell table:style-name="ce4" office:value-type="float" office:value="40.7992" calcext:value-type="float">
            <text:p>40.8</text:p>
          </table:table-cell>
          <table:table-cell table:style-name="ce4" office:value-type="float" office:value="171.0651" calcext:value-type="float">
            <text:p>171.1</text:p>
          </table:table-cell>
          <table:table-cell table:style-name="ce4" office:value-type="float" office:value="46.0769" calcext:value-type="float">
            <text:p>46.1</text:p>
          </table:table-cell>
          <table:table-cell table:style-name="ce4" office:value-type="float" office:value="38.7529" calcext:value-type="float">
            <text:p>38.8</text:p>
          </table:table-cell>
          <table:table-cell table:style-name="ce4" office:value-type="float" office:value="67.5293" calcext:value-type="float">
            <text:p>67.5</text:p>
          </table:table-cell>
          <table:table-cell table:style-name="ce4" office:value-type="float" office:value="82.8035" calcext:value-type="float">
            <text:p>82.8</text:p>
          </table:table-cell>
          <table:table-cell table:style-name="ce4" office:value-type="float" office:value="219.8235" calcext:value-type="float">
            <text:p>219.8</text:p>
          </table:table-cell>
          <table:table-cell table:style-name="ce4" office:value-type="float" office:value="148.2555" calcext:value-type="float">
            <text:p>148.3</text:p>
          </table:table-cell>
          <table:table-cell table:style-name="ce4" office:value-type="float" office:value="30.7795" calcext:value-type="float">
            <text:p>30.8</text:p>
          </table:table-cell>
          <table:table-cell table:number-columns-repeated="1012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922" calcext:value-type="float">
            <text:p>922</text:p>
          </table:table-cell>
          <table:table-cell table:style-name="ce4" office:value-type="float" office:value="59.3827" calcext:value-type="float">
            <text:p>59.4</text:p>
          </table:table-cell>
          <table:table-cell table:style-name="ce4" office:value-type="float" office:value="39.4793" calcext:value-type="float">
            <text:p>39.5</text:p>
          </table:table-cell>
          <table:table-cell table:style-name="ce4" office:value-type="float" office:value="172.778" calcext:value-type="float">
            <text:p>172.8</text:p>
          </table:table-cell>
          <table:table-cell table:style-name="ce4" office:value-type="float" office:value="44.7582" calcext:value-type="float">
            <text:p>44.8</text:p>
          </table:table-cell>
          <table:table-cell table:style-name="ce4" office:value-type="float" office:value="39.1801" calcext:value-type="float">
            <text:p>39.2</text:p>
          </table:table-cell>
          <table:table-cell table:style-name="ce4" office:value-type="float" office:value="69.2123" calcext:value-type="float">
            <text:p>69.2</text:p>
          </table:table-cell>
          <table:table-cell table:style-name="ce4" office:value-type="float" office:value="80.8993" calcext:value-type="float">
            <text:p>80.9</text:p>
          </table:table-cell>
          <table:table-cell table:style-name="ce4" office:value-type="float" office:value="219.7536" calcext:value-type="float">
            <text:p>219.8</text:p>
          </table:table-cell>
          <table:table-cell table:style-name="ce4" office:value-type="float" office:value="165.4944" calcext:value-type="float">
            <text:p>165.5</text:p>
          </table:table-cell>
          <table:table-cell table:style-name="ce4" office:value-type="float" office:value="31.0238" calcext:value-type="float">
            <text:p>31.0</text:p>
          </table:table-cell>
          <table:table-cell table:number-columns-repeated="1012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899.3" calcext:value-type="float">
            <text:p>899.3</text:p>
          </table:table-cell>
          <table:table-cell table:style-name="ce4" office:value-type="float" office:value="32.8331" calcext:value-type="float">
            <text:p>32.8</text:p>
          </table:table-cell>
          <table:table-cell table:style-name="ce4" office:value-type="float" office:value="38.178" calcext:value-type="float">
            <text:p>38.2</text:p>
          </table:table-cell>
          <table:table-cell table:style-name="ce4" office:value-type="float" office:value="174.6317" calcext:value-type="float">
            <text:p>174.6</text:p>
          </table:table-cell>
          <table:table-cell table:style-name="ce4" office:value-type="float" office:value="43.4031" calcext:value-type="float">
            <text:p>43.4</text:p>
          </table:table-cell>
          <table:table-cell table:style-name="ce4" office:value-type="float" office:value="39.5866" calcext:value-type="float">
            <text:p>39.6</text:p>
          </table:table-cell>
          <table:table-cell table:style-name="ce4" office:value-type="float" office:value="71.1387" calcext:value-type="float">
            <text:p>71.1</text:p>
          </table:table-cell>
          <table:table-cell table:style-name="ce4" office:value-type="float" office:value="78.842" calcext:value-type="float">
            <text:p>78.8</text:p>
          </table:table-cell>
          <table:table-cell table:style-name="ce4" office:value-type="float" office:value="219.7429" calcext:value-type="float">
            <text:p>219.7</text:p>
          </table:table-cell>
          <table:table-cell table:style-name="ce4" office:value-type="float" office:value="169.7137" calcext:value-type="float">
            <text:p>169.7</text:p>
          </table:table-cell>
          <table:table-cell table:style-name="ce4" office:value-type="float" office:value="31.2645" calcext:value-type="float">
            <text:p>31.3</text:p>
          </table:table-cell>
          <table:table-cell table:number-columns-repeated="1012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902.4" calcext:value-type="float">
            <text:p>902.4</text:p>
          </table:table-cell>
          <table:table-cell table:style-name="ce4" office:value-type="float" office:value="33.3753" calcext:value-type="float">
            <text:p>33.4</text:p>
          </table:table-cell>
          <table:table-cell table:style-name="ce4" office:value-type="float" office:value="36.8924" calcext:value-type="float">
            <text:p>36.9</text:p>
          </table:table-cell>
          <table:table-cell table:style-name="ce4" office:value-type="float" office:value="176.2967" calcext:value-type="float">
            <text:p>176.3</text:p>
          </table:table-cell>
          <table:table-cell table:style-name="ce4" office:value-type="float" office:value="42.0143" calcext:value-type="float">
            <text:p>42.0</text:p>
          </table:table-cell>
          <table:table-cell table:style-name="ce4" office:value-type="float" office:value="39.9756" calcext:value-type="float">
            <text:p>40.0</text:p>
          </table:table-cell>
          <table:table-cell table:style-name="ce4" office:value-type="float" office:value="73.0465" calcext:value-type="float">
            <text:p>73.0</text:p>
          </table:table-cell>
          <table:table-cell table:style-name="ce4" office:value-type="float" office:value="76.6881" calcext:value-type="float">
            <text:p>76.7</text:p>
          </table:table-cell>
          <table:table-cell table:style-name="ce4" office:value-type="float" office:value="219.7764" calcext:value-type="float">
            <text:p>219.8</text:p>
          </table:table-cell>
          <table:table-cell table:style-name="ce4" office:value-type="float" office:value="172.8427" calcext:value-type="float">
            <text:p>172.8</text:p>
          </table:table-cell>
          <table:table-cell table:style-name="ce4" office:value-type="float" office:value="31.5016" calcext:value-type="float">
            <text:p>31.5</text:p>
          </table:table-cell>
          <table:table-cell table:number-columns-repeated="1012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900.5" calcext:value-type="float">
            <text:p>900.5</text:p>
          </table:table-cell>
          <table:table-cell table:style-name="ce4" office:value-type="float" office:value="29.503" calcext:value-type="float">
            <text:p>29.5</text:p>
          </table:table-cell>
          <table:table-cell table:style-name="ce4" office:value-type="float" office:value="35.6201" calcext:value-type="float">
            <text:p>35.6</text:p>
          </table:table-cell>
          <table:table-cell table:style-name="ce4" office:value-type="float" office:value="177.811" calcext:value-type="float">
            <text:p>177.8</text:p>
          </table:table-cell>
          <table:table-cell table:style-name="ce4" office:value-type="float" office:value="40.5942" calcext:value-type="float">
            <text:p>40.6</text:p>
          </table:table-cell>
          <table:table-cell table:style-name="ce4" office:value-type="float" office:value="40.3493" calcext:value-type="float">
            <text:p>40.3</text:p>
          </table:table-cell>
          <table:table-cell table:style-name="ce4" office:value-type="float" office:value="75.3304" calcext:value-type="float">
            <text:p>75.3</text:p>
          </table:table-cell>
          <table:table-cell table:style-name="ce4" office:value-type="float" office:value="74.5129" calcext:value-type="float">
            <text:p>74.5</text:p>
          </table:table-cell>
          <table:table-cell table:style-name="ce4" office:value-type="float" office:value="219.7679" calcext:value-type="float">
            <text:p>219.8</text:p>
          </table:table-cell>
          <table:table-cell table:style-name="ce4" office:value-type="float" office:value="175.2349" calcext:value-type="float">
            <text:p>175.2</text:p>
          </table:table-cell>
          <table:table-cell table:style-name="ce4" office:value-type="float" office:value="31.7348" calcext:value-type="float">
            <text:p>31.7</text:p>
          </table:table-cell>
          <table:table-cell table:number-columns-repeated="1012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887.5" calcext:value-type="float">
            <text:p>887.5</text:p>
          </table:table-cell>
          <table:table-cell table:style-name="ce4" office:value-type="float" office:value="16.488" calcext:value-type="float">
            <text:p>16.5</text:p>
          </table:table-cell>
          <table:table-cell table:style-name="ce4" office:value-type="float" office:value="34.3592" calcext:value-type="float">
            <text:p>34.4</text:p>
          </table:table-cell>
          <table:table-cell table:style-name="ce4" office:value-type="float" office:value="179.2032" calcext:value-type="float">
            <text:p>179.2</text:p>
          </table:table-cell>
          <table:table-cell table:style-name="ce4" office:value-type="float" office:value="39.1451" calcext:value-type="float">
            <text:p>39.1</text:p>
          </table:table-cell>
          <table:table-cell table:style-name="ce4" office:value-type="float" office:value="40.7098" calcext:value-type="float">
            <text:p>40.7</text:p>
          </table:table-cell>
          <table:table-cell table:style-name="ce4" office:value-type="float" office:value="77.5506" calcext:value-type="float">
            <text:p>77.6</text:p>
          </table:table-cell>
          <table:table-cell table:style-name="ce4" office:value-type="float" office:value="71.1462" calcext:value-type="float">
            <text:p>71.1</text:p>
          </table:table-cell>
          <table:table-cell table:style-name="ce4" office:value-type="float" office:value="219.7826" calcext:value-type="float">
            <text:p>219.8</text:p>
          </table:table-cell>
          <table:table-cell table:style-name="ce4" office:value-type="float" office:value="177.1276" calcext:value-type="float">
            <text:p>177.1</text:p>
          </table:table-cell>
          <table:table-cell table:style-name="ce4" office:value-type="float" office:value="31.9639" calcext:value-type="float">
            <text:p>32.0</text:p>
          </table:table-cell>
          <table:table-cell table:number-columns-repeated="1012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870.2" calcext:value-type="float">
            <text:p>870.2</text:p>
          </table:table-cell>
          <table:table-cell table:style-name="ce4" office:value-type="float" office:value="14.9802" calcext:value-type="float">
            <text:p>15.0</text:p>
          </table:table-cell>
          <table:table-cell table:style-name="ce4" office:value-type="float" office:value="33.108" calcext:value-type="float">
            <text:p>33.1</text:p>
          </table:table-cell>
          <table:table-cell table:style-name="ce4" office:value-type="float" office:value="177.8057" calcext:value-type="float">
            <text:p>177.8</text:p>
          </table:table-cell>
          <table:table-cell table:style-name="ce4" office:value-type="float" office:value="37.6905" calcext:value-type="float">
            <text:p>37.7</text:p>
          </table:table-cell>
          <table:table-cell table:style-name="ce4" office:value-type="float" office:value="41.0343" calcext:value-type="float">
            <text:p>41.0</text:p>
          </table:table-cell>
          <table:table-cell table:style-name="ce4" office:value-type="float" office:value="79.5326" calcext:value-type="float">
            <text:p>79.5</text:p>
          </table:table-cell>
          <table:table-cell table:style-name="ce4" office:value-type="float" office:value="54.4211" calcext:value-type="float">
            <text:p>54.4</text:p>
          </table:table-cell>
          <table:table-cell table:style-name="ce4" office:value-type="float" office:value="219.8139" calcext:value-type="float">
            <text:p>219.8</text:p>
          </table:table-cell>
          <table:table-cell table:style-name="ce4" office:value-type="float" office:value="179.6268" calcext:value-type="float">
            <text:p>179.6</text:p>
          </table:table-cell>
          <table:table-cell table:style-name="ce4" office:value-type="float" office:value="32.1887" calcext:value-type="float">
            <text:p>32.2</text:p>
          </table:table-cell>
          <table:table-cell table:number-columns-repeated="1012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891.3" calcext:value-type="float">
            <text:p>891.3</text:p>
          </table:table-cell>
          <table:table-cell table:style-name="ce4" office:value-type="float" office:value="27.5594" calcext:value-type="float">
            <text:p>27.6</text:p>
          </table:table-cell>
          <table:table-cell table:style-name="ce4" office:value-type="float" office:value="33.0949" calcext:value-type="float">
            <text:p>33.1</text:p>
          </table:table-cell>
          <table:table-cell table:style-name="ce4" office:value-type="float" office:value="177.2661" calcext:value-type="float">
            <text:p>177.3</text:p>
          </table:table-cell>
          <table:table-cell table:style-name="ce4" office:value-type="float" office:value="36.2326" calcext:value-type="float">
            <text:p>36.2</text:p>
          </table:table-cell>
          <table:table-cell table:style-name="ce4" office:value-type="float" office:value="41.3486" calcext:value-type="float">
            <text:p>41.3</text:p>
          </table:table-cell>
          <table:table-cell table:style-name="ce4" office:value-type="float" office:value="81.747" calcext:value-type="float">
            <text:p>81.7</text:p>
          </table:table-cell>
          <table:table-cell table:style-name="ce4" office:value-type="float" office:value="47.5128" calcext:value-type="float">
            <text:p>47.5</text:p>
          </table:table-cell>
          <table:table-cell table:style-name="ce4" office:value-type="float" office:value="231.9072" calcext:value-type="float">
            <text:p>231.9</text:p>
          </table:table-cell>
          <table:table-cell table:style-name="ce4" office:value-type="float" office:value="182.1978" calcext:value-type="float">
            <text:p>182.2</text:p>
          </table:table-cell>
          <table:table-cell table:style-name="ce4" office:value-type="float" office:value="32.4092" calcext:value-type="float">
            <text:p>32.4</text:p>
          </table:table-cell>
          <table:table-cell table:number-columns-repeated="1012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886.4" calcext:value-type="float">
            <text:p>886.4</text:p>
          </table:table-cell>
          <table:table-cell table:style-name="ce4" office:value-type="float" office:value="13.2181" calcext:value-type="float">
            <text:p>13.2</text:p>
          </table:table-cell>
          <table:table-cell table:style-name="ce4" office:value-type="float" office:value="33.0887" calcext:value-type="float">
            <text:p>33.1</text:p>
          </table:table-cell>
          <table:table-cell table:style-name="ce4" office:value-type="float" office:value="176.8667" calcext:value-type="float">
            <text:p>176.9</text:p>
          </table:table-cell>
          <table:table-cell table:style-name="ce4" office:value-type="float" office:value="34.7731" calcext:value-type="float">
            <text:p>34.8</text:p>
          </table:table-cell>
          <table:table-cell table:style-name="ce4" office:value-type="float" office:value="41.6535" calcext:value-type="float">
            <text:p>41.7</text:p>
          </table:table-cell>
          <table:table-cell table:style-name="ce4" office:value-type="float" office:value="84.0349" calcext:value-type="float">
            <text:p>84.0</text:p>
          </table:table-cell>
          <table:table-cell table:style-name="ce4" office:value-type="float" office:value="40.8358" calcext:value-type="float">
            <text:p>40.8</text:p>
          </table:table-cell>
          <table:table-cell table:style-name="ce4" office:value-type="float" office:value="244.604" calcext:value-type="float">
            <text:p>244.6</text:p>
          </table:table-cell>
          <table:table-cell table:style-name="ce4" office:value-type="float" office:value="184.7197" calcext:value-type="float">
            <text:p>184.7</text:p>
          </table:table-cell>
          <table:table-cell table:style-name="ce4" office:value-type="float" office:value="32.625" calcext:value-type="float">
            <text:p>32.6</text:p>
          </table:table-cell>
          <table:table-cell table:number-columns-repeated="1012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892.3" calcext:value-type="float">
            <text:p>892.3</text:p>
          </table:table-cell>
          <table:table-cell table:style-name="ce4" office:value-type="float" office:value="8.97959999999998" calcext:value-type="float">
            <text:p>9.0</text:p>
          </table:table-cell>
          <table:table-cell table:style-name="ce4" office:value-type="float" office:value="33.0881" calcext:value-type="float">
            <text:p>33.1</text:p>
          </table:table-cell>
          <table:table-cell table:style-name="ce4" office:value-type="float" office:value="176.6292" calcext:value-type="float">
            <text:p>176.6</text:p>
          </table:table-cell>
          <table:table-cell table:style-name="ce4" office:value-type="float" office:value="33.314" calcext:value-type="float">
            <text:p>33.3</text:p>
          </table:table-cell>
          <table:table-cell table:style-name="ce4" office:value-type="float" office:value="41.8935" calcext:value-type="float">
            <text:p>41.9</text:p>
          </table:table-cell>
          <table:table-cell table:style-name="ce4" office:value-type="float" office:value="86.348" calcext:value-type="float">
            <text:p>86.3</text:p>
          </table:table-cell>
          <table:table-cell table:style-name="ce4" office:value-type="float" office:value="34.3535" calcext:value-type="float">
            <text:p>34.4</text:p>
          </table:table-cell>
          <table:table-cell table:style-name="ce4" office:value-type="float" office:value="257.7192" calcext:value-type="float">
            <text:p>257.7</text:p>
          </table:table-cell>
          <table:table-cell table:style-name="ce4" office:value-type="float" office:value="187.1801" calcext:value-type="float">
            <text:p>187.2</text:p>
          </table:table-cell>
          <table:table-cell table:style-name="ce4" office:value-type="float" office:value="32.8362" calcext:value-type="float">
            <text:p>32.8</text:p>
          </table:table-cell>
          <table:table-cell table:number-columns-repeated="1012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894.1" calcext:value-type="float">
            <text:p>894.1</text:p>
          </table:table-cell>
          <table:table-cell table:style-name="ce4" office:value-type="float" office:value="0.129400000000043" calcext:value-type="float">
            <text:p>0.1</text:p>
          </table:table-cell>
          <table:table-cell table:style-name="ce4" office:value-type="float" office:value="33.0921" calcext:value-type="float">
            <text:p>33.1</text:p>
          </table:table-cell>
          <table:table-cell table:style-name="ce4" office:value-type="float" office:value="176.39" calcext:value-type="float">
            <text:p>176.4</text:p>
          </table:table-cell>
          <table:table-cell table:style-name="ce4" office:value-type="float" office:value="31.8572" calcext:value-type="float">
            <text:p>31.9</text:p>
          </table:table-cell>
          <table:table-cell table:style-name="ce4" office:value-type="float" office:value="42.1256" calcext:value-type="float">
            <text:p>42.1</text:p>
          </table:table-cell>
          <table:table-cell table:style-name="ce4" office:value-type="float" office:value="88.6447" calcext:value-type="float">
            <text:p>88.6</text:p>
          </table:table-cell>
          <table:table-cell table:style-name="ce4" office:value-type="float" office:value="28.0367" calcext:value-type="float">
            <text:p>28.0</text:p>
          </table:table-cell>
          <table:table-cell table:style-name="ce4" office:value-type="float" office:value="271.1625" calcext:value-type="float">
            <text:p>271.2</text:p>
          </table:table-cell>
          <table:table-cell table:style-name="ce4" office:value-type="float" office:value="189.5739" calcext:value-type="float">
            <text:p>189.6</text:p>
          </table:table-cell>
          <table:table-cell table:style-name="ce4" office:value-type="float" office:value="33.0425" calcext:value-type="float">
            <text:p>33.0</text:p>
          </table:table-cell>
          <table:table-cell table:number-columns-repeated="1012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976.9" calcext:value-type="float">
            <text:p>976.9</text:p>
          </table:table-cell>
          <table:table-cell table:style-name="ce4" office:value-type="float" office:value="-4.84790000000006" calcext:value-type="float">
            <text:p>-4.8</text:p>
          </table:table-cell>
          <table:table-cell table:style-name="ce4" office:value-type="float" office:value="33.0998" calcext:value-type="float">
            <text:p>33.1</text:p>
          </table:table-cell>
          <table:table-cell table:style-name="ce4" office:value-type="float" office:value="179.4022" calcext:value-type="float">
            <text:p>179.4</text:p>
          </table:table-cell>
          <table:table-cell table:style-name="ce4" office:value-type="float" office:value="30.4041" calcext:value-type="float">
            <text:p>30.4</text:p>
          </table:table-cell>
          <table:table-cell table:style-name="ce4" office:value-type="float" office:value="42.3455" calcext:value-type="float">
            <text:p>42.3</text:p>
          </table:table-cell>
          <table:table-cell table:style-name="ce4" office:value-type="float" office:value="91.2046" calcext:value-type="float">
            <text:p>91.2</text:p>
          </table:table-cell>
          <table:table-cell table:style-name="ce4" office:value-type="float" office:value="24.0287" calcext:value-type="float">
            <text:p>24.0</text:p>
          </table:table-cell>
          <table:table-cell table:style-name="ce4" office:value-type="float" office:value="284.8639" calcext:value-type="float">
            <text:p>284.9</text:p>
          </table:table-cell>
          <table:table-cell table:style-name="ce4" office:value-type="float" office:value="263.1423" calcext:value-type="float">
            <text:p>263.1</text:p>
          </table:table-cell>
          <table:table-cell table:style-name="ce4" office:value-type="float" office:value="33.2438" calcext:value-type="float">
            <text:p>33.2</text:p>
          </table:table-cell>
          <table:table-cell table:number-columns-repeated="1012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008.9" calcext:value-type="float">
            <text:p>1008.9</text:p>
          </table:table-cell>
          <table:table-cell table:style-name="ce4" office:value-type="float" office:value="5.92979999999997" calcext:value-type="float">
            <text:p>5.9</text:p>
          </table:table-cell>
          <table:table-cell table:style-name="ce4" office:value-type="float" office:value="32.9119" calcext:value-type="float">
            <text:p>32.9</text:p>
          </table:table-cell>
          <table:table-cell table:style-name="ce4" office:value-type="float" office:value="182.4977" calcext:value-type="float">
            <text:p>182.5</text:p>
          </table:table-cell>
          <table:table-cell table:style-name="ce4" office:value-type="float" office:value="28.9564" calcext:value-type="float">
            <text:p>29.0</text:p>
          </table:table-cell>
          <table:table-cell table:style-name="ce4" office:value-type="float" office:value="42.5586" calcext:value-type="float">
            <text:p>42.6</text:p>
          </table:table-cell>
          <table:table-cell table:style-name="ce4" office:value-type="float" office:value="93.5386" calcext:value-type="float">
            <text:p>93.5</text:p>
          </table:table-cell>
          <table:table-cell table:style-name="ce4" office:value-type="float" office:value="20.4267" calcext:value-type="float">
            <text:p>20.4</text:p>
          </table:table-cell>
          <table:table-cell table:style-name="ce4" office:value-type="float" office:value="286.9466" calcext:value-type="float">
            <text:p>286.9</text:p>
          </table:table-cell>
          <table:table-cell table:style-name="ce4" office:value-type="float" office:value="281.6554" calcext:value-type="float">
            <text:p>281.7</text:p>
          </table:table-cell>
          <table:table-cell table:style-name="ce4" office:value-type="float" office:value="33.4401" calcext:value-type="float">
            <text:p>33.4</text:p>
          </table:table-cell>
          <table:table-cell table:number-columns-repeated="1012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015.8" calcext:value-type="float">
            <text:p>1015.8</text:p>
          </table:table-cell>
          <table:table-cell table:style-name="ce4" office:value-type="float" office:value="-5.20679999999998" calcext:value-type="float">
            <text:p>-5.2</text:p>
          </table:table-cell>
          <table:table-cell table:style-name="ce4" office:value-type="float" office:value="32.7261" calcext:value-type="float">
            <text:p>32.7</text:p>
          </table:table-cell>
          <table:table-cell table:style-name="ce4" office:value-type="float" office:value="185.7892" calcext:value-type="float">
            <text:p>185.8</text:p>
          </table:table-cell>
          <table:table-cell table:style-name="ce4" office:value-type="float" office:value="27.5156" calcext:value-type="float">
            <text:p>27.5</text:p>
          </table:table-cell>
          <table:table-cell table:style-name="ce4" office:value-type="float" office:value="42.7655" calcext:value-type="float">
            <text:p>42.8</text:p>
          </table:table-cell>
          <table:table-cell table:style-name="ce4" office:value-type="float" office:value="97.3423" calcext:value-type="float">
            <text:p>97.3</text:p>
          </table:table-cell>
          <table:table-cell table:style-name="ce4" office:value-type="float" office:value="17.1788" calcext:value-type="float">
            <text:p>17.2</text:p>
          </table:table-cell>
          <table:table-cell table:style-name="ce4" office:value-type="float" office:value="288.6894" calcext:value-type="float">
            <text:p>288.7</text:p>
          </table:table-cell>
          <table:table-cell table:style-name="ce4" office:value-type="float" office:value="295.3988" calcext:value-type="float">
            <text:p>295.4</text:p>
          </table:table-cell>
          <table:table-cell table:style-name="ce4" office:value-type="float" office:value="33.6311" calcext:value-type="float">
            <text:p>33.6</text:p>
          </table:table-cell>
          <table:table-cell table:number-columns-repeated="1012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024.9" calcext:value-type="float">
            <text:p>1024.9</text:p>
          </table:table-cell>
          <table:table-cell table:style-name="ce4" office:value-type="float" office:value="-10.5706" calcext:value-type="float">
            <text:p>-10.6</text:p>
          </table:table-cell>
          <table:table-cell table:style-name="ce4" office:value-type="float" office:value="32.5417" calcext:value-type="float">
            <text:p>32.5</text:p>
          </table:table-cell>
          <table:table-cell table:style-name="ce4" office:value-type="float" office:value="189.2369" calcext:value-type="float">
            <text:p>189.2</text:p>
          </table:table-cell>
          <table:table-cell table:style-name="ce4" office:value-type="float" office:value="26.083" calcext:value-type="float">
            <text:p>26.1</text:p>
          </table:table-cell>
          <table:table-cell table:style-name="ce4" office:value-type="float" office:value="42.9664" calcext:value-type="float">
            <text:p>43.0</text:p>
          </table:table-cell>
          <table:table-cell table:style-name="ce4" office:value-type="float" office:value="101.1581" calcext:value-type="float">
            <text:p>101.2</text:p>
          </table:table-cell>
          <table:table-cell table:style-name="ce4" office:value-type="float" office:value="14.3053" calcext:value-type="float">
            <text:p>14.3</text:p>
          </table:table-cell>
          <table:table-cell table:style-name="ce4" office:value-type="float" office:value="290.244" calcext:value-type="float">
            <text:p>290.2</text:p>
          </table:table-cell>
          <table:table-cell table:style-name="ce4" office:value-type="float" office:value="305.118" calcext:value-type="float">
            <text:p>305.1</text:p>
          </table:table-cell>
          <table:table-cell table:style-name="ce4" office:value-type="float" office:value="33.8168" calcext:value-type="float">
            <text:p>33.8</text:p>
          </table:table-cell>
          <table:table-cell table:number-columns-repeated="1012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37.3" calcext:value-type="float">
            <text:p>1037.3</text:p>
          </table:table-cell>
          <table:table-cell table:style-name="ce4" office:value-type="float" office:value="-11.381" calcext:value-type="float">
            <text:p>-11.4</text:p>
          </table:table-cell>
          <table:table-cell table:style-name="ce4" office:value-type="float" office:value="32.3582" calcext:value-type="float">
            <text:p>32.4</text:p>
          </table:table-cell>
          <table:table-cell table:style-name="ce4" office:value-type="float" office:value="192.7775" calcext:value-type="float">
            <text:p>192.8</text:p>
          </table:table-cell>
          <table:table-cell table:style-name="ce4" office:value-type="float" office:value="24.6601" calcext:value-type="float">
            <text:p>24.7</text:p>
          </table:table-cell>
          <table:table-cell table:style-name="ce4" office:value-type="float" office:value="43.1618" calcext:value-type="float">
            <text:p>43.2</text:p>
          </table:table-cell>
          <table:table-cell table:style-name="ce4" office:value-type="float" office:value="105.1777" calcext:value-type="float">
            <text:p>105.2</text:p>
          </table:table-cell>
          <table:table-cell table:style-name="ce4" office:value-type="float" office:value="13.0821" calcext:value-type="float">
            <text:p>13.1</text:p>
          </table:table-cell>
          <table:table-cell table:style-name="ce4" office:value-type="float" office:value="290.1121" calcext:value-type="float">
            <text:p>290.1</text:p>
          </table:table-cell>
          <table:table-cell table:style-name="ce4" office:value-type="float" office:value="313.3894" calcext:value-type="float">
            <text:p>313.4</text:p>
          </table:table-cell>
          <table:table-cell table:style-name="ce4" office:value-type="float" office:value="33.997" calcext:value-type="float">
            <text:p>34.0</text:p>
          </table:table-cell>
          <table:table-cell table:number-columns-repeated="1012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258.3" calcext:value-type="float">
            <text:p>1258.3</text:p>
          </table:table-cell>
          <table:table-cell table:style-name="ce4" office:value-type="float" office:value="3.23209999999995" calcext:value-type="float">
            <text:p>3.2</text:p>
          </table:table-cell>
          <table:table-cell table:style-name="ce4" office:value-type="float" office:value="32.1655" calcext:value-type="float">
            <text:p>32.2</text:p>
          </table:table-cell>
          <table:table-cell table:style-name="ce4" office:value-type="float" office:value="251.684" calcext:value-type="float">
            <text:p>251.7</text:p>
          </table:table-cell>
          <table:table-cell table:style-name="ce4" office:value-type="float" office:value="23.5287" calcext:value-type="float">
            <text:p>23.5</text:p>
          </table:table-cell>
          <table:table-cell table:style-name="ce4" office:value-type="float" office:value="34.397" calcext:value-type="float">
            <text:p>34.4</text:p>
          </table:table-cell>
          <table:table-cell table:style-name="ce4" office:value-type="float" office:value="109.2565" calcext:value-type="float">
            <text:p>109.3</text:p>
          </table:table-cell>
          <table:table-cell table:style-name="ce4" office:value-type="float" office:value="126.9132" calcext:value-type="float">
            <text:p>126.9</text:p>
          </table:table-cell>
          <table:table-cell table:style-name="ce4" office:value-type="float" office:value="289.8171" calcext:value-type="float">
            <text:p>289.8</text:p>
          </table:table-cell>
          <table:table-cell table:style-name="ce4" office:value-type="float" office:value="319.7975" calcext:value-type="float">
            <text:p>319.8</text:p>
          </table:table-cell>
          <table:table-cell table:style-name="ce4" office:value-type="float" office:value="67.5149" calcext:value-type="float">
            <text:p>67.5</text:p>
          </table:table-cell>
          <table:table-cell table:number-columns-repeated="1012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284.7" calcext:value-type="float">
            <text:p>1284.7</text:p>
          </table:table-cell>
          <table:table-cell table:style-name="ce4" office:value-type="float" office:value="-42.0452" calcext:value-type="float">
            <text:p>-42.0</text:p>
          </table:table-cell>
          <table:table-cell table:style-name="ce4" office:value-type="float" office:value="32.8542" calcext:value-type="float">
            <text:p>32.9</text:p>
          </table:table-cell>
          <table:table-cell table:style-name="ce4" office:value-type="float" office:value="270.4083" calcext:value-type="float">
            <text:p>270.4</text:p>
          </table:table-cell>
          <table:table-cell table:style-name="ce4" office:value-type="float" office:value="22.5462" calcext:value-type="float">
            <text:p>22.5</text:p>
          </table:table-cell>
          <table:table-cell table:style-name="ce4" office:value-type="float" office:value="32.6365" calcext:value-type="float">
            <text:p>32.6</text:p>
          </table:table-cell>
          <table:table-cell table:style-name="ce4" office:value-type="float" office:value="105.8839" calcext:value-type="float">
            <text:p>105.9</text:p>
          </table:table-cell>
          <table:table-cell table:style-name="ce4" office:value-type="float" office:value="149.6418" calcext:value-type="float">
            <text:p>149.6</text:p>
          </table:table-cell>
          <table:table-cell table:style-name="ce4" office:value-type="float" office:value="308.0985" calcext:value-type="float">
            <text:p>308.1</text:p>
          </table:table-cell>
          <table:table-cell table:style-name="ce4" office:value-type="float" office:value="327.7605" calcext:value-type="float">
            <text:p>327.8</text:p>
          </table:table-cell>
          <table:table-cell table:style-name="ce4" office:value-type="float" office:value="76.8785" calcext:value-type="float">
            <text:p>76.9</text:p>
          </table:table-cell>
          <table:table-cell table:number-columns-repeated="1012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280.9" calcext:value-type="float">
            <text:p>1280.9</text:p>
          </table:table-cell>
          <table:table-cell table:style-name="ce4" office:value-type="float" office:value="-66.2967" calcext:value-type="float">
            <text:p>-66.3</text:p>
          </table:table-cell>
          <table:table-cell table:style-name="ce4" office:value-type="float" office:value="32.6123" calcext:value-type="float">
            <text:p>32.6</text:p>
          </table:table-cell>
          <table:table-cell table:style-name="ce4" office:value-type="float" office:value="285.7957" calcext:value-type="float">
            <text:p>285.8</text:p>
          </table:table-cell>
          <table:table-cell table:style-name="ce4" office:value-type="float" office:value="21.707" calcext:value-type="float">
            <text:p>21.7</text:p>
          </table:table-cell>
          <table:table-cell table:style-name="ce4" office:value-type="float" office:value="30.8325" calcext:value-type="float">
            <text:p>30.8</text:p>
          </table:table-cell>
          <table:table-cell table:style-name="ce4" office:value-type="float" office:value="108.939" calcext:value-type="float">
            <text:p>108.9</text:p>
          </table:table-cell>
          <table:table-cell table:style-name="ce4" office:value-type="float" office:value="171.4843" calcext:value-type="float">
            <text:p>171.5</text:p>
          </table:table-cell>
          <table:table-cell table:style-name="ce4" office:value-type="float" office:value="327.0376" calcext:value-type="float">
            <text:p>327.0</text:p>
          </table:table-cell>
          <table:table-cell table:style-name="ce4" office:value-type="float" office:value="284.302" calcext:value-type="float">
            <text:p>284.3</text:p>
          </table:table-cell>
          <table:table-cell table:style-name="ce4" office:value-type="float" office:value="84.515" calcext:value-type="float">
            <text:p>84.5</text:p>
          </table:table-cell>
          <table:table-cell table:number-columns-repeated="1012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335" calcext:value-type="float">
            <text:p>1335</text:p>
          </table:table-cell>
          <table:table-cell table:style-name="ce4" office:value-type="float" office:value="-64.4056" calcext:value-type="float">
            <text:p>-64.4</text:p>
          </table:table-cell>
          <table:table-cell table:style-name="ce4" office:value-type="float" office:value="32.3676" calcext:value-type="float">
            <text:p>32.4</text:p>
          </table:table-cell>
          <table:table-cell table:style-name="ce4" office:value-type="float" office:value="298.6844" calcext:value-type="float">
            <text:p>298.7</text:p>
          </table:table-cell>
          <table:table-cell table:style-name="ce4" office:value-type="float" office:value="21.0057" calcext:value-type="float">
            <text:p>21.0</text:p>
          </table:table-cell>
          <table:table-cell table:style-name="ce4" office:value-type="float" office:value="28.6106" calcext:value-type="float">
            <text:p>28.6</text:p>
          </table:table-cell>
          <table:table-cell table:style-name="ce4" office:value-type="float" office:value="111.9529" calcext:value-type="float">
            <text:p>112.0</text:p>
          </table:table-cell>
          <table:table-cell table:style-name="ce4" office:value-type="float" office:value="192.6664" calcext:value-type="float">
            <text:p>192.7</text:p>
          </table:table-cell>
          <table:table-cell table:style-name="ce4" office:value-type="float" office:value="346.4916" calcext:value-type="float">
            <text:p>346.5</text:p>
          </table:table-cell>
          <table:table-cell table:style-name="ce4" office:value-type="float" office:value="280.9997" calcext:value-type="float">
            <text:p>281.0</text:p>
          </table:table-cell>
          <table:table-cell table:style-name="ce4" office:value-type="float" office:value="86.5883" calcext:value-type="float">
            <text:p>86.6</text:p>
          </table:table-cell>
          <table:table-cell table:number-columns-repeated="1012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379.5" calcext:value-type="float">
            <text:p>1379.5</text:p>
          </table:table-cell>
          <table:table-cell table:style-name="ce4" office:value-type="float" office:value="-73.6215" calcext:value-type="float">
            <text:p>-73.6</text:p>
          </table:table-cell>
          <table:table-cell table:style-name="ce4" office:value-type="float" office:value="32.1213" calcext:value-type="float">
            <text:p>32.1</text:p>
          </table:table-cell>
          <table:table-cell table:style-name="ce4" office:value-type="float" office:value="309.8231" calcext:value-type="float">
            <text:p>309.8</text:p>
          </table:table-cell>
          <table:table-cell table:style-name="ce4" office:value-type="float" office:value="20.4372" calcext:value-type="float">
            <text:p>20.4</text:p>
          </table:table-cell>
          <table:table-cell table:style-name="ce4" office:value-type="float" office:value="26.3933" calcext:value-type="float">
            <text:p>26.4</text:p>
          </table:table-cell>
          <table:table-cell table:style-name="ce4" office:value-type="float" office:value="115.2903" calcext:value-type="float">
            <text:p>115.3</text:p>
          </table:table-cell>
          <table:table-cell table:style-name="ce4" office:value-type="float" office:value="213.7468" calcext:value-type="float">
            <text:p>213.7</text:p>
          </table:table-cell>
          <table:table-cell table:style-name="ce4" office:value-type="float" office:value="366.3485" calcext:value-type="float">
            <text:p>366.3</text:p>
          </table:table-cell>
          <table:table-cell table:style-name="ce4" office:value-type="float" office:value="281.0364" calcext:value-type="float">
            <text:p>281.0</text:p>
          </table:table-cell>
          <table:table-cell table:style-name="ce4" office:value-type="float" office:value="87.9184" calcext:value-type="float">
            <text:p>87.9</text:p>
          </table:table-cell>
          <table:table-cell table:number-columns-repeated="1012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438.9" calcext:value-type="float">
            <text:p>1438.9</text:p>
          </table:table-cell>
          <table:table-cell table:style-name="ce4" office:value-type="float" office:value="-65.492" calcext:value-type="float">
            <text:p>-65.5</text:p>
          </table:table-cell>
          <table:table-cell table:style-name="ce4" office:value-type="float" office:value="31.8727" calcext:value-type="float">
            <text:p>31.9</text:p>
          </table:table-cell>
          <table:table-cell table:style-name="ce4" office:value-type="float" office:value="316.4737" calcext:value-type="float">
            <text:p>316.5</text:p>
          </table:table-cell>
          <table:table-cell table:style-name="ce4" office:value-type="float" office:value="19.9971" calcext:value-type="float">
            <text:p>20.0</text:p>
          </table:table-cell>
          <table:table-cell table:style-name="ce4" office:value-type="float" office:value="25.708" calcext:value-type="float">
            <text:p>25.7</text:p>
          </table:table-cell>
          <table:table-cell table:style-name="ce4" office:value-type="float" office:value="118.5831" calcext:value-type="float">
            <text:p>118.6</text:p>
          </table:table-cell>
          <table:table-cell table:style-name="ce4" office:value-type="float" office:value="236.1473" calcext:value-type="float">
            <text:p>236.1</text:p>
          </table:table-cell>
          <table:table-cell table:style-name="ce4" office:value-type="float" office:value="386.5128" calcext:value-type="float">
            <text:p>386.5</text:p>
          </table:table-cell>
          <table:table-cell table:style-name="ce4" office:value-type="float" office:value="280.3532" calcext:value-type="float">
            <text:p>280.4</text:p>
          </table:table-cell>
          <table:table-cell table:style-name="ce4" office:value-type="float" office:value="88.7565" calcext:value-type="float">
            <text:p>88.8</text:p>
          </table:table-cell>
          <table:table-cell table:number-columns-repeated="1012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469.1" calcext:value-type="float">
            <text:p>1469.1</text:p>
          </table:table-cell>
          <table:table-cell table:style-name="ce4" office:value-type="float" office:value="-68.0023" calcext:value-type="float">
            <text:p>-68.0</text:p>
          </table:table-cell>
          <table:table-cell table:style-name="ce4" office:value-type="float" office:value="31.6218" calcext:value-type="float">
            <text:p>31.6</text:p>
          </table:table-cell>
          <table:table-cell table:style-name="ce4" office:value-type="float" office:value="322.0027" calcext:value-type="float">
            <text:p>322.0</text:p>
          </table:table-cell>
          <table:table-cell table:style-name="ce4" office:value-type="float" office:value="19.6809" calcext:value-type="float">
            <text:p>19.7</text:p>
          </table:table-cell>
          <table:table-cell table:style-name="ce4" office:value-type="float" office:value="25.0441" calcext:value-type="float">
            <text:p>25.0</text:p>
          </table:table-cell>
          <table:table-cell table:style-name="ce4" office:value-type="float" office:value="121.9669" calcext:value-type="float">
            <text:p>122.0</text:p>
          </table:table-cell>
          <table:table-cell table:style-name="ce4" office:value-type="float" office:value="258.2474" calcext:value-type="float">
            <text:p>258.2</text:p>
          </table:table-cell>
          <table:table-cell table:style-name="ce4" office:value-type="float" office:value="388.5816" calcext:value-type="float">
            <text:p>388.6</text:p>
          </table:table-cell>
          <table:table-cell table:style-name="ce4" office:value-type="float" office:value="280.6665" calcext:value-type="float">
            <text:p>280.7</text:p>
          </table:table-cell>
          <table:table-cell table:style-name="ce4" office:value-type="float" office:value="89.258" calcext:value-type="float">
            <text:p>89.3</text:p>
          </table:table-cell>
          <table:table-cell table:number-columns-repeated="1012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520.8" calcext:value-type="float">
            <text:p>1520.8</text:p>
          </table:table-cell>
          <table:table-cell table:style-name="ce4" office:value-type="float" office:value="-32.9847" calcext:value-type="float">
            <text:p>-33.0</text:p>
          </table:table-cell>
          <table:table-cell table:style-name="ce4" office:value-type="float" office:value="31.3693" calcext:value-type="float">
            <text:p>31.4</text:p>
          </table:table-cell>
          <table:table-cell table:style-name="ce4" office:value-type="float" office:value="326.6672" calcext:value-type="float">
            <text:p>326.7</text:p>
          </table:table-cell>
          <table:table-cell table:style-name="ce4" office:value-type="float" office:value="19.4847" calcext:value-type="float">
            <text:p>19.5</text:p>
          </table:table-cell>
          <table:table-cell table:style-name="ce4" office:value-type="float" office:value="24.4051" calcext:value-type="float">
            <text:p>24.4</text:p>
          </table:table-cell>
          <table:table-cell table:style-name="ce4" office:value-type="float" office:value="124.7583" calcext:value-type="float">
            <text:p>124.8</text:p>
          </table:table-cell>
          <table:table-cell table:style-name="ce4" office:value-type="float" office:value="279.9521" calcext:value-type="float">
            <text:p>280.0</text:p>
          </table:table-cell>
          <table:table-cell table:style-name="ce4" office:value-type="float" office:value="381.7426" calcext:value-type="float">
            <text:p>381.7</text:p>
          </table:table-cell>
          <table:table-cell table:style-name="ce4" office:value-type="float" office:value="275.8913" calcext:value-type="float">
            <text:p>275.9</text:p>
          </table:table-cell>
          <table:table-cell table:style-name="ce4" office:value-type="float" office:value="89.5234" calcext:value-type="float">
            <text:p>89.5</text:p>
          </table:table-cell>
          <table:table-cell table:number-columns-repeated="1012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2" office:value-type="float" office:value="1397.8" calcext:value-type="float">
            <text:p>1397.8</text:p>
          </table:table-cell>
          <table:table-cell table:style-name="ce4" office:value-type="float" office:value="-71.7656" calcext:value-type="float">
            <text:p>-71.8</text:p>
          </table:table-cell>
          <table:table-cell table:style-name="ce4" office:value-type="float" office:value="31.1156" calcext:value-type="float">
            <text:p>31.1</text:p>
          </table:table-cell>
          <table:table-cell table:style-name="ce4" office:value-type="float" office:value="330.7125" calcext:value-type="float">
            <text:p>330.7</text:p>
          </table:table-cell>
          <table:table-cell table:style-name="ce4" office:value-type="float" office:value="19.4048" calcext:value-type="float">
            <text:p>19.4</text:p>
          </table:table-cell>
          <table:table-cell table:style-name="ce4" office:value-type="float" office:value="23.7924" calcext:value-type="float">
            <text:p>23.8</text:p>
          </table:table-cell>
          <table:table-cell table:style-name="ce4" office:value-type="float" office:value="127.643" calcext:value-type="float">
            <text:p>127.6</text:p>
          </table:table-cell>
          <table:table-cell table:style-name="ce4" office:value-type="float" office:value="208.3413" calcext:value-type="float">
            <text:p>208.3</text:p>
          </table:table-cell>
          <table:table-cell table:style-name="ce4" office:value-type="float" office:value="362.1201" calcext:value-type="float">
            <text:p>362.1</text:p>
          </table:table-cell>
          <table:table-cell table:style-name="ce4" office:value-type="float" office:value="276.8056" calcext:value-type="float">
            <text:p>276.8</text:p>
          </table:table-cell>
          <table:table-cell table:style-name="ce4" office:value-type="float" office:value="89.6187" calcext:value-type="float">
            <text:p>89.6</text:p>
          </table:table-cell>
          <table:table-cell table:number-columns-repeated="1012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385.8" calcext:value-type="float">
            <text:p>1385.8</text:p>
          </table:table-cell>
          <table:table-cell table:style-name="ce4" office:value-type="float" office:value="-74.8924" calcext:value-type="float">
            <text:p>-74.9</text:p>
          </table:table-cell>
          <table:table-cell table:style-name="ce4" office:value-type="float" office:value="30.8611" calcext:value-type="float">
            <text:p>30.9</text:p>
          </table:table-cell>
          <table:table-cell table:style-name="ce4" office:value-type="float" office:value="334.2908" calcext:value-type="float">
            <text:p>334.3</text:p>
          </table:table-cell>
          <table:table-cell table:style-name="ce4" office:value-type="float" office:value="19.4378" calcext:value-type="float">
            <text:p>19.4</text:p>
          </table:table-cell>
          <table:table-cell table:style-name="ce4" office:value-type="float" office:value="23.2061" calcext:value-type="float">
            <text:p>23.2</text:p>
          </table:table-cell>
          <table:table-cell table:style-name="ce4" office:value-type="float" office:value="130.4621" calcext:value-type="float">
            <text:p>130.5</text:p>
          </table:table-cell>
          <table:table-cell table:style-name="ce4" office:value-type="float" office:value="210.886" calcext:value-type="float">
            <text:p>210.9</text:p>
          </table:table-cell>
          <table:table-cell table:style-name="ce4" office:value-type="float" office:value="343.0883" calcext:value-type="float">
            <text:p>343.1</text:p>
          </table:table-cell>
          <table:table-cell table:style-name="ce4" office:value-type="float" office:value="278.8759" calcext:value-type="float">
            <text:p>278.9</text:p>
          </table:table-cell>
          <table:table-cell table:style-name="ce4" office:value-type="float" office:value="89.5878" calcext:value-type="float">
            <text:p>89.6</text:p>
          </table:table-cell>
          <table:table-cell table:number-columns-repeated="1012"/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463.9" calcext:value-type="float">
            <text:p>1463.9</text:p>
          </table:table-cell>
          <table:table-cell table:style-name="ce4" office:value-type="float" office:value="-88.5352" calcext:value-type="float">
            <text:p>-88.5</text:p>
          </table:table-cell>
          <table:table-cell table:style-name="ce4" office:value-type="float" office:value="30.6061" calcext:value-type="float">
            <text:p>30.6</text:p>
          </table:table-cell>
          <table:table-cell table:style-name="ce4" office:value-type="float" office:value="449.5846" calcext:value-type="float">
            <text:p>449.6</text:p>
          </table:table-cell>
          <table:table-cell table:style-name="ce4" office:value-type="float" office:value="16.697" calcext:value-type="float">
            <text:p>16.7</text:p>
          </table:table-cell>
          <table:table-cell table:style-name="ce4" office:value-type="float" office:value="22.6358" calcext:value-type="float">
            <text:p>22.6</text:p>
          </table:table-cell>
          <table:table-cell table:style-name="ce4" office:value-type="float" office:value="132.7179" calcext:value-type="float">
            <text:p>132.7</text:p>
          </table:table-cell>
          <table:table-cell table:style-name="ce4" office:value-type="float" office:value="205.2209" calcext:value-type="float">
            <text:p>205.2</text:p>
          </table:table-cell>
          <table:table-cell table:style-name="ce4" office:value-type="float" office:value="323.0807" calcext:value-type="float">
            <text:p>323.1</text:p>
          </table:table-cell>
          <table:table-cell table:style-name="ce4" office:value-type="float" office:value="282.4036" calcext:value-type="float">
            <text:p>282.4</text:p>
          </table:table-cell>
          <table:table-cell table:style-name="ce4" office:value-type="float" office:value="89.4762" calcext:value-type="float">
            <text:p>89.5</text:p>
          </table:table-cell>
          <table:table-cell table:number-columns-repeated="1012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460" calcext:value-type="float">
            <text:p>1460</text:p>
          </table:table-cell>
          <table:table-cell table:style-name="ce4" office:value-type="float" office:value="-86.2373000000001" calcext:value-type="float">
            <text:p>-86.2</text:p>
          </table:table-cell>
          <table:table-cell table:style-name="ce4" office:value-type="float" office:value="30.7092" calcext:value-type="float">
            <text:p>30.7</text:p>
          </table:table-cell>
          <table:table-cell table:style-name="ce4" office:value-type="float" office:value="484.3614" calcext:value-type="float">
            <text:p>484.4</text:p>
          </table:table-cell>
          <table:table-cell table:style-name="ce4" office:value-type="float" office:value="16.3182" calcext:value-type="float">
            <text:p>16.3</text:p>
          </table:table-cell>
          <table:table-cell table:style-name="ce4" office:value-type="float" office:value="22.0831" calcext:value-type="float">
            <text:p>22.1</text:p>
          </table:table-cell>
          <table:table-cell table:style-name="ce4" office:value-type="float" office:value="133.626" calcext:value-type="float">
            <text:p>133.6</text:p>
          </table:table-cell>
          <table:table-cell table:style-name="ce4" office:value-type="float" office:value="201.8684" calcext:value-type="float">
            <text:p>201.9</text:p>
          </table:table-cell>
          <table:table-cell table:style-name="ce4" office:value-type="float" office:value="296.1633" calcext:value-type="float">
            <text:p>296.2</text:p>
          </table:table-cell>
          <table:table-cell table:style-name="ce4" office:value-type="float" office:value="271.7556" calcext:value-type="float">
            <text:p>271.8</text:p>
          </table:table-cell>
          <table:table-cell table:style-name="ce4" office:value-type="float" office:value="89.3046" calcext:value-type="float">
            <text:p>89.3</text:p>
          </table:table-cell>
          <table:table-cell table:number-columns-repeated="1012"/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474.9" calcext:value-type="float">
            <text:p>1474.9</text:p>
          </table:table-cell>
          <table:table-cell table:style-name="ce4" office:value-type="float" office:value="-92.2613" calcext:value-type="float">
            <text:p>-92.3</text:p>
          </table:table-cell>
          <table:table-cell table:style-name="ce4" office:value-type="float" office:value="30.8185" calcext:value-type="float">
            <text:p>30.8</text:p>
          </table:table-cell>
          <table:table-cell table:style-name="ce4" office:value-type="float" office:value="512.0131" calcext:value-type="float">
            <text:p>512.0</text:p>
          </table:table-cell>
          <table:table-cell table:style-name="ce4" office:value-type="float" office:value="16.0138" calcext:value-type="float">
            <text:p>16.0</text:p>
          </table:table-cell>
          <table:table-cell table:style-name="ce4" office:value-type="float" office:value="21.5468" calcext:value-type="float">
            <text:p>21.5</text:p>
          </table:table-cell>
          <table:table-cell table:style-name="ce4" office:value-type="float" office:value="138.8699" calcext:value-type="float">
            <text:p>138.9</text:p>
          </table:table-cell>
          <table:table-cell table:style-name="ce4" office:value-type="float" office:value="198.8176" calcext:value-type="float">
            <text:p>198.8</text:p>
          </table:table-cell>
          <table:table-cell table:style-name="ce4" office:value-type="float" office:value="285.6024" calcext:value-type="float">
            <text:p>285.6</text:p>
          </table:table-cell>
          <table:table-cell table:style-name="ce4" office:value-type="float" office:value="274.4314" calcext:value-type="float">
            <text:p>274.4</text:p>
          </table:table-cell>
          <table:table-cell table:style-name="ce4" office:value-type="float" office:value="89.0873" calcext:value-type="float">
            <text:p>89.1</text:p>
          </table:table-cell>
          <table:table-cell table:number-columns-repeated="1012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487.1" calcext:value-type="float">
            <text:p>1487.1</text:p>
          </table:table-cell>
          <table:table-cell table:style-name="ce4" office:value-type="float" office:value="-95.4137" calcext:value-type="float">
            <text:p>-95.4</text:p>
          </table:table-cell>
          <table:table-cell table:style-name="ce4" office:value-type="float" office:value="30.9329" calcext:value-type="float">
            <text:p>30.9</text:p>
          </table:table-cell>
          <table:table-cell table:style-name="ce4" office:value-type="float" office:value="534.3961" calcext:value-type="float">
            <text:p>534.4</text:p>
          </table:table-cell>
          <table:table-cell table:style-name="ce4" office:value-type="float" office:value="15.778" calcext:value-type="float">
            <text:p>15.8</text:p>
          </table:table-cell>
          <table:table-cell table:style-name="ce4" office:value-type="float" office:value="21.0252" calcext:value-type="float">
            <text:p>21.0</text:p>
          </table:table-cell>
          <table:table-cell table:style-name="ce4" office:value-type="float" office:value="140.7341" calcext:value-type="float">
            <text:p>140.7</text:p>
          </table:table-cell>
          <table:table-cell table:style-name="ce4" office:value-type="float" office:value="196.1792" calcext:value-type="float">
            <text:p>196.2</text:p>
          </table:table-cell>
          <table:table-cell table:style-name="ce4" office:value-type="float" office:value="284.9992" calcext:value-type="float">
            <text:p>285.0</text:p>
          </table:table-cell>
          <table:table-cell table:style-name="ce4" office:value-type="float" office:value="269.6573" calcext:value-type="float">
            <text:p>269.7</text:p>
          </table:table-cell>
          <table:table-cell table:style-name="ce4" office:value-type="float" office:value="88.8349" calcext:value-type="float">
            <text:p>88.8</text:p>
          </table:table-cell>
          <table:table-cell table:number-columns-repeated="1012"/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505" calcext:value-type="float">
            <text:p>1505</text:p>
          </table:table-cell>
          <table:table-cell table:style-name="ce4" office:value-type="float" office:value="-99.9211000000001" calcext:value-type="float">
            <text:p>-99.9</text:p>
          </table:table-cell>
          <table:table-cell table:style-name="ce4" office:value-type="float" office:value="31.0519" calcext:value-type="float">
            <text:p>31.1</text:p>
          </table:table-cell>
          <table:table-cell table:style-name="ce4" office:value-type="float" office:value="553.6736" calcext:value-type="float">
            <text:p>553.7</text:p>
          </table:table-cell>
          <table:table-cell table:style-name="ce4" office:value-type="float" office:value="15.6057" calcext:value-type="float">
            <text:p>15.6</text:p>
          </table:table-cell>
          <table:table-cell table:style-name="ce4" office:value-type="float" office:value="20.5169" calcext:value-type="float">
            <text:p>20.5</text:p>
          </table:table-cell>
          <table:table-cell table:style-name="ce4" office:value-type="float" office:value="143.4348" calcext:value-type="float">
            <text:p>143.4</text:p>
          </table:table-cell>
          <table:table-cell table:style-name="ce4" office:value-type="float" office:value="192.9175" calcext:value-type="float">
            <text:p>192.9</text:p>
          </table:table-cell>
          <table:table-cell table:style-name="ce4" office:value-type="float" office:value="284.2856" calcext:value-type="float">
            <text:p>284.3</text:p>
          </table:table-cell>
          <table:table-cell table:style-name="ce4" office:value-type="float" office:value="274.832" calcext:value-type="float">
            <text:p>274.8</text:p>
          </table:table-cell>
          <table:table-cell table:style-name="ce4" office:value-type="float" office:value="88.5552" calcext:value-type="float">
            <text:p>88.6</text:p>
          </table:table-cell>
          <table:table-cell table:number-columns-repeated="1012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539.3" calcext:value-type="float">
            <text:p>1539.3</text:p>
          </table:table-cell>
          <table:table-cell table:style-name="ce4" office:value-type="float" office:value="-67.8978000000001" calcext:value-type="float">
            <text:p>-67.9</text:p>
          </table:table-cell>
          <table:table-cell table:style-name="ce4" office:value-type="float" office:value="31.1747" calcext:value-type="float">
            <text:p>31.2</text:p>
          </table:table-cell>
          <table:table-cell table:style-name="ce4" office:value-type="float" office:value="563.7305" calcext:value-type="float">
            <text:p>563.7</text:p>
          </table:table-cell>
          <table:table-cell table:style-name="ce4" office:value-type="float" office:value="15.4787" calcext:value-type="float">
            <text:p>15.5</text:p>
          </table:table-cell>
          <table:table-cell table:style-name="ce4" office:value-type="float" office:value="21.6252" calcext:value-type="float">
            <text:p>21.6</text:p>
          </table:table-cell>
          <table:table-cell table:style-name="ce4" office:value-type="float" office:value="142.4889" calcext:value-type="float">
            <text:p>142.5</text:p>
          </table:table-cell>
          <table:table-cell table:style-name="ce4" office:value-type="float" office:value="181.1651" calcext:value-type="float">
            <text:p>181.2</text:p>
          </table:table-cell>
          <table:table-cell table:style-name="ce4" office:value-type="float" office:value="283.1213" calcext:value-type="float">
            <text:p>283.1</text:p>
          </table:table-cell>
          <table:table-cell table:style-name="ce4" office:value-type="float" office:value="280.1304" calcext:value-type="float">
            <text:p>280.1</text:p>
          </table:table-cell>
          <table:table-cell table:style-name="ce4" office:value-type="float" office:value="88.254" calcext:value-type="float">
            <text:p>88.3</text:p>
          </table:table-cell>
          <table:table-cell table:number-columns-repeated="1012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545.8" calcext:value-type="float">
            <text:p>1545.8</text:p>
          </table:table-cell>
          <table:table-cell table:style-name="ce4" office:value-type="float" office:value="-63.7806" calcext:value-type="float">
            <text:p>-63.8</text:p>
          </table:table-cell>
          <table:table-cell table:style-name="ce4" office:value-type="float" office:value="31.1614" calcext:value-type="float">
            <text:p>31.2</text:p>
          </table:table-cell>
          <table:table-cell table:style-name="ce4" office:value-type="float" office:value="572.3911" calcext:value-type="float">
            <text:p>572.4</text:p>
          </table:table-cell>
          <table:table-cell table:style-name="ce4" office:value-type="float" office:value="15.393" calcext:value-type="float">
            <text:p>15.4</text:p>
          </table:table-cell>
          <table:table-cell table:style-name="ce4" office:value-type="float" office:value="21.8182" calcext:value-type="float">
            <text:p>21.8</text:p>
          </table:table-cell>
          <table:table-cell table:style-name="ce4" office:value-type="float" office:value="143.5641" calcext:value-type="float">
            <text:p>143.6</text:p>
          </table:table-cell>
          <table:table-cell table:style-name="ce4" office:value-type="float" office:value="169.5244" calcext:value-type="float">
            <text:p>169.5</text:p>
          </table:table-cell>
          <table:table-cell table:style-name="ce4" office:value-type="float" office:value="282.1658" calcext:value-type="float">
            <text:p>282.2</text:p>
          </table:table-cell>
          <table:table-cell table:style-name="ce4" office:value-type="float" office:value="285.6202" calcext:value-type="float">
            <text:p>285.6</text:p>
          </table:table-cell>
          <table:table-cell table:style-name="ce4" office:value-type="float" office:value="87.936" calcext:value-type="float">
            <text:p>87.9</text:p>
          </table:table-cell>
          <table:table-cell table:number-columns-repeated="1012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477.7" calcext:value-type="float">
            <text:p>1477.7</text:p>
          </table:table-cell>
          <table:table-cell table:style-name="ce4" office:value-type="float" office:value="-62.8160000000001" calcext:value-type="float">
            <text:p>-62.8</text:p>
          </table:table-cell>
          <table:table-cell table:style-name="ce4" office:value-type="float" office:value="31.1508" calcext:value-type="float">
            <text:p>31.2</text:p>
          </table:table-cell>
          <table:table-cell table:style-name="ce4" office:value-type="float" office:value="580.3455" calcext:value-type="float">
            <text:p>580.3</text:p>
          </table:table-cell>
          <table:table-cell table:style-name="ce4" office:value-type="float" office:value="15.3453" calcext:value-type="float">
            <text:p>15.3</text:p>
          </table:table-cell>
          <table:table-cell table:style-name="ce4" office:value-type="float" office:value="21.9618" calcext:value-type="float">
            <text:p>22.0</text:p>
          </table:table-cell>
          <table:table-cell table:style-name="ce4" office:value-type="float" office:value="139.4276" calcext:value-type="float">
            <text:p>139.4</text:p>
          </table:table-cell>
          <table:table-cell table:style-name="ce4" office:value-type="float" office:value="157.9246" calcext:value-type="float">
            <text:p>157.9</text:p>
          </table:table-cell>
          <table:table-cell table:style-name="ce4" office:value-type="float" office:value="281.7422" calcext:value-type="float">
            <text:p>281.7</text:p>
          </table:table-cell>
          <table:table-cell table:style-name="ce4" office:value-type="float" office:value="225.0237" calcext:value-type="float">
            <text:p>225.0</text:p>
          </table:table-cell>
          <table:table-cell table:style-name="ce4" office:value-type="float" office:value="87.605" calcext:value-type="float">
            <text:p>87.6</text:p>
          </table:table-cell>
          <table:table-cell table:number-columns-repeated="1012"/>
        </table:table-row>
        <table:table-row table:style-name="ro2"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1483.1" calcext:value-type="float">
            <text:p>1483.1</text:p>
          </table:table-cell>
          <table:table-cell table:style-name="ce4" office:value-type="float" office:value="-51.6497999999998" calcext:value-type="float">
            <text:p>-51.6</text:p>
          </table:table-cell>
          <table:table-cell table:style-name="ce4" office:value-type="float" office:value="31.1422" calcext:value-type="float">
            <text:p>31.1</text:p>
          </table:table-cell>
          <table:table-cell table:style-name="ce4" office:value-type="float" office:value="587.0378" calcext:value-type="float">
            <text:p>587.0</text:p>
          </table:table-cell>
          <table:table-cell table:style-name="ce4" office:value-type="float" office:value="15.3323" calcext:value-type="float">
            <text:p>15.3</text:p>
          </table:table-cell>
          <table:table-cell table:style-name="ce4" office:value-type="float" office:value="21.7325" calcext:value-type="float">
            <text:p>21.7</text:p>
          </table:table-cell>
          <table:table-cell table:style-name="ce4" office:value-type="float" office:value="146.5198" calcext:value-type="float">
            <text:p>146.5</text:p>
          </table:table-cell>
          <table:table-cell table:style-name="ce4" office:value-type="float" office:value="147.835" calcext:value-type="float">
            <text:p>147.8</text:p>
          </table:table-cell>
          <table:table-cell table:style-name="ce4" office:value-type="float" office:value="281.2201" calcext:value-type="float">
            <text:p>281.2</text:p>
          </table:table-cell>
          <table:table-cell table:style-name="ce4" office:value-type="float" office:value="216.9035" calcext:value-type="float">
            <text:p>216.9</text:p>
          </table:table-cell>
          <table:table-cell table:style-name="ce4" office:value-type="float" office:value="87.0376" calcext:value-type="float">
            <text:p>87.0</text:p>
          </table:table-cell>
          <table:table-cell table:number-columns-repeated="1012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439.7" calcext:value-type="float">
            <text:p>1439.7</text:p>
          </table:table-cell>
          <table:table-cell table:style-name="ce4" office:value-type="float" office:value="-53.0083" calcext:value-type="float">
            <text:p>-53.0</text:p>
          </table:table-cell>
          <table:table-cell table:style-name="ce4" office:value-type="float" office:value="31.1351" calcext:value-type="float">
            <text:p>31.1</text:p>
          </table:table-cell>
          <table:table-cell table:style-name="ce4" office:value-type="float" office:value="593.0623" calcext:value-type="float">
            <text:p>593.1</text:p>
          </table:table-cell>
          <table:table-cell table:style-name="ce4" office:value-type="float" office:value="13.5652" calcext:value-type="float">
            <text:p>13.6</text:p>
          </table:table-cell>
          <table:table-cell table:style-name="ce4" office:value-type="float" office:value="21.4815" calcext:value-type="float">
            <text:p>21.5</text:p>
          </table:table-cell>
          <table:table-cell table:style-name="ce4" office:value-type="float" office:value="139.7948" calcext:value-type="float">
            <text:p>139.8</text:p>
          </table:table-cell>
          <table:table-cell table:style-name="ce4" office:value-type="float" office:value="114.463" calcext:value-type="float">
            <text:p>114.5</text:p>
          </table:table-cell>
          <table:table-cell table:style-name="ce4" office:value-type="float" office:value="280.7878" calcext:value-type="float">
            <text:p>280.8</text:p>
          </table:table-cell>
          <table:table-cell table:style-name="ce4" office:value-type="float" office:value="211.9917" calcext:value-type="float">
            <text:p>212.0</text:p>
          </table:table-cell>
          <table:table-cell table:style-name="ce4" office:value-type="float" office:value="86.4628" calcext:value-type="float">
            <text:p>86.5</text:p>
          </table:table-cell>
          <table:table-cell table:number-columns-repeated="1012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1291.7" calcext:value-type="float">
            <text:p>1291.7</text:p>
          </table:table-cell>
          <table:table-cell table:style-name="ce4" office:value-type="float" office:value="-89.3417000000001" calcext:value-type="float">
            <text:p>-89.3</text:p>
          </table:table-cell>
          <table:table-cell table:style-name="ce4" office:value-type="float" office:value="31.129" calcext:value-type="float">
            <text:p>31.1</text:p>
          </table:table-cell>
          <table:table-cell table:style-name="ce4" office:value-type="float" office:value="536.7992" calcext:value-type="float">
            <text:p>536.8</text:p>
          </table:table-cell>
          <table:table-cell table:style-name="ce4" office:value-type="float" office:value="11.1776" calcext:value-type="float">
            <text:p>11.2</text:p>
          </table:table-cell>
          <table:table-cell table:style-name="ce4" office:value-type="float" office:value="21.5241" calcext:value-type="float">
            <text:p>21.5</text:p>
          </table:table-cell>
          <table:table-cell table:style-name="ce4" office:value-type="float" office:value="143.0942" calcext:value-type="float">
            <text:p>143.1</text:p>
          </table:table-cell>
          <table:table-cell table:style-name="ce4" office:value-type="float" office:value="100.097" calcext:value-type="float">
            <text:p>100.1</text:p>
          </table:table-cell>
          <table:table-cell table:style-name="ce4" office:value-type="float" office:value="280.6546" calcext:value-type="float">
            <text:p>280.7</text:p>
          </table:table-cell>
          <table:table-cell table:style-name="ce4" office:value-type="float" office:value="206.3663" calcext:value-type="float">
            <text:p>206.4</text:p>
          </table:table-cell>
          <table:table-cell table:style-name="ce4" office:value-type="float" office:value="50.2289" calcext:value-type="float">
            <text:p>50.2</text:p>
          </table:table-cell>
          <table:table-cell table:number-columns-repeated="1012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264.2" calcext:value-type="float">
            <text:p>1264.2</text:p>
          </table:table-cell>
          <table:table-cell table:style-name="ce4" office:value-type="float" office:value="-80.9163" calcext:value-type="float">
            <text:p>-80.9</text:p>
          </table:table-cell>
          <table:table-cell table:style-name="ce4" office:value-type="float" office:value="30.0967" calcext:value-type="float">
            <text:p>30.1</text:p>
          </table:table-cell>
          <table:table-cell table:style-name="ce4" office:value-type="float" office:value="524.9468" calcext:value-type="float">
            <text:p>524.9</text:p>
          </table:table-cell>
          <table:table-cell table:style-name="ce4" office:value-type="float" office:value="8.641" calcext:value-type="float">
            <text:p>8.6</text:p>
          </table:table-cell>
          <table:table-cell table:style-name="ce4" office:value-type="float" office:value="21.5707" calcext:value-type="float">
            <text:p>21.6</text:p>
          </table:table-cell>
          <table:table-cell table:style-name="ce4" office:value-type="float" office:value="146.8347" calcext:value-type="float">
            <text:p>146.8</text:p>
          </table:table-cell>
          <table:table-cell table:style-name="ce4" office:value-type="float" office:value="85.3721" calcext:value-type="float">
            <text:p>85.4</text:p>
          </table:table-cell>
          <table:table-cell table:style-name="ce4" office:value-type="float" office:value="282.8365" calcext:value-type="float">
            <text:p>282.8</text:p>
          </table:table-cell>
          <table:table-cell table:style-name="ce4" office:value-type="float" office:value="205.6897" calcext:value-type="float">
            <text:p>205.7</text:p>
          </table:table-cell>
          <table:table-cell table:style-name="ce4" office:value-type="float" office:value="39.1079" calcext:value-type="float">
            <text:p>39.1</text:p>
          </table:table-cell>
          <table:table-cell table:number-columns-repeated="1012"/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1248.7" calcext:value-type="float">
            <text:p>1248.7</text:p>
          </table:table-cell>
          <table:table-cell table:style-name="ce4" office:value-type="float" office:value="-92.91" calcext:value-type="float">
            <text:p>-92.9</text:p>
          </table:table-cell>
          <table:table-cell table:style-name="ce4" office:value-type="float" office:value="30.1555" calcext:value-type="float">
            <text:p>30.2</text:p>
          </table:table-cell>
          <table:table-cell table:style-name="ce4" office:value-type="float" office:value="515.5985" calcext:value-type="float">
            <text:p>515.6</text:p>
          </table:table-cell>
          <table:table-cell table:style-name="ce4" office:value-type="float" office:value="5.9633" calcext:value-type="float">
            <text:p>6.0</text:p>
          </table:table-cell>
          <table:table-cell table:style-name="ce4" office:value-type="float" office:value="21.6182" calcext:value-type="float">
            <text:p>21.6</text:p>
          </table:table-cell>
          <table:table-cell table:style-name="ce4" office:value-type="float" office:value="150.7956" calcext:value-type="float">
            <text:p>150.8</text:p>
          </table:table-cell>
          <table:table-cell table:style-name="ce4" office:value-type="float" office:value="71.2519" calcext:value-type="float">
            <text:p>71.3</text:p>
          </table:table-cell>
          <table:table-cell table:style-name="ce4" office:value-type="float" office:value="284.6924" calcext:value-type="float">
            <text:p>284.7</text:p>
          </table:table-cell>
          <table:table-cell table:style-name="ce4" office:value-type="float" office:value="231.7871" calcext:value-type="float">
            <text:p>231.8</text:p>
          </table:table-cell>
          <table:table-cell table:style-name="ce4" office:value-type="float" office:value="29.7374" calcext:value-type="float">
            <text:p>29.7</text:p>
          </table:table-cell>
          <table:table-cell table:number-columns-repeated="1012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254.5" calcext:value-type="float">
            <text:p>1254.5</text:p>
          </table:table-cell>
          <table:table-cell table:style-name="ce4" office:value-type="float" office:value="-92.0859" calcext:value-type="float">
            <text:p>-92.1</text:p>
          </table:table-cell>
          <table:table-cell table:style-name="ce4" office:value-type="float" office:value="30.2295" calcext:value-type="float">
            <text:p>30.2</text:p>
          </table:table-cell>
          <table:table-cell table:style-name="ce4" office:value-type="float" office:value="508.3358" calcext:value-type="float">
            <text:p>508.3</text:p>
          </table:table-cell>
          <table:table-cell table:style-name="ce4" office:value-type="float" office:value="3.1514" calcext:value-type="float">
            <text:p>3.2</text:p>
          </table:table-cell>
          <table:table-cell table:style-name="ce4" office:value-type="float" office:value="21.6649" calcext:value-type="float">
            <text:p>21.7</text:p>
          </table:table-cell>
          <table:table-cell table:style-name="ce4" office:value-type="float" office:value="154.657" calcext:value-type="float">
            <text:p>154.7</text:p>
          </table:table-cell>
          <table:table-cell table:style-name="ce4" office:value-type="float" office:value="64.85" calcext:value-type="float">
            <text:p>64.9</text:p>
          </table:table-cell>
          <table:table-cell table:style-name="ce4" office:value-type="float" office:value="287.214" calcext:value-type="float">
            <text:p>287.2</text:p>
          </table:table-cell>
          <table:table-cell table:style-name="ce4" office:value-type="float" office:value="250.4113" calcext:value-type="float">
            <text:p>250.4</text:p>
          </table:table-cell>
          <table:table-cell table:style-name="ce4" office:value-type="float" office:value="26.121" calcext:value-type="float">
            <text:p>26.1</text:p>
          </table:table-cell>
          <table:table-cell table:number-columns-repeated="1012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1245.1" calcext:value-type="float">
            <text:p>1245.1</text:p>
          </table:table-cell>
          <table:table-cell table:style-name="ce4" office:value-type="float" office:value="-81.5069" calcext:value-type="float">
            <text:p>-81.5</text:p>
          </table:table-cell>
          <table:table-cell table:style-name="ce4" office:value-type="float" office:value="30.3165" calcext:value-type="float">
            <text:p>30.3</text:p>
          </table:table-cell>
          <table:table-cell table:style-name="ce4" office:value-type="float" office:value="502.6092" calcext:value-type="float">
            <text:p>502.6</text:p>
          </table:table-cell>
          <table:table-cell table:style-name="ce4" office:value-type="float" office:value="0.212" calcext:value-type="float">
            <text:p>0.2</text:p>
          </table:table-cell>
          <table:table-cell table:style-name="ce4" office:value-type="float" office:value="21.7099" calcext:value-type="float">
            <text:p>21.7</text:p>
          </table:table-cell>
          <table:table-cell table:style-name="ce4" office:value-type="float" office:value="144.4895" calcext:value-type="float">
            <text:p>144.5</text:p>
          </table:table-cell>
          <table:table-cell table:style-name="ce4" office:value-type="float" office:value="58.7805" calcext:value-type="float">
            <text:p>58.8</text:p>
          </table:table-cell>
          <table:table-cell table:style-name="ce4" office:value-type="float" office:value="291.2875" calcext:value-type="float">
            <text:p>291.3</text:p>
          </table:table-cell>
          <table:table-cell table:style-name="ce4" office:value-type="float" office:value="253.9577" calcext:value-type="float">
            <text:p>254.0</text:p>
          </table:table-cell>
          <table:table-cell table:style-name="ce4" office:value-type="float" office:value="23.2405" calcext:value-type="float">
            <text:p>23.2</text:p>
          </table:table-cell>
          <table:table-cell table:number-columns-repeated="1012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311.9" calcext:value-type="float">
            <text:p>1311.9</text:p>
          </table:table-cell>
          <table:table-cell table:style-name="ce4" office:value-type="float" office:value="-64.7989" calcext:value-type="float">
            <text:p>-64.8</text:p>
          </table:table-cell>
          <table:table-cell table:style-name="ce4" office:value-type="float" office:value="30.4137" calcext:value-type="float">
            <text:p>30.4</text:p>
          </table:table-cell>
          <table:table-cell table:style-name="ce4" office:value-type="float" office:value="503.0202" calcext:value-type="float">
            <text:p>503.0</text:p>
          </table:table-cell>
          <table:table-cell table:style-name="ce4" office:value-type="float" office:value="-2.6384" calcext:value-type="float">
            <text:p>-2.6</text:p>
          </table:table-cell>
          <table:table-cell table:style-name="ce4" office:value-type="float" office:value="21.75" calcext:value-type="float">
            <text:p>21.8</text:p>
          </table:table-cell>
          <table:table-cell table:style-name="ce4" office:value-type="float" office:value="158.9979" calcext:value-type="float">
            <text:p>159.0</text:p>
          </table:table-cell>
          <table:table-cell table:style-name="ce4" office:value-type="float" office:value="55.9196" calcext:value-type="float">
            <text:p>55.9</text:p>
          </table:table-cell>
          <table:table-cell table:style-name="ce4" office:value-type="float" office:value="303.4486" calcext:value-type="float">
            <text:p>303.4</text:p>
          </table:table-cell>
          <table:table-cell table:style-name="ce4" office:value-type="float" office:value="284.9271" calcext:value-type="float">
            <text:p>284.9</text:p>
          </table:table-cell>
          <table:table-cell table:style-name="ce4" office:value-type="float" office:value="20.8475" calcext:value-type="float">
            <text:p>20.8</text:p>
          </table:table-cell>
          <table:table-cell table:number-columns-repeated="1012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1315.1" calcext:value-type="float">
            <text:p>1315.1</text:p>
          </table:table-cell>
          <table:table-cell table:style-name="ce4" office:value-type="float" office:value="-60.201" calcext:value-type="float">
            <text:p>-60.2</text:p>
          </table:table-cell>
          <table:table-cell table:style-name="ce4" office:value-type="float" office:value="30.5189" calcext:value-type="float">
            <text:p>30.5</text:p>
          </table:table-cell>
          <table:table-cell table:style-name="ce4" office:value-type="float" office:value="504.1784" calcext:value-type="float">
            <text:p>504.2</text:p>
          </table:table-cell>
          <table:table-cell table:style-name="ce4" office:value-type="float" office:value="-5.6405" calcext:value-type="float">
            <text:p>-5.6</text:p>
          </table:table-cell>
          <table:table-cell table:style-name="ce4" office:value-type="float" office:value="21.7849" calcext:value-type="float">
            <text:p>21.8</text:p>
          </table:table-cell>
          <table:table-cell table:style-name="ce4" office:value-type="float" office:value="142.3633" calcext:value-type="float">
            <text:p>142.4</text:p>
          </table:table-cell>
          <table:table-cell table:style-name="ce4" office:value-type="float" office:value="50.3584" calcext:value-type="float">
            <text:p>50.4</text:p>
          </table:table-cell>
          <table:table-cell table:style-name="ce4" office:value-type="float" office:value="306.3707" calcext:value-type="float">
            <text:p>306.4</text:p>
          </table:table-cell>
          <table:table-cell table:style-name="ce4" office:value-type="float" office:value="306.5672" calcext:value-type="float">
            <text:p>306.6</text:p>
          </table:table-cell>
          <table:table-cell table:style-name="ce4" office:value-type="float" office:value="18.7813" calcext:value-type="float">
            <text:p>18.8</text:p>
          </table:table-cell>
          <table:table-cell table:number-columns-repeated="1012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1311.9" calcext:value-type="float">
            <text:p>1311.9</text:p>
          </table:table-cell>
          <table:table-cell table:style-name="ce4" office:value-type="float" office:value="-54.3954" calcext:value-type="float">
            <text:p>-54.4</text:p>
          </table:table-cell>
          <table:table-cell table:style-name="ce4" office:value-type="float" office:value="30.6301" calcext:value-type="float">
            <text:p>30.6</text:p>
          </table:table-cell>
          <table:table-cell table:style-name="ce4" office:value-type="float" office:value="505.3112" calcext:value-type="float">
            <text:p>505.3</text:p>
          </table:table-cell>
          <table:table-cell table:style-name="ce4" office:value-type="float" office:value="-8.789" calcext:value-type="float">
            <text:p>-8.8</text:p>
          </table:table-cell>
          <table:table-cell table:style-name="ce4" office:value-type="float" office:value="21.8141" calcext:value-type="float">
            <text:p>21.8</text:p>
          </table:table-cell>
          <table:table-cell table:style-name="ce4" office:value-type="float" office:value="149.0206" calcext:value-type="float">
            <text:p>149.0</text:p>
          </table:table-cell>
          <table:table-cell table:style-name="ce4" office:value-type="float" office:value="44.8217" calcext:value-type="float">
            <text:p>44.8</text:p>
          </table:table-cell>
          <table:table-cell table:style-name="ce4" office:value-type="float" office:value="285.3496" calcext:value-type="float">
            <text:p>285.3</text:p>
          </table:table-cell>
          <table:table-cell table:style-name="ce4" office:value-type="float" office:value="321.2245" calcext:value-type="float">
            <text:p>321.2</text:p>
          </table:table-cell>
          <table:table-cell table:style-name="ce4" office:value-type="float" office:value="16.9395" calcext:value-type="float">
            <text:p>16.9</text:p>
          </table:table-cell>
          <table:table-cell table:number-columns-repeated="1012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283.8" calcext:value-type="float">
            <text:p>1283.8</text:p>
          </table:table-cell>
          <table:table-cell table:style-name="ce4" office:value-type="float" office:value="-51.7024000000001" calcext:value-type="float">
            <text:p>-51.7</text:p>
          </table:table-cell>
          <table:table-cell table:style-name="ce4" office:value-type="float" office:value="30.7458" calcext:value-type="float">
            <text:p>30.7</text:p>
          </table:table-cell>
          <table:table-cell table:style-name="ce4" office:value-type="float" office:value="506.2329" calcext:value-type="float">
            <text:p>506.2</text:p>
          </table:table-cell>
          <table:table-cell table:style-name="ce4" office:value-type="float" office:value="-12.0787" calcext:value-type="float">
            <text:p>-12.1</text:p>
          </table:table-cell>
          <table:table-cell table:style-name="ce4" office:value-type="float" office:value="21.8375" calcext:value-type="float">
            <text:p>21.8</text:p>
          </table:table-cell>
          <table:table-cell table:style-name="ce4" office:value-type="float" office:value="150.3189" calcext:value-type="float">
            <text:p>150.3</text:p>
          </table:table-cell>
          <table:table-cell table:style-name="ce4" office:value-type="float" office:value="39.4952" calcext:value-type="float">
            <text:p>39.5</text:p>
          </table:table-cell>
          <table:table-cell table:style-name="ce4" office:value-type="float" office:value="248.0605" calcext:value-type="float">
            <text:p>248.1</text:p>
          </table:table-cell>
          <table:table-cell table:style-name="ce4" office:value-type="float" office:value="335.6523" calcext:value-type="float">
            <text:p>335.7</text:p>
          </table:table-cell>
          <table:table-cell table:style-name="ce4" office:value-type="float" office:value="15.2555" calcext:value-type="float">
            <text:p>15.3</text:p>
          </table:table-cell>
          <table:table-cell table:number-columns-repeated="1012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239.9" calcext:value-type="float">
            <text:p>1239.9</text:p>
          </table:table-cell>
          <table:table-cell table:style-name="ce4" office:value-type="float" office:value="-53.9099000000001" calcext:value-type="float">
            <text:p>-53.9</text:p>
          </table:table-cell>
          <table:table-cell table:style-name="ce4" office:value-type="float" office:value="30.8645" calcext:value-type="float">
            <text:p>30.9</text:p>
          </table:table-cell>
          <table:table-cell table:style-name="ce4" office:value-type="float" office:value="507.8076" calcext:value-type="float">
            <text:p>507.8</text:p>
          </table:table-cell>
          <table:table-cell table:style-name="ce4" office:value-type="float" office:value="-14.0904" calcext:value-type="float">
            <text:p>-14.1</text:p>
          </table:table-cell>
          <table:table-cell table:style-name="ce4" office:value-type="float" office:value="21.8546" calcext:value-type="float">
            <text:p>21.9</text:p>
          </table:table-cell>
          <table:table-cell table:style-name="ce4" office:value-type="float" office:value="144.613" calcext:value-type="float">
            <text:p>144.6</text:p>
          </table:table-cell>
          <table:table-cell table:style-name="ce4" office:value-type="float" office:value="35.4417" calcext:value-type="float">
            <text:p>35.4</text:p>
          </table:table-cell>
          <table:table-cell table:style-name="ce4" office:value-type="float" office:value="209.5193" calcext:value-type="float">
            <text:p>209.5</text:p>
          </table:table-cell>
          <table:table-cell table:style-name="ce4" office:value-type="float" office:value="344.1128" calcext:value-type="float">
            <text:p>344.1</text:p>
          </table:table-cell>
          <table:table-cell table:style-name="ce4" office:value-type="float" office:value="13.6855" calcext:value-type="float">
            <text:p>13.7</text:p>
          </table:table-cell>
          <table:table-cell table:number-columns-repeated="1012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263.4" calcext:value-type="float">
            <text:p>1263.4</text:p>
          </table:table-cell>
          <table:table-cell table:style-name="ce4" office:value-type="float" office:value="-50.179" calcext:value-type="float">
            <text:p>-50.2</text:p>
          </table:table-cell>
          <table:table-cell table:style-name="ce4" office:value-type="float" office:value="30.9882" calcext:value-type="float">
            <text:p>31.0</text:p>
          </table:table-cell>
          <table:table-cell table:style-name="ce4" office:value-type="float" office:value="509.9935" calcext:value-type="float">
            <text:p>510.0</text:p>
          </table:table-cell>
          <table:table-cell table:style-name="ce4" office:value-type="float" office:value="-15.3441" calcext:value-type="float">
            <text:p>-15.3</text:p>
          </table:table-cell>
          <table:table-cell table:style-name="ce4" office:value-type="float" office:value="16.997" calcext:value-type="float">
            <text:p>17.0</text:p>
          </table:table-cell>
          <table:table-cell table:style-name="ce4" office:value-type="float" office:value="166.7161" calcext:value-type="float">
            <text:p>166.7</text:p>
          </table:table-cell>
          <table:table-cell table:style-name="ce4" office:value-type="float" office:value="33.4094" calcext:value-type="float">
            <text:p>33.4</text:p>
          </table:table-cell>
          <table:table-cell table:style-name="ce4" office:value-type="float" office:value="168.7846" calcext:value-type="float">
            <text:p>168.8</text:p>
          </table:table-cell>
          <table:table-cell table:style-name="ce4" office:value-type="float" office:value="386.4706" calcext:value-type="float">
            <text:p>386.5</text:p>
          </table:table-cell>
          <table:table-cell table:style-name="ce4" office:value-type="float" office:value="15.5846" calcext:value-type="float">
            <text:p>15.6</text:p>
          </table:table-cell>
          <table:table-cell table:number-columns-repeated="1012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463" calcext:value-type="float">
            <text:p>1463</text:p>
          </table:table-cell>
          <table:table-cell table:style-name="ce4" office:value-type="float" office:value="-38.0416" calcext:value-type="float">
            <text:p>-38.0</text:p>
          </table:table-cell>
          <table:table-cell table:style-name="ce4" office:value-type="float" office:value="27.775" calcext:value-type="float">
            <text:p>27.8</text:p>
          </table:table-cell>
          <table:table-cell table:style-name="ce4" office:value-type="float" office:value="729.4026" calcext:value-type="float">
            <text:p>729.4</text:p>
          </table:table-cell>
          <table:table-cell table:style-name="ce4" office:value-type="float" office:value="-16.3867" calcext:value-type="float">
            <text:p>-16.4</text:p>
          </table:table-cell>
          <table:table-cell table:style-name="ce4" office:value-type="float" office:value="16.5587" calcext:value-type="float">
            <text:p>16.6</text:p>
          </table:table-cell>
          <table:table-cell table:style-name="ce4" office:value-type="float" office:value="181.8709" calcext:value-type="float">
            <text:p>181.9</text:p>
          </table:table-cell>
          <table:table-cell table:style-name="ce4" office:value-type="float" office:value="30.7262" calcext:value-type="float">
            <text:p>30.7</text:p>
          </table:table-cell>
          <table:table-cell table:style-name="ce4" office:value-type="float" office:value="122.8564" calcext:value-type="float">
            <text:p>122.9</text:p>
          </table:table-cell>
          <table:table-cell table:style-name="ce4" office:value-type="float" office:value="393.2972" calcext:value-type="float">
            <text:p>393.3</text:p>
          </table:table-cell>
          <table:table-cell table:style-name="ce4" office:value-type="float" office:value="14.9364" calcext:value-type="float">
            <text:p>14.9</text:p>
          </table:table-cell>
          <table:table-cell table:number-columns-repeated="1012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512.9" calcext:value-type="float">
            <text:p>1512.9</text:p>
          </table:table-cell>
          <table:table-cell table:style-name="ce4" office:value-type="float" office:value="-38.8209" calcext:value-type="float">
            <text:p>-38.8</text:p>
          </table:table-cell>
          <table:table-cell table:style-name="ce4" office:value-type="float" office:value="26.9791" calcext:value-type="float">
            <text:p>27.0</text:p>
          </table:table-cell>
          <table:table-cell table:style-name="ce4" office:value-type="float" office:value="787.5435" calcext:value-type="float">
            <text:p>787.5</text:p>
          </table:table-cell>
          <table:table-cell table:style-name="ce4" office:value-type="float" office:value="-17.228" calcext:value-type="float">
            <text:p>-17.2</text:p>
          </table:table-cell>
          <table:table-cell table:style-name="ce4" office:value-type="float" office:value="16.4446" calcext:value-type="float">
            <text:p>16.4</text:p>
          </table:table-cell>
          <table:table-cell table:style-name="ce4" office:value-type="float" office:value="195.3451" calcext:value-type="float">
            <text:p>195.3</text:p>
          </table:table-cell>
          <table:table-cell table:style-name="ce4" office:value-type="float" office:value="28.8236" calcext:value-type="float">
            <text:p>28.8</text:p>
          </table:table-cell>
          <table:table-cell table:style-name="ce4" office:value-type="float" office:value="101.4697" calcext:value-type="float">
            <text:p>101.5</text:p>
          </table:table-cell>
          <table:table-cell table:style-name="ce4" office:value-type="float" office:value="398.1764" calcext:value-type="float">
            <text:p>398.2</text:p>
          </table:table-cell>
          <table:table-cell table:style-name="ce4" office:value-type="float" office:value="14.1264" calcext:value-type="float">
            <text:p>14.1</text:p>
          </table:table-cell>
          <table:table-cell table:number-columns-repeated="1012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560.1" calcext:value-type="float">
            <text:p>1560.1</text:p>
          </table:table-cell>
          <table:table-cell table:style-name="ce4" office:value-type="float" office:value="-42.4746" calcext:value-type="float">
            <text:p>-42.5</text:p>
          </table:table-cell>
          <table:table-cell table:style-name="ce4" office:value-type="float" office:value="26.2131" calcext:value-type="float">
            <text:p>26.2</text:p>
          </table:table-cell>
          <table:table-cell table:style-name="ce4" office:value-type="float" office:value="833.6449" calcext:value-type="float">
            <text:p>833.6</text:p>
          </table:table-cell>
          <table:table-cell table:style-name="ce4" office:value-type="float" office:value="-17.8771" calcext:value-type="float">
            <text:p>-17.9</text:p>
          </table:table-cell>
          <table:table-cell table:style-name="ce4" office:value-type="float" office:value="18.0412" calcext:value-type="float">
            <text:p>18.0</text:p>
          </table:table-cell>
          <table:table-cell table:style-name="ce4" office:value-type="float" office:value="205.462" calcext:value-type="float">
            <text:p>205.5</text:p>
          </table:table-cell>
          <table:table-cell table:style-name="ce4" office:value-type="float" office:value="27.161" calcext:value-type="float">
            <text:p>27.2</text:p>
          </table:table-cell>
          <table:table-cell table:style-name="ce4" office:value-type="float" office:value="93.771" calcext:value-type="float">
            <text:p>93.8</text:p>
          </table:table-cell>
          <table:table-cell table:style-name="ce4" office:value-type="float" office:value="403.4136" calcext:value-type="float">
            <text:p>403.4</text:p>
          </table:table-cell>
          <table:table-cell table:style-name="ce4" office:value-type="float" office:value="12.7488" calcext:value-type="float">
            <text:p>12.7</text:p>
          </table:table-cell>
          <table:table-cell table:number-columns-repeated="1012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583.2" calcext:value-type="float">
            <text:p>1583.2</text:p>
          </table:table-cell>
          <table:table-cell table:style-name="ce4" office:value-type="float" office:value="-39.433" calcext:value-type="float">
            <text:p>-39.4</text:p>
          </table:table-cell>
          <table:table-cell table:style-name="ce4" office:value-type="float" office:value="25.4712" calcext:value-type="float">
            <text:p>25.5</text:p>
          </table:table-cell>
          <table:table-cell table:style-name="ce4" office:value-type="float" office:value="872.9568" calcext:value-type="float">
            <text:p>873.0</text:p>
          </table:table-cell>
          <table:table-cell table:style-name="ce4" office:value-type="float" office:value="-18.3425" calcext:value-type="float">
            <text:p>-18.3</text:p>
          </table:table-cell>
          <table:table-cell table:style-name="ce4" office:value-type="float" office:value="19.8024" calcext:value-type="float">
            <text:p>19.8</text:p>
          </table:table-cell>
          <table:table-cell table:style-name="ce4" office:value-type="float" office:value="197.0632" calcext:value-type="float">
            <text:p>197.1</text:p>
          </table:table-cell>
          <table:table-cell table:style-name="ce4" office:value-type="float" office:value="25.7685" calcext:value-type="float">
            <text:p>25.8</text:p>
          </table:table-cell>
          <table:table-cell table:style-name="ce4" office:value-type="float" office:value="82.7284" calcext:value-type="float">
            <text:p>82.7</text:p>
          </table:table-cell>
          <table:table-cell table:style-name="ce4" office:value-type="float" office:value="405.8961" calcext:value-type="float">
            <text:p>405.9</text:p>
          </table:table-cell>
          <table:table-cell table:style-name="ce4" office:value-type="float" office:value="11.2882" calcext:value-type="float">
            <text:p>11.3</text:p>
          </table:table-cell>
          <table:table-cell table:number-columns-repeated="1012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601.1" calcext:value-type="float">
            <text:p>1601.1</text:p>
          </table:table-cell>
          <table:table-cell table:style-name="ce4" office:value-type="float" office:value="-34.2624" calcext:value-type="float">
            <text:p>-34.3</text:p>
          </table:table-cell>
          <table:table-cell table:style-name="ce4" office:value-type="float" office:value="24.7489" calcext:value-type="float">
            <text:p>24.7</text:p>
          </table:table-cell>
          <table:table-cell table:style-name="ce4" office:value-type="float" office:value="902.4733" calcext:value-type="float">
            <text:p>902.5</text:p>
          </table:table-cell>
          <table:table-cell table:style-name="ce4" office:value-type="float" office:value="-18.6211" calcext:value-type="float">
            <text:p>-18.6</text:p>
          </table:table-cell>
          <table:table-cell table:style-name="ce4" office:value-type="float" office:value="20.3708" calcext:value-type="float">
            <text:p>20.4</text:p>
          </table:table-cell>
          <table:table-cell table:style-name="ce4" office:value-type="float" office:value="193.4076" calcext:value-type="float">
            <text:p>193.4</text:p>
          </table:table-cell>
          <table:table-cell table:style-name="ce4" office:value-type="float" office:value="23.3571" calcext:value-type="float">
            <text:p>23.4</text:p>
          </table:table-cell>
          <table:table-cell table:style-name="ce4" office:value-type="float" office:value="76.7877" calcext:value-type="float">
            <text:p>76.8</text:p>
          </table:table-cell>
          <table:table-cell table:style-name="ce4" office:value-type="float" office:value="403.0736" calcext:value-type="float">
            <text:p>403.1</text:p>
          </table:table-cell>
          <table:table-cell table:style-name="ce4" office:value-type="float" office:value="9.7724" calcext:value-type="float">
            <text:p>9.8</text:p>
          </table:table-cell>
          <table:table-cell table:number-columns-repeated="1012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611.1" calcext:value-type="float">
            <text:p>1611.1</text:p>
          </table:table-cell>
          <table:table-cell table:style-name="ce4" office:value-type="float" office:value="-31.0856" calcext:value-type="float">
            <text:p>-31.1</text:p>
          </table:table-cell>
          <table:table-cell table:style-name="ce4" office:value-type="float" office:value="24.2385" calcext:value-type="float">
            <text:p>24.2</text:p>
          </table:table-cell>
          <table:table-cell table:style-name="ce4" office:value-type="float" office:value="917.0016" calcext:value-type="float">
            <text:p>917.0</text:p>
          </table:table-cell>
          <table:table-cell table:style-name="ce4" office:value-type="float" office:value="-18.7217" calcext:value-type="float">
            <text:p>-18.7</text:p>
          </table:table-cell>
          <table:table-cell table:style-name="ce4" office:value-type="float" office:value="21.0176" calcext:value-type="float">
            <text:p>21.0</text:p>
          </table:table-cell>
          <table:table-cell table:style-name="ce4" office:value-type="float" office:value="193.3061" calcext:value-type="float">
            <text:p>193.3</text:p>
          </table:table-cell>
          <table:table-cell table:style-name="ce4" office:value-type="float" office:value="22.5708" calcext:value-type="float">
            <text:p>22.6</text:p>
          </table:table-cell>
          <table:table-cell table:style-name="ce4" office:value-type="float" office:value="70.9659" calcext:value-type="float">
            <text:p>71.0</text:p>
          </table:table-cell>
          <table:table-cell table:style-name="ce4" office:value-type="float" office:value="403.5852" calcext:value-type="float">
            <text:p>403.6</text:p>
          </table:table-cell>
          <table:table-cell table:style-name="ce4" office:value-type="float" office:value="8.2217" calcext:value-type="float">
            <text:p>8.2</text:p>
          </table:table-cell>
          <table:table-cell table:number-columns-repeated="1012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638.5" calcext:value-type="float">
            <text:p>1638.5</text:p>
          </table:table-cell>
          <table:table-cell table:style-name="ce4" office:value-type="float" office:value="-21.5886" calcext:value-type="float">
            <text:p>-21.6</text:p>
          </table:table-cell>
          <table:table-cell table:style-name="ce4" office:value-type="float" office:value="23.7394" calcext:value-type="float">
            <text:p>23.7</text:p>
          </table:table-cell>
          <table:table-cell table:style-name="ce4" office:value-type="float" office:value="926.4348" calcext:value-type="float">
            <text:p>926.4</text:p>
          </table:table-cell>
          <table:table-cell table:style-name="ce4" office:value-type="float" office:value="-18.6509" calcext:value-type="float">
            <text:p>-18.7</text:p>
          </table:table-cell>
          <table:table-cell table:style-name="ce4" office:value-type="float" office:value="21.7215" calcext:value-type="float">
            <text:p>21.7</text:p>
          </table:table-cell>
          <table:table-cell table:style-name="ce4" office:value-type="float" office:value="202.7612" calcext:value-type="float">
            <text:p>202.8</text:p>
          </table:table-cell>
          <table:table-cell table:style-name="ce4" office:value-type="float" office:value="21.849" calcext:value-type="float">
            <text:p>21.8</text:p>
          </table:table-cell>
          <table:table-cell table:style-name="ce4" office:value-type="float" office:value="64.8287" calcext:value-type="float">
            <text:p>64.8</text:p>
          </table:table-cell>
          <table:table-cell table:style-name="ce4" office:value-type="float" office:value="410.7334" calcext:value-type="float">
            <text:p>410.7</text:p>
          </table:table-cell>
          <table:table-cell table:style-name="ce4" office:value-type="float" office:value="6.6458" calcext:value-type="float">
            <text:p>6.6</text:p>
          </table:table-cell>
          <table:table-cell table:number-columns-repeated="1012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647" calcext:value-type="float">
            <text:p>1647</text:p>
          </table:table-cell>
          <table:table-cell table:style-name="ce4" office:value-type="float" office:value="-21.7745" calcext:value-type="float">
            <text:p>-21.8</text:p>
          </table:table-cell>
          <table:table-cell table:style-name="ce4" office:value-type="float" office:value="23.2494" calcext:value-type="float">
            <text:p>23.2</text:p>
          </table:table-cell>
          <table:table-cell table:style-name="ce4" office:value-type="float" office:value="932.6304" calcext:value-type="float">
            <text:p>932.6</text:p>
          </table:table-cell>
          <table:table-cell table:style-name="ce4" office:value-type="float" office:value="-18.4152" calcext:value-type="float">
            <text:p>-18.4</text:p>
          </table:table-cell>
          <table:table-cell table:style-name="ce4" office:value-type="float" office:value="22.4675" calcext:value-type="float">
            <text:p>22.5</text:p>
          </table:table-cell>
          <table:table-cell table:style-name="ce4" office:value-type="float" office:value="197.1493" calcext:value-type="float">
            <text:p>197.1</text:p>
          </table:table-cell>
          <table:table-cell table:style-name="ce4" office:value-type="float" office:value="21.1859" calcext:value-type="float">
            <text:p>21.2</text:p>
          </table:table-cell>
          <table:table-cell table:style-name="ce4" office:value-type="float" office:value="66.5984" calcext:value-type="float">
            <text:p>66.6</text:p>
          </table:table-cell>
          <table:table-cell table:style-name="ce4" office:value-type="float" office:value="418.5888" calcext:value-type="float">
            <text:p>418.6</text:p>
          </table:table-cell>
          <table:table-cell table:style-name="ce4" office:value-type="float" office:value="5.288" calcext:value-type="float">
            <text:p>5.3</text:p>
          </table:table-cell>
          <table:table-cell table:number-columns-repeated="1012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643.7" calcext:value-type="float">
            <text:p>1643.7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22.7669" calcext:value-type="float">
            <text:p>22.8</text:p>
          </table:table-cell>
          <table:table-cell table:style-name="ce4" office:value-type="float" office:value="936.8016" calcext:value-type="float">
            <text:p>936.8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4" office:value-type="float" office:value="23.2448" calcext:value-type="float">
            <text:p>23.2</text:p>
          </table:table-cell>
          <table:table-cell table:style-name="ce4" office:value-type="float" office:value="201.3556" calcext:value-type="float">
            <text:p>201.4</text:p>
          </table:table-cell>
          <table:table-cell table:style-name="ce4" office:value-type="float" office:value="20.1075" calcext:value-type="float">
            <text:p>20.1</text:p>
          </table:table-cell>
          <table:table-cell table:style-name="ce4" office:value-type="float" office:value="61.103" calcext:value-type="float">
            <text:p>61.1</text:p>
          </table:table-cell>
          <table:table-cell table:style-name="ce4" office:value-type="float" office:value="424.4609" calcext:value-type="float">
            <text:p>424.5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712.5" calcext:value-type="float">
            <text:p>1712.5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22.2902" calcext:value-type="float">
            <text:p>22.3</text:p>
          </table:table-cell>
          <table:table-cell table:style-name="ce4" office:value-type="float" office:value="938.5569" calcext:value-type="float">
            <text:p>938.6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195.5283" calcext:value-type="float">
            <text:p>195.5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50.8913" calcext:value-type="float">
            <text:p>50.9</text:p>
          </table:table-cell>
          <table:table-cell table:style-name="ce4" office:value-type="float" office:value="507.9562" calcext:value-type="float">
            <text:p>508.0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605" calcext:value-type="float">
            <text:p>1605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21.5765" calcext:value-type="float">
            <text:p>21.6</text:p>
          </table:table-cell>
          <table:table-cell table:style-name="ce4" office:value-type="float" office:value="803.6967" calcext:value-type="float">
            <text:p>803.7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14.2546" calcext:value-type="float">
            <text:p>214.3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39.8241" calcext:value-type="float">
            <text:p>39.8</text:p>
          </table:table-cell>
          <table:table-cell table:style-name="ce4" office:value-type="float" office:value="528.4274" calcext:value-type="float">
            <text:p>528.4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593.8" calcext:value-type="float">
            <text:p>1593.8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20.859" calcext:value-type="float">
            <text:p>20.9</text:p>
          </table:table-cell>
          <table:table-cell table:style-name="ce4" office:value-type="float" office:value="767.5051" calcext:value-type="float">
            <text:p>767.5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24.8938" calcext:value-type="float">
            <text:p>224.9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39.5205" calcext:value-type="float">
            <text:p>39.5</text:p>
          </table:table-cell>
          <table:table-cell table:style-name="ce4" office:value-type="float" office:value="543.7326" calcext:value-type="float">
            <text:p>543.7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580.5" calcext:value-type="float">
            <text:p>1580.5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20.1381" calcext:value-type="float">
            <text:p>20.1</text:p>
          </table:table-cell>
          <table:table-cell table:style-name="ce4" office:value-type="float" office:value="737.2515" calcext:value-type="float">
            <text:p>737.3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43.6705" calcext:value-type="float">
            <text:p>243.7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43.0188" calcext:value-type="float">
            <text:p>43.0</text:p>
          </table:table-cell>
          <table:table-cell table:style-name="ce4" office:value-type="float" office:value="539.2242" calcext:value-type="float">
            <text:p>539.2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561.6" calcext:value-type="float">
            <text:p>1561.6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9.4139" calcext:value-type="float">
            <text:p>19.4</text:p>
          </table:table-cell>
          <table:table-cell table:style-name="ce4" office:value-type="float" office:value="713.3743" calcext:value-type="float">
            <text:p>713.4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2.8047" calcext:value-type="float">
            <text:p>262.8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31.0766" calcext:value-type="float">
            <text:p>31.1</text:p>
          </table:table-cell>
          <table:table-cell table:style-name="ce4" office:value-type="float" office:value="537.687" calcext:value-type="float">
            <text:p>537.7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531.3" calcext:value-type="float">
            <text:p>1531.3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8.6869" calcext:value-type="float">
            <text:p>18.7</text:p>
          </table:table-cell>
          <table:table-cell table:style-name="ce4" office:value-type="float" office:value="692.0782" calcext:value-type="float">
            <text:p>692.1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0.9458" calcext:value-type="float">
            <text:p>260.9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27.3201" calcext:value-type="float">
            <text:p>27.3</text:p>
          </table:table-cell>
          <table:table-cell table:style-name="ce4" office:value-type="float" office:value="534.9972" calcext:value-type="float">
            <text:p>535.0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office:value-type="float" office:value="1491.3" calcext:value-type="float">
            <text:p>1491.3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8.4221" calcext:value-type="float">
            <text:p>18.4</text:p>
          </table:table-cell>
          <table:table-cell table:style-name="ce4" office:value-type="float" office:value="678.5458" calcext:value-type="float">
            <text:p>678.5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47.4983" calcext:value-type="float">
            <text:p>247.5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21.0883" calcext:value-type="float">
            <text:p>21.1</text:p>
          </table:table-cell>
          <table:table-cell table:style-name="ce4" office:value-type="float" office:value="528.509" calcext:value-type="float">
            <text:p>528.5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office:value-type="float" office:value="1487.2" calcext:value-type="float">
            <text:p>1487.2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8.1548" calcext:value-type="float">
            <text:p>18.2</text:p>
          </table:table-cell>
          <table:table-cell table:style-name="ce4" office:value-type="float" office:value="667.0977" calcext:value-type="float">
            <text:p>667.1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9.3844" calcext:value-type="float">
            <text:p>269.4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12.0691" calcext:value-type="float">
            <text:p>12.1</text:p>
          </table:table-cell>
          <table:table-cell table:style-name="ce4" office:value-type="float" office:value="523.2374" calcext:value-type="float">
            <text:p>523.2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office:value-type="float" office:value="1449.2" calcext:value-type="float">
            <text:p>1449.2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7.8853" calcext:value-type="float">
            <text:p>17.9</text:p>
          </table:table-cell>
          <table:table-cell table:style-name="ce4" office:value-type="float" office:value="656.4411" calcext:value-type="float">
            <text:p>656.4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3.9341" calcext:value-type="float">
            <text:p>263.9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5.0331" calcext:value-type="float">
            <text:p>5.0</text:p>
          </table:table-cell>
          <table:table-cell table:style-name="ce4" office:value-type="float" office:value="508.6944" calcext:value-type="float">
            <text:p>508.7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office:value-type="float" office:value="1409.9" calcext:value-type="float">
            <text:p>1409.9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4" office:value-type="float" office:value="17.6121" calcext:value-type="float">
            <text:p>17.6</text:p>
          </table:table-cell>
          <table:table-cell table:style-name="ce4" office:value-type="float" office:value="649.566" calcext:value-type="float">
            <text:p>649.6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0.8636" calcext:value-type="float">
            <text:p>260.9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4" office:value-type="float" office:value="-12.9153" calcext:value-type="float">
            <text:p>-12.9</text:p>
          </table:table-cell>
          <table:table-cell table:style-name="ce4" office:value-type="float" office:value="497.5139" calcext:value-type="float">
            <text:p>497.5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office:value-type="float" office:value="1385.4" calcext:value-type="float">
            <text:p>1385.4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5" office:value-type="float" office:value="17.6121" calcext:value-type="float">
            <text:p>17.6</text:p>
          </table:table-cell>
          <table:table-cell table:style-name="ce4" office:value-type="float" office:value="643.1904" calcext:value-type="float">
            <text:p>643.2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61.6969" calcext:value-type="float">
            <text:p>261.7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5" office:value-type="float" office:value="-12.9153" calcext:value-type="float">
            <text:p>-12.9</text:p>
          </table:table-cell>
          <table:table-cell table:style-name="ce4" office:value-type="float" office:value="478.5329" calcext:value-type="float">
            <text:p>478.5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office:value-type="float" office:value="1517.7" calcext:value-type="float">
            <text:p>1517.7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5" office:value-type="float" office:value="17.6121" calcext:value-type="float">
            <text:p>17.6</text:p>
          </table:table-cell>
          <table:table-cell table:style-name="ce4" office:value-type="float" office:value="625.5099" calcext:value-type="float">
            <text:p>625.5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58.5236" calcext:value-type="float">
            <text:p>258.5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5" office:value-type="float" office:value="-12.9153" calcext:value-type="float">
            <text:p>-12.9</text:p>
          </table:table-cell>
          <table:table-cell table:style-name="ce4" office:value-type="float" office:value="631.696" calcext:value-type="float">
            <text:p>631.7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office:value-type="float" office:value="1513.2" calcext:value-type="float">
            <text:p>1513.2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5" office:value-type="float" office:value="17.6121" calcext:value-type="float">
            <text:p>17.6</text:p>
          </table:table-cell>
          <table:table-cell table:style-name="ce4" office:value-type="float" office:value="616.4536" calcext:value-type="float">
            <text:p>616.5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25.5212" calcext:value-type="float">
            <text:p>225.5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5" office:value-type="float" office:value="-12.9153" calcext:value-type="float">
            <text:p>-12.9</text:p>
          </table:table-cell>
          <table:table-cell table:style-name="ce4" office:value-type="float" office:value="669.2975" calcext:value-type="float">
            <text:p>669.3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office:value-type="float" office:value="1534.9" calcext:value-type="float">
            <text:p>1534.9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5" office:value-type="float" office:value="17.6121" calcext:value-type="float">
            <text:p>17.6</text:p>
          </table:table-cell>
          <table:table-cell table:style-name="ce4" office:value-type="float" office:value="609.3525" calcext:value-type="float">
            <text:p>609.4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25.7864" calcext:value-type="float">
            <text:p>225.8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5" office:value-type="float" office:value="-12.9153" calcext:value-type="float">
            <text:p>-12.9</text:p>
          </table:table-cell>
          <table:table-cell table:style-name="ce4" office:value-type="float" office:value="697.8432" calcext:value-type="float">
            <text:p>697.8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office:value-type="float" office:value="1467.3" calcext:value-type="float">
            <text:p>1467.3</text:p>
          </table:table-cell>
          <table:table-cell table:style-name="ce5" office:value-type="float" office:value="-31.9488" calcext:value-type="float">
            <text:p>-31.9</text:p>
          </table:table-cell>
          <table:table-cell table:style-name="ce5" office:value-type="float" office:value="17.6121" calcext:value-type="float">
            <text:p>17.6</text:p>
          </table:table-cell>
          <table:table-cell table:style-name="ce4" office:value-type="float" office:value="606.4342" calcext:value-type="float">
            <text:p>606.4</text:p>
          </table:table-cell>
          <table:table-cell table:style-name="ce5" office:value-type="float" office:value="-18.0804" calcext:value-type="float">
            <text:p>-18.1</text:p>
          </table:table-cell>
          <table:table-cell table:style-name="ce5" office:value-type="float" office:value="23.2448" calcext:value-type="float">
            <text:p>23.2</text:p>
          </table:table-cell>
          <table:table-cell table:style-name="ce4" office:value-type="float" office:value="239.239" calcext:value-type="float">
            <text:p>239.2</text:p>
          </table:table-cell>
          <table:table-cell table:style-name="ce5" office:value-type="float" office:value="20.1075" calcext:value-type="float">
            <text:p>20.1</text:p>
          </table:table-cell>
          <table:table-cell table:style-name="ce5" office:value-type="float" office:value="-12.9153" calcext:value-type="float">
            <text:p>-12.9</text:p>
          </table:table-cell>
          <table:table-cell table:style-name="ce4" office:value-type="float" office:value="619.6937" calcext:value-type="float">
            <text:p>619.7</text:p>
          </table:table-cell>
          <table:table-cell table:style-name="ce5" office:value-type="float" office:value="3.9161" calcext:value-type="float">
            <text:p>3.9</text:p>
          </table:table-cell>
          <table:table-cell table:number-columns-repeated="1012"/>
        </table:table-row>
        <table:table-row table:style-name="ro2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Recorder" table:base-cell-address="$Chart1.$A$1" table:cell-range-address="#REF!"/>
        <table:named-range table:name="moverows" table:base-cell-address="$Chart1.$A$1" table:cell-range-address="#REF!"/>
        <table:named-expression table:name="__123Graph_A" table:base-cell-address="$Chart1.$A$1" table:expression="['file:///Documents%20and%20Settings/rhoughton/Local%20Settings/Temporary%20Internet%20Files/OLK17/93DATASE/cdiac2/netflux2k.xls'#$netflux.$H$17:.$H$147]"/>
        <table:named-expression table:name="__123Graph_B" table:base-cell-address="$Chart1.$A$1" table:expression="['file:///Documents%20and%20Settings/rhoughton/Local%20Settings/Temporary%20Internet%20Files/OLK17/93DATASE/cdiac2/netflux2k.xls'#$netflux.$B$17:.$B$157]"/>
        <table:named-expression table:name="__123Graph_C" table:base-cell-address="$Chart1.$A$1" table:expression="['file:///Documents%20and%20Settings/rhoughton/Local%20Settings/Temporary%20Internet%20Files/OLK17/93DATASE/cdiac2/netflux2k.xls'#$netflux.$F$17:.$F$147]"/>
        <table:named-expression table:name="__123Graph_D" table:base-cell-address="$Chart1.$A$1" table:expression="['file:///Documents%20and%20Settings/rhoughton/Local%20Settings/Temporary%20Internet%20Files/OLK17/93DATASE/cdiac2/netflux2k.xls'#$netflux.$D$17:.$D$147]"/>
        <table:named-expression table:name="__123Graph_E" table:base-cell-address="$Chart1.$A$1" table:expression="['file:///Documents%20and%20Settings/rhoughton/Local%20Settings/Temporary%20Internet%20Files/OLK17/93DATASE/cdiac2/netflux2k.xls'#$netflux.$G$17:.$G$147]"/>
        <table:named-expression table:name="__123Graph_F" table:base-cell-address="$Chart1.$A$1" table:expression="['file:///Documents%20and%20Settings/rhoughton/Local%20Settings/Temporary%20Internet%20Files/OLK17/93DATASE/cdiac2/netflux2k.xls'#$netflux.$C$17:.$C$147]"/>
        <table:named-expression table:name="__123Graph_X" table:base-cell-address="$Chart1.$A$1" table:expression="['file:///Documents%20and%20Settings/rhoughton/Local%20Settings/Temporary%20Internet%20Files/OLK17/93DATASE/cdiac2/netflux2k.xls'#$netflux.$A$17:.$A$15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4" loext:min-decimal-places="14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7" loext:min-decimal-places="7" number:min-integer-digits="1"/>
    </number:number-style>
    <number:number-style style:name="N147">
      <number:number number:decimal-places="2" loext:min-decimal-places="2" number:min-integer-digits="1"/>
      <number:text> </number:text>
    </number:number-style>
    <number:number-style style:name="N148">
      <number:number number:decimal-places="3" loext:min-decimal-places="3" number:min-integer-digits="1"/>
      <number:text> </number:text>
    </number:number-style>
    <number:number-style style:name="N149">
      <number:number number:decimal-places="1" loext:min-decimal-places="1" number:min-integer-digits="1"/>
      <number:text> </number:text>
    </number:number-style>
    <number:number-style style:name="N150">
      <number:number number:decimal-places="0" loext:min-decimal-places="0" number:min-integer-digits="1"/>
      <number:text> </number:text>
    </number:number-style>
    <number:number-style style:name="N151">
      <number:number number:decimal-places="4" loext:min-decimal-places="4" number:min-integer-digits="1"/>
      <number:text> </number:text>
    </number:number-style>
    <number:percentage-style style:name="N152">
      <number:number number:decimal-places="1" loext:min-decimal-places="1" number:min-integer-digits="1"/>
      <number:text>%</number:text>
    </number:percentage-style>
    <number:date-style style:name="N153">
      <number:month/>
      <number:text>/</number:text>
      <number:day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36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_20_fluxes" style:display-name="PageStyle_net fluxes" style:page-layout-name="Mpm4">
      <style:header style:display="false"/>
      <style:header-left style:display="false"/>
      <style:footer>
        <style:region-left>
          <text:p><text:span text:style-name="MT1"><text:date style:data-style-name="N2" text:date-value="2019-05-28">00/00/0000</text:date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left>
          <text:p><text:span text:style-name="MT1"><text:date style:data-style-name="N2" text:date-value="2019-05-28">00/00/0000</text:date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creation-date>2006-09-28T13:33:35</meta:creation-date>
    <dc:date>2019-05-28T14:09:42.886856484</dc:date>
    <meta:print-date>2008-04-22T12:20:56</meta:print-date>
    <meta:editing-duration>PT35S</meta:editing-duration>
    <meta:editing-cycles>1</meta:editing-cycles>
    <meta:document-statistic meta:table-count="2" meta:cell-count="187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1" loext:min-decimal-places="1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color="#4c4c4c" fo:font-family="Arial" fo:font-size="9.75pt" fo:font-weight="bold" style:font-size-asian="9.75pt" style:font-weight-asian="bold" style:font-family-complex="Arial" style:font-size-complex="9.75pt" style:font-weight-complex="bold"/>
    </style:style>
    <style:style style:name="ch3" style:family="chart">
      <style:graphic-properties svg:stroke-color="#4c4c4c" draw:fill="solid" draw:fill-color="#ffffff"/>
      <style:text-properties fo:color="#4c4c4c" fo:font-family="Arial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axis-label-position="outside-start" chart:tick-mark-position="at-axis"/>
      <style:graphic-properties svg:stroke-color="#4c4c4c"/>
      <style:text-properties fo:color="#4c4c4c" fo:font-family="Arial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4c4c4c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137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4c4c4c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>
      <style:graphic-properties svg:stroke-color="#4c4c4c"/>
    </style:style>
    <style:style style:name="ch10" style:family="chart" style:data-style-name="N137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 style:data-style-name="N137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2" style:family="chart" style:data-style-name="N137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3" style:family="chart" style:data-style-name="N137">
      <style:chart-properties chart:symbol-type="none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4" style:family="chart" style:data-style-name="N137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5" style:family="chart" style:data-style-name="N137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6" style:family="chart" style:data-style-name="N137">
      <style:chart-properties chart:symbol-type="none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17" style:family="chart" style:data-style-name="N137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8" style:family="chart" style:data-style-name="N137">
      <style:chart-properties chart:symbol-type="none" chart:link-data-style-to-source="tru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19" style:family="chart" style:data-style-name="N137">
      <style:chart-properties chart:symbol-type="none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808080" draw:fill="solid" draw:fill-color="#c0c0c0"/>
    </style:style>
    <style:style style:name="ch21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line" chart:style-name="ch1">
        <chart:title svg:x="2.981cm" svg:y="0.437cm" chart:style-name="ch2">
          <text:p>Annual Net Flux of Carbon to the Atmosphere from Land-Use Change: 1850-2005 (Houghton)</text:p>
        </chart:title>
        <chart:legend svg:x="15.716cm" svg:y="5.125cm" style:legend-expansion="custom" chartooo:width="5.397cm" chartooo:height="5.573cm" style:legend-expansion-aspect-ratio="0.968419163825588" chart:style-name="ch3"/>
        <chart:plot-area chart:style-name="ch4" table:cell-range-address="'net fluxes'.A1:'net fluxes'.A156 'net fluxes'.C1:'net fluxes'.L156" chart:data-source-has-labels="column" svg:x="1.014cm" svg:y="1.691cm" svg:width="15.268cm" svg:height="12.718cm">
          <chartooo:coordinate-region svg:x="2.085cm" svg:y="1.691cm" svg:width="14.031cm" svg:height="11.632cm"/>
          <chart:axis chart:dimension="x" chart:name="primary-x" chart:style-name="ch5" chartooo:axis-type="text">
            <chart:title svg:x="8.292cm" svg:y="14.607cm" chart:style-name="ch6">
              <text:p>Year</text:p>
            </chart:title>
            <chart:categories table:cell-range-address="'net fluxes'.A1:'net fluxes'.A156"/>
          </chart:axis>
          <chart:axis chart:dimension="y" chart:name="primary-y" chart:style-name="ch7">
            <chart:title svg:x="0.104cm" svg:y="9.213cm" chart:style-name="ch8">
              <text:p>Flux (Tg C/year)</text:p>
            </chart:title>
            <chart:grid chart:style-name="ch9" chart:class="major"/>
          </chart:axis>
          <chart:series chart:style-name="ch10" chart:values-cell-range-address="'net fluxes'.C1:'net fluxes'.C156" chart:class="chart:line">
            <chart:data-point chart:repeated="156"/>
          </chart:series>
          <chart:series chart:style-name="ch11" chart:values-cell-range-address="'net fluxes'.D1:'net fluxes'.D156" chart:class="chart:line">
            <chart:data-point chart:repeated="156"/>
          </chart:series>
          <chart:series chart:style-name="ch12" chart:values-cell-range-address="'net fluxes'.E1:'net fluxes'.E156" chart:class="chart:line">
            <chart:data-point chart:repeated="156"/>
          </chart:series>
          <chart:series chart:style-name="ch13" chart:values-cell-range-address="'net fluxes'.F1:'net fluxes'.F156" chart:class="chart:line">
            <chart:data-point chart:repeated="156"/>
          </chart:series>
          <chart:series chart:style-name="ch14" chart:values-cell-range-address="'net fluxes'.G1:'net fluxes'.G156" chart:class="chart:line">
            <chart:data-point chart:repeated="156"/>
          </chart:series>
          <chart:series chart:style-name="ch15" chart:values-cell-range-address="'net fluxes'.H1:'net fluxes'.H156" chart:class="chart:line">
            <chart:data-point chart:repeated="156"/>
          </chart:series>
          <chart:series chart:style-name="ch16" chart:values-cell-range-address="'net fluxes'.I1:'net fluxes'.I156" chart:class="chart:line">
            <chart:data-point chart:repeated="156"/>
          </chart:series>
          <chart:series chart:style-name="ch17" chart:values-cell-range-address="'net fluxes'.J1:'net fluxes'.J156" chart:class="chart:line">
            <chart:data-point chart:repeated="156"/>
          </chart:series>
          <chart:series chart:style-name="ch18" chart:values-cell-range-address="'net fluxes'.K1:'net fluxes'.K156" chart:class="chart:line">
            <chart:data-point chart:repeated="156"/>
          </chart:series>
          <chart:series chart:style-name="ch19" chart:values-cell-range-address="'net fluxes'.L1:'net fluxes'.L156" chart:class="chart:line">
            <chart:data-point chart:repeated="15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net fluxes'.A1:'net fluxes'.A156</svg:desc>
                </draw:g>
              </table:table-cell>
              <table:table-cell office:value-type="float" office:value="164.0922">
                <text:p>164.0922</text:p>
                <draw:g>
                  <svg:desc>'net fluxes'.C1:'net fluxes'.C156</svg:desc>
                </draw:g>
              </table:table-cell>
              <table:table-cell office:value-type="float" office:value="5.5476">
                <text:p>5.5476</text:p>
                <draw:g>
                  <svg:desc>'net fluxes'.D1:'net fluxes'.D156</svg:desc>
                </draw:g>
              </table:table-cell>
              <table:table-cell office:value-type="float" office:value="23.4757">
                <text:p>23.4757</text:p>
                <draw:g>
                  <svg:desc>'net fluxes'.E1:'net fluxes'.E156</svg:desc>
                </draw:g>
              </table:table-cell>
              <table:table-cell office:value-type="float" office:value="55.0441">
                <text:p>55.0441</text:p>
                <draw:g>
                  <svg:desc>'net fluxes'.F1:'net fluxes'.F156</svg:desc>
                </draw:g>
              </table:table-cell>
              <table:table-cell office:value-type="float" office:value="3.984">
                <text:p>3.984</text:p>
                <draw:g>
                  <svg:desc>'net fluxes'.G1:'net fluxes'.G156</svg:desc>
                </draw:g>
              </table:table-cell>
              <table:table-cell office:value-type="float" office:value="-1.3484">
                <text:p>-1.3484</text:p>
                <draw:g>
                  <svg:desc>'net fluxes'.H1:'net fluxes'.H156</svg:desc>
                </draw:g>
              </table:table-cell>
              <table:table-cell office:value-type="float" office:value="58.5571">
                <text:p>58.5571</text:p>
                <draw:g>
                  <svg:desc>'net fluxes'.I1:'net fluxes'.I156</svg:desc>
                </draw:g>
              </table:table-cell>
              <table:table-cell office:value-type="float" office:value="101.8392">
                <text:p>101.8392</text:p>
                <draw:g>
                  <svg:desc>'net fluxes'.J1:'net fluxes'.J156</svg:desc>
                </draw:g>
              </table:table-cell>
              <table:table-cell office:value-type="float" office:value="87.3469">
                <text:p>87.3469</text:p>
                <draw:g>
                  <svg:desc>'net fluxes'.K1:'net fluxes'.K156</svg:desc>
                </draw:g>
              </table:table-cell>
              <table:table-cell office:value-type="float" office:value="2.0458">
                <text:p>2.0458</text:p>
                <draw:g>
                  <svg:desc>'net fluxes'.L1:'net fluxes'.L156</svg:desc>
                </draw:g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165.7256">
                <text:p>165.7256</text:p>
              </table:table-cell>
              <table:table-cell office:value-type="float" office:value="5.3626">
                <text:p>5.3626</text:p>
              </table:table-cell>
              <table:table-cell office:value-type="float" office:value="23.152">
                <text:p>23.152</text:p>
              </table:table-cell>
              <table:table-cell office:value-type="float" office:value="55.0156">
                <text:p>55.0156</text:p>
              </table:table-cell>
              <table:table-cell office:value-type="float" office:value="3.9839">
                <text:p>3.9839</text:p>
              </table:table-cell>
              <table:table-cell office:value-type="float" office:value="-1.1192">
                <text:p>-1.1192</text:p>
              </table:table-cell>
              <table:table-cell office:value-type="float" office:value="58.5525">
                <text:p>58.5525</text:p>
              </table:table-cell>
              <table:table-cell office:value-type="float" office:value="93.0766">
                <text:p>93.0766</text:p>
              </table:table-cell>
              <table:table-cell office:value-type="float" office:value="86.91">
                <text:p>86.91</text:p>
              </table:table-cell>
              <table:table-cell office:value-type="float" office:value="2.0419">
                <text:p>2.0419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230.6725">
                <text:p>230.6725</text:p>
              </table:table-cell>
              <table:table-cell office:value-type="float" office:value="5.338">
                <text:p>5.338</text:p>
              </table:table-cell>
              <table:table-cell office:value-type="float" office:value="22.8618">
                <text:p>22.8618</text:p>
              </table:table-cell>
              <table:table-cell office:value-type="float" office:value="54.9874">
                <text:p>54.9874</text:p>
              </table:table-cell>
              <table:table-cell office:value-type="float" office:value="3.9837">
                <text:p>3.9837</text:p>
              </table:table-cell>
              <table:table-cell office:value-type="float" office:value="-1.0033">
                <text:p>-1.0033</text:p>
              </table:table-cell>
              <table:table-cell office:value-type="float" office:value="58.8781">
                <text:p>58.8781</text:p>
              </table:table-cell>
              <table:table-cell office:value-type="float" office:value="83.8307">
                <text:p>83.8307</text:p>
              </table:table-cell>
              <table:table-cell office:value-type="float" office:value="86.9385">
                <text:p>86.9385</text:p>
              </table:table-cell>
              <table:table-cell office:value-type="float" office:value="2.0379">
                <text:p>2.0379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238.5149">
                <text:p>238.5149</text:p>
              </table:table-cell>
              <table:table-cell office:value-type="float" office:value="5.3138">
                <text:p>5.3138</text:p>
              </table:table-cell>
              <table:table-cell office:value-type="float" office:value="22.6017">
                <text:p>22.6017</text:p>
              </table:table-cell>
              <table:table-cell office:value-type="float" office:value="54.959">
                <text:p>54.959</text:p>
              </table:table-cell>
              <table:table-cell office:value-type="float" office:value="3.9835">
                <text:p>3.9835</text:p>
              </table:table-cell>
              <table:table-cell office:value-type="float" office:value="-1.0513">
                <text:p>-1.0513</text:p>
              </table:table-cell>
              <table:table-cell office:value-type="float" office:value="59.2207">
                <text:p>59.2207</text:p>
              </table:table-cell>
              <table:table-cell office:value-type="float" office:value="74.214">
                <text:p>74.214</text:p>
              </table:table-cell>
              <table:table-cell office:value-type="float" office:value="86.9935">
                <text:p>86.9935</text:p>
              </table:table-cell>
              <table:table-cell office:value-type="float" office:value="2.0338">
                <text:p>2.0338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246.1846">
                <text:p>246.1846</text:p>
              </table:table-cell>
              <table:table-cell office:value-type="float" office:value="5.2899">
                <text:p>5.2899</text:p>
              </table:table-cell>
              <table:table-cell office:value-type="float" office:value="22.3687">
                <text:p>22.3687</text:p>
              </table:table-cell>
              <table:table-cell office:value-type="float" office:value="54.9304">
                <text:p>54.9304</text:p>
              </table:table-cell>
              <table:table-cell office:value-type="float" office:value="3.9833">
                <text:p>3.9833</text:p>
              </table:table-cell>
              <table:table-cell office:value-type="float" office:value="-0.9855">
                <text:p>-0.9855</text:p>
              </table:table-cell>
              <table:table-cell office:value-type="float" office:value="59.5802">
                <text:p>59.5802</text:p>
              </table:table-cell>
              <table:table-cell office:value-type="float" office:value="64.3129">
                <text:p>64.3129</text:p>
              </table:table-cell>
              <table:table-cell office:value-type="float" office:value="87.063">
                <text:p>87.063</text:p>
              </table:table-cell>
              <table:table-cell office:value-type="float" office:value="2.0297">
                <text:p>2.0297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253.5646">
                <text:p>253.5646</text:p>
              </table:table-cell>
              <table:table-cell office:value-type="float" office:value="5.2663">
                <text:p>5.2663</text:p>
              </table:table-cell>
              <table:table-cell office:value-type="float" office:value="22.16">
                <text:p>22.16</text:p>
              </table:table-cell>
              <table:table-cell office:value-type="float" office:value="54.9016">
                <text:p>54.9016</text:p>
              </table:table-cell>
              <table:table-cell office:value-type="float" office:value="3.983">
                <text:p>3.983</text:p>
              </table:table-cell>
              <table:table-cell office:value-type="float" office:value="-1.1397">
                <text:p>-1.1397</text:p>
              </table:table-cell>
              <table:table-cell office:value-type="float" office:value="59.9564">
                <text:p>59.9564</text:p>
              </table:table-cell>
              <table:table-cell office:value-type="float" office:value="54.194">
                <text:p>54.194</text:p>
              </table:table-cell>
              <table:table-cell office:value-type="float" office:value="87.1452">
                <text:p>87.1452</text:p>
              </table:table-cell>
              <table:table-cell office:value-type="float" office:value="2.0255">
                <text:p>2.0255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260.5263">
                <text:p>260.5263</text:p>
              </table:table-cell>
              <table:table-cell office:value-type="float" office:value="5.243">
                <text:p>5.243</text:p>
              </table:table-cell>
              <table:table-cell office:value-type="float" office:value="21.9733">
                <text:p>21.9733</text:p>
              </table:table-cell>
              <table:table-cell office:value-type="float" office:value="54.8726">
                <text:p>54.8726</text:p>
              </table:table-cell>
              <table:table-cell office:value-type="float" office:value="3.983">
                <text:p>3.983</text:p>
              </table:table-cell>
              <table:table-cell office:value-type="float" office:value="-1.1049">
                <text:p>-1.1049</text:p>
              </table:table-cell>
              <table:table-cell office:value-type="float" office:value="60.3411">
                <text:p>60.3411</text:p>
              </table:table-cell>
              <table:table-cell office:value-type="float" office:value="52.5623">
                <text:p>52.5623</text:p>
              </table:table-cell>
              <table:table-cell office:value-type="float" office:value="87.2403">
                <text:p>87.2403</text:p>
              </table:table-cell>
              <table:table-cell office:value-type="float" office:value="2.0218">
                <text:p>2.0218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267.2467">
                <text:p>267.2467</text:p>
              </table:table-cell>
              <table:table-cell office:value-type="float" office:value="5.2198">
                <text:p>5.2198</text:p>
              </table:table-cell>
              <table:table-cell office:value-type="float" office:value="21.8063">
                <text:p>21.8063</text:p>
              </table:table-cell>
              <table:table-cell office:value-type="float" office:value="54.8434">
                <text:p>54.8434</text:p>
              </table:table-cell>
              <table:table-cell office:value-type="float" office:value="3.983">
                <text:p>3.983</text:p>
              </table:table-cell>
              <table:table-cell office:value-type="float" office:value="-1.1372">
                <text:p>-1.1372</text:p>
              </table:table-cell>
              <table:table-cell office:value-type="float" office:value="60.7234">
                <text:p>60.7234</text:p>
              </table:table-cell>
              <table:table-cell office:value-type="float" office:value="51.272">
                <text:p>51.272</text:p>
              </table:table-cell>
              <table:table-cell office:value-type="float" office:value="87.3385">
                <text:p>87.3385</text:p>
              </table:table-cell>
              <table:table-cell office:value-type="float" office:value="2.0181">
                <text:p>2.0181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273.5912">
                <text:p>273.5912</text:p>
              </table:table-cell>
              <table:table-cell office:value-type="float" office:value="5.1968">
                <text:p>5.1968</text:p>
              </table:table-cell>
              <table:table-cell office:value-type="float" office:value="21.657">
                <text:p>21.657</text:p>
              </table:table-cell>
              <table:table-cell office:value-type="float" office:value="54.8139">
                <text:p>54.8139</text:p>
              </table:table-cell>
              <table:table-cell office:value-type="float" office:value="3.983">
                <text:p>3.983</text:p>
              </table:table-cell>
              <table:table-cell office:value-type="float" office:value="-1.3895">
                <text:p>-1.3895</text:p>
              </table:table-cell>
              <table:table-cell office:value-type="float" office:value="61.103">
                <text:p>61.103</text:p>
              </table:table-cell>
              <table:table-cell office:value-type="float" office:value="50.2343">
                <text:p>50.2343</text:p>
              </table:table-cell>
              <table:table-cell office:value-type="float" office:value="87.4348">
                <text:p>87.4348</text:p>
              </table:table-cell>
              <table:table-cell office:value-type="float" office:value="2.0143">
                <text:p>2.0143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279.7326">
                <text:p>279.7326</text:p>
              </table:table-cell>
              <table:table-cell office:value-type="float" office:value="5.1739">
                <text:p>5.1739</text:p>
              </table:table-cell>
              <table:table-cell office:value-type="float" office:value="21.5238">
                <text:p>21.5238</text:p>
              </table:table-cell>
              <table:table-cell office:value-type="float" office:value="54.7842">
                <text:p>54.7842</text:p>
              </table:table-cell>
              <table:table-cell office:value-type="float" office:value="3.983">
                <text:p>3.983</text:p>
              </table:table-cell>
              <table:table-cell office:value-type="float" office:value="-1.6117">
                <text:p>-1.6117</text:p>
              </table:table-cell>
              <table:table-cell office:value-type="float" office:value="61.4799">
                <text:p>61.4799</text:p>
              </table:table-cell>
              <table:table-cell office:value-type="float" office:value="49.3921">
                <text:p>49.3921</text:p>
              </table:table-cell>
              <table:table-cell office:value-type="float" office:value="87.5291">
                <text:p>87.5291</text:p>
              </table:table-cell>
              <table:table-cell office:value-type="float" office:value="2.0104">
                <text:p>2.010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285.6716">
                <text:p>285.6716</text:p>
              </table:table-cell>
              <table:table-cell office:value-type="float" office:value="5.1511">
                <text:p>5.1511</text:p>
              </table:table-cell>
              <table:table-cell office:value-type="float" office:value="21.0521">
                <text:p>21.0521</text:p>
              </table:table-cell>
              <table:table-cell office:value-type="float" office:value="54.7543">
                <text:p>54.7543</text:p>
              </table:table-cell>
              <table:table-cell office:value-type="float" office:value="3.9829">
                <text:p>3.9829</text:p>
              </table:table-cell>
              <table:table-cell office:value-type="float" office:value="-1.8338">
                <text:p>-1.8338</text:p>
              </table:table-cell>
              <table:table-cell office:value-type="float" office:value="61.8537">
                <text:p>61.8537</text:p>
              </table:table-cell>
              <table:table-cell office:value-type="float" office:value="48.7025">
                <text:p>48.7025</text:p>
              </table:table-cell>
              <table:table-cell office:value-type="float" office:value="87.6218">
                <text:p>87.6218</text:p>
              </table:table-cell>
              <table:table-cell office:value-type="float" office:value="2.0066">
                <text:p>2.0066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290.6665">
                <text:p>290.6665</text:p>
              </table:table-cell>
              <table:table-cell office:value-type="float" office:value="5.1284">
                <text:p>5.1284</text:p>
              </table:table-cell>
              <table:table-cell office:value-type="float" office:value="21.8892">
                <text:p>21.8892</text:p>
              </table:table-cell>
              <table:table-cell office:value-type="float" office:value="54.7862">
                <text:p>54.7862</text:p>
              </table:table-cell>
              <table:table-cell office:value-type="float" office:value="9.011">
                <text:p>9.011</text:p>
              </table:table-cell>
              <table:table-cell office:value-type="float" office:value="-2.0559">
                <text:p>-2.0559</text:p>
              </table:table-cell>
              <table:table-cell office:value-type="float" office:value="62.2242">
                <text:p>62.2242</text:p>
              </table:table-cell>
              <table:table-cell office:value-type="float" office:value="48.1326">
                <text:p>48.1326</text:p>
              </table:table-cell>
              <table:table-cell office:value-type="float" office:value="87.7196">
                <text:p>87.7196</text:p>
              </table:table-cell>
              <table:table-cell office:value-type="float" office:value="2.0821">
                <text:p>2.0821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237.6862">
                <text:p>237.6862</text:p>
              </table:table-cell>
              <table:table-cell office:value-type="float" office:value="6.7722">
                <text:p>6.7722</text:p>
              </table:table-cell>
              <table:table-cell office:value-type="float" office:value="22.1333">
                <text:p>22.1333</text:p>
              </table:table-cell>
              <table:table-cell office:value-type="float" office:value="54.8635">
                <text:p>54.8635</text:p>
              </table:table-cell>
              <table:table-cell office:value-type="float" office:value="9.9571">
                <text:p>9.9571</text:p>
              </table:table-cell>
              <table:table-cell office:value-type="float" office:value="-1.942">
                <text:p>-1.942</text:p>
              </table:table-cell>
              <table:table-cell office:value-type="float" office:value="53.6909">
                <text:p>53.6909</text:p>
              </table:table-cell>
              <table:table-cell office:value-type="float" office:value="47.7736">
                <text:p>47.7736</text:p>
              </table:table-cell>
              <table:table-cell office:value-type="float" office:value="87.8153">
                <text:p>87.8153</text:p>
              </table:table-cell>
              <table:table-cell office:value-type="float" office:value="2.1826">
                <text:p>2.1826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236.8319">
                <text:p>236.8319</text:p>
              </table:table-cell>
              <table:table-cell office:value-type="float" office:value="7.3119">
                <text:p>7.3119</text:p>
              </table:table-cell>
              <table:table-cell office:value-type="float" office:value="22.2482">
                <text:p>22.2482</text:p>
              </table:table-cell>
              <table:table-cell office:value-type="float" office:value="54.9554">
                <text:p>54.9554</text:p>
              </table:table-cell>
              <table:table-cell office:value-type="float" office:value="10.8221">
                <text:p>10.8221</text:p>
              </table:table-cell>
              <table:table-cell office:value-type="float" office:value="-1.6705">
                <text:p>-1.6705</text:p>
              </table:table-cell>
              <table:table-cell office:value-type="float" office:value="53.7482">
                <text:p>53.7482</text:p>
              </table:table-cell>
              <table:table-cell office:value-type="float" office:value="46.6115">
                <text:p>46.6115</text:p>
              </table:table-cell>
              <table:table-cell office:value-type="float" office:value="87.9075">
                <text:p>87.9075</text:p>
              </table:table-cell>
              <table:table-cell office:value-type="float" office:value="2.2994">
                <text:p>2.2994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235.9699">
                <text:p>235.9699</text:p>
              </table:table-cell>
              <table:table-cell office:value-type="float" office:value="7.8399">
                <text:p>7.8399</text:p>
              </table:table-cell>
              <table:table-cell office:value-type="float" office:value="22.3048">
                <text:p>22.3048</text:p>
              </table:table-cell>
              <table:table-cell office:value-type="float" office:value="55.0611">
                <text:p>55.0611</text:p>
              </table:table-cell>
              <table:table-cell office:value-type="float" office:value="11.2539">
                <text:p>11.2539</text:p>
              </table:table-cell>
              <table:table-cell office:value-type="float" office:value="-1.2478">
                <text:p>-1.2478</text:p>
              </table:table-cell>
              <table:table-cell office:value-type="float" office:value="53.8026">
                <text:p>53.8026</text:p>
              </table:table-cell>
              <table:table-cell office:value-type="float" office:value="46.1613">
                <text:p>46.1613</text:p>
              </table:table-cell>
              <table:table-cell office:value-type="float" office:value="87.997">
                <text:p>87.997</text:p>
              </table:table-cell>
              <table:table-cell office:value-type="float" office:value="2.4273">
                <text:p>2.4273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235.2334">
                <text:p>235.2334</text:p>
              </table:table-cell>
              <table:table-cell office:value-type="float" office:value="8.3582">
                <text:p>8.3582</text:p>
              </table:table-cell>
              <table:table-cell office:value-type="float" office:value="22.3425">
                <text:p>22.3425</text:p>
              </table:table-cell>
              <table:table-cell office:value-type="float" office:value="55.1798">
                <text:p>55.1798</text:p>
              </table:table-cell>
              <table:table-cell office:value-type="float" office:value="11.6393">
                <text:p>11.6393</text:p>
              </table:table-cell>
              <table:table-cell office:value-type="float" office:value="-0.6633">
                <text:p>-0.6633</text:p>
              </table:table-cell>
              <table:table-cell office:value-type="float" office:value="53.8618">
                <text:p>53.8618</text:p>
              </table:table-cell>
              <table:table-cell office:value-type="float" office:value="45.7781">
                <text:p>45.7781</text:p>
              </table:table-cell>
              <table:table-cell office:value-type="float" office:value="88.0811">
                <text:p>88.0811</text:p>
              </table:table-cell>
              <table:table-cell office:value-type="float" office:value="2.5633">
                <text:p>2.5633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234.7966">
                <text:p>234.7966</text:p>
              </table:table-cell>
              <table:table-cell office:value-type="float" office:value="8.8682">
                <text:p>8.8682</text:p>
              </table:table-cell>
              <table:table-cell office:value-type="float" office:value="21.9117">
                <text:p>21.9117</text:p>
              </table:table-cell>
              <table:table-cell office:value-type="float" office:value="55.3125">
                <text:p>55.3125</text:p>
              </table:table-cell>
              <table:table-cell office:value-type="float" office:value="11.9889">
                <text:p>11.9889</text:p>
              </table:table-cell>
              <table:table-cell office:value-type="float" office:value="-0.4503">
                <text:p>-0.4503</text:p>
              </table:table-cell>
              <table:table-cell office:value-type="float" office:value="53.7361">
                <text:p>53.7361</text:p>
              </table:table-cell>
              <table:table-cell office:value-type="float" office:value="45.4492">
                <text:p>45.4492</text:p>
              </table:table-cell>
              <table:table-cell office:value-type="float" office:value="88.1615">
                <text:p>88.1615</text:p>
              </table:table-cell>
              <table:table-cell office:value-type="float" office:value="2.6984">
                <text:p>2.6984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232.539">
                <text:p>232.539</text:p>
              </table:table-cell>
              <table:table-cell office:value-type="float" office:value="9.3709">
                <text:p>9.3709</text:p>
              </table:table-cell>
              <table:table-cell office:value-type="float" office:value="21.4929">
                <text:p>21.4929</text:p>
              </table:table-cell>
              <table:table-cell office:value-type="float" office:value="55.4566">
                <text:p>55.4566</text:p>
              </table:table-cell>
              <table:table-cell office:value-type="float" office:value="12.3102">
                <text:p>12.3102</text:p>
              </table:table-cell>
              <table:table-cell office:value-type="float" office:value="-0.237">
                <text:p>-0.237</text:p>
              </table:table-cell>
              <table:table-cell office:value-type="float" office:value="53.6184">
                <text:p>53.6184</text:p>
              </table:table-cell>
              <table:table-cell office:value-type="float" office:value="45.1671">
                <text:p>45.1671</text:p>
              </table:table-cell>
              <table:table-cell office:value-type="float" office:value="88.2396">
                <text:p>88.2396</text:p>
              </table:table-cell>
              <table:table-cell office:value-type="float" office:value="2.8314">
                <text:p>2.8314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230.5537">
                <text:p>230.5537</text:p>
              </table:table-cell>
              <table:table-cell office:value-type="float" office:value="9.8671">
                <text:p>9.8671</text:p>
              </table:table-cell>
              <table:table-cell office:value-type="float" office:value="21.0899">
                <text:p>21.0899</text:p>
              </table:table-cell>
              <table:table-cell office:value-type="float" office:value="55.6114">
                <text:p>55.6114</text:p>
              </table:table-cell>
              <table:table-cell office:value-type="float" office:value="12.6085">
                <text:p>12.6085</text:p>
              </table:table-cell>
              <table:table-cell office:value-type="float" office:value="-0.2089">
                <text:p>-0.2089</text:p>
              </table:table-cell>
              <table:table-cell office:value-type="float" office:value="53.5102">
                <text:p>53.5102</text:p>
              </table:table-cell>
              <table:table-cell office:value-type="float" office:value="44.9215">
                <text:p>44.9215</text:p>
              </table:table-cell>
              <table:table-cell office:value-type="float" office:value="88.3126">
                <text:p>88.3126</text:p>
              </table:table-cell>
              <table:table-cell office:value-type="float" office:value="2.9618">
                <text:p>2.9618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228.6445">
                <text:p>228.6445</text:p>
              </table:table-cell>
              <table:table-cell office:value-type="float" office:value="10.3574">
                <text:p>10.3574</text:p>
              </table:table-cell>
              <table:table-cell office:value-type="float" office:value="20.7033">
                <text:p>20.7033</text:p>
              </table:table-cell>
              <table:table-cell office:value-type="float" office:value="55.7765">
                <text:p>55.7765</text:p>
              </table:table-cell>
              <table:table-cell office:value-type="float" office:value="12.8879">
                <text:p>12.8879</text:p>
              </table:table-cell>
              <table:table-cell office:value-type="float" office:value="-0.4199">
                <text:p>-0.4199</text:p>
              </table:table-cell>
              <table:table-cell office:value-type="float" office:value="53.4121">
                <text:p>53.4121</text:p>
              </table:table-cell>
              <table:table-cell office:value-type="float" office:value="44.7063">
                <text:p>44.7063</text:p>
              </table:table-cell>
              <table:table-cell office:value-type="float" office:value="88.3836">
                <text:p>88.3836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26.7993">
                <text:p>226.7993</text:p>
              </table:table-cell>
              <table:table-cell office:value-type="float" office:value="10.8421">
                <text:p>10.8421</text:p>
              </table:table-cell>
              <table:table-cell office:value-type="float" office:value="20.6845">
                <text:p>20.6845</text:p>
              </table:table-cell>
              <table:table-cell office:value-type="float" office:value="55.951">
                <text:p>55.951</text:p>
              </table:table-cell>
              <table:table-cell office:value-type="float" office:value="13.1514">
                <text:p>13.1514</text:p>
              </table:table-cell>
              <table:table-cell office:value-type="float" office:value="-0.6307">
                <text:p>-0.6307</text:p>
              </table:table-cell>
              <table:table-cell office:value-type="float" office:value="53.3205">
                <text:p>53.3205</text:p>
              </table:table-cell>
              <table:table-cell office:value-type="float" office:value="44.5167">
                <text:p>44.5167</text:p>
              </table:table-cell>
              <table:table-cell office:value-type="float" office:value="88.4499">
                <text:p>88.4499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224.1995">
                <text:p>224.1995</text:p>
              </table:table-cell>
              <table:table-cell office:value-type="float" office:value="11.3216">
                <text:p>11.3216</text:p>
              </table:table-cell>
              <table:table-cell office:value-type="float" office:value="20.618">
                <text:p>20.618</text:p>
              </table:table-cell>
              <table:table-cell office:value-type="float" office:value="50.4782">
                <text:p>50.4782</text:p>
              </table:table-cell>
              <table:table-cell office:value-type="float" office:value="13.4019">
                <text:p>13.4019</text:p>
              </table:table-cell>
              <table:table-cell office:value-type="float" office:value="-0.8373">
                <text:p>-0.8373</text:p>
              </table:table-cell>
              <table:table-cell office:value-type="float" office:value="53.2349">
                <text:p>53.2349</text:p>
              </table:table-cell>
              <table:table-cell office:value-type="float" office:value="44.3485">
                <text:p>44.3485</text:p>
              </table:table-cell>
              <table:table-cell office:value-type="float" office:value="110.0401">
                <text:p>110.0401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303.8927">
                <text:p>303.8927</text:p>
              </table:table-cell>
              <table:table-cell office:value-type="float" office:value="11.7961">
                <text:p>11.7961</text:p>
              </table:table-cell>
              <table:table-cell office:value-type="float" office:value="20.4667">
                <text:p>20.4667</text:p>
              </table:table-cell>
              <table:table-cell office:value-type="float" office:value="49.5951">
                <text:p>49.5951</text:p>
              </table:table-cell>
              <table:table-cell office:value-type="float" office:value="13.6407">
                <text:p>13.6407</text:p>
              </table:table-cell>
              <table:table-cell office:value-type="float" office:value="-1.044">
                <text:p>-1.044</text:p>
              </table:table-cell>
              <table:table-cell office:value-type="float" office:value="53.4881">
                <text:p>53.4881</text:p>
              </table:table-cell>
              <table:table-cell office:value-type="float" office:value="44.1989">
                <text:p>44.1989</text:p>
              </table:table-cell>
              <table:table-cell office:value-type="float" office:value="115.2003">
                <text:p>115.2003</text:p>
              </table:table-cell>
              <table:table-cell office:value-type="float" office:value="11.9261">
                <text:p>11.926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309.2584">
                <text:p>309.2584</text:p>
              </table:table-cell>
              <table:table-cell office:value-type="float" office:value="12.2658">
                <text:p>12.2658</text:p>
              </table:table-cell>
              <table:table-cell office:value-type="float" office:value="20.3876">
                <text:p>20.3876</text:p>
              </table:table-cell>
              <table:table-cell office:value-type="float" office:value="48.753">
                <text:p>48.753</text:p>
              </table:table-cell>
              <table:table-cell office:value-type="float" office:value="13.8692">
                <text:p>13.8692</text:p>
              </table:table-cell>
              <table:table-cell office:value-type="float" office:value="-0.8107">
                <text:p>-0.8107</text:p>
              </table:table-cell>
              <table:table-cell office:value-type="float" office:value="53.7454">
                <text:p>53.7454</text:p>
              </table:table-cell>
              <table:table-cell office:value-type="float" office:value="44.0649">
                <text:p>44.0649</text:p>
              </table:table-cell>
              <table:table-cell office:value-type="float" office:value="118.9247">
                <text:p>118.9247</text:p>
              </table:table-cell>
              <table:table-cell office:value-type="float" office:value="13.659">
                <text:p>13.659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314.4476">
                <text:p>314.4476</text:p>
              </table:table-cell>
              <table:table-cell office:value-type="float" office:value="12.7306">
                <text:p>12.7306</text:p>
              </table:table-cell>
              <table:table-cell office:value-type="float" office:value="20.3382">
                <text:p>20.3382</text:p>
              </table:table-cell>
              <table:table-cell office:value-type="float" office:value="47.945">
                <text:p>47.945</text:p>
              </table:table-cell>
              <table:table-cell office:value-type="float" office:value="14.0887">
                <text:p>14.0887</text:p>
              </table:table-cell>
              <table:table-cell office:value-type="float" office:value="-0.4387">
                <text:p>-0.4387</text:p>
              </table:table-cell>
              <table:table-cell office:value-type="float" office:value="54.0056">
                <text:p>54.0056</text:p>
              </table:table-cell>
              <table:table-cell office:value-type="float" office:value="41.9545">
                <text:p>41.9545</text:p>
              </table:table-cell>
              <table:table-cell office:value-type="float" office:value="121.7101">
                <text:p>121.7101</text:p>
              </table:table-cell>
              <table:table-cell office:value-type="float" office:value="14.333">
                <text:p>14.333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319.3339">
                <text:p>319.3339</text:p>
              </table:table-cell>
              <table:table-cell office:value-type="float" office:value="13.1908">
                <text:p>13.1908</text:p>
              </table:table-cell>
              <table:table-cell office:value-type="float" office:value="20.295">
                <text:p>20.295</text:p>
              </table:table-cell>
              <table:table-cell office:value-type="float" office:value="47.165">
                <text:p>47.165</text:p>
              </table:table-cell>
              <table:table-cell office:value-type="float" office:value="14.3001">
                <text:p>14.3001</text:p>
              </table:table-cell>
              <table:table-cell office:value-type="float" office:value="-0.2518">
                <text:p>-0.2518</text:p>
              </table:table-cell>
              <table:table-cell office:value-type="float" office:value="54.2676">
                <text:p>54.2676</text:p>
              </table:table-cell>
              <table:table-cell office:value-type="float" office:value="41.4062">
                <text:p>41.4062</text:p>
              </table:table-cell>
              <table:table-cell office:value-type="float" office:value="123.8744">
                <text:p>123.8744</text:p>
              </table:table-cell>
              <table:table-cell office:value-type="float" office:value="14.8672">
                <text:p>14.8672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324.0799">
                <text:p>324.0799</text:p>
              </table:table-cell>
              <table:table-cell office:value-type="float" office:value="13.6463">
                <text:p>13.6463</text:p>
              </table:table-cell>
              <table:table-cell office:value-type="float" office:value="20.4093">
                <text:p>20.4093</text:p>
              </table:table-cell>
              <table:table-cell office:value-type="float" office:value="46.5281">
                <text:p>46.5281</text:p>
              </table:table-cell>
              <table:table-cell office:value-type="float" office:value="14.4652">
                <text:p>14.4652</text:p>
              </table:table-cell>
              <table:table-cell office:value-type="float" office:value="-0.0649">
                <text:p>-0.0649</text:p>
              </table:table-cell>
              <table:table-cell office:value-type="float" office:value="54.9449">
                <text:p>54.9449</text:p>
              </table:table-cell>
              <table:table-cell office:value-type="float" office:value="40.8748">
                <text:p>40.8748</text:p>
              </table:table-cell>
              <table:table-cell office:value-type="float" office:value="125.2495">
                <text:p>125.2495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330.0679">
                <text:p>330.0679</text:p>
              </table:table-cell>
              <table:table-cell office:value-type="float" office:value="13.2989">
                <text:p>13.2989</text:p>
              </table:table-cell>
              <table:table-cell office:value-type="float" office:value="20.8655">
                <text:p>20.8655</text:p>
              </table:table-cell>
              <table:table-cell office:value-type="float" office:value="45.9364">
                <text:p>45.9364</text:p>
              </table:table-cell>
              <table:table-cell office:value-type="float" office:value="14.6283">
                <text:p>14.6283</text:p>
              </table:table-cell>
              <table:table-cell office:value-type="float" office:value="-0.0332">
                <text:p>-0.0332</text:p>
              </table:table-cell>
              <table:table-cell office:value-type="float" office:value="55.036">
                <text:p>55.036</text:p>
              </table:table-cell>
              <table:table-cell office:value-type="float" office:value="40.4067">
                <text:p>40.4067</text:p>
              </table:table-cell>
              <table:table-cell office:value-type="float" office:value="126.4083">
                <text:p>126.4083</text:p>
              </table:table-cell>
              <table:table-cell office:value-type="float" office:value="15.7573">
                <text:p>15.7573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335.7983">
                <text:p>335.7983</text:p>
              </table:table-cell>
              <table:table-cell office:value-type="float" office:value="13.224">
                <text:p>13.224</text:p>
              </table:table-cell>
              <table:table-cell office:value-type="float" office:value="21.3048">
                <text:p>21.3048</text:p>
              </table:table-cell>
              <table:table-cell office:value-type="float" office:value="45.3859">
                <text:p>45.3859</text:p>
              </table:table-cell>
              <table:table-cell office:value-type="float" office:value="14.7896">
                <text:p>14.7896</text:p>
              </table:table-cell>
              <table:table-cell office:value-type="float" office:value="-0.00140000000000004">
                <text:p>-0.00140000000000004</text:p>
              </table:table-cell>
              <table:table-cell office:value-type="float" office:value="55.1253">
                <text:p>55.1253</text:p>
              </table:table-cell>
              <table:table-cell office:value-type="float" office:value="40.3165">
                <text:p>40.3165</text:p>
              </table:table-cell>
              <table:table-cell office:value-type="float" office:value="127.4174">
                <text:p>127.4174</text:p>
              </table:table-cell>
              <table:table-cell office:value-type="float" office:value="16.1158">
                <text:p>16.1158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341.3216">
                <text:p>341.3216</text:p>
              </table:table-cell>
              <table:table-cell office:value-type="float" office:value="13.1455">
                <text:p>13.1455</text:p>
              </table:table-cell>
              <table:table-cell office:value-type="float" office:value="21.7243">
                <text:p>21.7243</text:p>
              </table:table-cell>
              <table:table-cell office:value-type="float" office:value="44.8729">
                <text:p>44.8729</text:p>
              </table:table-cell>
              <table:table-cell office:value-type="float" office:value="14.9313">
                <text:p>14.9313</text:p>
              </table:table-cell>
              <table:table-cell office:value-type="float" office:value="0.0302">
                <text:p>0.0302</text:p>
              </table:table-cell>
              <table:table-cell office:value-type="float" office:value="55.2119">
                <text:p>55.2119</text:p>
              </table:table-cell>
              <table:table-cell office:value-type="float" office:value="40.4353">
                <text:p>40.4353</text:p>
              </table:table-cell>
              <table:table-cell office:value-type="float" office:value="128.3197">
                <text:p>128.3197</text:p>
              </table:table-cell>
              <table:table-cell office:value-type="float" office:value="16.4426">
                <text:p>16.442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46.6568">
                <text:p>346.6568</text:p>
              </table:table-cell>
              <table:table-cell office:value-type="float" office:value="13.0634">
                <text:p>13.0634</text:p>
              </table:table-cell>
              <table:table-cell office:value-type="float" office:value="22.1232">
                <text:p>22.1232</text:p>
              </table:table-cell>
              <table:table-cell office:value-type="float" office:value="44.3942">
                <text:p>44.3942</text:p>
              </table:table-cell>
              <table:table-cell office:value-type="float" office:value="15.0719">
                <text:p>15.0719</text:p>
              </table:table-cell>
              <table:table-cell office:value-type="float" office:value="-0.1584">
                <text:p>-0.1584</text:p>
              </table:table-cell>
              <table:table-cell office:value-type="float" office:value="55.3017">
                <text:p>55.3017</text:p>
              </table:table-cell>
              <table:table-cell office:value-type="float" office:value="40.5859">
                <text:p>40.5859</text:p>
              </table:table-cell>
              <table:table-cell office:value-type="float" office:value="129.1453">
                <text:p>129.1453</text:p>
              </table:table-cell>
              <table:table-cell office:value-type="float" office:value="16.7486">
                <text:p>16.7486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350.7138">
                <text:p>350.7138</text:p>
              </table:table-cell>
              <table:table-cell office:value-type="float" office:value="12.9779">
                <text:p>12.9779</text:p>
              </table:table-cell>
              <table:table-cell office:value-type="float" office:value="54.0996">
                <text:p>54.0996</text:p>
              </table:table-cell>
              <table:table-cell office:value-type="float" office:value="43.9404">
                <text:p>43.9404</text:p>
              </table:table-cell>
              <table:table-cell office:value-type="float" office:value="15.2116">
                <text:p>15.2116</text:p>
              </table:table-cell>
              <table:table-cell office:value-type="float" office:value="-0.3282">
                <text:p>-0.3282</text:p>
              </table:table-cell>
              <table:table-cell office:value-type="float" office:value="55.4023">
                <text:p>55.4023</text:p>
              </table:table-cell>
              <table:table-cell office:value-type="float" office:value="40.3481">
                <text:p>40.3481</text:p>
              </table:table-cell>
              <table:table-cell office:value-type="float" office:value="129.5359">
                <text:p>129.5359</text:p>
              </table:table-cell>
              <table:table-cell office:value-type="float" office:value="17.0474">
                <text:p>17.0474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295.6249">
                <text:p>295.6249</text:p>
              </table:table-cell>
              <table:table-cell office:value-type="float" office:value="12.8891">
                <text:p>12.8891</text:p>
              </table:table-cell>
              <table:table-cell office:value-type="float" office:value="62.9856">
                <text:p>62.9856</text:p>
              </table:table-cell>
              <table:table-cell office:value-type="float" office:value="43.5157">
                <text:p>43.5157</text:p>
              </table:table-cell>
              <table:table-cell office:value-type="float" office:value="15.3507">
                <text:p>15.3507</text:p>
              </table:table-cell>
              <table:table-cell office:value-type="float" office:value="-0.498">
                <text:p>-0.498</text:p>
              </table:table-cell>
              <table:table-cell office:value-type="float" office:value="55.5127">
                <text:p>55.5127</text:p>
              </table:table-cell>
              <table:table-cell office:value-type="float" office:value="40.1313">
                <text:p>40.1313</text:p>
              </table:table-cell>
              <table:table-cell office:value-type="float" office:value="129.8825">
                <text:p>129.8825</text:p>
              </table:table-cell>
              <table:table-cell office:value-type="float" office:value="17.3438">
                <text:p>17.3438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294.0081">
                <text:p>294.0081</text:p>
              </table:table-cell>
              <table:table-cell office:value-type="float" office:value="12.7972">
                <text:p>12.7972</text:p>
              </table:table-cell>
              <table:table-cell office:value-type="float" office:value="70.1564">
                <text:p>70.1564</text:p>
              </table:table-cell>
              <table:table-cell office:value-type="float" office:value="43.1178">
                <text:p>43.1178</text:p>
              </table:table-cell>
              <table:table-cell office:value-type="float" office:value="15.4893">
                <text:p>15.4893</text:p>
              </table:table-cell>
              <table:table-cell office:value-type="float" office:value="-0.6911">
                <text:p>-0.6911</text:p>
              </table:table-cell>
              <table:table-cell office:value-type="float" office:value="55.6322">
                <text:p>55.6322</text:p>
              </table:table-cell>
              <table:table-cell office:value-type="float" office:value="39.9314">
                <text:p>39.9314</text:p>
              </table:table-cell>
              <table:table-cell office:value-type="float" office:value="130.1972">
                <text:p>130.1972</text:p>
              </table:table-cell>
              <table:table-cell office:value-type="float" office:value="17.6405">
                <text:p>17.6405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292.7059">
                <text:p>292.7059</text:p>
              </table:table-cell>
              <table:table-cell office:value-type="float" office:value="12.7024">
                <text:p>12.7024</text:p>
              </table:table-cell>
              <table:table-cell office:value-type="float" office:value="76.0985">
                <text:p>76.0985</text:p>
              </table:table-cell>
              <table:table-cell office:value-type="float" office:value="42.7448">
                <text:p>42.7448</text:p>
              </table:table-cell>
              <table:table-cell office:value-type="float" office:value="15.6275">
                <text:p>15.6275</text:p>
              </table:table-cell>
              <table:table-cell office:value-type="float" office:value="-0.4439">
                <text:p>-0.4439</text:p>
              </table:table-cell>
              <table:table-cell office:value-type="float" office:value="55.76">
                <text:p>55.76</text:p>
              </table:table-cell>
              <table:table-cell office:value-type="float" office:value="39.7453">
                <text:p>39.7453</text:p>
              </table:table-cell>
              <table:table-cell office:value-type="float" office:value="130.4838">
                <text:p>130.4838</text:p>
              </table:table-cell>
              <table:table-cell office:value-type="float" office:value="17.9395">
                <text:p>17.9395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291.5623">
                <text:p>291.5623</text:p>
              </table:table-cell>
              <table:table-cell office:value-type="float" office:value="12.6048">
                <text:p>12.6048</text:p>
              </table:table-cell>
              <table:table-cell office:value-type="float" office:value="81.15">
                <text:p>81.15</text:p>
              </table:table-cell>
              <table:table-cell office:value-type="float" office:value="42.3948">
                <text:p>42.3948</text:p>
              </table:table-cell>
              <table:table-cell office:value-type="float" office:value="15.7655">
                <text:p>15.7655</text:p>
              </table:table-cell>
              <table:table-cell office:value-type="float" office:value="-0.1969">
                <text:p>-0.1969</text:p>
              </table:table-cell>
              <table:table-cell office:value-type="float" office:value="55.8955">
                <text:p>55.8955</text:p>
              </table:table-cell>
              <table:table-cell office:value-type="float" office:value="39.5674">
                <text:p>39.5674</text:p>
              </table:table-cell>
              <table:table-cell office:value-type="float" office:value="130.7499">
                <text:p>130.7499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290.3335">
                <text:p>290.3335</text:p>
              </table:table-cell>
              <table:table-cell office:value-type="float" office:value="12.5047">
                <text:p>12.5047</text:p>
              </table:table-cell>
              <table:table-cell office:value-type="float" office:value="84.0937">
                <text:p>84.0937</text:p>
              </table:table-cell>
              <table:table-cell office:value-type="float" office:value="42.5571">
                <text:p>42.5571</text:p>
              </table:table-cell>
              <table:table-cell office:value-type="float" office:value="15.9008">
                <text:p>15.9008</text:p>
              </table:table-cell>
              <table:table-cell office:value-type="float" office:value="0.0499">
                <text:p>0.0499</text:p>
              </table:table-cell>
              <table:table-cell office:value-type="float" office:value="56.0314">
                <text:p>56.0314</text:p>
              </table:table-cell>
              <table:table-cell office:value-type="float" office:value="39.3987">
                <text:p>39.3987</text:p>
              </table:table-cell>
              <table:table-cell office:value-type="float" office:value="130.9958">
                <text:p>130.9958</text:p>
              </table:table-cell>
              <table:table-cell office:value-type="float" office:value="18.5397">
                <text:p>18.5397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286.8137">
                <text:p>286.8137</text:p>
              </table:table-cell>
              <table:table-cell office:value-type="float" office:value="12.4021">
                <text:p>12.4021</text:p>
              </table:table-cell>
              <table:table-cell office:value-type="float" office:value="86.1971">
                <text:p>86.1971</text:p>
              </table:table-cell>
              <table:table-cell office:value-type="float" office:value="42.7312">
                <text:p>42.7312</text:p>
              </table:table-cell>
              <table:table-cell office:value-type="float" office:value="16.0336">
                <text:p>16.0336</text:p>
              </table:table-cell>
              <table:table-cell office:value-type="float" office:value="0.1267">
                <text:p>0.1267</text:p>
              </table:table-cell>
              <table:table-cell office:value-type="float" office:value="56.1671">
                <text:p>56.1671</text:p>
              </table:table-cell>
              <table:table-cell office:value-type="float" office:value="39.2377">
                <text:p>39.2377</text:p>
              </table:table-cell>
              <table:table-cell office:value-type="float" office:value="131.2262">
                <text:p>131.2262</text:p>
              </table:table-cell>
              <table:table-cell office:value-type="float" office:value="18.8332">
                <text:p>18.8332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283.3092">
                <text:p>283.3092</text:p>
              </table:table-cell>
              <table:table-cell office:value-type="float" office:value="12.2974">
                <text:p>12.2974</text:p>
              </table:table-cell>
              <table:table-cell office:value-type="float" office:value="87.9335">
                <text:p>87.9335</text:p>
              </table:table-cell>
              <table:table-cell office:value-type="float" office:value="42.9158">
                <text:p>42.9158</text:p>
              </table:table-cell>
              <table:table-cell office:value-type="float" office:value="16.1639">
                <text:p>16.1639</text:p>
              </table:table-cell>
              <table:table-cell office:value-type="float" office:value="-0.0167">
                <text:p>-0.0167</text:p>
              </table:table-cell>
              <table:table-cell office:value-type="float" office:value="56.3023">
                <text:p>56.3023</text:p>
              </table:table-cell>
              <table:table-cell office:value-type="float" office:value="39.0831">
                <text:p>39.0831</text:p>
              </table:table-cell>
              <table:table-cell office:value-type="float" office:value="131.4435">
                <text:p>131.4435</text:p>
              </table:table-cell>
              <table:table-cell office:value-type="float" office:value="19.1227">
                <text:p>19.1227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279.9184">
                <text:p>279.9184</text:p>
              </table:table-cell>
              <table:table-cell office:value-type="float" office:value="12.1907">
                <text:p>12.1907</text:p>
              </table:table-cell>
              <table:table-cell office:value-type="float" office:value="89.3882">
                <text:p>89.3882</text:p>
              </table:table-cell>
              <table:table-cell office:value-type="float" office:value="43.1097">
                <text:p>43.1097</text:p>
              </table:table-cell>
              <table:table-cell office:value-type="float" office:value="16.2919">
                <text:p>16.2919</text:p>
              </table:table-cell>
              <table:table-cell office:value-type="float" office:value="-0.2021">
                <text:p>-0.2021</text:p>
              </table:table-cell>
              <table:table-cell office:value-type="float" office:value="56.4362">
                <text:p>56.4362</text:p>
              </table:table-cell>
              <table:table-cell office:value-type="float" office:value="39.0309">
                <text:p>39.0309</text:p>
              </table:table-cell>
              <table:table-cell office:value-type="float" office:value="131.6463">
                <text:p>131.6463</text:p>
              </table:table-cell>
              <table:table-cell office:value-type="float" office:value="19.3617">
                <text:p>19.361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76.6088">
                <text:p>276.6088</text:p>
              </table:table-cell>
              <table:table-cell office:value-type="float" office:value="12.0821">
                <text:p>12.0821</text:p>
              </table:table-cell>
              <table:table-cell office:value-type="float" office:value="90.6234">
                <text:p>90.6234</text:p>
              </table:table-cell>
              <table:table-cell office:value-type="float" office:value="43.3116">
                <text:p>43.3116</text:p>
              </table:table-cell>
              <table:table-cell office:value-type="float" office:value="16.4175">
                <text:p>16.4175</text:p>
              </table:table-cell>
              <table:table-cell office:value-type="float" office:value="-0.169">
                <text:p>-0.169</text:p>
              </table:table-cell>
              <table:table-cell office:value-type="float" office:value="56.5684">
                <text:p>56.5684</text:p>
              </table:table-cell>
              <table:table-cell office:value-type="float" office:value="38.9838">
                <text:p>38.9838</text:p>
              </table:table-cell>
              <table:table-cell office:value-type="float" office:value="131.8386">
                <text:p>131.8386</text:p>
              </table:table-cell>
              <table:table-cell office:value-type="float" office:value="19.5971">
                <text:p>19.5971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272.6224">
                <text:p>272.6224</text:p>
              </table:table-cell>
              <table:table-cell office:value-type="float" office:value="11.9717">
                <text:p>11.9717</text:p>
              </table:table-cell>
              <table:table-cell office:value-type="float" office:value="73.4217">
                <text:p>73.4217</text:p>
              </table:table-cell>
              <table:table-cell office:value-type="float" office:value="43.5137">
                <text:p>43.5137</text:p>
              </table:table-cell>
              <table:table-cell office:value-type="float" office:value="16.5408">
                <text:p>16.5408</text:p>
              </table:table-cell>
              <table:table-cell office:value-type="float" office:value="-0.4233">
                <text:p>-0.4233</text:p>
              </table:table-cell>
              <table:table-cell office:value-type="float" office:value="56.6985">
                <text:p>56.6985</text:p>
              </table:table-cell>
              <table:table-cell office:value-type="float" office:value="39.0009">
                <text:p>39.0009</text:p>
              </table:table-cell>
              <table:table-cell office:value-type="float" office:value="148.303">
                <text:p>148.303</text:p>
              </table:table-cell>
              <table:table-cell office:value-type="float" office:value="19.8289">
                <text:p>19.8289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285.1653">
                <text:p>285.1653</text:p>
              </table:table-cell>
              <table:table-cell office:value-type="float" office:value="11.8975">
                <text:p>11.8975</text:p>
              </table:table-cell>
              <table:table-cell office:value-type="float" office:value="69.9525">
                <text:p>69.9525</text:p>
              </table:table-cell>
              <table:table-cell office:value-type="float" office:value="43.7151">
                <text:p>43.7151</text:p>
              </table:table-cell>
              <table:table-cell office:value-type="float" office:value="16.6618">
                <text:p>16.6618</text:p>
              </table:table-cell>
              <table:table-cell office:value-type="float" office:value="-0.6777">
                <text:p>-0.6777</text:p>
              </table:table-cell>
              <table:table-cell office:value-type="float" office:value="56.8279">
                <text:p>56.8279</text:p>
              </table:table-cell>
              <table:table-cell office:value-type="float" office:value="39.0256">
                <text:p>39.0256</text:p>
              </table:table-cell>
              <table:table-cell office:value-type="float" office:value="152.338">
                <text:p>152.338</text:p>
              </table:table-cell>
              <table:table-cell office:value-type="float" office:value="20.0572">
                <text:p>20.0572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285.5659">
                <text:p>285.5659</text:p>
              </table:table-cell>
              <table:table-cell office:value-type="float" office:value="11.8218">
                <text:p>11.8218</text:p>
              </table:table-cell>
              <table:table-cell office:value-type="float" office:value="67.2976">
                <text:p>67.2976</text:p>
              </table:table-cell>
              <table:table-cell office:value-type="float" office:value="43.9148">
                <text:p>43.9148</text:p>
              </table:table-cell>
              <table:table-cell office:value-type="float" office:value="16.7807">
                <text:p>16.7807</text:p>
              </table:table-cell>
              <table:table-cell office:value-type="float" office:value="-1.0833">
                <text:p>-1.0833</text:p>
              </table:table-cell>
              <table:table-cell office:value-type="float" office:value="56.956">
                <text:p>56.956</text:p>
              </table:table-cell>
              <table:table-cell office:value-type="float" office:value="39.0573">
                <text:p>39.0573</text:p>
              </table:table-cell>
              <table:table-cell office:value-type="float" office:value="155.249">
                <text:p>155.249</text:p>
              </table:table-cell>
              <table:table-cell office:value-type="float" office:value="20.2819">
                <text:p>20.281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287.1071">
                <text:p>287.1071</text:p>
              </table:table-cell>
              <table:table-cell office:value-type="float" office:value="11.7448">
                <text:p>11.7448</text:p>
              </table:table-cell>
              <table:table-cell office:value-type="float" office:value="65.2477">
                <text:p>65.2477</text:p>
              </table:table-cell>
              <table:table-cell office:value-type="float" office:value="44.1119">
                <text:p>44.1119</text:p>
              </table:table-cell>
              <table:table-cell office:value-type="float" office:value="16.8973">
                <text:p>16.8973</text:p>
              </table:table-cell>
              <table:table-cell office:value-type="float" office:value="-1.422">
                <text:p>-1.422</text:p>
              </table:table-cell>
              <table:table-cell office:value-type="float" office:value="57.0827">
                <text:p>57.0827</text:p>
              </table:table-cell>
              <table:table-cell office:value-type="float" office:value="54.5849">
                <text:p>54.5849</text:p>
              </table:table-cell>
              <table:table-cell office:value-type="float" office:value="157.4357">
                <text:p>157.4357</text:p>
              </table:table-cell>
              <table:table-cell office:value-type="float" office:value="20.503">
                <text:p>20.503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288.6845">
                <text:p>288.6845</text:p>
              </table:table-cell>
              <table:table-cell office:value-type="float" office:value="11.6666">
                <text:p>11.6666</text:p>
              </table:table-cell>
              <table:table-cell office:value-type="float" office:value="63.6494">
                <text:p>63.6494</text:p>
              </table:table-cell>
              <table:table-cell office:value-type="float" office:value="44.3056">
                <text:p>44.3056</text:p>
              </table:table-cell>
              <table:table-cell office:value-type="float" office:value="17.0118">
                <text:p>17.0118</text:p>
              </table:table-cell>
              <table:table-cell office:value-type="float" office:value="-1.2556">
                <text:p>-1.2556</text:p>
              </table:table-cell>
              <table:table-cell office:value-type="float" office:value="57.2074">
                <text:p>57.2074</text:p>
              </table:table-cell>
              <table:table-cell office:value-type="float" office:value="56.3774">
                <text:p>56.3774</text:p>
              </table:table-cell>
              <table:table-cell office:value-type="float" office:value="159.1528">
                <text:p>159.1528</text:p>
              </table:table-cell>
              <table:table-cell office:value-type="float" office:value="20.7204">
                <text:p>20.7204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288.3386">
                <text:p>288.3386</text:p>
              </table:table-cell>
              <table:table-cell office:value-type="float" office:value="11.5874">
                <text:p>11.5874</text:p>
              </table:table-cell>
              <table:table-cell office:value-type="float" office:value="62.5711">
                <text:p>62.5711</text:p>
              </table:table-cell>
              <table:table-cell office:value-type="float" office:value="44.4951">
                <text:p>44.4951</text:p>
              </table:table-cell>
              <table:table-cell office:value-type="float" office:value="17.1242">
                <text:p>17.1242</text:p>
              </table:table-cell>
              <table:table-cell office:value-type="float" office:value="-1.2784">
                <text:p>-1.2784</text:p>
              </table:table-cell>
              <table:table-cell office:value-type="float" office:value="57.3301">
                <text:p>57.3301</text:p>
              </table:table-cell>
              <table:table-cell office:value-type="float" office:value="58.0801">
                <text:p>58.0801</text:p>
              </table:table-cell>
              <table:table-cell office:value-type="float" office:value="160.2487">
                <text:p>160.2487</text:p>
              </table:table-cell>
              <table:table-cell office:value-type="float" office:value="20.934">
                <text:p>20.934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289.2498">
                <text:p>289.2498</text:p>
              </table:table-cell>
              <table:table-cell office:value-type="float" office:value="11.5071">
                <text:p>11.5071</text:p>
              </table:table-cell>
              <table:table-cell office:value-type="float" office:value="61.7471">
                <text:p>61.7471</text:p>
              </table:table-cell>
              <table:table-cell office:value-type="float" office:value="44.6798">
                <text:p>44.6798</text:p>
              </table:table-cell>
              <table:table-cell office:value-type="float" office:value="17.2345">
                <text:p>17.2345</text:p>
              </table:table-cell>
              <table:table-cell office:value-type="float" office:value="-0.9609">
                <text:p>-0.9609</text:p>
              </table:table-cell>
              <table:table-cell office:value-type="float" office:value="57.4502">
                <text:p>57.4502</text:p>
              </table:table-cell>
              <table:table-cell office:value-type="float" office:value="59.7669">
                <text:p>59.7669</text:p>
              </table:table-cell>
              <table:table-cell office:value-type="float" office:value="161.1416">
                <text:p>161.1416</text:p>
              </table:table-cell>
              <table:table-cell office:value-type="float" office:value="21.1438">
                <text:p>21.1438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288.2364">
                <text:p>288.2364</text:p>
              </table:table-cell>
              <table:table-cell office:value-type="float" office:value="11.426">
                <text:p>11.426</text:p>
              </table:table-cell>
              <table:table-cell office:value-type="float" office:value="61.1155">
                <text:p>61.1155</text:p>
              </table:table-cell>
              <table:table-cell office:value-type="float" office:value="44.8589">
                <text:p>44.8589</text:p>
              </table:table-cell>
              <table:table-cell office:value-type="float" office:value="17.3427">
                <text:p>17.3427</text:p>
              </table:table-cell>
              <table:table-cell office:value-type="float" office:value="-0.6434">
                <text:p>-0.6434</text:p>
              </table:table-cell>
              <table:table-cell office:value-type="float" office:value="57.5677">
                <text:p>57.5677</text:p>
              </table:table-cell>
              <table:table-cell office:value-type="float" office:value="61.3659">
                <text:p>61.3659</text:p>
              </table:table-cell>
              <table:table-cell office:value-type="float" office:value="161.8953">
                <text:p>161.8953</text:p>
              </table:table-cell>
              <table:table-cell office:value-type="float" office:value="21.3496">
                <text:p>21.3496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287.2323">
                <text:p>287.2323</text:p>
              </table:table-cell>
              <table:table-cell office:value-type="float" office:value="11.3441">
                <text:p>11.3441</text:p>
              </table:table-cell>
              <table:table-cell office:value-type="float" office:value="60.63">
                <text:p>60.63</text:p>
              </table:table-cell>
              <table:table-cell office:value-type="float" office:value="45.0318">
                <text:p>45.0318</text:p>
              </table:table-cell>
              <table:table-cell office:value-type="float" office:value="17.4488">
                <text:p>17.4488</text:p>
              </table:table-cell>
              <table:table-cell office:value-type="float" office:value="-0.5555">
                <text:p>-0.5555</text:p>
              </table:table-cell>
              <table:table-cell office:value-type="float" office:value="57.6822">
                <text:p>57.6822</text:p>
              </table:table-cell>
              <table:table-cell office:value-type="float" office:value="62.8962">
                <text:p>62.8962</text:p>
              </table:table-cell>
              <table:table-cell office:value-type="float" office:value="162.5557">
                <text:p>162.5557</text:p>
              </table:table-cell>
              <table:table-cell office:value-type="float" office:value="21.5514">
                <text:p>21.551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86.2529">
                <text:p>286.2529</text:p>
              </table:table-cell>
              <table:table-cell office:value-type="float" office:value="11.2615">
                <text:p>11.2615</text:p>
              </table:table-cell>
              <table:table-cell office:value-type="float" office:value="60.2563">
                <text:p>60.2563</text:p>
              </table:table-cell>
              <table:table-cell office:value-type="float" office:value="45.1932">
                <text:p>45.1932</text:p>
              </table:table-cell>
              <table:table-cell office:value-type="float" office:value="17.5528">
                <text:p>17.5528</text:p>
              </table:table-cell>
              <table:table-cell office:value-type="float" office:value="-0.6736">
                <text:p>-0.6736</text:p>
              </table:table-cell>
              <table:table-cell office:value-type="float" office:value="57.7935">
                <text:p>57.7935</text:p>
              </table:table-cell>
              <table:table-cell office:value-type="float" office:value="64.3642">
                <text:p>64.3642</text:p>
              </table:table-cell>
              <table:table-cell office:value-type="float" office:value="163.1483">
                <text:p>163.1483</text:p>
              </table:table-cell>
              <table:table-cell office:value-type="float" office:value="21.7491">
                <text:p>21.7491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85.8526">
                <text:p>285.8526</text:p>
              </table:table-cell>
              <table:table-cell office:value-type="float" office:value="11.1945">
                <text:p>11.1945</text:p>
              </table:table-cell>
              <table:table-cell office:value-type="float" office:value="121.8006">
                <text:p>121.8006</text:p>
              </table:table-cell>
              <table:table-cell office:value-type="float" office:value="45.4366">
                <text:p>45.4366</text:p>
              </table:table-cell>
              <table:table-cell office:value-type="float" office:value="20.0678">
                <text:p>20.0678</text:p>
              </table:table-cell>
              <table:table-cell office:value-type="float" office:value="-0.798">
                <text:p>-0.798</text:p>
              </table:table-cell>
              <table:table-cell office:value-type="float" office:value="57.9014">
                <text:p>57.9014</text:p>
              </table:table-cell>
              <table:table-cell office:value-type="float" office:value="65.7618">
                <text:p>65.7618</text:p>
              </table:table-cell>
              <table:table-cell office:value-type="float" office:value="163.5097">
                <text:p>163.5097</text:p>
              </table:table-cell>
              <table:table-cell office:value-type="float" office:value="22.0339">
                <text:p>22.0339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240.4008">
                <text:p>240.4008</text:p>
              </table:table-cell>
              <table:table-cell office:value-type="float" office:value="24.0068">
                <text:p>24.0068</text:p>
              </table:table-cell>
              <table:table-cell office:value-type="float" office:value="139.4178">
                <text:p>139.4178</text:p>
              </table:table-cell>
              <table:table-cell office:value-type="float" office:value="45.7004">
                <text:p>45.7004</text:p>
              </table:table-cell>
              <table:table-cell office:value-type="float" office:value="20.5752">
                <text:p>20.5752</text:p>
              </table:table-cell>
              <table:table-cell office:value-type="float" office:value="-0.2576">
                <text:p>-0.2576</text:p>
              </table:table-cell>
              <table:table-cell office:value-type="float" office:value="58.0485">
                <text:p>58.0485</text:p>
              </table:table-cell>
              <table:table-cell office:value-type="float" office:value="82.7269">
                <text:p>82.7269</text:p>
              </table:table-cell>
              <table:table-cell office:value-type="float" office:value="163.8322">
                <text:p>163.8322</text:p>
              </table:table-cell>
              <table:table-cell office:value-type="float" office:value="22.3377">
                <text:p>22.3377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231.8157">
                <text:p>231.8157</text:p>
              </table:table-cell>
              <table:table-cell office:value-type="float" office:value="26.8045">
                <text:p>26.8045</text:p>
              </table:table-cell>
              <table:table-cell office:value-type="float" office:value="153.7616">
                <text:p>153.7616</text:p>
              </table:table-cell>
              <table:table-cell office:value-type="float" office:value="45.983">
                <text:p>45.983</text:p>
              </table:table-cell>
              <table:table-cell office:value-type="float" office:value="21.0383">
                <text:p>21.0383</text:p>
              </table:table-cell>
              <table:table-cell office:value-type="float" office:value="0.9851">
                <text:p>0.9851</text:p>
              </table:table-cell>
              <table:table-cell office:value-type="float" office:value="58.1916">
                <text:p>58.1916</text:p>
              </table:table-cell>
              <table:table-cell office:value-type="float" office:value="100.5749">
                <text:p>100.5749</text:p>
              </table:table-cell>
              <table:table-cell office:value-type="float" office:value="164.1244">
                <text:p>164.1244</text:p>
              </table:table-cell>
              <table:table-cell office:value-type="float" office:value="22.651">
                <text:p>22.651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222.2119">
                <text:p>222.2119</text:p>
              </table:table-cell>
              <table:table-cell office:value-type="float" office:value="29.4944">
                <text:p>29.4944</text:p>
              </table:table-cell>
              <table:table-cell office:value-type="float" office:value="165.779">
                <text:p>165.779</text:p>
              </table:table-cell>
              <table:table-cell office:value-type="float" office:value="46.2824">
                <text:p>46.2824</text:p>
              </table:table-cell>
              <table:table-cell office:value-type="float" office:value="21.294">
                <text:p>21.294</text:p>
              </table:table-cell>
              <table:table-cell office:value-type="float" office:value="2.6563">
                <text:p>2.6563</text:p>
              </table:table-cell>
              <table:table-cell office:value-type="float" office:value="58.3304">
                <text:p>58.3304</text:p>
              </table:table-cell>
              <table:table-cell office:value-type="float" office:value="119.009">
                <text:p>119.009</text:p>
              </table:table-cell>
              <table:table-cell office:value-type="float" office:value="164.3921">
                <text:p>164.3921</text:p>
              </table:table-cell>
              <table:table-cell office:value-type="float" office:value="22.9711">
                <text:p>22.9711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213.0842">
                <text:p>213.0842</text:p>
              </table:table-cell>
              <table:table-cell office:value-type="float" office:value="32.0952">
                <text:p>32.0952</text:p>
              </table:table-cell>
              <table:table-cell office:value-type="float" office:value="176.1182">
                <text:p>176.1182</text:p>
              </table:table-cell>
              <table:table-cell office:value-type="float" office:value="46.5971">
                <text:p>46.5971</text:p>
              </table:table-cell>
              <table:table-cell office:value-type="float" office:value="21.5219">
                <text:p>21.5219</text:p>
              </table:table-cell>
              <table:table-cell office:value-type="float" office:value="4.8255">
                <text:p>4.8255</text:p>
              </table:table-cell>
              <table:table-cell office:value-type="float" office:value="58.4652">
                <text:p>58.4652</text:p>
              </table:table-cell>
              <table:table-cell office:value-type="float" office:value="137.901">
                <text:p>137.901</text:p>
              </table:table-cell>
              <table:table-cell office:value-type="float" office:value="164.6389">
                <text:p>164.6389</text:p>
              </table:table-cell>
              <table:table-cell office:value-type="float" office:value="23.2954">
                <text:p>23.2954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205.8566">
                <text:p>205.8566</text:p>
              </table:table-cell>
              <table:table-cell office:value-type="float" office:value="34.6214">
                <text:p>34.6214</text:p>
              </table:table-cell>
              <table:table-cell office:value-type="float" office:value="180.8407">
                <text:p>180.8407</text:p>
              </table:table-cell>
              <table:table-cell office:value-type="float" office:value="46.9254">
                <text:p>46.9254</text:p>
              </table:table-cell>
              <table:table-cell office:value-type="float" office:value="21.7165">
                <text:p>21.7165</text:p>
              </table:table-cell>
              <table:table-cell office:value-type="float" office:value="7.4461">
                <text:p>7.4461</text:p>
              </table:table-cell>
              <table:table-cell office:value-type="float" office:value="58.5916">
                <text:p>58.5916</text:p>
              </table:table-cell>
              <table:table-cell office:value-type="float" office:value="157.1312">
                <text:p>157.1312</text:p>
              </table:table-cell>
              <table:table-cell office:value-type="float" office:value="172.783">
                <text:p>172.783</text:p>
              </table:table-cell>
              <table:table-cell office:value-type="float" office:value="23.6175">
                <text:p>23.6175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98.4962">
                <text:p>198.4962</text:p>
              </table:table-cell>
              <table:table-cell office:value-type="float" office:value="37.0581">
                <text:p>37.0581</text:p>
              </table:table-cell>
              <table:table-cell office:value-type="float" office:value="184.6834">
                <text:p>184.6834</text:p>
              </table:table-cell>
              <table:table-cell office:value-type="float" office:value="47.2659">
                <text:p>47.2659</text:p>
              </table:table-cell>
              <table:table-cell office:value-type="float" office:value="21.892">
                <text:p>21.892</text:p>
              </table:table-cell>
              <table:table-cell office:value-type="float" office:value="10.1825">
                <text:p>10.1825</text:p>
              </table:table-cell>
              <table:table-cell office:value-type="float" office:value="58.5861">
                <text:p>58.5861</text:p>
              </table:table-cell>
              <table:table-cell office:value-type="float" office:value="161.6101">
                <text:p>161.6101</text:p>
              </table:table-cell>
              <table:table-cell office:value-type="float" office:value="174.8759">
                <text:p>174.8759</text:p>
              </table:table-cell>
              <table:table-cell office:value-type="float" office:value="23.9367">
                <text:p>23.9367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193.3296">
                <text:p>193.3296</text:p>
              </table:table-cell>
              <table:table-cell office:value-type="float" office:value="39.4403">
                <text:p>39.4403</text:p>
              </table:table-cell>
              <table:table-cell office:value-type="float" office:value="187.8652">
                <text:p>187.8652</text:p>
              </table:table-cell>
              <table:table-cell office:value-type="float" office:value="47.6173">
                <text:p>47.6173</text:p>
              </table:table-cell>
              <table:table-cell office:value-type="float" office:value="22.0509">
                <text:p>22.0509</text:p>
              </table:table-cell>
              <table:table-cell office:value-type="float" office:value="12.928">
                <text:p>12.928</text:p>
              </table:table-cell>
              <table:table-cell office:value-type="float" office:value="58.5758">
                <text:p>58.5758</text:p>
              </table:table-cell>
              <table:table-cell office:value-type="float" office:value="165.4892">
                <text:p>165.4892</text:p>
              </table:table-cell>
              <table:table-cell office:value-type="float" office:value="176.3878">
                <text:p>176.3878</text:p>
              </table:table-cell>
              <table:table-cell office:value-type="float" office:value="24.2526">
                <text:p>24.2526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188.2258">
                <text:p>188.2258</text:p>
              </table:table-cell>
              <table:table-cell office:value-type="float" office:value="41.7751">
                <text:p>41.7751</text:p>
              </table:table-cell>
              <table:table-cell office:value-type="float" office:value="190.5416">
                <text:p>190.5416</text:p>
              </table:table-cell>
              <table:table-cell office:value-type="float" office:value="47.9782">
                <text:p>47.9782</text:p>
              </table:table-cell>
              <table:table-cell office:value-type="float" office:value="22.1954">
                <text:p>22.1954</text:p>
              </table:table-cell>
              <table:table-cell office:value-type="float" office:value="15.5432">
                <text:p>15.5432</text:p>
              </table:table-cell>
              <table:table-cell office:value-type="float" office:value="58.5605">
                <text:p>58.5605</text:p>
              </table:table-cell>
              <table:table-cell office:value-type="float" office:value="168.3916">
                <text:p>168.3916</text:p>
              </table:table-cell>
              <table:table-cell office:value-type="float" office:value="177.5327">
                <text:p>177.5327</text:p>
              </table:table-cell>
              <table:table-cell office:value-type="float" office:value="24.5647">
                <text:p>24.564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83.0325">
                <text:p>183.0325</text:p>
              </table:table-cell>
              <table:table-cell office:value-type="float" office:value="44.0683">
                <text:p>44.0683</text:p>
              </table:table-cell>
              <table:table-cell office:value-type="float" office:value="192.5875">
                <text:p>192.5875</text:p>
              </table:table-cell>
              <table:table-cell office:value-type="float" office:value="48.3474">
                <text:p>48.3474</text:p>
              </table:table-cell>
              <table:table-cell office:value-type="float" office:value="22.327">
                <text:p>22.327</text:p>
              </table:table-cell>
              <table:table-cell office:value-type="float" office:value="17.8936">
                <text:p>17.8936</text:p>
              </table:table-cell>
              <table:table-cell office:value-type="float" office:value="58.5441">
                <text:p>58.5441</text:p>
              </table:table-cell>
              <table:table-cell office:value-type="float" office:value="170.9247">
                <text:p>170.9247</text:p>
              </table:table-cell>
              <table:table-cell office:value-type="float" office:value="178.4426">
                <text:p>178.4426</text:p>
              </table:table-cell>
              <table:table-cell office:value-type="float" office:value="24.8725">
                <text:p>24.8725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78.7927">
                <text:p>178.7927</text:p>
              </table:table-cell>
              <table:table-cell office:value-type="float" office:value="46.3245">
                <text:p>46.3245</text:p>
              </table:table-cell>
              <table:table-cell office:value-type="float" office:value="130.4638">
                <text:p>130.4638</text:p>
              </table:table-cell>
              <table:table-cell office:value-type="float" office:value="48.72">
                <text:p>48.72</text:p>
              </table:table-cell>
              <table:table-cell office:value-type="float" office:value="22.4772">
                <text:p>22.4772</text:p>
              </table:table-cell>
              <table:table-cell office:value-type="float" office:value="20.2295">
                <text:p>20.2295</text:p>
              </table:table-cell>
              <table:table-cell office:value-type="float" office:value="58.5263">
                <text:p>58.5263</text:p>
              </table:table-cell>
              <table:table-cell office:value-type="float" office:value="173.1642">
                <text:p>173.1642</text:p>
              </table:table-cell>
              <table:table-cell office:value-type="float" office:value="179.0479">
                <text:p>179.0479</text:p>
              </table:table-cell>
              <table:table-cell office:value-type="float" office:value="25.1498">
                <text:p>25.1498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53.4623">
                <text:p>153.4623</text:p>
              </table:table-cell>
              <table:table-cell office:value-type="float" office:value="48.5895">
                <text:p>48.5895</text:p>
              </table:table-cell>
              <table:table-cell office:value-type="float" office:value="112.63">
                <text:p>112.63</text:p>
              </table:table-cell>
              <table:table-cell office:value-type="float" office:value="49.0951">
                <text:p>49.0951</text:p>
              </table:table-cell>
              <table:table-cell office:value-type="float" office:value="22.5897">
                <text:p>22.5897</text:p>
              </table:table-cell>
              <table:table-cell office:value-type="float" office:value="22.6874">
                <text:p>22.6874</text:p>
              </table:table-cell>
              <table:table-cell office:value-type="float" office:value="58.508">
                <text:p>58.508</text:p>
              </table:table-cell>
              <table:table-cell office:value-type="float" office:value="173.6252">
                <text:p>173.6252</text:p>
              </table:table-cell>
              <table:table-cell office:value-type="float" office:value="179.5523">
                <text:p>179.5523</text:p>
              </table:table-cell>
              <table:table-cell office:value-type="float" office:value="25.4146">
                <text:p>25.4146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47.611">
                <text:p>147.611</text:p>
              </table:table-cell>
              <table:table-cell office:value-type="float" office:value="50.7684">
                <text:p>50.7684</text:p>
              </table:table-cell>
              <table:table-cell office:value-type="float" office:value="97.964">
                <text:p>97.964</text:p>
              </table:table-cell>
              <table:table-cell office:value-type="float" office:value="49.4719">
                <text:p>49.4719</text:p>
              </table:table-cell>
              <table:table-cell office:value-type="float" office:value="22.6947">
                <text:p>22.6947</text:p>
              </table:table-cell>
              <table:table-cell office:value-type="float" office:value="24.9674">
                <text:p>24.9674</text:p>
              </table:table-cell>
              <table:table-cell office:value-type="float" office:value="63.6836">
                <text:p>63.6836</text:p>
              </table:table-cell>
              <table:table-cell office:value-type="float" office:value="173.8119">
                <text:p>173.8119</text:p>
              </table:table-cell>
              <table:table-cell office:value-type="float" office:value="159.2155">
                <text:p>159.2155</text:p>
              </table:table-cell>
              <table:table-cell office:value-type="float" office:value="25.6682">
                <text:p>25.6682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142.9251">
                <text:p>142.9251</text:p>
              </table:table-cell>
              <table:table-cell office:value-type="float" office:value="52.9231">
                <text:p>52.9231</text:p>
              </table:table-cell>
              <table:table-cell office:value-type="float" office:value="85.5031">
                <text:p>85.5031</text:p>
              </table:table-cell>
              <table:table-cell office:value-type="float" office:value="49.8493">
                <text:p>49.8493</text:p>
              </table:table-cell>
              <table:table-cell office:value-type="float" office:value="22.7928">
                <text:p>22.7928</text:p>
              </table:table-cell>
              <table:table-cell office:value-type="float" office:value="27.1705">
                <text:p>27.1705</text:p>
              </table:table-cell>
              <table:table-cell office:value-type="float" office:value="65.2347">
                <text:p>65.2347</text:p>
              </table:table-cell>
              <table:table-cell office:value-type="float" office:value="177.7884">
                <text:p>177.7884</text:p>
              </table:table-cell>
              <table:table-cell office:value-type="float" office:value="154.6764">
                <text:p>154.6764</text:p>
              </table:table-cell>
              <table:table-cell office:value-type="float" office:value="25.9149">
                <text:p>25.9149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138.3415">
                <text:p>138.3415</text:p>
              </table:table-cell>
              <table:table-cell office:value-type="float" office:value="55.0561">
                <text:p>55.0561</text:p>
              </table:table-cell>
              <table:table-cell office:value-type="float" office:value="74.5948">
                <text:p>74.5948</text:p>
              </table:table-cell>
              <table:table-cell office:value-type="float" office:value="50.2265">
                <text:p>50.2265</text:p>
              </table:table-cell>
              <table:table-cell office:value-type="float" office:value="22.8846">
                <text:p>22.8846</text:p>
              </table:table-cell>
              <table:table-cell office:value-type="float" office:value="29.3502">
                <text:p>29.3502</text:p>
              </table:table-cell>
              <table:table-cell office:value-type="float" office:value="66.5887">
                <text:p>66.5887</text:p>
              </table:table-cell>
              <table:table-cell office:value-type="float" office:value="178.4079">
                <text:p>178.4079</text:p>
              </table:table-cell>
              <table:table-cell office:value-type="float" office:value="151.4013">
                <text:p>151.4013</text:p>
              </table:table-cell>
              <table:table-cell office:value-type="float" office:value="26.1551">
                <text:p>26.1551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33.4718">
                <text:p>133.4718</text:p>
              </table:table-cell>
              <table:table-cell office:value-type="float" office:value="57.1692">
                <text:p>57.1692</text:p>
              </table:table-cell>
              <table:table-cell office:value-type="float" office:value="70.4942">
                <text:p>70.4942</text:p>
              </table:table-cell>
              <table:table-cell office:value-type="float" office:value="50.6646">
                <text:p>50.6646</text:p>
              </table:table-cell>
              <table:table-cell office:value-type="float" office:value="22.9306">
                <text:p>22.9306</text:p>
              </table:table-cell>
              <table:table-cell office:value-type="float" office:value="31.5171">
                <text:p>31.5171</text:p>
              </table:table-cell>
              <table:table-cell office:value-type="float" office:value="67.8932">
                <text:p>67.8932</text:p>
              </table:table-cell>
              <table:table-cell office:value-type="float" office:value="178.7551">
                <text:p>178.7551</text:p>
              </table:table-cell>
              <table:table-cell office:value-type="float" office:value="155.8358">
                <text:p>155.8358</text:p>
              </table:table-cell>
              <table:table-cell office:value-type="float" office:value="26.3889">
                <text:p>26.3889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29.9933">
                <text:p>129.9933</text:p>
              </table:table-cell>
              <table:table-cell office:value-type="float" office:value="57.771">
                <text:p>57.771</text:p>
              </table:table-cell>
              <table:table-cell office:value-type="float" office:value="67.1942">
                <text:p>67.1942</text:p>
              </table:table-cell>
              <table:table-cell office:value-type="float" office:value="51.0941">
                <text:p>51.0941</text:p>
              </table:table-cell>
              <table:table-cell office:value-type="float" office:value="22.9713">
                <text:p>22.9713</text:p>
              </table:table-cell>
              <table:table-cell office:value-type="float" office:value="34.1071">
                <text:p>34.1071</text:p>
              </table:table-cell>
              <table:table-cell office:value-type="float" office:value="69.2063">
                <text:p>69.2063</text:p>
              </table:table-cell>
              <table:table-cell office:value-type="float" office:value="183.736">
                <text:p>183.736</text:p>
              </table:table-cell>
              <table:table-cell office:value-type="float" office:value="155.504">
                <text:p>155.504</text:p>
              </table:table-cell>
              <table:table-cell office:value-type="float" office:value="26.6165">
                <text:p>26.6165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126.1382">
                <text:p>126.1382</text:p>
              </table:table-cell>
              <table:table-cell office:value-type="float" office:value="58.3564">
                <text:p>58.3564</text:p>
              </table:table-cell>
              <table:table-cell office:value-type="float" office:value="64.4819">
                <text:p>64.4819</text:p>
              </table:table-cell>
              <table:table-cell office:value-type="float" office:value="51.5143">
                <text:p>51.5143</text:p>
              </table:table-cell>
              <table:table-cell office:value-type="float" office:value="23.0071">
                <text:p>23.0071</text:p>
              </table:table-cell>
              <table:table-cell office:value-type="float" office:value="36.4256">
                <text:p>36.4256</text:p>
              </table:table-cell>
              <table:table-cell office:value-type="float" office:value="70.4852">
                <text:p>70.4852</text:p>
              </table:table-cell>
              <table:table-cell office:value-type="float" office:value="188.7712">
                <text:p>188.7712</text:p>
              </table:table-cell>
              <table:table-cell office:value-type="float" office:value="155.3742">
                <text:p>155.3742</text:p>
              </table:table-cell>
              <table:table-cell office:value-type="float" office:value="26.8378">
                <text:p>26.8378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24.4466">
                <text:p>124.4466</text:p>
              </table:table-cell>
              <table:table-cell office:value-type="float" office:value="58.9267">
                <text:p>58.9267</text:p>
              </table:table-cell>
              <table:table-cell office:value-type="float" office:value="62.2083">
                <text:p>62.2083</text:p>
              </table:table-cell>
              <table:table-cell office:value-type="float" office:value="51.9245">
                <text:p>51.9245</text:p>
              </table:table-cell>
              <table:table-cell office:value-type="float" office:value="23.0298">
                <text:p>23.0298</text:p>
              </table:table-cell>
              <table:table-cell office:value-type="float" office:value="38.731">
                <text:p>38.731</text:p>
              </table:table-cell>
              <table:table-cell office:value-type="float" office:value="71.7574">
                <text:p>71.7574</text:p>
              </table:table-cell>
              <table:table-cell office:value-type="float" office:value="193.8543">
                <text:p>193.8543</text:p>
              </table:table-cell>
              <table:table-cell office:value-type="float" office:value="155.1679">
                <text:p>155.1679</text:p>
              </table:table-cell>
              <table:table-cell office:value-type="float" office:value="27.0529">
                <text:p>27.052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8.607">
                <text:p>118.607</text:p>
              </table:table-cell>
              <table:table-cell office:value-type="float" office:value="59.4833">
                <text:p>59.4833</text:p>
              </table:table-cell>
              <table:table-cell office:value-type="float" office:value="60.0345">
                <text:p>60.0345</text:p>
              </table:table-cell>
              <table:table-cell office:value-type="float" office:value="52.324">
                <text:p>52.324</text:p>
              </table:table-cell>
              <table:table-cell office:value-type="float" office:value="23.0483">
                <text:p>23.0483</text:p>
              </table:table-cell>
              <table:table-cell office:value-type="float" office:value="41.0865">
                <text:p>41.0865</text:p>
              </table:table-cell>
              <table:table-cell office:value-type="float" office:value="73.0559">
                <text:p>73.0559</text:p>
              </table:table-cell>
              <table:table-cell office:value-type="float" office:value="198.9584">
                <text:p>198.9584</text:p>
              </table:table-cell>
              <table:table-cell office:value-type="float" office:value="154.9375">
                <text:p>154.9375</text:p>
              </table:table-cell>
              <table:table-cell office:value-type="float" office:value="27.2616">
                <text:p>27.2616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12.4582">
                <text:p>112.4582</text:p>
              </table:table-cell>
              <table:table-cell office:value-type="float" office:value="60.0272">
                <text:p>60.0272</text:p>
              </table:table-cell>
              <table:table-cell office:value-type="float" office:value="104.7568">
                <text:p>104.7568</text:p>
              </table:table-cell>
              <table:table-cell office:value-type="float" office:value="52.7692">
                <text:p>52.7692</text:p>
              </table:table-cell>
              <table:table-cell office:value-type="float" office:value="23.0627">
                <text:p>23.0627</text:p>
              </table:table-cell>
              <table:table-cell office:value-type="float" office:value="43.0389">
                <text:p>43.0389</text:p>
              </table:table-cell>
              <table:table-cell office:value-type="float" office:value="74.3848">
                <text:p>74.3848</text:p>
              </table:table-cell>
              <table:table-cell office:value-type="float" office:value="204.0601">
                <text:p>204.0601</text:p>
              </table:table-cell>
              <table:table-cell office:value-type="float" office:value="154.613">
                <text:p>154.613</text:p>
              </table:table-cell>
              <table:table-cell office:value-type="float" office:value="27.5729">
                <text:p>27.5729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85.4772">
                <text:p>85.4772</text:p>
              </table:table-cell>
              <table:table-cell office:value-type="float" office:value="60.5644">
                <text:p>60.5644</text:p>
              </table:table-cell>
              <table:table-cell office:value-type="float" office:value="117.2792">
                <text:p>117.2792</text:p>
              </table:table-cell>
              <table:table-cell office:value-type="float" office:value="53.2021">
                <text:p>53.2021</text:p>
              </table:table-cell>
              <table:table-cell office:value-type="float" office:value="23.0735">
                <text:p>23.0735</text:p>
              </table:table-cell>
              <table:table-cell office:value-type="float" office:value="44.8857">
                <text:p>44.8857</text:p>
              </table:table-cell>
              <table:table-cell office:value-type="float" office:value="75.7471">
                <text:p>75.7471</text:p>
              </table:table-cell>
              <table:table-cell office:value-type="float" office:value="206.7472">
                <text:p>206.7472</text:p>
              </table:table-cell>
              <table:table-cell office:value-type="float" office:value="154.2994">
                <text:p>154.2994</text:p>
              </table:table-cell>
              <table:table-cell office:value-type="float" office:value="27.7921">
                <text:p>27.7921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76.4280000000001">
                <text:p>76.4280000000001</text:p>
              </table:table-cell>
              <table:table-cell office:value-type="float" office:value="61.0907">
                <text:p>61.0907</text:p>
              </table:table-cell>
              <table:table-cell office:value-type="float" office:value="127.4191">
                <text:p>127.4191</text:p>
              </table:table-cell>
              <table:table-cell office:value-type="float" office:value="53.6224">
                <text:p>53.6224</text:p>
              </table:table-cell>
              <table:table-cell office:value-type="float" office:value="23.0809">
                <text:p>23.0809</text:p>
              </table:table-cell>
              <table:table-cell office:value-type="float" office:value="46.6949">
                <text:p>46.6949</text:p>
              </table:table-cell>
              <table:table-cell office:value-type="float" office:value="77.0566">
                <text:p>77.0566</text:p>
              </table:table-cell>
              <table:table-cell office:value-type="float" office:value="209.2309">
                <text:p>209.2309</text:p>
              </table:table-cell>
              <table:table-cell office:value-type="float" office:value="154.3832">
                <text:p>154.3832</text:p>
              </table:table-cell>
              <table:table-cell office:value-type="float" office:value="27.9986">
                <text:p>27.9986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67.1982">
                <text:p>67.1982</text:p>
              </table:table-cell>
              <table:table-cell office:value-type="float" office:value="61.607">
                <text:p>61.607</text:p>
              </table:table-cell>
              <table:table-cell office:value-type="float" office:value="135.9285">
                <text:p>135.9285</text:p>
              </table:table-cell>
              <table:table-cell office:value-type="float" office:value="54.0294">
                <text:p>54.0294</text:p>
              </table:table-cell>
              <table:table-cell office:value-type="float" office:value="23.085">
                <text:p>23.085</text:p>
              </table:table-cell>
              <table:table-cell office:value-type="float" office:value="48.1746">
                <text:p>48.1746</text:p>
              </table:table-cell>
              <table:table-cell office:value-type="float" office:value="78.4035">
                <text:p>78.4035</text:p>
              </table:table-cell>
              <table:table-cell office:value-type="float" office:value="211.5901">
                <text:p>211.5901</text:p>
              </table:table-cell>
              <table:table-cell office:value-type="float" office:value="154.4794">
                <text:p>154.4794</text:p>
              </table:table-cell>
              <table:table-cell office:value-type="float" office:value="28.1771">
                <text:p>28.1771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56.4716000000001">
                <text:p>56.4716000000001</text:p>
              </table:table-cell>
              <table:table-cell office:value-type="float" office:value="62.114">
                <text:p>62.114</text:p>
              </table:table-cell>
              <table:table-cell office:value-type="float" office:value="143.3089">
                <text:p>143.3089</text:p>
              </table:table-cell>
              <table:table-cell office:value-type="float" office:value="54.4226">
                <text:p>54.4226</text:p>
              </table:table-cell>
              <table:table-cell office:value-type="float" office:value="23.0861">
                <text:p>23.0861</text:p>
              </table:table-cell>
              <table:table-cell office:value-type="float" office:value="49.6087">
                <text:p>49.6087</text:p>
              </table:table-cell>
              <table:table-cell office:value-type="float" office:value="79.7828">
                <text:p>79.7828</text:p>
              </table:table-cell>
              <table:table-cell office:value-type="float" office:value="213.8495">
                <text:p>213.8495</text:p>
              </table:table-cell>
              <table:table-cell office:value-type="float" office:value="154.5862">
                <text:p>154.5862</text:p>
              </table:table-cell>
              <table:table-cell office:value-type="float" office:value="28.3465">
                <text:p>28.3465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49.8153">
                <text:p>49.8153</text:p>
              </table:table-cell>
              <table:table-cell office:value-type="float" office:value="62.6123">
                <text:p>62.6123</text:p>
              </table:table-cell>
              <table:table-cell office:value-type="float" office:value="145.3815">
                <text:p>145.3815</text:p>
              </table:table-cell>
              <table:table-cell office:value-type="float" office:value="54.0845">
                <text:p>54.0845</text:p>
              </table:table-cell>
              <table:table-cell office:value-type="float" office:value="31.7032">
                <text:p>31.7032</text:p>
              </table:table-cell>
              <table:table-cell office:value-type="float" office:value="50.9836">
                <text:p>50.9836</text:p>
              </table:table-cell>
              <table:table-cell office:value-type="float" office:value="81.1955">
                <text:p>81.1955</text:p>
              </table:table-cell>
              <table:table-cell office:value-type="float" office:value="216.0317">
                <text:p>216.0317</text:p>
              </table:table-cell>
              <table:table-cell office:value-type="float" office:value="150.1051">
                <text:p>150.1051</text:p>
              </table:table-cell>
              <table:table-cell office:value-type="float" office:value="28.574">
                <text:p>28.574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93.1593">
                <text:p>93.1593</text:p>
              </table:table-cell>
              <table:table-cell office:value-type="float" office:value="52.6394">
                <text:p>52.6394</text:p>
              </table:table-cell>
              <table:table-cell office:value-type="float" office:value="146.9751">
                <text:p>146.9751</text:p>
              </table:table-cell>
              <table:table-cell office:value-type="float" office:value="53.6247">
                <text:p>53.6247</text:p>
              </table:table-cell>
              <table:table-cell office:value-type="float" office:value="33.6301">
                <text:p>33.6301</text:p>
              </table:table-cell>
              <table:table-cell office:value-type="float" office:value="52.3024">
                <text:p>52.3024</text:p>
              </table:table-cell>
              <table:table-cell office:value-type="float" office:value="82.5309">
                <text:p>82.5309</text:p>
              </table:table-cell>
              <table:table-cell office:value-type="float" office:value="216.9146">
                <text:p>216.9146</text:p>
              </table:table-cell>
              <table:table-cell office:value-type="float" office:value="149.1579">
                <text:p>149.1579</text:p>
              </table:table-cell>
              <table:table-cell office:value-type="float" office:value="28.8094">
                <text:p>28.8094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92.9422">
                <text:p>92.9422</text:p>
              </table:table-cell>
              <table:table-cell office:value-type="float" office:value="50.9567">
                <text:p>50.9567</text:p>
              </table:table-cell>
              <table:table-cell office:value-type="float" office:value="148.146">
                <text:p>148.146</text:p>
              </table:table-cell>
              <table:table-cell office:value-type="float" office:value="53.0481">
                <text:p>53.0481</text:p>
              </table:table-cell>
              <table:table-cell office:value-type="float" office:value="35.3567">
                <text:p>35.3567</text:p>
              </table:table-cell>
              <table:table-cell office:value-type="float" office:value="54.0675">
                <text:p>54.0675</text:p>
              </table:table-cell>
              <table:table-cell office:value-type="float" office:value="83.099">
                <text:p>83.099</text:p>
              </table:table-cell>
              <table:table-cell office:value-type="float" office:value="217.7548">
                <text:p>217.7548</text:p>
              </table:table-cell>
              <table:table-cell office:value-type="float" office:value="148.569">
                <text:p>148.569</text:p>
              </table:table-cell>
              <table:table-cell office:value-type="float" office:value="29.0516">
                <text:p>29.0516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116.9714">
                <text:p>116.9714</text:p>
              </table:table-cell>
              <table:table-cell office:value-type="float" office:value="49.3562">
                <text:p>49.3562</text:p>
              </table:table-cell>
              <table:table-cell office:value-type="float" office:value="148.9917">
                <text:p>148.9917</text:p>
              </table:table-cell>
              <table:table-cell office:value-type="float" office:value="52.359">
                <text:p>52.359</text:p>
              </table:table-cell>
              <table:table-cell office:value-type="float" office:value="35.792">
                <text:p>35.792</text:p>
              </table:table-cell>
              <table:table-cell office:value-type="float" office:value="55.8185">
                <text:p>55.8185</text:p>
              </table:table-cell>
              <table:table-cell office:value-type="float" office:value="83.6993">
                <text:p>83.6993</text:p>
              </table:table-cell>
              <table:table-cell office:value-type="float" office:value="219.5039">
                <text:p>219.5039</text:p>
              </table:table-cell>
              <table:table-cell office:value-type="float" office:value="148.2114">
                <text:p>148.2114</text:p>
              </table:table-cell>
              <table:table-cell office:value-type="float" office:value="29.2959">
                <text:p>29.295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91.6778">
                <text:p>191.6778</text:p>
              </table:table-cell>
              <table:table-cell office:value-type="float" office:value="47.8221">
                <text:p>47.8221</text:p>
              </table:table-cell>
              <table:table-cell office:value-type="float" office:value="150.0502">
                <text:p>150.0502</text:p>
              </table:table-cell>
              <table:table-cell office:value-type="float" office:value="51.5618">
                <text:p>51.5618</text:p>
              </table:table-cell>
              <table:table-cell office:value-type="float" office:value="36.1232">
                <text:p>36.1232</text:p>
              </table:table-cell>
              <table:table-cell office:value-type="float" office:value="57.3835">
                <text:p>57.3835</text:p>
              </table:table-cell>
              <table:table-cell office:value-type="float" office:value="84.3022">
                <text:p>84.3022</text:p>
              </table:table-cell>
              <table:table-cell office:value-type="float" office:value="221.6063">
                <text:p>221.6063</text:p>
              </table:table-cell>
              <table:table-cell office:value-type="float" office:value="148.0027">
                <text:p>148.0027</text:p>
              </table:table-cell>
              <table:table-cell office:value-type="float" office:value="29.5418">
                <text:p>29.5418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87.6267">
                <text:p>187.6267</text:p>
              </table:table-cell>
              <table:table-cell office:value-type="float" office:value="46.3422">
                <text:p>46.3422</text:p>
              </table:table-cell>
              <table:table-cell office:value-type="float" office:value="161.8485">
                <text:p>161.8485</text:p>
              </table:table-cell>
              <table:table-cell office:value-type="float" office:value="50.6588">
                <text:p>50.6588</text:p>
              </table:table-cell>
              <table:table-cell office:value-type="float" office:value="36.7444">
                <text:p>36.7444</text:p>
              </table:table-cell>
              <table:table-cell office:value-type="float" office:value="59.1174">
                <text:p>59.1174</text:p>
              </table:table-cell>
              <table:table-cell office:value-type="float" office:value="84.9077">
                <text:p>84.9077</text:p>
              </table:table-cell>
              <table:table-cell office:value-type="float" office:value="223.6667">
                <text:p>223.6667</text:p>
              </table:table-cell>
              <table:table-cell office:value-type="float" office:value="147.9707">
                <text:p>147.9707</text:p>
              </table:table-cell>
              <table:table-cell office:value-type="float" office:value="29.7887">
                <text:p>29.7887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84.9591">
                <text:p>84.9591</text:p>
              </table:table-cell>
              <table:table-cell office:value-type="float" office:value="44.9068">
                <text:p>44.9068</text:p>
              </table:table-cell>
              <table:table-cell office:value-type="float" office:value="165.0499">
                <text:p>165.0499</text:p>
              </table:table-cell>
              <table:table-cell office:value-type="float" office:value="49.6554">
                <text:p>49.6554</text:p>
              </table:table-cell>
              <table:table-cell office:value-type="float" office:value="37.3055">
                <text:p>37.3055</text:p>
              </table:table-cell>
              <table:table-cell office:value-type="float" office:value="60.7769">
                <text:p>60.7769</text:p>
              </table:table-cell>
              <table:table-cell office:value-type="float" office:value="85.5199">
                <text:p>85.5199</text:p>
              </table:table-cell>
              <table:table-cell office:value-type="float" office:value="224.5684">
                <text:p>224.5684</text:p>
              </table:table-cell>
              <table:table-cell office:value-type="float" office:value="147.9992">
                <text:p>147.9992</text:p>
              </table:table-cell>
              <table:table-cell office:value-type="float" office:value="30.0363">
                <text:p>30.0363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77.4386">
                <text:p>77.4386</text:p>
              </table:table-cell>
              <table:table-cell office:value-type="float" office:value="43.5084">
                <text:p>43.5084</text:p>
              </table:table-cell>
              <table:table-cell office:value-type="float" office:value="167.5446">
                <text:p>167.5446</text:p>
              </table:table-cell>
              <table:table-cell office:value-type="float" office:value="48.5551">
                <text:p>48.5551</text:p>
              </table:table-cell>
              <table:table-cell office:value-type="float" office:value="37.8209">
                <text:p>37.8209</text:p>
              </table:table-cell>
              <table:table-cell office:value-type="float" office:value="62.7908">
                <text:p>62.7908</text:p>
              </table:table-cell>
              <table:table-cell office:value-type="float" office:value="86.1474">
                <text:p>86.1474</text:p>
              </table:table-cell>
              <table:table-cell office:value-type="float" office:value="225.4108">
                <text:p>225.4108</text:p>
              </table:table-cell>
              <table:table-cell office:value-type="float" office:value="148.0654">
                <text:p>148.0654</text:p>
              </table:table-cell>
              <table:table-cell office:value-type="float" office:value="30.2841">
                <text:p>30.2841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70.1734000000001">
                <text:p>70.1734000000001</text:p>
              </table:table-cell>
              <table:table-cell office:value-type="float" office:value="42.1409">
                <text:p>42.1409</text:p>
              </table:table-cell>
              <table:table-cell office:value-type="float" office:value="169.5075">
                <text:p>169.5075</text:p>
              </table:table-cell>
              <table:table-cell office:value-type="float" office:value="47.3612">
                <text:p>47.3612</text:p>
              </table:table-cell>
              <table:table-cell office:value-type="float" office:value="38.3008">
                <text:p>38.3008</text:p>
              </table:table-cell>
              <table:table-cell office:value-type="float" office:value="64.6566">
                <text:p>64.6566</text:p>
              </table:table-cell>
              <table:table-cell office:value-type="float" office:value="84.5532">
                <text:p>84.5532</text:p>
              </table:table-cell>
              <table:table-cell office:value-type="float" office:value="219.9642">
                <text:p>219.9642</text:p>
              </table:table-cell>
              <table:table-cell office:value-type="float" office:value="148.1542">
                <text:p>148.1542</text:p>
              </table:table-cell>
              <table:table-cell office:value-type="float" office:value="30.532">
                <text:p>30.532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7.8054">
                <text:p>67.8054</text:p>
              </table:table-cell>
              <table:table-cell office:value-type="float" office:value="40.7992">
                <text:p>40.7992</text:p>
              </table:table-cell>
              <table:table-cell office:value-type="float" office:value="171.0651">
                <text:p>171.0651</text:p>
              </table:table-cell>
              <table:table-cell office:value-type="float" office:value="46.0769">
                <text:p>46.0769</text:p>
              </table:table-cell>
              <table:table-cell office:value-type="float" office:value="38.7529">
                <text:p>38.7529</text:p>
              </table:table-cell>
              <table:table-cell office:value-type="float" office:value="67.5293">
                <text:p>67.5293</text:p>
              </table:table-cell>
              <table:table-cell office:value-type="float" office:value="82.8035">
                <text:p>82.8035</text:p>
              </table:table-cell>
              <table:table-cell office:value-type="float" office:value="219.8235">
                <text:p>219.8235</text:p>
              </table:table-cell>
              <table:table-cell office:value-type="float" office:value="148.2555">
                <text:p>148.2555</text:p>
              </table:table-cell>
              <table:table-cell office:value-type="float" office:value="30.7795">
                <text:p>30.779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59.3827">
                <text:p>59.3827</text:p>
              </table:table-cell>
              <table:table-cell office:value-type="float" office:value="39.4793">
                <text:p>39.4793</text:p>
              </table:table-cell>
              <table:table-cell office:value-type="float" office:value="172.778">
                <text:p>172.778</text:p>
              </table:table-cell>
              <table:table-cell office:value-type="float" office:value="44.7582">
                <text:p>44.7582</text:p>
              </table:table-cell>
              <table:table-cell office:value-type="float" office:value="39.1801">
                <text:p>39.1801</text:p>
              </table:table-cell>
              <table:table-cell office:value-type="float" office:value="69.2123">
                <text:p>69.2123</text:p>
              </table:table-cell>
              <table:table-cell office:value-type="float" office:value="80.8993">
                <text:p>80.8993</text:p>
              </table:table-cell>
              <table:table-cell office:value-type="float" office:value="219.7536">
                <text:p>219.7536</text:p>
              </table:table-cell>
              <table:table-cell office:value-type="float" office:value="165.4944">
                <text:p>165.4944</text:p>
              </table:table-cell>
              <table:table-cell office:value-type="float" office:value="31.0238">
                <text:p>31.0238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32.8331">
                <text:p>32.8331</text:p>
              </table:table-cell>
              <table:table-cell office:value-type="float" office:value="38.178">
                <text:p>38.178</text:p>
              </table:table-cell>
              <table:table-cell office:value-type="float" office:value="174.6317">
                <text:p>174.6317</text:p>
              </table:table-cell>
              <table:table-cell office:value-type="float" office:value="43.4031">
                <text:p>43.4031</text:p>
              </table:table-cell>
              <table:table-cell office:value-type="float" office:value="39.5866">
                <text:p>39.5866</text:p>
              </table:table-cell>
              <table:table-cell office:value-type="float" office:value="71.1387">
                <text:p>71.1387</text:p>
              </table:table-cell>
              <table:table-cell office:value-type="float" office:value="78.842">
                <text:p>78.842</text:p>
              </table:table-cell>
              <table:table-cell office:value-type="float" office:value="219.7429">
                <text:p>219.7429</text:p>
              </table:table-cell>
              <table:table-cell office:value-type="float" office:value="169.7137">
                <text:p>169.7137</text:p>
              </table:table-cell>
              <table:table-cell office:value-type="float" office:value="31.2645">
                <text:p>31.2645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33.3753">
                <text:p>33.3753</text:p>
              </table:table-cell>
              <table:table-cell office:value-type="float" office:value="36.8924">
                <text:p>36.8924</text:p>
              </table:table-cell>
              <table:table-cell office:value-type="float" office:value="176.2967">
                <text:p>176.2967</text:p>
              </table:table-cell>
              <table:table-cell office:value-type="float" office:value="42.0143">
                <text:p>42.0143</text:p>
              </table:table-cell>
              <table:table-cell office:value-type="float" office:value="39.9756">
                <text:p>39.9756</text:p>
              </table:table-cell>
              <table:table-cell office:value-type="float" office:value="73.0465">
                <text:p>73.0465</text:p>
              </table:table-cell>
              <table:table-cell office:value-type="float" office:value="76.6881">
                <text:p>76.6881</text:p>
              </table:table-cell>
              <table:table-cell office:value-type="float" office:value="219.7764">
                <text:p>219.7764</text:p>
              </table:table-cell>
              <table:table-cell office:value-type="float" office:value="172.8427">
                <text:p>172.8427</text:p>
              </table:table-cell>
              <table:table-cell office:value-type="float" office:value="31.5016">
                <text:p>31.5016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29.503">
                <text:p>29.503</text:p>
              </table:table-cell>
              <table:table-cell office:value-type="float" office:value="35.6201">
                <text:p>35.6201</text:p>
              </table:table-cell>
              <table:table-cell office:value-type="float" office:value="177.811">
                <text:p>177.811</text:p>
              </table:table-cell>
              <table:table-cell office:value-type="float" office:value="40.5942">
                <text:p>40.5942</text:p>
              </table:table-cell>
              <table:table-cell office:value-type="float" office:value="40.3493">
                <text:p>40.3493</text:p>
              </table:table-cell>
              <table:table-cell office:value-type="float" office:value="75.3304">
                <text:p>75.3304</text:p>
              </table:table-cell>
              <table:table-cell office:value-type="float" office:value="74.5129">
                <text:p>74.5129</text:p>
              </table:table-cell>
              <table:table-cell office:value-type="float" office:value="219.7679">
                <text:p>219.7679</text:p>
              </table:table-cell>
              <table:table-cell office:value-type="float" office:value="175.2349">
                <text:p>175.2349</text:p>
              </table:table-cell>
              <table:table-cell office:value-type="float" office:value="31.7348">
                <text:p>31.734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6.488">
                <text:p>16.488</text:p>
              </table:table-cell>
              <table:table-cell office:value-type="float" office:value="34.3592">
                <text:p>34.3592</text:p>
              </table:table-cell>
              <table:table-cell office:value-type="float" office:value="179.2032">
                <text:p>179.2032</text:p>
              </table:table-cell>
              <table:table-cell office:value-type="float" office:value="39.1451">
                <text:p>39.1451</text:p>
              </table:table-cell>
              <table:table-cell office:value-type="float" office:value="40.7098">
                <text:p>40.7098</text:p>
              </table:table-cell>
              <table:table-cell office:value-type="float" office:value="77.5506">
                <text:p>77.5506</text:p>
              </table:table-cell>
              <table:table-cell office:value-type="float" office:value="71.1462">
                <text:p>71.1462</text:p>
              </table:table-cell>
              <table:table-cell office:value-type="float" office:value="219.7826">
                <text:p>219.7826</text:p>
              </table:table-cell>
              <table:table-cell office:value-type="float" office:value="177.1276">
                <text:p>177.1276</text:p>
              </table:table-cell>
              <table:table-cell office:value-type="float" office:value="31.9639">
                <text:p>31.9639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14.9802">
                <text:p>14.9802</text:p>
              </table:table-cell>
              <table:table-cell office:value-type="float" office:value="33.108">
                <text:p>33.108</text:p>
              </table:table-cell>
              <table:table-cell office:value-type="float" office:value="177.8057">
                <text:p>177.8057</text:p>
              </table:table-cell>
              <table:table-cell office:value-type="float" office:value="37.6905">
                <text:p>37.6905</text:p>
              </table:table-cell>
              <table:table-cell office:value-type="float" office:value="41.0343">
                <text:p>41.0343</text:p>
              </table:table-cell>
              <table:table-cell office:value-type="float" office:value="79.5326">
                <text:p>79.5326</text:p>
              </table:table-cell>
              <table:table-cell office:value-type="float" office:value="54.4211">
                <text:p>54.4211</text:p>
              </table:table-cell>
              <table:table-cell office:value-type="float" office:value="219.8139">
                <text:p>219.8139</text:p>
              </table:table-cell>
              <table:table-cell office:value-type="float" office:value="179.6268">
                <text:p>179.6268</text:p>
              </table:table-cell>
              <table:table-cell office:value-type="float" office:value="32.1887">
                <text:p>32.1887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7.5594">
                <text:p>27.5594</text:p>
              </table:table-cell>
              <table:table-cell office:value-type="float" office:value="33.0949">
                <text:p>33.0949</text:p>
              </table:table-cell>
              <table:table-cell office:value-type="float" office:value="177.2661">
                <text:p>177.2661</text:p>
              </table:table-cell>
              <table:table-cell office:value-type="float" office:value="36.2326">
                <text:p>36.2326</text:p>
              </table:table-cell>
              <table:table-cell office:value-type="float" office:value="41.3486">
                <text:p>41.3486</text:p>
              </table:table-cell>
              <table:table-cell office:value-type="float" office:value="81.747">
                <text:p>81.747</text:p>
              </table:table-cell>
              <table:table-cell office:value-type="float" office:value="47.5128">
                <text:p>47.5128</text:p>
              </table:table-cell>
              <table:table-cell office:value-type="float" office:value="231.9072">
                <text:p>231.9072</text:p>
              </table:table-cell>
              <table:table-cell office:value-type="float" office:value="182.1978">
                <text:p>182.1978</text:p>
              </table:table-cell>
              <table:table-cell office:value-type="float" office:value="32.4092">
                <text:p>32.409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3.2181">
                <text:p>13.2181</text:p>
              </table:table-cell>
              <table:table-cell office:value-type="float" office:value="33.0887">
                <text:p>33.0887</text:p>
              </table:table-cell>
              <table:table-cell office:value-type="float" office:value="176.8667">
                <text:p>176.8667</text:p>
              </table:table-cell>
              <table:table-cell office:value-type="float" office:value="34.7731">
                <text:p>34.7731</text:p>
              </table:table-cell>
              <table:table-cell office:value-type="float" office:value="41.6535">
                <text:p>41.6535</text:p>
              </table:table-cell>
              <table:table-cell office:value-type="float" office:value="84.0349">
                <text:p>84.0349</text:p>
              </table:table-cell>
              <table:table-cell office:value-type="float" office:value="40.8358">
                <text:p>40.8358</text:p>
              </table:table-cell>
              <table:table-cell office:value-type="float" office:value="244.604">
                <text:p>244.604</text:p>
              </table:table-cell>
              <table:table-cell office:value-type="float" office:value="184.7197">
                <text:p>184.7197</text:p>
              </table:table-cell>
              <table:table-cell office:value-type="float" office:value="32.625">
                <text:p>32.625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.97959999999998">
                <text:p>8.97959999999998</text:p>
              </table:table-cell>
              <table:table-cell office:value-type="float" office:value="33.0881">
                <text:p>33.0881</text:p>
              </table:table-cell>
              <table:table-cell office:value-type="float" office:value="176.6292">
                <text:p>176.6292</text:p>
              </table:table-cell>
              <table:table-cell office:value-type="float" office:value="33.314">
                <text:p>33.314</text:p>
              </table:table-cell>
              <table:table-cell office:value-type="float" office:value="41.8935">
                <text:p>41.8935</text:p>
              </table:table-cell>
              <table:table-cell office:value-type="float" office:value="86.348">
                <text:p>86.348</text:p>
              </table:table-cell>
              <table:table-cell office:value-type="float" office:value="34.3535">
                <text:p>34.3535</text:p>
              </table:table-cell>
              <table:table-cell office:value-type="float" office:value="257.7192">
                <text:p>257.7192</text:p>
              </table:table-cell>
              <table:table-cell office:value-type="float" office:value="187.1801">
                <text:p>187.1801</text:p>
              </table:table-cell>
              <table:table-cell office:value-type="float" office:value="32.8362">
                <text:p>32.836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0.129400000000043">
                <text:p>0.129400000000043</text:p>
              </table:table-cell>
              <table:table-cell office:value-type="float" office:value="33.0921">
                <text:p>33.0921</text:p>
              </table:table-cell>
              <table:table-cell office:value-type="float" office:value="176.39">
                <text:p>176.39</text:p>
              </table:table-cell>
              <table:table-cell office:value-type="float" office:value="31.8572">
                <text:p>31.8572</text:p>
              </table:table-cell>
              <table:table-cell office:value-type="float" office:value="42.1256">
                <text:p>42.1256</text:p>
              </table:table-cell>
              <table:table-cell office:value-type="float" office:value="88.6447">
                <text:p>88.6447</text:p>
              </table:table-cell>
              <table:table-cell office:value-type="float" office:value="28.0367">
                <text:p>28.0367</text:p>
              </table:table-cell>
              <table:table-cell office:value-type="float" office:value="271.1625">
                <text:p>271.1625</text:p>
              </table:table-cell>
              <table:table-cell office:value-type="float" office:value="189.5739">
                <text:p>189.5739</text:p>
              </table:table-cell>
              <table:table-cell office:value-type="float" office:value="33.0425">
                <text:p>33.0425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-4.84790000000006">
                <text:p>-4.84790000000006</text:p>
              </table:table-cell>
              <table:table-cell office:value-type="float" office:value="33.0998">
                <text:p>33.0998</text:p>
              </table:table-cell>
              <table:table-cell office:value-type="float" office:value="179.4022">
                <text:p>179.4022</text:p>
              </table:table-cell>
              <table:table-cell office:value-type="float" office:value="30.4041">
                <text:p>30.4041</text:p>
              </table:table-cell>
              <table:table-cell office:value-type="float" office:value="42.3455">
                <text:p>42.3455</text:p>
              </table:table-cell>
              <table:table-cell office:value-type="float" office:value="91.2046">
                <text:p>91.2046</text:p>
              </table:table-cell>
              <table:table-cell office:value-type="float" office:value="24.0287">
                <text:p>24.0287</text:p>
              </table:table-cell>
              <table:table-cell office:value-type="float" office:value="284.8639">
                <text:p>284.8639</text:p>
              </table:table-cell>
              <table:table-cell office:value-type="float" office:value="263.1423">
                <text:p>263.1423</text:p>
              </table:table-cell>
              <table:table-cell office:value-type="float" office:value="33.2438">
                <text:p>33.2438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5.92979999999997">
                <text:p>5.92979999999997</text:p>
              </table:table-cell>
              <table:table-cell office:value-type="float" office:value="32.9119">
                <text:p>32.9119</text:p>
              </table:table-cell>
              <table:table-cell office:value-type="float" office:value="182.4977">
                <text:p>182.4977</text:p>
              </table:table-cell>
              <table:table-cell office:value-type="float" office:value="28.9564">
                <text:p>28.9564</text:p>
              </table:table-cell>
              <table:table-cell office:value-type="float" office:value="42.5586">
                <text:p>42.5586</text:p>
              </table:table-cell>
              <table:table-cell office:value-type="float" office:value="93.5386">
                <text:p>93.5386</text:p>
              </table:table-cell>
              <table:table-cell office:value-type="float" office:value="20.4267">
                <text:p>20.4267</text:p>
              </table:table-cell>
              <table:table-cell office:value-type="float" office:value="286.9466">
                <text:p>286.9466</text:p>
              </table:table-cell>
              <table:table-cell office:value-type="float" office:value="281.6554">
                <text:p>281.6554</text:p>
              </table:table-cell>
              <table:table-cell office:value-type="float" office:value="33.4401">
                <text:p>33.4401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-5.20679999999998">
                <text:p>-5.20679999999998</text:p>
              </table:table-cell>
              <table:table-cell office:value-type="float" office:value="32.7261">
                <text:p>32.7261</text:p>
              </table:table-cell>
              <table:table-cell office:value-type="float" office:value="185.7892">
                <text:p>185.7892</text:p>
              </table:table-cell>
              <table:table-cell office:value-type="float" office:value="27.5156">
                <text:p>27.5156</text:p>
              </table:table-cell>
              <table:table-cell office:value-type="float" office:value="42.7655">
                <text:p>42.7655</text:p>
              </table:table-cell>
              <table:table-cell office:value-type="float" office:value="97.3423">
                <text:p>97.3423</text:p>
              </table:table-cell>
              <table:table-cell office:value-type="float" office:value="17.1788">
                <text:p>17.1788</text:p>
              </table:table-cell>
              <table:table-cell office:value-type="float" office:value="288.6894">
                <text:p>288.6894</text:p>
              </table:table-cell>
              <table:table-cell office:value-type="float" office:value="295.3988">
                <text:p>295.3988</text:p>
              </table:table-cell>
              <table:table-cell office:value-type="float" office:value="33.6311">
                <text:p>33.631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-10.5706">
                <text:p>-10.5706</text:p>
              </table:table-cell>
              <table:table-cell office:value-type="float" office:value="32.5417">
                <text:p>32.5417</text:p>
              </table:table-cell>
              <table:table-cell office:value-type="float" office:value="189.2369">
                <text:p>189.2369</text:p>
              </table:table-cell>
              <table:table-cell office:value-type="float" office:value="26.083">
                <text:p>26.083</text:p>
              </table:table-cell>
              <table:table-cell office:value-type="float" office:value="42.9664">
                <text:p>42.9664</text:p>
              </table:table-cell>
              <table:table-cell office:value-type="float" office:value="101.1581">
                <text:p>101.1581</text:p>
              </table:table-cell>
              <table:table-cell office:value-type="float" office:value="14.3053">
                <text:p>14.3053</text:p>
              </table:table-cell>
              <table:table-cell office:value-type="float" office:value="290.244">
                <text:p>290.244</text:p>
              </table:table-cell>
              <table:table-cell office:value-type="float" office:value="305.118">
                <text:p>305.118</text:p>
              </table:table-cell>
              <table:table-cell office:value-type="float" office:value="33.8168">
                <text:p>33.816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-11.381">
                <text:p>-11.381</text:p>
              </table:table-cell>
              <table:table-cell office:value-type="float" office:value="32.3582">
                <text:p>32.3582</text:p>
              </table:table-cell>
              <table:table-cell office:value-type="float" office:value="192.7775">
                <text:p>192.7775</text:p>
              </table:table-cell>
              <table:table-cell office:value-type="float" office:value="24.6601">
                <text:p>24.6601</text:p>
              </table:table-cell>
              <table:table-cell office:value-type="float" office:value="43.1618">
                <text:p>43.1618</text:p>
              </table:table-cell>
              <table:table-cell office:value-type="float" office:value="105.1777">
                <text:p>105.1777</text:p>
              </table:table-cell>
              <table:table-cell office:value-type="float" office:value="13.0821">
                <text:p>13.0821</text:p>
              </table:table-cell>
              <table:table-cell office:value-type="float" office:value="290.1121">
                <text:p>290.1121</text:p>
              </table:table-cell>
              <table:table-cell office:value-type="float" office:value="313.3894">
                <text:p>313.3894</text:p>
              </table:table-cell>
              <table:table-cell office:value-type="float" office:value="33.997">
                <text:p>33.997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3.23209999999995">
                <text:p>3.23209999999995</text:p>
              </table:table-cell>
              <table:table-cell office:value-type="float" office:value="32.1655">
                <text:p>32.1655</text:p>
              </table:table-cell>
              <table:table-cell office:value-type="float" office:value="251.684">
                <text:p>251.684</text:p>
              </table:table-cell>
              <table:table-cell office:value-type="float" office:value="23.5287">
                <text:p>23.5287</text:p>
              </table:table-cell>
              <table:table-cell office:value-type="float" office:value="34.397">
                <text:p>34.397</text:p>
              </table:table-cell>
              <table:table-cell office:value-type="float" office:value="109.2565">
                <text:p>109.2565</text:p>
              </table:table-cell>
              <table:table-cell office:value-type="float" office:value="126.9132">
                <text:p>126.9132</text:p>
              </table:table-cell>
              <table:table-cell office:value-type="float" office:value="289.8171">
                <text:p>289.8171</text:p>
              </table:table-cell>
              <table:table-cell office:value-type="float" office:value="319.7975">
                <text:p>319.7975</text:p>
              </table:table-cell>
              <table:table-cell office:value-type="float" office:value="67.5149">
                <text:p>67.5149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-42.0452">
                <text:p>-42.0452</text:p>
              </table:table-cell>
              <table:table-cell office:value-type="float" office:value="32.8542">
                <text:p>32.8542</text:p>
              </table:table-cell>
              <table:table-cell office:value-type="float" office:value="270.4083">
                <text:p>270.4083</text:p>
              </table:table-cell>
              <table:table-cell office:value-type="float" office:value="22.5462">
                <text:p>22.5462</text:p>
              </table:table-cell>
              <table:table-cell office:value-type="float" office:value="32.6365">
                <text:p>32.6365</text:p>
              </table:table-cell>
              <table:table-cell office:value-type="float" office:value="105.8839">
                <text:p>105.8839</text:p>
              </table:table-cell>
              <table:table-cell office:value-type="float" office:value="149.6418">
                <text:p>149.6418</text:p>
              </table:table-cell>
              <table:table-cell office:value-type="float" office:value="308.0985">
                <text:p>308.0985</text:p>
              </table:table-cell>
              <table:table-cell office:value-type="float" office:value="327.7605">
                <text:p>327.7605</text:p>
              </table:table-cell>
              <table:table-cell office:value-type="float" office:value="76.8785">
                <text:p>76.8785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-66.2967">
                <text:p>-66.2967</text:p>
              </table:table-cell>
              <table:table-cell office:value-type="float" office:value="32.6123">
                <text:p>32.6123</text:p>
              </table:table-cell>
              <table:table-cell office:value-type="float" office:value="285.7957">
                <text:p>285.7957</text:p>
              </table:table-cell>
              <table:table-cell office:value-type="float" office:value="21.707">
                <text:p>21.707</text:p>
              </table:table-cell>
              <table:table-cell office:value-type="float" office:value="30.8325">
                <text:p>30.8325</text:p>
              </table:table-cell>
              <table:table-cell office:value-type="float" office:value="108.939">
                <text:p>108.939</text:p>
              </table:table-cell>
              <table:table-cell office:value-type="float" office:value="171.4843">
                <text:p>171.4843</text:p>
              </table:table-cell>
              <table:table-cell office:value-type="float" office:value="327.0376">
                <text:p>327.0376</text:p>
              </table:table-cell>
              <table:table-cell office:value-type="float" office:value="284.302">
                <text:p>284.302</text:p>
              </table:table-cell>
              <table:table-cell office:value-type="float" office:value="84.515">
                <text:p>84.515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-64.4056">
                <text:p>-64.4056</text:p>
              </table:table-cell>
              <table:table-cell office:value-type="float" office:value="32.3676">
                <text:p>32.3676</text:p>
              </table:table-cell>
              <table:table-cell office:value-type="float" office:value="298.6844">
                <text:p>298.6844</text:p>
              </table:table-cell>
              <table:table-cell office:value-type="float" office:value="21.0057">
                <text:p>21.0057</text:p>
              </table:table-cell>
              <table:table-cell office:value-type="float" office:value="28.6106">
                <text:p>28.6106</text:p>
              </table:table-cell>
              <table:table-cell office:value-type="float" office:value="111.9529">
                <text:p>111.9529</text:p>
              </table:table-cell>
              <table:table-cell office:value-type="float" office:value="192.6664">
                <text:p>192.6664</text:p>
              </table:table-cell>
              <table:table-cell office:value-type="float" office:value="346.4916">
                <text:p>346.4916</text:p>
              </table:table-cell>
              <table:table-cell office:value-type="float" office:value="280.9997">
                <text:p>280.9997</text:p>
              </table:table-cell>
              <table:table-cell office:value-type="float" office:value="86.5883">
                <text:p>86.5883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-73.6215">
                <text:p>-73.6215</text:p>
              </table:table-cell>
              <table:table-cell office:value-type="float" office:value="32.1213">
                <text:p>32.1213</text:p>
              </table:table-cell>
              <table:table-cell office:value-type="float" office:value="309.8231">
                <text:p>309.8231</text:p>
              </table:table-cell>
              <table:table-cell office:value-type="float" office:value="20.4372">
                <text:p>20.4372</text:p>
              </table:table-cell>
              <table:table-cell office:value-type="float" office:value="26.3933">
                <text:p>26.3933</text:p>
              </table:table-cell>
              <table:table-cell office:value-type="float" office:value="115.2903">
                <text:p>115.2903</text:p>
              </table:table-cell>
              <table:table-cell office:value-type="float" office:value="213.7468">
                <text:p>213.7468</text:p>
              </table:table-cell>
              <table:table-cell office:value-type="float" office:value="366.3485">
                <text:p>366.3485</text:p>
              </table:table-cell>
              <table:table-cell office:value-type="float" office:value="281.0364">
                <text:p>281.0364</text:p>
              </table:table-cell>
              <table:table-cell office:value-type="float" office:value="87.9184">
                <text:p>87.9184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-65.492">
                <text:p>-65.492</text:p>
              </table:table-cell>
              <table:table-cell office:value-type="float" office:value="31.8727">
                <text:p>31.8727</text:p>
              </table:table-cell>
              <table:table-cell office:value-type="float" office:value="316.4737">
                <text:p>316.4737</text:p>
              </table:table-cell>
              <table:table-cell office:value-type="float" office:value="19.9971">
                <text:p>19.9971</text:p>
              </table:table-cell>
              <table:table-cell office:value-type="float" office:value="25.708">
                <text:p>25.708</text:p>
              </table:table-cell>
              <table:table-cell office:value-type="float" office:value="118.5831">
                <text:p>118.5831</text:p>
              </table:table-cell>
              <table:table-cell office:value-type="float" office:value="236.1473">
                <text:p>236.1473</text:p>
              </table:table-cell>
              <table:table-cell office:value-type="float" office:value="386.5128">
                <text:p>386.5128</text:p>
              </table:table-cell>
              <table:table-cell office:value-type="float" office:value="280.3532">
                <text:p>280.3532</text:p>
              </table:table-cell>
              <table:table-cell office:value-type="float" office:value="88.7565">
                <text:p>88.7565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-68.0023">
                <text:p>-68.0023</text:p>
              </table:table-cell>
              <table:table-cell office:value-type="float" office:value="31.6218">
                <text:p>31.6218</text:p>
              </table:table-cell>
              <table:table-cell office:value-type="float" office:value="322.0027">
                <text:p>322.0027</text:p>
              </table:table-cell>
              <table:table-cell office:value-type="float" office:value="19.6809">
                <text:p>19.6809</text:p>
              </table:table-cell>
              <table:table-cell office:value-type="float" office:value="25.0441">
                <text:p>25.0441</text:p>
              </table:table-cell>
              <table:table-cell office:value-type="float" office:value="121.9669">
                <text:p>121.9669</text:p>
              </table:table-cell>
              <table:table-cell office:value-type="float" office:value="258.2474">
                <text:p>258.2474</text:p>
              </table:table-cell>
              <table:table-cell office:value-type="float" office:value="388.5816">
                <text:p>388.5816</text:p>
              </table:table-cell>
              <table:table-cell office:value-type="float" office:value="280.6665">
                <text:p>280.6665</text:p>
              </table:table-cell>
              <table:table-cell office:value-type="float" office:value="89.258">
                <text:p>89.258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-32.9847">
                <text:p>-32.9847</text:p>
              </table:table-cell>
              <table:table-cell office:value-type="float" office:value="31.3693">
                <text:p>31.3693</text:p>
              </table:table-cell>
              <table:table-cell office:value-type="float" office:value="326.6672">
                <text:p>326.6672</text:p>
              </table:table-cell>
              <table:table-cell office:value-type="float" office:value="19.4847">
                <text:p>19.4847</text:p>
              </table:table-cell>
              <table:table-cell office:value-type="float" office:value="24.4051">
                <text:p>24.4051</text:p>
              </table:table-cell>
              <table:table-cell office:value-type="float" office:value="124.7583">
                <text:p>124.7583</text:p>
              </table:table-cell>
              <table:table-cell office:value-type="float" office:value="279.9521">
                <text:p>279.9521</text:p>
              </table:table-cell>
              <table:table-cell office:value-type="float" office:value="381.7426">
                <text:p>381.7426</text:p>
              </table:table-cell>
              <table:table-cell office:value-type="float" office:value="275.8913">
                <text:p>275.8913</text:p>
              </table:table-cell>
              <table:table-cell office:value-type="float" office:value="89.5234">
                <text:p>89.5234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-71.7656">
                <text:p>-71.7656</text:p>
              </table:table-cell>
              <table:table-cell office:value-type="float" office:value="31.1156">
                <text:p>31.1156</text:p>
              </table:table-cell>
              <table:table-cell office:value-type="float" office:value="330.7125">
                <text:p>330.7125</text:p>
              </table:table-cell>
              <table:table-cell office:value-type="float" office:value="19.4048">
                <text:p>19.4048</text:p>
              </table:table-cell>
              <table:table-cell office:value-type="float" office:value="23.7924">
                <text:p>23.7924</text:p>
              </table:table-cell>
              <table:table-cell office:value-type="float" office:value="127.643">
                <text:p>127.643</text:p>
              </table:table-cell>
              <table:table-cell office:value-type="float" office:value="208.3413">
                <text:p>208.3413</text:p>
              </table:table-cell>
              <table:table-cell office:value-type="float" office:value="362.1201">
                <text:p>362.1201</text:p>
              </table:table-cell>
              <table:table-cell office:value-type="float" office:value="276.8056">
                <text:p>276.8056</text:p>
              </table:table-cell>
              <table:table-cell office:value-type="float" office:value="89.6187">
                <text:p>89.618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-74.8924">
                <text:p>-74.8924</text:p>
              </table:table-cell>
              <table:table-cell office:value-type="float" office:value="30.8611">
                <text:p>30.8611</text:p>
              </table:table-cell>
              <table:table-cell office:value-type="float" office:value="334.2908">
                <text:p>334.2908</text:p>
              </table:table-cell>
              <table:table-cell office:value-type="float" office:value="19.4378">
                <text:p>19.4378</text:p>
              </table:table-cell>
              <table:table-cell office:value-type="float" office:value="23.2061">
                <text:p>23.2061</text:p>
              </table:table-cell>
              <table:table-cell office:value-type="float" office:value="130.4621">
                <text:p>130.4621</text:p>
              </table:table-cell>
              <table:table-cell office:value-type="float" office:value="210.886">
                <text:p>210.886</text:p>
              </table:table-cell>
              <table:table-cell office:value-type="float" office:value="343.0883">
                <text:p>343.0883</text:p>
              </table:table-cell>
              <table:table-cell office:value-type="float" office:value="278.8759">
                <text:p>278.8759</text:p>
              </table:table-cell>
              <table:table-cell office:value-type="float" office:value="89.5878">
                <text:p>89.5878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-88.5352">
                <text:p>-88.5352</text:p>
              </table:table-cell>
              <table:table-cell office:value-type="float" office:value="30.6061">
                <text:p>30.6061</text:p>
              </table:table-cell>
              <table:table-cell office:value-type="float" office:value="449.5846">
                <text:p>449.5846</text:p>
              </table:table-cell>
              <table:table-cell office:value-type="float" office:value="16.697">
                <text:p>16.697</text:p>
              </table:table-cell>
              <table:table-cell office:value-type="float" office:value="22.6358">
                <text:p>22.6358</text:p>
              </table:table-cell>
              <table:table-cell office:value-type="float" office:value="132.7179">
                <text:p>132.7179</text:p>
              </table:table-cell>
              <table:table-cell office:value-type="float" office:value="205.2209">
                <text:p>205.2209</text:p>
              </table:table-cell>
              <table:table-cell office:value-type="float" office:value="323.0807">
                <text:p>323.0807</text:p>
              </table:table-cell>
              <table:table-cell office:value-type="float" office:value="282.4036">
                <text:p>282.4036</text:p>
              </table:table-cell>
              <table:table-cell office:value-type="float" office:value="89.4762">
                <text:p>89.4762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-86.2373000000001">
                <text:p>-86.2373000000001</text:p>
              </table:table-cell>
              <table:table-cell office:value-type="float" office:value="30.7092">
                <text:p>30.7092</text:p>
              </table:table-cell>
              <table:table-cell office:value-type="float" office:value="484.3614">
                <text:p>484.3614</text:p>
              </table:table-cell>
              <table:table-cell office:value-type="float" office:value="16.3182">
                <text:p>16.3182</text:p>
              </table:table-cell>
              <table:table-cell office:value-type="float" office:value="22.0831">
                <text:p>22.0831</text:p>
              </table:table-cell>
              <table:table-cell office:value-type="float" office:value="133.626">
                <text:p>133.626</text:p>
              </table:table-cell>
              <table:table-cell office:value-type="float" office:value="201.8684">
                <text:p>201.8684</text:p>
              </table:table-cell>
              <table:table-cell office:value-type="float" office:value="296.1633">
                <text:p>296.1633</text:p>
              </table:table-cell>
              <table:table-cell office:value-type="float" office:value="271.7556">
                <text:p>271.7556</text:p>
              </table:table-cell>
              <table:table-cell office:value-type="float" office:value="89.3046">
                <text:p>89.3046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-92.2613">
                <text:p>-92.2613</text:p>
              </table:table-cell>
              <table:table-cell office:value-type="float" office:value="30.8185">
                <text:p>30.8185</text:p>
              </table:table-cell>
              <table:table-cell office:value-type="float" office:value="512.0131">
                <text:p>512.0131</text:p>
              </table:table-cell>
              <table:table-cell office:value-type="float" office:value="16.0138">
                <text:p>16.0138</text:p>
              </table:table-cell>
              <table:table-cell office:value-type="float" office:value="21.5468">
                <text:p>21.5468</text:p>
              </table:table-cell>
              <table:table-cell office:value-type="float" office:value="138.8699">
                <text:p>138.8699</text:p>
              </table:table-cell>
              <table:table-cell office:value-type="float" office:value="198.8176">
                <text:p>198.8176</text:p>
              </table:table-cell>
              <table:table-cell office:value-type="float" office:value="285.6024">
                <text:p>285.6024</text:p>
              </table:table-cell>
              <table:table-cell office:value-type="float" office:value="274.4314">
                <text:p>274.4314</text:p>
              </table:table-cell>
              <table:table-cell office:value-type="float" office:value="89.0873">
                <text:p>89.087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-95.4137">
                <text:p>-95.4137</text:p>
              </table:table-cell>
              <table:table-cell office:value-type="float" office:value="30.9329">
                <text:p>30.9329</text:p>
              </table:table-cell>
              <table:table-cell office:value-type="float" office:value="534.3961">
                <text:p>534.3961</text:p>
              </table:table-cell>
              <table:table-cell office:value-type="float" office:value="15.778">
                <text:p>15.778</text:p>
              </table:table-cell>
              <table:table-cell office:value-type="float" office:value="21.0252">
                <text:p>21.0252</text:p>
              </table:table-cell>
              <table:table-cell office:value-type="float" office:value="140.7341">
                <text:p>140.7341</text:p>
              </table:table-cell>
              <table:table-cell office:value-type="float" office:value="196.1792">
                <text:p>196.1792</text:p>
              </table:table-cell>
              <table:table-cell office:value-type="float" office:value="284.9992">
                <text:p>284.9992</text:p>
              </table:table-cell>
              <table:table-cell office:value-type="float" office:value="269.6573">
                <text:p>269.6573</text:p>
              </table:table-cell>
              <table:table-cell office:value-type="float" office:value="88.8349">
                <text:p>88.834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-99.9211000000001">
                <text:p>-99.9211000000001</text:p>
              </table:table-cell>
              <table:table-cell office:value-type="float" office:value="31.0519">
                <text:p>31.0519</text:p>
              </table:table-cell>
              <table:table-cell office:value-type="float" office:value="553.6736">
                <text:p>553.6736</text:p>
              </table:table-cell>
              <table:table-cell office:value-type="float" office:value="15.6057">
                <text:p>15.6057</text:p>
              </table:table-cell>
              <table:table-cell office:value-type="float" office:value="20.5169">
                <text:p>20.5169</text:p>
              </table:table-cell>
              <table:table-cell office:value-type="float" office:value="143.4348">
                <text:p>143.4348</text:p>
              </table:table-cell>
              <table:table-cell office:value-type="float" office:value="192.9175">
                <text:p>192.9175</text:p>
              </table:table-cell>
              <table:table-cell office:value-type="float" office:value="284.2856">
                <text:p>284.2856</text:p>
              </table:table-cell>
              <table:table-cell office:value-type="float" office:value="274.832">
                <text:p>274.832</text:p>
              </table:table-cell>
              <table:table-cell office:value-type="float" office:value="88.5552">
                <text:p>88.555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-67.8978000000001">
                <text:p>-67.8978000000001</text:p>
              </table:table-cell>
              <table:table-cell office:value-type="float" office:value="31.1747">
                <text:p>31.1747</text:p>
              </table:table-cell>
              <table:table-cell office:value-type="float" office:value="563.7305">
                <text:p>563.7305</text:p>
              </table:table-cell>
              <table:table-cell office:value-type="float" office:value="15.4787">
                <text:p>15.4787</text:p>
              </table:table-cell>
              <table:table-cell office:value-type="float" office:value="21.6252">
                <text:p>21.6252</text:p>
              </table:table-cell>
              <table:table-cell office:value-type="float" office:value="142.4889">
                <text:p>142.4889</text:p>
              </table:table-cell>
              <table:table-cell office:value-type="float" office:value="181.1651">
                <text:p>181.1651</text:p>
              </table:table-cell>
              <table:table-cell office:value-type="float" office:value="283.1213">
                <text:p>283.1213</text:p>
              </table:table-cell>
              <table:table-cell office:value-type="float" office:value="280.1304">
                <text:p>280.1304</text:p>
              </table:table-cell>
              <table:table-cell office:value-type="float" office:value="88.254">
                <text:p>88.254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-63.7806">
                <text:p>-63.7806</text:p>
              </table:table-cell>
              <table:table-cell office:value-type="float" office:value="31.1614">
                <text:p>31.1614</text:p>
              </table:table-cell>
              <table:table-cell office:value-type="float" office:value="572.3911">
                <text:p>572.3911</text:p>
              </table:table-cell>
              <table:table-cell office:value-type="float" office:value="15.393">
                <text:p>15.393</text:p>
              </table:table-cell>
              <table:table-cell office:value-type="float" office:value="21.8182">
                <text:p>21.8182</text:p>
              </table:table-cell>
              <table:table-cell office:value-type="float" office:value="143.5641">
                <text:p>143.5641</text:p>
              </table:table-cell>
              <table:table-cell office:value-type="float" office:value="169.5244">
                <text:p>169.5244</text:p>
              </table:table-cell>
              <table:table-cell office:value-type="float" office:value="282.1658">
                <text:p>282.1658</text:p>
              </table:table-cell>
              <table:table-cell office:value-type="float" office:value="285.6202">
                <text:p>285.6202</text:p>
              </table:table-cell>
              <table:table-cell office:value-type="float" office:value="87.936">
                <text:p>87.936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-62.8160000000001">
                <text:p>-62.8160000000001</text:p>
              </table:table-cell>
              <table:table-cell office:value-type="float" office:value="31.1508">
                <text:p>31.1508</text:p>
              </table:table-cell>
              <table:table-cell office:value-type="float" office:value="580.3455">
                <text:p>580.3455</text:p>
              </table:table-cell>
              <table:table-cell office:value-type="float" office:value="15.3453">
                <text:p>15.3453</text:p>
              </table:table-cell>
              <table:table-cell office:value-type="float" office:value="21.9618">
                <text:p>21.9618</text:p>
              </table:table-cell>
              <table:table-cell office:value-type="float" office:value="139.4276">
                <text:p>139.4276</text:p>
              </table:table-cell>
              <table:table-cell office:value-type="float" office:value="157.9246">
                <text:p>157.9246</text:p>
              </table:table-cell>
              <table:table-cell office:value-type="float" office:value="281.7422">
                <text:p>281.7422</text:p>
              </table:table-cell>
              <table:table-cell office:value-type="float" office:value="225.0237">
                <text:p>225.0237</text:p>
              </table:table-cell>
              <table:table-cell office:value-type="float" office:value="87.605">
                <text:p>87.605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-51.6497999999998">
                <text:p>-51.6497999999998</text:p>
              </table:table-cell>
              <table:table-cell office:value-type="float" office:value="31.1422">
                <text:p>31.1422</text:p>
              </table:table-cell>
              <table:table-cell office:value-type="float" office:value="587.0378">
                <text:p>587.0378</text:p>
              </table:table-cell>
              <table:table-cell office:value-type="float" office:value="15.3323">
                <text:p>15.3323</text:p>
              </table:table-cell>
              <table:table-cell office:value-type="float" office:value="21.7325">
                <text:p>21.7325</text:p>
              </table:table-cell>
              <table:table-cell office:value-type="float" office:value="146.5198">
                <text:p>146.5198</text:p>
              </table:table-cell>
              <table:table-cell office:value-type="float" office:value="147.835">
                <text:p>147.835</text:p>
              </table:table-cell>
              <table:table-cell office:value-type="float" office:value="281.2201">
                <text:p>281.2201</text:p>
              </table:table-cell>
              <table:table-cell office:value-type="float" office:value="216.9035">
                <text:p>216.9035</text:p>
              </table:table-cell>
              <table:table-cell office:value-type="float" office:value="87.0376">
                <text:p>87.037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-53.0083">
                <text:p>-53.0083</text:p>
              </table:table-cell>
              <table:table-cell office:value-type="float" office:value="31.1351">
                <text:p>31.1351</text:p>
              </table:table-cell>
              <table:table-cell office:value-type="float" office:value="593.0623">
                <text:p>593.0623</text:p>
              </table:table-cell>
              <table:table-cell office:value-type="float" office:value="13.5652">
                <text:p>13.5652</text:p>
              </table:table-cell>
              <table:table-cell office:value-type="float" office:value="21.4815">
                <text:p>21.4815</text:p>
              </table:table-cell>
              <table:table-cell office:value-type="float" office:value="139.7948">
                <text:p>139.7948</text:p>
              </table:table-cell>
              <table:table-cell office:value-type="float" office:value="114.463">
                <text:p>114.463</text:p>
              </table:table-cell>
              <table:table-cell office:value-type="float" office:value="280.7878">
                <text:p>280.7878</text:p>
              </table:table-cell>
              <table:table-cell office:value-type="float" office:value="211.9917">
                <text:p>211.9917</text:p>
              </table:table-cell>
              <table:table-cell office:value-type="float" office:value="86.4628">
                <text:p>86.4628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-89.3417000000001">
                <text:p>-89.3417000000001</text:p>
              </table:table-cell>
              <table:table-cell office:value-type="float" office:value="31.129">
                <text:p>31.129</text:p>
              </table:table-cell>
              <table:table-cell office:value-type="float" office:value="536.7992">
                <text:p>536.7992</text:p>
              </table:table-cell>
              <table:table-cell office:value-type="float" office:value="11.1776">
                <text:p>11.1776</text:p>
              </table:table-cell>
              <table:table-cell office:value-type="float" office:value="21.5241">
                <text:p>21.5241</text:p>
              </table:table-cell>
              <table:table-cell office:value-type="float" office:value="143.0942">
                <text:p>143.0942</text:p>
              </table:table-cell>
              <table:table-cell office:value-type="float" office:value="100.097">
                <text:p>100.097</text:p>
              </table:table-cell>
              <table:table-cell office:value-type="float" office:value="280.6546">
                <text:p>280.6546</text:p>
              </table:table-cell>
              <table:table-cell office:value-type="float" office:value="206.3663">
                <text:p>206.3663</text:p>
              </table:table-cell>
              <table:table-cell office:value-type="float" office:value="50.2289">
                <text:p>50.2289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-80.9163">
                <text:p>-80.9163</text:p>
              </table:table-cell>
              <table:table-cell office:value-type="float" office:value="30.0967">
                <text:p>30.0967</text:p>
              </table:table-cell>
              <table:table-cell office:value-type="float" office:value="524.9468">
                <text:p>524.9468</text:p>
              </table:table-cell>
              <table:table-cell office:value-type="float" office:value="8.641">
                <text:p>8.641</text:p>
              </table:table-cell>
              <table:table-cell office:value-type="float" office:value="21.5707">
                <text:p>21.5707</text:p>
              </table:table-cell>
              <table:table-cell office:value-type="float" office:value="146.8347">
                <text:p>146.8347</text:p>
              </table:table-cell>
              <table:table-cell office:value-type="float" office:value="85.3721">
                <text:p>85.3721</text:p>
              </table:table-cell>
              <table:table-cell office:value-type="float" office:value="282.8365">
                <text:p>282.8365</text:p>
              </table:table-cell>
              <table:table-cell office:value-type="float" office:value="205.6897">
                <text:p>205.6897</text:p>
              </table:table-cell>
              <table:table-cell office:value-type="float" office:value="39.1079">
                <text:p>39.1079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-92.91">
                <text:p>-92.91</text:p>
              </table:table-cell>
              <table:table-cell office:value-type="float" office:value="30.1555">
                <text:p>30.1555</text:p>
              </table:table-cell>
              <table:table-cell office:value-type="float" office:value="515.5985">
                <text:p>515.5985</text:p>
              </table:table-cell>
              <table:table-cell office:value-type="float" office:value="5.9633">
                <text:p>5.9633</text:p>
              </table:table-cell>
              <table:table-cell office:value-type="float" office:value="21.6182">
                <text:p>21.6182</text:p>
              </table:table-cell>
              <table:table-cell office:value-type="float" office:value="150.7956">
                <text:p>150.7956</text:p>
              </table:table-cell>
              <table:table-cell office:value-type="float" office:value="71.2519">
                <text:p>71.2519</text:p>
              </table:table-cell>
              <table:table-cell office:value-type="float" office:value="284.6924">
                <text:p>284.6924</text:p>
              </table:table-cell>
              <table:table-cell office:value-type="float" office:value="231.7871">
                <text:p>231.7871</text:p>
              </table:table-cell>
              <table:table-cell office:value-type="float" office:value="29.7374">
                <text:p>29.7374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-92.0859">
                <text:p>-92.0859</text:p>
              </table:table-cell>
              <table:table-cell office:value-type="float" office:value="30.2295">
                <text:p>30.2295</text:p>
              </table:table-cell>
              <table:table-cell office:value-type="float" office:value="508.3358">
                <text:p>508.3358</text:p>
              </table:table-cell>
              <table:table-cell office:value-type="float" office:value="3.1514">
                <text:p>3.1514</text:p>
              </table:table-cell>
              <table:table-cell office:value-type="float" office:value="21.6649">
                <text:p>21.6649</text:p>
              </table:table-cell>
              <table:table-cell office:value-type="float" office:value="154.657">
                <text:p>154.657</text:p>
              </table:table-cell>
              <table:table-cell office:value-type="float" office:value="64.85">
                <text:p>64.85</text:p>
              </table:table-cell>
              <table:table-cell office:value-type="float" office:value="287.214">
                <text:p>287.214</text:p>
              </table:table-cell>
              <table:table-cell office:value-type="float" office:value="250.4113">
                <text:p>250.4113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-81.5069">
                <text:p>-81.5069</text:p>
              </table:table-cell>
              <table:table-cell office:value-type="float" office:value="30.3165">
                <text:p>30.3165</text:p>
              </table:table-cell>
              <table:table-cell office:value-type="float" office:value="502.6092">
                <text:p>502.6092</text:p>
              </table:table-cell>
              <table:table-cell office:value-type="float" office:value="0.212">
                <text:p>0.212</text:p>
              </table:table-cell>
              <table:table-cell office:value-type="float" office:value="21.7099">
                <text:p>21.7099</text:p>
              </table:table-cell>
              <table:table-cell office:value-type="float" office:value="144.4895">
                <text:p>144.4895</text:p>
              </table:table-cell>
              <table:table-cell office:value-type="float" office:value="58.7805">
                <text:p>58.7805</text:p>
              </table:table-cell>
              <table:table-cell office:value-type="float" office:value="291.2875">
                <text:p>291.2875</text:p>
              </table:table-cell>
              <table:table-cell office:value-type="float" office:value="253.9577">
                <text:p>253.9577</text:p>
              </table:table-cell>
              <table:table-cell office:value-type="float" office:value="23.2405">
                <text:p>23.240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-64.7989">
                <text:p>-64.7989</text:p>
              </table:table-cell>
              <table:table-cell office:value-type="float" office:value="30.4137">
                <text:p>30.4137</text:p>
              </table:table-cell>
              <table:table-cell office:value-type="float" office:value="503.0202">
                <text:p>503.0202</text:p>
              </table:table-cell>
              <table:table-cell office:value-type="float" office:value="-2.6384">
                <text:p>-2.6384</text:p>
              </table:table-cell>
              <table:table-cell office:value-type="float" office:value="21.75">
                <text:p>21.75</text:p>
              </table:table-cell>
              <table:table-cell office:value-type="float" office:value="158.9979">
                <text:p>158.9979</text:p>
              </table:table-cell>
              <table:table-cell office:value-type="float" office:value="55.9196">
                <text:p>55.9196</text:p>
              </table:table-cell>
              <table:table-cell office:value-type="float" office:value="303.4486">
                <text:p>303.4486</text:p>
              </table:table-cell>
              <table:table-cell office:value-type="float" office:value="284.9271">
                <text:p>284.9271</text:p>
              </table:table-cell>
              <table:table-cell office:value-type="float" office:value="20.8475">
                <text:p>20.8475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-60.201">
                <text:p>-60.201</text:p>
              </table:table-cell>
              <table:table-cell office:value-type="float" office:value="30.5189">
                <text:p>30.5189</text:p>
              </table:table-cell>
              <table:table-cell office:value-type="float" office:value="504.1784">
                <text:p>504.1784</text:p>
              </table:table-cell>
              <table:table-cell office:value-type="float" office:value="-5.6405">
                <text:p>-5.6405</text:p>
              </table:table-cell>
              <table:table-cell office:value-type="float" office:value="21.7849">
                <text:p>21.7849</text:p>
              </table:table-cell>
              <table:table-cell office:value-type="float" office:value="142.3633">
                <text:p>142.3633</text:p>
              </table:table-cell>
              <table:table-cell office:value-type="float" office:value="50.3584">
                <text:p>50.3584</text:p>
              </table:table-cell>
              <table:table-cell office:value-type="float" office:value="306.3707">
                <text:p>306.3707</text:p>
              </table:table-cell>
              <table:table-cell office:value-type="float" office:value="306.5672">
                <text:p>306.5672</text:p>
              </table:table-cell>
              <table:table-cell office:value-type="float" office:value="18.7813">
                <text:p>18.7813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-54.3954">
                <text:p>-54.3954</text:p>
              </table:table-cell>
              <table:table-cell office:value-type="float" office:value="30.6301">
                <text:p>30.6301</text:p>
              </table:table-cell>
              <table:table-cell office:value-type="float" office:value="505.3112">
                <text:p>505.3112</text:p>
              </table:table-cell>
              <table:table-cell office:value-type="float" office:value="-8.789">
                <text:p>-8.789</text:p>
              </table:table-cell>
              <table:table-cell office:value-type="float" office:value="21.8141">
                <text:p>21.8141</text:p>
              </table:table-cell>
              <table:table-cell office:value-type="float" office:value="149.0206">
                <text:p>149.0206</text:p>
              </table:table-cell>
              <table:table-cell office:value-type="float" office:value="44.8217">
                <text:p>44.8217</text:p>
              </table:table-cell>
              <table:table-cell office:value-type="float" office:value="285.3496">
                <text:p>285.3496</text:p>
              </table:table-cell>
              <table:table-cell office:value-type="float" office:value="321.2245">
                <text:p>321.2245</text:p>
              </table:table-cell>
              <table:table-cell office:value-type="float" office:value="16.9395">
                <text:p>16.939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-51.7024000000001">
                <text:p>-51.7024000000001</text:p>
              </table:table-cell>
              <table:table-cell office:value-type="float" office:value="30.7458">
                <text:p>30.7458</text:p>
              </table:table-cell>
              <table:table-cell office:value-type="float" office:value="506.2329">
                <text:p>506.2329</text:p>
              </table:table-cell>
              <table:table-cell office:value-type="float" office:value="-12.0787">
                <text:p>-12.0787</text:p>
              </table:table-cell>
              <table:table-cell office:value-type="float" office:value="21.8375">
                <text:p>21.8375</text:p>
              </table:table-cell>
              <table:table-cell office:value-type="float" office:value="150.3189">
                <text:p>150.3189</text:p>
              </table:table-cell>
              <table:table-cell office:value-type="float" office:value="39.4952">
                <text:p>39.4952</text:p>
              </table:table-cell>
              <table:table-cell office:value-type="float" office:value="248.0605">
                <text:p>248.0605</text:p>
              </table:table-cell>
              <table:table-cell office:value-type="float" office:value="335.6523">
                <text:p>335.6523</text:p>
              </table:table-cell>
              <table:table-cell office:value-type="float" office:value="15.2555">
                <text:p>15.255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-53.9099000000001">
                <text:p>-53.9099000000001</text:p>
              </table:table-cell>
              <table:table-cell office:value-type="float" office:value="30.8645">
                <text:p>30.8645</text:p>
              </table:table-cell>
              <table:table-cell office:value-type="float" office:value="507.8076">
                <text:p>507.8076</text:p>
              </table:table-cell>
              <table:table-cell office:value-type="float" office:value="-14.0904">
                <text:p>-14.0904</text:p>
              </table:table-cell>
              <table:table-cell office:value-type="float" office:value="21.8546">
                <text:p>21.8546</text:p>
              </table:table-cell>
              <table:table-cell office:value-type="float" office:value="144.613">
                <text:p>144.613</text:p>
              </table:table-cell>
              <table:table-cell office:value-type="float" office:value="35.4417">
                <text:p>35.4417</text:p>
              </table:table-cell>
              <table:table-cell office:value-type="float" office:value="209.5193">
                <text:p>209.5193</text:p>
              </table:table-cell>
              <table:table-cell office:value-type="float" office:value="344.1128">
                <text:p>344.1128</text:p>
              </table:table-cell>
              <table:table-cell office:value-type="float" office:value="13.6855">
                <text:p>13.6855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-50.179">
                <text:p>-50.179</text:p>
              </table:table-cell>
              <table:table-cell office:value-type="float" office:value="30.9882">
                <text:p>30.9882</text:p>
              </table:table-cell>
              <table:table-cell office:value-type="float" office:value="509.9935">
                <text:p>509.9935</text:p>
              </table:table-cell>
              <table:table-cell office:value-type="float" office:value="-15.3441">
                <text:p>-15.3441</text:p>
              </table:table-cell>
              <table:table-cell office:value-type="float" office:value="16.997">
                <text:p>16.997</text:p>
              </table:table-cell>
              <table:table-cell office:value-type="float" office:value="166.7161">
                <text:p>166.7161</text:p>
              </table:table-cell>
              <table:table-cell office:value-type="float" office:value="33.4094">
                <text:p>33.4094</text:p>
              </table:table-cell>
              <table:table-cell office:value-type="float" office:value="168.7846">
                <text:p>168.7846</text:p>
              </table:table-cell>
              <table:table-cell office:value-type="float" office:value="386.4706">
                <text:p>386.4706</text:p>
              </table:table-cell>
              <table:table-cell office:value-type="float" office:value="15.5846">
                <text:p>15.5846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-38.0416">
                <text:p>-38.0416</text:p>
              </table:table-cell>
              <table:table-cell office:value-type="float" office:value="27.775">
                <text:p>27.775</text:p>
              </table:table-cell>
              <table:table-cell office:value-type="float" office:value="729.4026">
                <text:p>729.4026</text:p>
              </table:table-cell>
              <table:table-cell office:value-type="float" office:value="-16.3867">
                <text:p>-16.3867</text:p>
              </table:table-cell>
              <table:table-cell office:value-type="float" office:value="16.5587">
                <text:p>16.5587</text:p>
              </table:table-cell>
              <table:table-cell office:value-type="float" office:value="181.8709">
                <text:p>181.8709</text:p>
              </table:table-cell>
              <table:table-cell office:value-type="float" office:value="30.7262">
                <text:p>30.7262</text:p>
              </table:table-cell>
              <table:table-cell office:value-type="float" office:value="122.8564">
                <text:p>122.8564</text:p>
              </table:table-cell>
              <table:table-cell office:value-type="float" office:value="393.2972">
                <text:p>393.2972</text:p>
              </table:table-cell>
              <table:table-cell office:value-type="float" office:value="14.9364">
                <text:p>14.936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-38.8209">
                <text:p>-38.8209</text:p>
              </table:table-cell>
              <table:table-cell office:value-type="float" office:value="26.9791">
                <text:p>26.9791</text:p>
              </table:table-cell>
              <table:table-cell office:value-type="float" office:value="787.5435">
                <text:p>787.5435</text:p>
              </table:table-cell>
              <table:table-cell office:value-type="float" office:value="-17.228">
                <text:p>-17.228</text:p>
              </table:table-cell>
              <table:table-cell office:value-type="float" office:value="16.4446">
                <text:p>16.4446</text:p>
              </table:table-cell>
              <table:table-cell office:value-type="float" office:value="195.3451">
                <text:p>195.3451</text:p>
              </table:table-cell>
              <table:table-cell office:value-type="float" office:value="28.8236">
                <text:p>28.8236</text:p>
              </table:table-cell>
              <table:table-cell office:value-type="float" office:value="101.4697">
                <text:p>101.4697</text:p>
              </table:table-cell>
              <table:table-cell office:value-type="float" office:value="398.1764">
                <text:p>398.1764</text:p>
              </table:table-cell>
              <table:table-cell office:value-type="float" office:value="14.1264">
                <text:p>14.126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-42.4746">
                <text:p>-42.4746</text:p>
              </table:table-cell>
              <table:table-cell office:value-type="float" office:value="26.2131">
                <text:p>26.2131</text:p>
              </table:table-cell>
              <table:table-cell office:value-type="float" office:value="833.6449">
                <text:p>833.6449</text:p>
              </table:table-cell>
              <table:table-cell office:value-type="float" office:value="-17.8771">
                <text:p>-17.8771</text:p>
              </table:table-cell>
              <table:table-cell office:value-type="float" office:value="18.0412">
                <text:p>18.0412</text:p>
              </table:table-cell>
              <table:table-cell office:value-type="float" office:value="205.462">
                <text:p>205.462</text:p>
              </table:table-cell>
              <table:table-cell office:value-type="float" office:value="27.161">
                <text:p>27.161</text:p>
              </table:table-cell>
              <table:table-cell office:value-type="float" office:value="93.771">
                <text:p>93.771</text:p>
              </table:table-cell>
              <table:table-cell office:value-type="float" office:value="403.4136">
                <text:p>403.4136</text:p>
              </table:table-cell>
              <table:table-cell office:value-type="float" office:value="12.7488">
                <text:p>12.7488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-39.433">
                <text:p>-39.433</text:p>
              </table:table-cell>
              <table:table-cell office:value-type="float" office:value="25.4712">
                <text:p>25.4712</text:p>
              </table:table-cell>
              <table:table-cell office:value-type="float" office:value="872.9568">
                <text:p>872.9568</text:p>
              </table:table-cell>
              <table:table-cell office:value-type="float" office:value="-18.3425">
                <text:p>-18.3425</text:p>
              </table:table-cell>
              <table:table-cell office:value-type="float" office:value="19.8024">
                <text:p>19.8024</text:p>
              </table:table-cell>
              <table:table-cell office:value-type="float" office:value="197.0632">
                <text:p>197.0632</text:p>
              </table:table-cell>
              <table:table-cell office:value-type="float" office:value="25.7685">
                <text:p>25.7685</text:p>
              </table:table-cell>
              <table:table-cell office:value-type="float" office:value="82.7284">
                <text:p>82.7284</text:p>
              </table:table-cell>
              <table:table-cell office:value-type="float" office:value="405.8961">
                <text:p>405.8961</text:p>
              </table:table-cell>
              <table:table-cell office:value-type="float" office:value="11.2882">
                <text:p>11.288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-34.2624">
                <text:p>-34.2624</text:p>
              </table:table-cell>
              <table:table-cell office:value-type="float" office:value="24.7489">
                <text:p>24.7489</text:p>
              </table:table-cell>
              <table:table-cell office:value-type="float" office:value="902.4733">
                <text:p>902.4733</text:p>
              </table:table-cell>
              <table:table-cell office:value-type="float" office:value="-18.6211">
                <text:p>-18.6211</text:p>
              </table:table-cell>
              <table:table-cell office:value-type="float" office:value="20.3708">
                <text:p>20.3708</text:p>
              </table:table-cell>
              <table:table-cell office:value-type="float" office:value="193.4076">
                <text:p>193.4076</text:p>
              </table:table-cell>
              <table:table-cell office:value-type="float" office:value="23.3571">
                <text:p>23.3571</text:p>
              </table:table-cell>
              <table:table-cell office:value-type="float" office:value="76.7877">
                <text:p>76.7877</text:p>
              </table:table-cell>
              <table:table-cell office:value-type="float" office:value="403.0736">
                <text:p>403.0736</text:p>
              </table:table-cell>
              <table:table-cell office:value-type="float" office:value="9.7724">
                <text:p>9.7724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-31.0856">
                <text:p>-31.0856</text:p>
              </table:table-cell>
              <table:table-cell office:value-type="float" office:value="24.2385">
                <text:p>24.2385</text:p>
              </table:table-cell>
              <table:table-cell office:value-type="float" office:value="917.0016">
                <text:p>917.0016</text:p>
              </table:table-cell>
              <table:table-cell office:value-type="float" office:value="-18.7217">
                <text:p>-18.7217</text:p>
              </table:table-cell>
              <table:table-cell office:value-type="float" office:value="21.0176">
                <text:p>21.0176</text:p>
              </table:table-cell>
              <table:table-cell office:value-type="float" office:value="193.3061">
                <text:p>193.3061</text:p>
              </table:table-cell>
              <table:table-cell office:value-type="float" office:value="22.5708">
                <text:p>22.5708</text:p>
              </table:table-cell>
              <table:table-cell office:value-type="float" office:value="70.9659">
                <text:p>70.9659</text:p>
              </table:table-cell>
              <table:table-cell office:value-type="float" office:value="403.5852">
                <text:p>403.5852</text:p>
              </table:table-cell>
              <table:table-cell office:value-type="float" office:value="8.2217">
                <text:p>8.221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-21.5886">
                <text:p>-21.5886</text:p>
              </table:table-cell>
              <table:table-cell office:value-type="float" office:value="23.7394">
                <text:p>23.7394</text:p>
              </table:table-cell>
              <table:table-cell office:value-type="float" office:value="926.4348">
                <text:p>926.4348</text:p>
              </table:table-cell>
              <table:table-cell office:value-type="float" office:value="-18.6509">
                <text:p>-18.6509</text:p>
              </table:table-cell>
              <table:table-cell office:value-type="float" office:value="21.7215">
                <text:p>21.7215</text:p>
              </table:table-cell>
              <table:table-cell office:value-type="float" office:value="202.7612">
                <text:p>202.7612</text:p>
              </table:table-cell>
              <table:table-cell office:value-type="float" office:value="21.849">
                <text:p>21.849</text:p>
              </table:table-cell>
              <table:table-cell office:value-type="float" office:value="64.8287">
                <text:p>64.8287</text:p>
              </table:table-cell>
              <table:table-cell office:value-type="float" office:value="410.7334">
                <text:p>410.7334</text:p>
              </table:table-cell>
              <table:table-cell office:value-type="float" office:value="6.6458">
                <text:p>6.645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-21.7745">
                <text:p>-21.7745</text:p>
              </table:table-cell>
              <table:table-cell office:value-type="float" office:value="23.2494">
                <text:p>23.2494</text:p>
              </table:table-cell>
              <table:table-cell office:value-type="float" office:value="932.6304">
                <text:p>932.6304</text:p>
              </table:table-cell>
              <table:table-cell office:value-type="float" office:value="-18.4152">
                <text:p>-18.4152</text:p>
              </table:table-cell>
              <table:table-cell office:value-type="float" office:value="22.4675">
                <text:p>22.4675</text:p>
              </table:table-cell>
              <table:table-cell office:value-type="float" office:value="197.1493">
                <text:p>197.1493</text:p>
              </table:table-cell>
              <table:table-cell office:value-type="float" office:value="21.1859">
                <text:p>21.1859</text:p>
              </table:table-cell>
              <table:table-cell office:value-type="float" office:value="66.5984">
                <text:p>66.5984</text:p>
              </table:table-cell>
              <table:table-cell office:value-type="float" office:value="418.5888">
                <text:p>418.5888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-31.9488">
                <text:p>-31.9488</text:p>
              </table:table-cell>
              <table:table-cell office:value-type="float" office:value="22.7669">
                <text:p>22.7669</text:p>
              </table:table-cell>
              <table:table-cell office:value-type="float" office:value="936.8016">
                <text:p>936.8016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01.3556">
                <text:p>201.3556</text:p>
              </table:table-cell>
              <table:table-cell office:value-type="float" office:value="20.1075">
                <text:p>20.1075</text:p>
              </table:table-cell>
              <table:table-cell office:value-type="float" office:value="61.103">
                <text:p>61.103</text:p>
              </table:table-cell>
              <table:table-cell office:value-type="float" office:value="424.4609">
                <text:p>424.4609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-31.9488">
                <text:p>-31.9488</text:p>
              </table:table-cell>
              <table:table-cell office:value-type="float" office:value="22.2902">
                <text:p>22.2902</text:p>
              </table:table-cell>
              <table:table-cell office:value-type="float" office:value="938.5569">
                <text:p>938.5569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195.5283">
                <text:p>195.5283</text:p>
              </table:table-cell>
              <table:table-cell office:value-type="float" office:value="20.1075">
                <text:p>20.1075</text:p>
              </table:table-cell>
              <table:table-cell office:value-type="float" office:value="50.8913">
                <text:p>50.8913</text:p>
              </table:table-cell>
              <table:table-cell office:value-type="float" office:value="507.9562">
                <text:p>507.9562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-31.9488">
                <text:p>-31.9488</text:p>
              </table:table-cell>
              <table:table-cell office:value-type="float" office:value="21.5765">
                <text:p>21.5765</text:p>
              </table:table-cell>
              <table:table-cell office:value-type="float" office:value="803.6967">
                <text:p>803.6967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14.2546">
                <text:p>214.2546</text:p>
              </table:table-cell>
              <table:table-cell office:value-type="float" office:value="20.1075">
                <text:p>20.1075</text:p>
              </table:table-cell>
              <table:table-cell office:value-type="float" office:value="39.8241">
                <text:p>39.8241</text:p>
              </table:table-cell>
              <table:table-cell office:value-type="float" office:value="528.4274">
                <text:p>528.4274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-31.9488">
                <text:p>-31.9488</text:p>
              </table:table-cell>
              <table:table-cell office:value-type="float" office:value="20.859">
                <text:p>20.859</text:p>
              </table:table-cell>
              <table:table-cell office:value-type="float" office:value="767.5051">
                <text:p>767.5051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24.8938">
                <text:p>224.8938</text:p>
              </table:table-cell>
              <table:table-cell office:value-type="float" office:value="20.1075">
                <text:p>20.1075</text:p>
              </table:table-cell>
              <table:table-cell office:value-type="float" office:value="39.5205">
                <text:p>39.5205</text:p>
              </table:table-cell>
              <table:table-cell office:value-type="float" office:value="543.7326">
                <text:p>543.7326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-31.9488">
                <text:p>-31.9488</text:p>
              </table:table-cell>
              <table:table-cell office:value-type="float" office:value="20.1381">
                <text:p>20.1381</text:p>
              </table:table-cell>
              <table:table-cell office:value-type="float" office:value="737.2515">
                <text:p>737.2515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43.6705">
                <text:p>243.6705</text:p>
              </table:table-cell>
              <table:table-cell office:value-type="float" office:value="20.1075">
                <text:p>20.1075</text:p>
              </table:table-cell>
              <table:table-cell office:value-type="float" office:value="43.0188">
                <text:p>43.0188</text:p>
              </table:table-cell>
              <table:table-cell office:value-type="float" office:value="539.2242">
                <text:p>539.2242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-31.9488">
                <text:p>-31.9488</text:p>
              </table:table-cell>
              <table:table-cell office:value-type="float" office:value="19.4139">
                <text:p>19.4139</text:p>
              </table:table-cell>
              <table:table-cell office:value-type="float" office:value="713.3743">
                <text:p>713.3743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2.8047">
                <text:p>262.8047</text:p>
              </table:table-cell>
              <table:table-cell office:value-type="float" office:value="20.1075">
                <text:p>20.1075</text:p>
              </table:table-cell>
              <table:table-cell office:value-type="float" office:value="31.0766">
                <text:p>31.0766</text:p>
              </table:table-cell>
              <table:table-cell office:value-type="float" office:value="537.687">
                <text:p>537.687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-31.9488">
                <text:p>-31.9488</text:p>
              </table:table-cell>
              <table:table-cell office:value-type="float" office:value="18.6869">
                <text:p>18.6869</text:p>
              </table:table-cell>
              <table:table-cell office:value-type="float" office:value="692.0782">
                <text:p>692.0782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0.9458">
                <text:p>260.9458</text:p>
              </table:table-cell>
              <table:table-cell office:value-type="float" office:value="20.1075">
                <text:p>20.1075</text:p>
              </table:table-cell>
              <table:table-cell office:value-type="float" office:value="27.3201">
                <text:p>27.3201</text:p>
              </table:table-cell>
              <table:table-cell office:value-type="float" office:value="534.9972">
                <text:p>534.9972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31.9488">
                <text:p>-31.9488</text:p>
              </table:table-cell>
              <table:table-cell office:value-type="float" office:value="18.4221">
                <text:p>18.4221</text:p>
              </table:table-cell>
              <table:table-cell office:value-type="float" office:value="678.5458">
                <text:p>678.5458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47.4983">
                <text:p>247.4983</text:p>
              </table:table-cell>
              <table:table-cell office:value-type="float" office:value="20.1075">
                <text:p>20.1075</text:p>
              </table:table-cell>
              <table:table-cell office:value-type="float" office:value="21.0883">
                <text:p>21.0883</text:p>
              </table:table-cell>
              <table:table-cell office:value-type="float" office:value="528.509">
                <text:p>528.509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31.9488">
                <text:p>-31.9488</text:p>
              </table:table-cell>
              <table:table-cell office:value-type="float" office:value="18.1548">
                <text:p>18.1548</text:p>
              </table:table-cell>
              <table:table-cell office:value-type="float" office:value="667.0977">
                <text:p>667.0977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9.3844">
                <text:p>269.3844</text:p>
              </table:table-cell>
              <table:table-cell office:value-type="float" office:value="20.1075">
                <text:p>20.1075</text:p>
              </table:table-cell>
              <table:table-cell office:value-type="float" office:value="12.0691">
                <text:p>12.0691</text:p>
              </table:table-cell>
              <table:table-cell office:value-type="float" office:value="523.2374">
                <text:p>523.2374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-31.9488">
                <text:p>-31.9488</text:p>
              </table:table-cell>
              <table:table-cell office:value-type="float" office:value="17.8853">
                <text:p>17.8853</text:p>
              </table:table-cell>
              <table:table-cell office:value-type="float" office:value="656.4411">
                <text:p>656.4411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3.9341">
                <text:p>263.9341</text:p>
              </table:table-cell>
              <table:table-cell office:value-type="float" office:value="20.1075">
                <text:p>20.1075</text:p>
              </table:table-cell>
              <table:table-cell office:value-type="float" office:value="5.0331">
                <text:p>5.0331</text:p>
              </table:table-cell>
              <table:table-cell office:value-type="float" office:value="508.6944">
                <text:p>508.6944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49.566">
                <text:p>649.566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0.8636">
                <text:p>260.8636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497.5139">
                <text:p>497.5139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43.1904">
                <text:p>643.1904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61.6969">
                <text:p>261.6969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478.5329">
                <text:p>478.5329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25.5099">
                <text:p>625.5099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58.5236">
                <text:p>258.5236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631.696">
                <text:p>631.696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16.4536">
                <text:p>616.4536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25.5212">
                <text:p>225.5212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669.2975">
                <text:p>669.2975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09.3525">
                <text:p>609.3525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25.7864">
                <text:p>225.7864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697.8432">
                <text:p>697.8432</text:p>
              </table:table-cell>
              <table:table-cell office:value-type="float" office:value="3.9161">
                <text:p>3.916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31.9488">
                <text:p>-31.9488</text:p>
              </table:table-cell>
              <table:table-cell office:value-type="float" office:value="17.6121">
                <text:p>17.6121</text:p>
              </table:table-cell>
              <table:table-cell office:value-type="float" office:value="606.4342">
                <text:p>606.4342</text:p>
              </table:table-cell>
              <table:table-cell office:value-type="float" office:value="-18.0804">
                <text:p>-18.0804</text:p>
              </table:table-cell>
              <table:table-cell office:value-type="float" office:value="23.2448">
                <text:p>23.2448</text:p>
              </table:table-cell>
              <table:table-cell office:value-type="float" office:value="239.239">
                <text:p>239.239</text:p>
              </table:table-cell>
              <table:table-cell office:value-type="float" office:value="20.1075">
                <text:p>20.1075</text:p>
              </table:table-cell>
              <table:table-cell office:value-type="float" office:value="-12.9153">
                <text:p>-12.9153</text:p>
              </table:table-cell>
              <table:table-cell office:value-type="float" office:value="619.6937">
                <text:p>619.6937</text:p>
              </table:table-cell>
              <table:table-cell office:value-type="float" office:value="3.9161">
                <text:p>3.9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